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4.40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miar_noc_sobota-52" table:style-name="ta1">
        <table:shapes>
          <draw:frame draw:z-index="0" draw:style-name="gr1" draw:text-style-name="P1" svg:width="21.521cm" svg:height="12.856cm" svg:x="2.625cm" svg:y="4.648cm">
            <draw:object draw:notify-on-update-of-ranges="'Pomiar_noc_sobota-52'.C6:'Pomiar_noc_sobota-52'.ALO6 'Pomiar_noc_sobota-52'.B2:'Pomiar_noc_sobota-52'.B2 'Pomiar_noc_sobota-52'.C2:'Pomiar_noc_sobota-52'.ALO2 'Pomiar_noc_sobota-52'.C6:'Pomiar_noc_sobota-52'.ALO6 'Pomiar_noc_sobota-52'.B3:'Pomiar_noc_sobota-52'.B3 'Pomiar_noc_sobota-52'.C3:'Pomiar_noc_sobota-52'.ALO3 'Pomiar_noc_sobota-52'.C6:'Pomiar_noc_sobota-52'.ALO6 'Pomiar_noc_sobota-52'.B4:'Pomiar_noc_sobota-52'.B4 'Pomiar_noc_sobota-52'.C4:'Pomiar_noc_sobota-52'.ALO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column table:style-name="co5" table:default-cell-style-name="Default"/>
        <table:table-column table:style-name="co3" table:number-columns-repeated="26" table:default-cell-style-name="Default"/>
        <table:table-column table:style-name="co5" table:default-cell-style-name="Default"/>
        <table:table-column table:style-name="co3" table:number-columns-repeated="43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31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38" table:default-cell-style-name="Default"/>
        <table:table-column table:style-name="co4" table:default-cell-style-name="Default"/>
        <table:table-column table:style-name="co3" table:number-columns-repeated="3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34" table:default-cell-style-name="Default"/>
        <table:table-column table:style-name="co4" table:number-columns-repeated="2" table:default-cell-style-name="Default"/>
        <table:table-column table:style-name="co3" table:number-columns-repeated="4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number-columns-repeated="3" table:default-cell-style-name="Default"/>
        <table:table-column table:style-name="co3" table:number-columns-repeated="30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1" table:default-cell-style-name="Default"/>
        <table:table-column table:style-name="co4" table:number-columns-repeated="3" table:default-cell-style-name="Default"/>
        <table:table-column table:style-name="co3" table:number-columns-repeated="21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3" table:default-cell-style-name="Default"/>
        <table:table-column table:style-name="co5" table:default-cell-style-name="Default"/>
        <table:table-column table:style-name="co3" table:number-columns-repeated="24" table:default-cell-style-name="Default"/>
        <table:table-column table:style-name="co5" table:default-cell-style-name="Default"/>
        <table:table-column table:style-name="co3" table:number-columns-repeated="7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81" table:default-cell-style-name="Default"/>
        <table:table-column table:style-name="co5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70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miar 477</text:p>
          </table:table-cell>
          <table:table-cell office:value-type="string" calcext:value-type="string">
            <text:p>Sun May 12 00:58:11 2024</text:p>
          </table:table-cell>
          <table:table-cell table:number-columns-repeated="100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zum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8541946" calcext:value-type="float">
            <text:p>-115,8541946</text:p>
          </table:table-cell>
          <table:table-cell table:number-columns-repeated="4" office:value-type="float" office:value="-115.8343887" calcext:value-type="float">
            <text:p>-115,834388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143051" calcext:value-type="float">
            <text:p>-116,0143051</text:p>
          </table:table-cell>
          <table:table-cell table:number-columns-repeated="2" office:value-type="float" office:value="-116.1158905" calcext:value-type="float">
            <text:p>-116,1158905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7978134" calcext:value-type="float">
            <text:p>-113,7978134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451141" calcext:value-type="float">
            <text:p>-113,4451141</text:p>
          </table:table-cell>
          <table:table-cell table:number-columns-repeated="3" office:value-type="float" office:value="-113.4001541" calcext:value-type="float">
            <text:p>-113,4001541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4.1654434" calcext:value-type="float">
            <text:p>-114,165443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5322647" calcext:value-type="float">
            <text:p>-114,5322647</text:p>
          </table:table-cell>
          <table:table-cell table:number-columns-repeated="3" office:value-type="float" office:value="-114.5152511" calcext:value-type="float">
            <text:p>-114,515251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1158905" calcext:value-type="float">
            <text:p>-116,1158905</text:p>
          </table:table-cell>
          <table:table-cell table:number-columns-repeated="3" office:value-type="float" office:value="-116.0751113" calcext:value-type="float">
            <text:p>-116,0751113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1158905" calcext:value-type="float">
            <text:p>-116,1158905</text:p>
          </table:table-cell>
          <table:table-cell table:number-columns-repeated="2" office:value-type="float" office:value="-116.1568603" calcext:value-type="float">
            <text:p>-116,1568603</text:p>
          </table:table-cell>
          <table:table-cell office:value-type="float" office:value="-116.1774215" calcext:value-type="float">
            <text:p>-116,1774215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2186889" calcext:value-type="float">
            <text:p>-116,2186889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3857269" calcext:value-type="float">
            <text:p>-116,3857269</text:p>
          </table:table-cell>
          <table:table-cell office:value-type="float" office:value="-116.4704666" calcext:value-type="float">
            <text:p>-116,4704666</text:p>
          </table:table-cell>
          <table:table-cell table:number-columns-repeated="2" office:value-type="float" office:value="-116.5991516" calcext:value-type="float">
            <text:p>-116,5991516</text:p>
          </table:table-cell>
          <table:table-cell office:value-type="float" office:value="-116.5560455" calcext:value-type="float">
            <text:p>-116,5560455</text:p>
          </table:table-cell>
          <table:table-cell office:value-type="float" office:value="-116.4917831" calcext:value-type="float">
            <text:p>-116,4917831</text:p>
          </table:table-cell>
          <table:table-cell office:value-type="float" office:value="-116.4704666" calcext:value-type="float">
            <text:p>-116,4704666</text:p>
          </table:table-cell>
          <table:table-cell office:value-type="float" office:value="-116.4280014" calcext:value-type="float">
            <text:p>-116,4280014</text:p>
          </table:table-cell>
          <table:table-cell table:number-columns-repeated="2" office:value-type="float" office:value="-116.4068298" calcext:value-type="float">
            <text:p>-116,4068298</text:p>
          </table:table-cell>
          <table:table-cell office:value-type="float" office:value="-116.4280014" calcext:value-type="float">
            <text:p>-116,4280014</text:p>
          </table:table-cell>
          <table:table-cell office:value-type="float" office:value="-116.4704666" calcext:value-type="float">
            <text:p>-116,4704666</text:p>
          </table:table-cell>
          <table:table-cell office:value-type="float" office:value="-116.5345764" calcext:value-type="float">
            <text:p>-116,5345764</text:p>
          </table:table-cell>
          <table:table-cell office:value-type="float" office:value="-116.4280014" calcext:value-type="float">
            <text:p>-116,4280014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133041" calcext:value-type="float">
            <text:p>-115,1133041</text:p>
          </table:table-cell>
          <table:table-cell table:number-columns-repeated="2" office:value-type="float" office:value="-115.0951156" calcext:value-type="float">
            <text:p>-115,0951156</text:p>
          </table:table-cell>
          <table:table-cell table:number-columns-repeated="2" office:value-type="float" office:value="-115.1133041" calcext:value-type="float">
            <text:p>-115,113304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986763" calcext:value-type="float">
            <text:p>-114,986763</text:p>
          </table:table-cell>
          <table:table-cell table:number-columns-repeated="2" office:value-type="float" office:value="-114.9688339" calcext:value-type="float">
            <text:p>-114,9688339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864471" calcext:value-type="float">
            <text:p>-115,1864471</text:p>
          </table:table-cell>
          <table:table-cell table:number-columns-repeated="2" office:value-type="float" office:value="-115.1680984" calcext:value-type="float">
            <text:p>-115,1680984</text:p>
          </table:table-cell>
          <table:table-cell table:number-columns-repeated="2" office:value-type="float" office:value="-115.1498031" calcext:value-type="float">
            <text:p>-115,149803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3" office:value-type="float" office:value="-115.1864471" calcext:value-type="float">
            <text:p>-115,1864471</text:p>
          </table:table-cell>
          <table:table-cell table:number-columns-repeated="2" office:value-type="float" office:value="-115.2048263" calcext:value-type="float">
            <text:p>-115,2048263</text:p>
          </table:table-cell>
          <table:table-cell table:number-columns-repeated="2"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9330902" calcext:value-type="float">
            <text:p>-114,9330902</text:p>
          </table:table-cell>
          <table:table-cell table:number-columns-repeated="3" office:value-type="float" office:value="-114.8974914" calcext:value-type="float">
            <text:p>-114,8974914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178436" calcext:value-type="float">
            <text:p>-114,6178436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4813232" calcext:value-type="float">
            <text:p>-114,4813232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302688" calcext:value-type="float">
            <text:p>-114,3302688</text:p>
          </table:table-cell>
          <table:table-cell table:number-columns-repeated="4" office:value-type="float" office:value="-114.3136367" calcext:value-type="float">
            <text:p>-114,3136367</text:p>
          </table:table-cell>
          <table:table-cell office:value-type="float" office:value="-114.3302688" calcext:value-type="float">
            <text:p>-114,3302688</text:p>
          </table:table-cell>
          <table:table-cell table:number-columns-repeated="4" office:value-type="float" office:value="-114.2970504" calcext:value-type="float">
            <text:p>-114,297050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6178436" calcext:value-type="float">
            <text:p>-114,6178436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2970504" calcext:value-type="float">
            <text:p>-114,2970504</text:p>
          </table:table-cell>
          <table:table-cell table:number-columns-repeated="2" office:value-type="float" office:value="-114.2804794" calcext:value-type="float">
            <text:p>-114,2804794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588531" calcext:value-type="float">
            <text:p>-115,0588531</text:p>
          </table:table-cell>
          <table:table-cell table:number-columns-repeated="3" office:value-type="float" office:value="-115.0407638" calcext:value-type="float">
            <text:p>-115,0407638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216644" calcext:value-type="float">
            <text:p>-114,7216644</text:p>
          </table:table-cell>
          <table:table-cell table:number-columns-repeated="2" office:value-type="float" office:value="-114.704277" calcext:value-type="float">
            <text:p>-114,704277</text:p>
          </table:table-cell>
          <table:table-cell office:value-type="float" office:value="-114.7216644" calcext:value-type="float">
            <text:p>-114,7216644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7164688" calcext:value-type="float">
            <text:p>-115,7164688</text:p>
          </table:table-cell>
          <table:table-cell table:number-columns-repeated="2" office:value-type="float" office:value="-115.6969757" calcext:value-type="float">
            <text:p>-115,6969757</text:p>
          </table:table-cell>
          <table:table-cell table:number-columns-repeated="2" office:value-type="float" office:value="-115.7164688" calcext:value-type="float">
            <text:p>-115,7164688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8541946" calcext:value-type="float">
            <text:p>-115,8541946</text:p>
          </table:table-cell>
          <table:table-cell table:number-columns-repeated="2" office:value-type="float" office:value="-115.8939437" calcext:value-type="float">
            <text:p>-115,893943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973327" calcext:value-type="float">
            <text:p>-115,2973327</text:p>
          </table:table-cell>
          <table:table-cell table:number-columns-repeated="3" office:value-type="float" office:value="-115.2787551" calcext:value-type="float">
            <text:p>-115,278755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509506" calcext:value-type="float">
            <text:p>-114,9509506</text:p>
          </table:table-cell>
          <table:table-cell table:number-columns-repeated="2" office:value-type="float" office:value="-114.9330902" calcext:value-type="float">
            <text:p>-114,9330902</text:p>
          </table:table-cell>
          <table:table-cell table:number-columns-repeated="2" office:value-type="float" office:value="-114.9509506" calcext:value-type="float">
            <text:p>-114,950950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4280014" calcext:value-type="float">
            <text:p>-116,4280014</text:p>
          </table:table-cell>
          <table:table-cell office:value-type="float" office:value="-116.513153" calcext:value-type="float">
            <text:p>-116,513153</text:p>
          </table:table-cell>
          <table:table-cell office:value-type="float" office:value="-116.5345764" calcext:value-type="float">
            <text:p>-116,5345764</text:p>
          </table:table-cell>
          <table:table-cell office:value-type="float" office:value="-116.5775756" calcext:value-type="float">
            <text:p>-116,5775756</text:p>
          </table:table-cell>
          <table:table-cell office:value-type="float" office:value="-116.6424713" calcext:value-type="float">
            <text:p>-116,6424713</text:p>
          </table:table-cell>
          <table:table-cell table:number-columns-repeated="2" office:value-type="float" office:value="-116.7297668" calcext:value-type="float">
            <text:p>-116,7297668</text:p>
          </table:table-cell>
          <table:table-cell office:value-type="float" office:value="-116.6207809" calcext:value-type="float">
            <text:p>-116,6207809</text:p>
          </table:table-cell>
          <table:table-cell office:value-type="float" office:value="-116.513153" calcext:value-type="float">
            <text:p>-116,513153</text:p>
          </table:table-cell>
          <table:table-cell office:value-type="float" office:value="-116.4068298" calcext:value-type="float">
            <text:p>-116,4068298</text:p>
          </table:table-cell>
          <table:table-cell office:value-type="float" office:value="-116.343666" calcext:value-type="float">
            <text:p>-116,343666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8091354" calcext:value-type="float">
            <text:p>-114,8091354</text:p>
          </table:table-cell>
          <table:table-cell table:number-columns-repeated="3" office:value-type="float" office:value="-114.7740402" calcext:value-type="float">
            <text:p>-114,7740402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602157" calcext:value-type="float">
            <text:p>-115,2602157</text:p>
          </table:table-cell>
          <table:table-cell table:number-columns-repeated="3" office:value-type="float" office:value="-115.2973327" calcext:value-type="float">
            <text:p>-115,2973327</text:p>
          </table:table-cell>
          <table:table-cell office:value-type="float" office:value="-115.3346176" calcext:value-type="float">
            <text:p>-115,3346176</text:p>
          </table:table-cell>
          <table:table-cell table:number-columns-repeated="2" office:value-type="float" office:value="-115.3533096" calcext:value-type="float">
            <text:p>-115,3533096</text:p>
          </table:table-cell>
          <table:table-cell table:number-columns-repeated="5" office:value-type="float" office:value="-115.3346176" calcext:value-type="float">
            <text:p>-115,3346176</text:p>
          </table:table-cell>
          <table:table-cell table:number-columns-repeated="2"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3227081" calcext:value-type="float">
            <text:p>-116,3227081</text:p>
          </table:table-cell>
          <table:table-cell office:value-type="float" office:value="-116.4704666" calcext:value-type="float">
            <text:p>-116,4704666</text:p>
          </table:table-cell>
          <table:table-cell office:value-type="float" office:value="-116.6424713" calcext:value-type="float">
            <text:p>-116,6424713</text:p>
          </table:table-cell>
          <table:table-cell office:value-type="float" office:value="-116.7958221" calcext:value-type="float">
            <text:p>-116,7958221</text:p>
          </table:table-cell>
          <table:table-cell office:value-type="float" office:value="-116.9970474" calcext:value-type="float">
            <text:p>-116,9970474</text:p>
          </table:table-cell>
          <table:table-cell office:value-type="float" office:value="-117.2494964" calcext:value-type="float">
            <text:p>-117,2494964</text:p>
          </table:table-cell>
          <table:table-cell office:value-type="float" office:value="-117.1799163" calcext:value-type="float">
            <text:p>-117,1799163</text:p>
          </table:table-cell>
          <table:table-cell office:value-type="float" office:value="-117.1338348" calcext:value-type="float">
            <text:p>-117,1338348</text:p>
          </table:table-cell>
          <table:table-cell office:value-type="float" office:value="-117.0651702" calcext:value-type="float">
            <text:p>-117,0651702</text:p>
          </table:table-cell>
          <table:table-cell office:value-type="float" office:value="-116.9970474" calcext:value-type="float">
            <text:p>-116,9970474</text:p>
          </table:table-cell>
          <table:table-cell office:value-type="float" office:value="-116.9519195" calcext:value-type="float">
            <text:p>-116,9519195</text:p>
          </table:table-cell>
          <table:table-cell office:value-type="float" office:value="-116.8401336" calcext:value-type="float">
            <text:p>-116,8401336</text:p>
          </table:table-cell>
          <table:table-cell office:value-type="float" office:value="-116.7517242" calcext:value-type="float">
            <text:p>-116,7517242</text:p>
          </table:table-cell>
          <table:table-cell office:value-type="float" office:value="-116.6424713" calcext:value-type="float">
            <text:p>-116,6424713</text:p>
          </table:table-cell>
          <table:table-cell office:value-type="float" office:value="-116.5345764" calcext:value-type="float">
            <text:p>-116,5345764</text:p>
          </table:table-cell>
          <table:table-cell office:value-type="float" office:value="-116.4492034" calcext:value-type="float">
            <text:p>-116,4492034</text:p>
          </table:table-cell>
          <table:table-cell office:value-type="float" office:value="-116.3646698" calcext:value-type="float">
            <text:p>-116,3646698</text:p>
          </table:table-cell>
          <table:table-cell office:value-type="float" office:value="-116.2809524" calcext:value-type="float">
            <text:p>-116,2809524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047226" calcext:value-type="float">
            <text:p>-115,0047226</text:p>
          </table:table-cell>
          <table:table-cell table:number-columns-repeated="2" office:value-type="float" office:value="-114.986763" calcext:value-type="float">
            <text:p>-114,986763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260147" calcext:value-type="float">
            <text:p>-116,260147</text:p>
          </table:table-cell>
          <table:table-cell office:value-type="float" office:value="-116.1774215" calcext:value-type="float">
            <text:p>-116,1774215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913887" calcext:value-type="float">
            <text:p>-115,913887</text:p>
          </table:table-cell>
          <table:table-cell table:number-columns-repeated="2" office:value-type="float" office:value="-115.8939437" calcext:value-type="float">
            <text:p>-115,893943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0841903" calcext:value-type="float">
            <text:p>-114,0841903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3.9716949" calcext:value-type="float">
            <text:p>-113,9716949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9080658" calcext:value-type="float">
            <text:p>-113,9080658</text:p>
          </table:table-cell>
          <table:table-cell table:number-columns-repeated="2" office:value-type="float" office:value="-113.8922271" calcext:value-type="float">
            <text:p>-113,8922271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9716949" calcext:value-type="float">
            <text:p>-113,9716949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1654434" calcext:value-type="float">
            <text:p>-114,1654434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493164" calcext:value-type="float">
            <text:p>-114,5493164</text:p>
          </table:table-cell>
          <table:table-cell table:number-columns-repeated="3" office:value-type="float" office:value="-114.5152511" calcext:value-type="float">
            <text:p>-114,5152511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5" office:value-type="float" office:value="-115.3346176" calcext:value-type="float">
            <text:p>-115,334617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315307" calcext:value-type="float">
            <text:p>-115,1315307</text:p>
          </table:table-cell>
          <table:table-cell table:number-columns-repeated="2" office:value-type="float" office:value="-115.0951156" calcext:value-type="float">
            <text:p>-115,0951156</text:p>
          </table:table-cell>
          <table:table-cell table:number-columns-repeated="4" office:value-type="float" office:value="-115.0769577" calcext:value-type="float">
            <text:p>-115,0769577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4096527" calcext:value-type="float">
            <text:p>-115,4096527</text:p>
          </table:table-cell>
          <table:table-cell table:number-columns-repeated="3" office:value-type="float" office:value="-115.4853515" calcext:value-type="float">
            <text:p>-115,4853515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982681" calcext:value-type="float">
            <text:p>-114,4982681</text:p>
          </table:table-cell>
          <table:table-cell table:number-columns-repeated="2" office:value-type="float" office:value="-114.4813232" calcext:value-type="float">
            <text:p>-114,4813232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2186889" calcext:value-type="float">
            <text:p>-116,2186889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3.9716949" calcext:value-type="float">
            <text:p>-113,9716949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7978134" calcext:value-type="float">
            <text:p>-113,7978134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6580886" calcext:value-type="float">
            <text:p>-113,6580886</text:p>
          </table:table-cell>
          <table:table-cell table:number-columns-repeated="3" office:value-type="float" office:value="-113.6273422" calcext:value-type="float">
            <text:p>-113,6273422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7044143" calcext:value-type="float">
            <text:p>-113,7044143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7978134" calcext:value-type="float">
            <text:p>-113,7978134</text:p>
          </table:table-cell>
          <table:table-cell office:value-type="float" office:value="-113.876419" calcext:value-type="float">
            <text:p>-113,876419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663986" calcext:value-type="float">
            <text:p>-114,5663986</text:p>
          </table:table-cell>
          <table:table-cell table:number-columns-repeated="2" office:value-type="float" office:value="-114.5493164" calcext:value-type="float">
            <text:p>-114,5493164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034523" calcext:value-type="float">
            <text:p>-116,034523</text:p>
          </table:table-cell>
          <table:table-cell table:number-columns-repeated="2" office:value-type="float" office:value="-115.9941253" calcext:value-type="float">
            <text:p>-115,994125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2809524" calcext:value-type="float">
            <text:p>-116,2809524</text:p>
          </table:table-cell>
          <table:table-cell office:value-type="float" office:value="-116.3646698" calcext:value-type="float">
            <text:p>-116,3646698</text:p>
          </table:table-cell>
          <table:table-cell office:value-type="float" office:value="-116.4704666" calcext:value-type="float">
            <text:p>-116,4704666</text:p>
          </table:table-cell>
          <table:table-cell office:value-type="float" office:value="-116.4917831" calcext:value-type="float">
            <text:p>-116,4917831</text:p>
          </table:table-cell>
          <table:table-cell office:value-type="float" office:value="-116.343666" calcext:value-type="float">
            <text:p>-116,343666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939437" calcext:value-type="float">
            <text:p>-115,8939437</text:p>
          </table:table-cell>
          <table:table-cell table:number-columns-repeated="2" office:value-type="float" office:value="-115.8740463" calcext:value-type="float">
            <text:p>-115,8740463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4068298" calcext:value-type="float">
            <text:p>-116,4068298</text:p>
          </table:table-cell>
          <table:table-cell office:value-type="float" office:value="-116.5345764" calcext:value-type="float">
            <text:p>-116,5345764</text:p>
          </table:table-cell>
          <table:table-cell office:value-type="float" office:value="-116.6642074" calcext:value-type="float">
            <text:p>-116,6642074</text:p>
          </table:table-cell>
          <table:table-cell table:number-columns-repeated="4" office:value-type="float" office:value="-116.6860122" calcext:value-type="float">
            <text:p>-116,6860122</text:p>
          </table:table-cell>
          <table:table-cell office:value-type="float" office:value="-116.7297668" calcext:value-type="float">
            <text:p>-116,7297668</text:p>
          </table:table-cell>
          <table:table-cell office:value-type="float" office:value="-116.7517242" calcext:value-type="float">
            <text:p>-116,7517242</text:p>
          </table:table-cell>
          <table:table-cell office:value-type="float" office:value="-116.7958221" calcext:value-type="float">
            <text:p>-116,7958221</text:p>
          </table:table-cell>
          <table:table-cell office:value-type="float" office:value="-116.7737426" calcext:value-type="float">
            <text:p>-116,7737426</text:p>
          </table:table-cell>
          <table:table-cell office:value-type="float" office:value="-116.7297668" calcext:value-type="float">
            <text:p>-116,7297668</text:p>
          </table:table-cell>
          <table:table-cell office:value-type="float" office:value="-116.5775756" calcext:value-type="float">
            <text:p>-116,5775756</text:p>
          </table:table-cell>
          <table:table-cell office:value-type="float" office:value="-116.4492034" calcext:value-type="float">
            <text:p>-116,4492034</text:p>
          </table:table-cell>
          <table:table-cell office:value-type="float" office:value="-116.3227081" calcext:value-type="float">
            <text:p>-116,3227081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343887" calcext:value-type="float">
            <text:p>-115,8343887</text:p>
          </table:table-cell>
          <table:table-cell table:number-columns-repeated="3" office:value-type="float" office:value="-115.8146209" calcext:value-type="float">
            <text:p>-115,8146209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47467" calcext:value-type="float">
            <text:p>-114,247467</text:p>
          </table:table-cell>
          <table:table-cell table:number-columns-repeated="4" office:value-type="float" office:value="-114.2309951" calcext:value-type="float">
            <text:p>-114,2309951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145614" calcext:value-type="float">
            <text:p>-114,2145614</text:p>
          </table:table-cell>
          <table:table-cell office:value-type="float" office:value="-114.1654434" calcext:value-type="float">
            <text:p>-114,1654434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165924" calcext:value-type="float">
            <text:p>-114,1165924</text:p>
          </table:table-cell>
          <table:table-cell table:number-columns-repeated="2" office:value-type="float" office:value="-114.1003723" calcext:value-type="float">
            <text:p>-114,1003723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5234451" calcext:value-type="float">
            <text:p>-115,5234451</text:p>
          </table:table-cell>
          <table:table-cell table:number-columns-repeated="2" office:value-type="float" office:value="-115.5043792" calcext:value-type="float">
            <text:p>-115,5043792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986763" calcext:value-type="float">
            <text:p>-114,986763</text:p>
          </table:table-cell>
          <table:table-cell table:number-columns-repeated="2" office:value-type="float" office:value="-114.9688339" calcext:value-type="float">
            <text:p>-114,9688339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7216644" calcext:value-type="float">
            <text:p>-114,7216644</text:p>
          </table:table-cell>
          <table:table-cell office:value-type="float" office:value="-114.6869201" calcext:value-type="float">
            <text:p>-114,6869201</text:p>
          </table:table-cell>
          <table:table-cell table:number-columns-repeated="3" office:value-type="float" office:value="-114.6696014" calcext:value-type="float">
            <text:p>-114,6696014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047226" calcext:value-type="float">
            <text:p>-115,0047226</text:p>
          </table:table-cell>
          <table:table-cell table:number-columns-repeated="2" office:value-type="float" office:value="-114.986763" calcext:value-type="float">
            <text:p>-114,986763</text:p>
          </table:table-cell>
          <table:table-cell table:number-columns-repeated="2" office:value-type="float" office:value="-114.9688339" calcext:value-type="float">
            <text:p>-114,9688339</text:p>
          </table:table-cell>
          <table:table-cell table:number-columns-repeated="5" office:value-type="float" office:value="-114.9509506" calcext:value-type="float">
            <text:p>-114,9509506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813232" calcext:value-type="float">
            <text:p>-114,4813232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47467" calcext:value-type="float">
            <text:p>-114,247467</text:p>
          </table:table-cell>
          <table:table-cell table:number-columns-repeated="2" office:value-type="float" office:value="-114.2309951" calcext:value-type="float">
            <text:p>-114,2309951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588531" calcext:value-type="float">
            <text:p>-115,058853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Wzór 1</text:p>
          </table:table-cell>
          <table:table-cell office:value-type="float" office:value="-114.4138641" calcext:value-type="float">
            <text:p>-114,4138641</text:p>
          </table:table-cell>
          <table:table-cell table:number-columns-repeated="4" office:value-type="float" office:value="-114.3803253" calcext:value-type="float">
            <text:p>-114,3803253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4" office:value-type="float" office:value="-115.3159561" calcext:value-type="float">
            <text:p>-115,3159561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986763" calcext:value-type="float">
            <text:p>-114,986763</text:p>
          </table:table-cell>
          <table:table-cell table:number-columns-repeated="3" office:value-type="float" office:value="-114.9688339" calcext:value-type="float">
            <text:p>-114,9688339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787551" calcext:value-type="float">
            <text:p>-115,2787551</text:p>
          </table:table-cell>
          <table:table-cell table:number-columns-repeated="2" office:value-type="float" office:value="-115.2602157" calcext:value-type="float">
            <text:p>-115,2602157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159561" calcext:value-type="float">
            <text:p>-115,3159561</text:p>
          </table:table-cell>
          <table:table-cell table:number-columns-repeated="2" office:value-type="float" office:value="-115.3720474" calcext:value-type="float">
            <text:p>-115,3720474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6" office:value-type="float" office:value="-115.3346176" calcext:value-type="float">
            <text:p>-115,334617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3136367" calcext:value-type="float">
            <text:p>-114,3136367</text:p>
          </table:table-cell>
          <table:table-cell table:number-columns-repeated="3" office:value-type="float" office:value="-114.2970504" calcext:value-type="float">
            <text:p>-114,2970504</text:p>
          </table:table-cell>
          <table:table-cell office:value-type="float" office:value="-114.3136367" calcext:value-type="float">
            <text:p>-114,3136367</text:p>
          </table:table-cell>
          <table:table-cell table:number-columns-repeated="2" office:value-type="float" office:value="-114.3302688" calcext:value-type="float">
            <text:p>-114,3302688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4813232" calcext:value-type="float">
            <text:p>-114,4813232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876419" calcext:value-type="float">
            <text:p>-113,876419</text:p>
          </table:table-cell>
          <table:table-cell table:number-columns-repeated="3" office:value-type="float" office:value="-113.8606414" calcext:value-type="float">
            <text:p>-113,8606414</text:p>
          </table:table-cell>
          <table:table-cell office:value-type="float" office:value="-113.876419" calcext:value-type="float">
            <text:p>-113,876419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9716949" calcext:value-type="float">
            <text:p>-113,9716949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7978134" calcext:value-type="float">
            <text:p>-113,7978134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814285" calcext:value-type="float">
            <text:p>-113,5814285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852081" calcext:value-type="float">
            <text:p>-113,3852081</text:p>
          </table:table-cell>
          <table:table-cell table:number-columns-repeated="3" office:value-type="float" office:value="-113.3703002" calcext:value-type="float">
            <text:p>-113,370300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6273422" calcext:value-type="float">
            <text:p>-113,6273422</text:p>
          </table:table-cell>
          <table:table-cell office:value-type="float" office:value="-113.7044143" calcext:value-type="float">
            <text:p>-113,7044143</text:p>
          </table:table-cell>
          <table:table-cell office:value-type="float" office:value="-113.7821807" calcext:value-type="float">
            <text:p>-113,7821807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1680984" calcext:value-type="float">
            <text:p>-115,1680984</text:p>
          </table:table-cell>
          <table:table-cell table:number-columns-repeated="5" office:value-type="float" office:value="-115.2048263" calcext:value-type="float">
            <text:p>-115,2048263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047226" calcext:value-type="float">
            <text:p>-115,0047226</text:p>
          </table:table-cell>
          <table:table-cell table:number-columns-repeated="4" office:value-type="float" office:value="-114.986763" calcext:value-type="float">
            <text:p>-114,986763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8620452" calcext:value-type="float">
            <text:p>-114,8620452</text:p>
          </table:table-cell>
          <table:table-cell table:number-columns-repeated="4" office:value-type="float" office:value="-114.8443756" calcext:value-type="float">
            <text:p>-114,8443756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6194229" calcext:value-type="float">
            <text:p>-115,6194229</text:p>
          </table:table-cell>
          <table:table-cell table:number-columns-repeated="3" office:value-type="float" office:value="-115.6581115" calcext:value-type="float">
            <text:p>-115,6581115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617065" calcext:value-type="float">
            <text:p>-115,5617065</text:p>
          </table:table-cell>
          <table:table-cell table:number-columns-repeated="3" office:value-type="float" office:value="-115.5425567" calcext:value-type="float">
            <text:p>-115,5425567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6581115" calcext:value-type="float">
            <text:p>-115,6581115</text:p>
          </table:table-cell>
          <table:table-cell table:number-columns-repeated="3" office:value-type="float" office:value="-115.6387481" calcext:value-type="float">
            <text:p>-115,6387481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194229" calcext:value-type="float">
            <text:p>-115,6194229</text:p>
          </table:table-cell>
          <table:table-cell table:number-columns-repeated="4" office:value-type="float" office:value="-115.6001434" calcext:value-type="float">
            <text:p>-115,6001434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5663986" calcext:value-type="float">
            <text:p>-114,5663986</text:p>
          </table:table-cell>
          <table:table-cell table:number-columns-repeated="2" office:value-type="float" office:value="-114.5493164" calcext:value-type="float">
            <text:p>-114,5493164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4138641" calcext:value-type="float">
            <text:p>-114,4138641</text:p>
          </table:table-cell>
          <table:table-cell table:number-columns-repeated="2" office:value-type="float" office:value="-114.3970794" calcext:value-type="float">
            <text:p>-114,3970794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8091354" calcext:value-type="float">
            <text:p>-114,8091354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159561" calcext:value-type="float">
            <text:p>-115,3159561</text:p>
          </table:table-cell>
          <table:table-cell table:number-columns-repeated="3" office:value-type="float" office:value="-115.2973327" calcext:value-type="float">
            <text:p>-115,2973327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315307" calcext:value-type="float">
            <text:p>-115,1315307</text:p>
          </table:table-cell>
          <table:table-cell table:number-columns-repeated="3" office:value-type="float" office:value="-115.1133041" calcext:value-type="float">
            <text:p>-115,1133041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346176" calcext:value-type="float">
            <text:p>-115,3346176</text:p>
          </table:table-cell>
          <table:table-cell table:number-columns-repeated="3" office:value-type="float" office:value="-115.3159561" calcext:value-type="float">
            <text:p>-115,3159561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602157" calcext:value-type="float">
            <text:p>-115,2602157</text:p>
          </table:table-cell>
          <table:table-cell table:number-columns-repeated="2" office:value-type="float" office:value="-115.2417144" calcext:value-type="float">
            <text:p>-115,2417144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2" office:value-type="float" office:value="-115.4096527" calcext:value-type="float">
            <text:p>-115,4096527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720474" calcext:value-type="float">
            <text:p>-115,3720474</text:p>
          </table:table-cell>
          <table:table-cell table:number-columns-repeated="5" office:value-type="float" office:value="-115.3533096" calcext:value-type="float">
            <text:p>-115,3533096</text:p>
          </table:table-cell>
          <table:table-cell table:number-columns-repeated="2"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541946" calcext:value-type="float">
            <text:p>-115,8541946</text:p>
          </table:table-cell>
          <table:table-cell table:number-columns-repeated="2" office:value-type="float" office:value="-115.9539184" calcext:value-type="float">
            <text:p>-115,9539184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table:number-columns-repeated="2"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7216644" calcext:value-type="float">
            <text:p>-114,7216644</text:p>
          </table:table-cell>
          <table:table-cell office:value-type="float" office:value="-114.6869201" calcext:value-type="float">
            <text:p>-114,6869201</text:p>
          </table:table-cell>
          <table:table-cell table:number-columns-repeated="2" office:value-type="float" office:value="-114.6696014" calcext:value-type="float">
            <text:p>-114,6696014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315307" calcext:value-type="float">
            <text:p>-115,1315307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350555" calcext:value-type="float">
            <text:p>-114,6350555</text:p>
          </table:table-cell>
          <table:table-cell office:value-type="float" office:value="-114.5835113" calcext:value-type="float">
            <text:p>-114,5835113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5322647" calcext:value-type="float">
            <text:p>-114,5322647</text:p>
          </table:table-cell>
          <table:table-cell table:number-columns-repeated="3" office:value-type="float" office:value="-114.5152511" calcext:value-type="float">
            <text:p>-114,515251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869201" calcext:value-type="float">
            <text:p>-114,6869201</text:p>
          </table:table-cell>
          <table:table-cell table:number-columns-repeated="3" office:value-type="float" office:value="-114.6696014" calcext:value-type="float">
            <text:p>-114,6696014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8620452" calcext:value-type="float">
            <text:p>-114,8620452</text:p>
          </table:table-cell>
          <table:table-cell table:number-columns-repeated="3" office:value-type="float" office:value="-114.8443756" calcext:value-type="float">
            <text:p>-114,8443756</text:p>
          </table:table-cell>
          <table:table-cell office:value-type="float" office:value="-114.8620452" calcext:value-type="float">
            <text:p>-114,8620452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2393875" calcext:value-type="float">
            <text:p>-116,2393875</text:p>
          </table:table-cell>
          <table:table-cell office:value-type="float" office:value="-116.2186889" calcext:value-type="float">
            <text:p>-116,2186889</text:p>
          </table:table-cell>
          <table:table-cell table:number-columns-repeated="4" office:value-type="float" office:value="-116.1980285" calcext:value-type="float">
            <text:p>-116,1980285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913887" calcext:value-type="float">
            <text:p>-115,913887</text:p>
          </table:table-cell>
          <table:table-cell table:number-columns-repeated="2" office:value-type="float" office:value="-115.8939437" calcext:value-type="float">
            <text:p>-115,893943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973327" calcext:value-type="float">
            <text:p>-115,2973327</text:p>
          </table:table-cell>
          <table:table-cell table:number-columns-repeated="2" office:value-type="float" office:value="-115.2787551" calcext:value-type="float">
            <text:p>-115,2787551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5425567" calcext:value-type="float">
            <text:p>-115,5425567</text:p>
          </table:table-cell>
          <table:table-cell table:number-columns-repeated="2" office:value-type="float" office:value="-115.5617065" calcext:value-type="float">
            <text:p>-115,5617065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360076" calcext:value-type="float">
            <text:p>-115,7360076</text:p>
          </table:table-cell>
          <table:table-cell table:number-columns-repeated="2" office:value-type="float" office:value="-115.8541946" calcext:value-type="float">
            <text:p>-115,8541946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2" office:value-type="float" office:value="-115.3159561" calcext:value-type="float">
            <text:p>-115,3159561</text:p>
          </table:table-cell>
          <table:table-cell table:number-columns-repeated="2" office:value-type="float" office:value="-115.2973327" calcext:value-type="float">
            <text:p>-115,2973327</text:p>
          </table:table-cell>
          <table:table-cell table:number-columns-repeated="2" office:value-type="float" office:value="-115.2787551" calcext:value-type="float">
            <text:p>-115,2787551</text:p>
          </table:table-cell>
          <table:table-cell table:number-columns-repeated="2" office:value-type="float" office:value="-115.2973327" calcext:value-type="float">
            <text:p>-115,2973327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474182" calcext:value-type="float">
            <text:p>-115,4474182</text:p>
          </table:table-cell>
          <table:table-cell table:number-columns-repeated="2" office:value-type="float" office:value="-115.5043792" calcext:value-type="float">
            <text:p>-115,504379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table:number-columns-repeated="3" office:value-type="float" office:value="-115.4096527" calcext:value-type="float">
            <text:p>-115,409652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1158905" calcext:value-type="float">
            <text:p>-116,1158905</text:p>
          </table:table-cell>
          <table:table-cell table:number-columns-repeated="2" office:value-type="float" office:value="-116.2393875" calcext:value-type="float">
            <text:p>-116,2393875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2"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948989" calcext:value-type="float">
            <text:p>-115,7948989</text:p>
          </table:table-cell>
          <table:table-cell table:number-columns-repeated="3" office:value-type="float" office:value="-115.7752227" calcext:value-type="float">
            <text:p>-115,7752227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6775207" calcext:value-type="float">
            <text:p>-115,6775207</text:p>
          </table:table-cell>
          <table:table-cell table:number-columns-repeated="2" office:value-type="float" office:value="-115.6581115" calcext:value-type="float">
            <text:p>-115,6581115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740463" calcext:value-type="float">
            <text:p>-115,8740463</text:p>
          </table:table-cell>
          <table:table-cell table:number-columns-repeated="2" office:value-type="float" office:value="-115.933876" calcext:value-type="float">
            <text:p>-115,933876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3" office:value-type="float" office:value="-115.1680984" calcext:value-type="float">
            <text:p>-115,1680984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0407638" calcext:value-type="float">
            <text:p>-115,0407638</text:p>
          </table:table-cell>
          <table:table-cell table:number-columns-repeated="4" office:value-type="float" office:value="-115.0227356" calcext:value-type="float">
            <text:p>-115,0227356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4.9688339" calcext:value-type="float">
            <text:p>-114,9688339</text:p>
          </table:table-cell>
          <table:table-cell table:number-columns-repeated="3" office:value-type="float" office:value="-114.9330902" calcext:value-type="float">
            <text:p>-114,9330902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234451" calcext:value-type="float">
            <text:p>-115,5234451</text:p>
          </table:table-cell>
          <table:table-cell table:number-columns-repeated="3" office:value-type="float" office:value="-115.5043792" calcext:value-type="float">
            <text:p>-115,5043792</text:p>
          </table:table-cell>
          <table:table-cell table:number-columns-repeated="2" office:value-type="float" office:value="-115.5234451" calcext:value-type="float">
            <text:p>-115,5234451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0954818" calcext:value-type="float">
            <text:p>-116,0954818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680984" calcext:value-type="float">
            <text:p>-115,1680984</text:p>
          </table:table-cell>
          <table:table-cell table:number-columns-repeated="3" office:value-type="float" office:value="-115.1498031" calcext:value-type="float">
            <text:p>-115,1498031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33876" calcext:value-type="float">
            <text:p>-115,933876</text:p>
          </table:table-cell>
          <table:table-cell office:value-type="float" office:value="-115.8740463" calcext:value-type="float">
            <text:p>-115,8740463</text:p>
          </table:table-cell>
          <table:table-cell office:value-type="float" office:value="-115.8146209" calcext:value-type="float">
            <text:p>-115,8146209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001434" calcext:value-type="float">
            <text:p>-115,6001434</text:p>
          </table:table-cell>
          <table:table-cell table:number-columns-repeated="3" office:value-type="float" office:value="-115.5809021" calcext:value-type="float">
            <text:p>-115,5809021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001434" calcext:value-type="float">
            <text:p>-115,6001434</text:p>
          </table:table-cell>
          <table:table-cell table:number-columns-repeated="3" office:value-type="float" office:value="-115.5809021" calcext:value-type="float">
            <text:p>-115,5809021</text:p>
          </table:table-cell>
          <table:table-cell office:value-type="float" office:value="-115.6001434" calcext:value-type="float">
            <text:p>-115,6001434</text:p>
          </table:table-cell>
          <table:table-cell table:number-columns-repeated="2" office:value-type="float" office:value="-115.6194229" calcext:value-type="float">
            <text:p>-115,6194229</text:p>
          </table:table-cell>
          <table:table-cell office:value-type="float" office:value="-115.6387481" calcext:value-type="float">
            <text:p>-115,6387481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7752227" calcext:value-type="float">
            <text:p>-115,775222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73999" calcext:value-type="float">
            <text:p>-115,973999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1568603" calcext:value-type="float">
            <text:p>-116,1568603</text:p>
          </table:table-cell>
          <table:table-cell office:value-type="float" office:value="-116.034523" calcext:value-type="float">
            <text:p>-116,034523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178436" calcext:value-type="float">
            <text:p>-114,6178436</text:p>
          </table:table-cell>
          <table:table-cell office:value-type="float" office:value="-114.5663986" calcext:value-type="float">
            <text:p>-114,5663986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138641" calcext:value-type="float">
            <text:p>-114,4138641</text:p>
          </table:table-cell>
          <table:table-cell table:number-columns-repeated="3" office:value-type="float" office:value="-114.3970794" calcext:value-type="float">
            <text:p>-114,3970794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447525" calcext:value-type="float">
            <text:p>-114,447525</text:p>
          </table:table-cell>
          <table:table-cell office:value-type="float" office:value="-114.4982681" calcext:value-type="float">
            <text:p>-114,4982681</text:p>
          </table:table-cell>
          <table:table-cell office:value-type="float" office:value="-114.5493164" calcext:value-type="float">
            <text:p>-114,5493164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7216644" calcext:value-type="float">
            <text:p>-114,7216644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9688339" calcext:value-type="float">
            <text:p>-114,9688339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7360076" calcext:value-type="float">
            <text:p>-115,7360076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096527" calcext:value-type="float">
            <text:p>-115,4096527</text:p>
          </table:table-cell>
          <table:table-cell table:number-columns-repeated="2"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588531" calcext:value-type="float">
            <text:p>-115,0588531</text:p>
          </table:table-cell>
          <table:table-cell office:value-type="float" office:value="-115.0227356" calcext:value-type="float">
            <text:p>-115,0227356</text:p>
          </table:table-cell>
          <table:table-cell table:number-columns-repeated="2" office:value-type="float" office:value="-115.0047226" calcext:value-type="float">
            <text:p>-115,004722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5.0769577" calcext:value-type="float">
            <text:p>-115,0769577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0227356" calcext:value-type="float">
            <text:p>-115,0227356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8267288" calcext:value-type="float">
            <text:p>-114,8267288</text:p>
          </table:table-cell>
          <table:table-cell table:number-columns-repeated="4" office:value-type="float" office:value="-114.8091354" calcext:value-type="float">
            <text:p>-114,8091354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8797531" calcext:value-type="float">
            <text:p>-114,8797531</text:p>
          </table:table-cell>
          <table:table-cell office:value-type="float" office:value="-114.9330902" calcext:value-type="float">
            <text:p>-114,9330902</text:p>
          </table:table-cell>
          <table:table-cell office:value-type="float" office:value="-115.0047226" calcext:value-type="float">
            <text:p>-115,0047226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1498031" calcext:value-type="float">
            <text:p>-115,1498031</text:p>
          </table:table-cell>
          <table:table-cell table:number-columns-repeated="3" office:value-type="float" office:value="-115.1315307" calcext:value-type="float">
            <text:p>-115,1315307</text:p>
          </table:table-cell>
          <table:table-cell office:value-type="float" office:value="-115.1498031" calcext:value-type="float">
            <text:p>-115,1498031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2" office:value-type="float" office:value="-115.4096527" calcext:value-type="float">
            <text:p>-115,4096527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159561" calcext:value-type="float">
            <text:p>-115,3159561</text:p>
          </table:table-cell>
          <table:table-cell office:value-type="float" office:value="-115.2787551" calcext:value-type="float">
            <text:p>-115,2787551</text:p>
          </table:table-cell>
          <table:table-cell table:number-columns-repeated="4" office:value-type="float" office:value="-115.2602157" calcext:value-type="float">
            <text:p>-115,2602157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133041" calcext:value-type="float">
            <text:p>-115,1133041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8443756" calcext:value-type="float">
            <text:p>-114,8443756</text:p>
          </table:table-cell>
          <table:table-cell office:value-type="float" office:value="-114.7740402" calcext:value-type="float">
            <text:p>-114,7740402</text:p>
          </table:table-cell>
          <table:table-cell office:value-type="float" office:value="-114.704277" calcext:value-type="float">
            <text:p>-114,704277</text:p>
          </table:table-cell>
          <table:table-cell office:value-type="float" office:value="-114.6523132" calcext:value-type="float">
            <text:p>-114,6523132</text:p>
          </table:table-cell>
          <table:table-cell office:value-type="float" office:value="-114.6178436" calcext:value-type="float">
            <text:p>-114,6178436</text:p>
          </table:table-cell>
          <table:table-cell table:number-columns-repeated="5" office:value-type="float" office:value="-114.5835113" calcext:value-type="float">
            <text:p>-114,5835113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6178436" calcext:value-type="float">
            <text:p>-114,6178436</text:p>
          </table:table-cell>
          <table:table-cell office:value-type="float" office:value="-114.6696014" calcext:value-type="float">
            <text:p>-114,6696014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267288" calcext:value-type="float">
            <text:p>-114,8267288</text:p>
          </table:table-cell>
          <table:table-cell table:number-columns-repeated="2" office:value-type="float" office:value="-114.8974914" calcext:value-type="float">
            <text:p>-114,8974914</text:p>
          </table:table-cell>
          <table:table-cell office:value-type="float" office:value="-114.9509506" calcext:value-type="float">
            <text:p>-114,9509506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5.0951156" calcext:value-type="float">
            <text:p>-115,0951156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2602157" calcext:value-type="float">
            <text:p>-115,2602157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1864471" calcext:value-type="float">
            <text:p>-115,1864471</text:p>
          </table:table-cell>
          <table:table-cell office:value-type="float" office:value="-115.1680984" calcext:value-type="float">
            <text:p>-115,1680984</text:p>
          </table:table-cell>
          <table:table-cell table:number-columns-repeated="2"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4474182" calcext:value-type="float">
            <text:p>-115,4474182</text:p>
          </table:table-cell>
          <table:table-cell office:value-type="float" office:value="-115.4096527" calcext:value-type="float">
            <text:p>-115,4096527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533096" calcext:value-type="float">
            <text:p>-115,3533096</text:p>
          </table:table-cell>
          <table:table-cell table:number-columns-repeated="4" office:value-type="float" office:value="-115.3346176" calcext:value-type="float">
            <text:p>-115,3346176</text:p>
          </table:table-cell>
          <table:table-cell table:number-columns-repeated="2" office:value-type="float" office:value="-115.3159561" calcext:value-type="float">
            <text:p>-115,3159561</text:p>
          </table:table-cell>
          <table:table-cell office:value-type="float" office:value="-115.3346176" calcext:value-type="float">
            <text:p>-115,334617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043792" calcext:value-type="float">
            <text:p>-115,5043792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425567" calcext:value-type="float">
            <text:p>-115,5425567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2787551" calcext:value-type="float">
            <text:p>-115,2787551</text:p>
          </table:table-cell>
          <table:table-cell office:value-type="float" office:value="-115.2602157" calcext:value-type="float">
            <text:p>-115,2602157</text:p>
          </table:table-cell>
          <table:table-cell table:number-columns-repeated="3" office:value-type="float" office:value="-115.2417144" calcext:value-type="float">
            <text:p>-115,2417144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048263" calcext:value-type="float">
            <text:p>-115,2048263</text:p>
          </table:table-cell>
          <table:table-cell table:number-columns-repeated="3" office:value-type="float" office:value="-115.1864471" calcext:value-type="float">
            <text:p>-115,1864471</text:p>
          </table:table-cell>
          <table:table-cell office:value-type="float" office:value="-115.2048263" calcext:value-type="float">
            <text:p>-115,2048263</text:p>
          </table:table-cell>
          <table:table-cell office:value-type="float" office:value="-115.2232513" calcext:value-type="float">
            <text:p>-115,2232513</text:p>
          </table:table-cell>
          <table:table-cell office:value-type="float" office:value="-115.2417144" calcext:value-type="float">
            <text:p>-115,2417144</text:p>
          </table:table-cell>
          <table:table-cell office:value-type="float" office:value="-115.2973327" calcext:value-type="float">
            <text:p>-115,2973327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466362" calcext:value-type="float">
            <text:p>-115,466362</text:p>
          </table:table-cell>
          <table:table-cell office:value-type="float" office:value="-115.5809021" calcext:value-type="float">
            <text:p>-115,5809021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8939437" calcext:value-type="float">
            <text:p>-115,8939437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7164688" calcext:value-type="float">
            <text:p>-115,7164688</text:p>
          </table:table-cell>
          <table:table-cell office:value-type="float" office:value="-115.6194229" calcext:value-type="float">
            <text:p>-115,6194229</text:p>
          </table:table-cell>
          <table:table-cell office:value-type="float" office:value="-115.5234451" calcext:value-type="float">
            <text:p>-115,5234451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3346176" calcext:value-type="float">
            <text:p>-115,3346176</text:p>
          </table:table-cell>
          <table:table-cell table:number-columns-repeated="2" office:value-type="float" office:value="-115.3159561" calcext:value-type="float">
            <text:p>-115,3159561</text:p>
          </table:table-cell>
          <table:table-cell office:value-type="float" office:value="-115.3533096" calcext:value-type="float">
            <text:p>-115,3533096</text:p>
          </table:table-cell>
          <table:table-cell office:value-type="float" office:value="-115.3908386" calcext:value-type="float">
            <text:p>-115,3908386</text:p>
          </table:table-cell>
          <table:table-cell office:value-type="float" office:value="-115.4285202" calcext:value-type="float">
            <text:p>-115,4285202</text:p>
          </table:table-cell>
          <table:table-cell office:value-type="float" office:value="-115.4853515" calcext:value-type="float">
            <text:p>-115,4853515</text:p>
          </table:table-cell>
          <table:table-cell office:value-type="float" office:value="-115.5617065" calcext:value-type="float">
            <text:p>-115,5617065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775207" calcext:value-type="float">
            <text:p>-115,6775207</text:p>
          </table:table-cell>
          <table:table-cell office:value-type="float" office:value="-115.6581115" calcext:value-type="float">
            <text:p>-115,6581115</text:p>
          </table:table-cell>
          <table:table-cell table:number-columns-repeated="2" office:value-type="float" office:value="-115.6387481" calcext:value-type="float">
            <text:p>-115,6387481</text:p>
          </table:table-cell>
          <table:table-cell office:value-type="float" office:value="-115.6581115" calcext:value-type="float">
            <text:p>-115,6581115</text:p>
          </table:table-cell>
          <table:table-cell office:value-type="float" office:value="-115.6969757" calcext:value-type="float">
            <text:p>-115,6969757</text:p>
          </table:table-cell>
          <table:table-cell office:value-type="float" office:value="-115.7555999" calcext:value-type="float">
            <text:p>-115,7555999</text:p>
          </table:table-cell>
          <table:table-cell office:value-type="float" office:value="-115.7948989" calcext:value-type="float">
            <text:p>-115,7948989</text:p>
          </table:table-cell>
          <table:table-cell office:value-type="float" office:value="-115.8541946" calcext:value-type="float">
            <text:p>-115,8541946</text:p>
          </table:table-cell>
          <table:table-cell office:value-type="float" office:value="-115.913887" calcext:value-type="float">
            <text:p>-115,913887</text:p>
          </table:table-cell>
          <table:table-cell office:value-type="float" office:value="-115.9539184" calcext:value-type="float">
            <text:p>-115,9539184</text:p>
          </table:table-cell>
          <table:table-cell office:value-type="float" office:value="-115.9941253" calcext:value-type="float">
            <text:p>-115,9941253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6.0547943" calcext:value-type="float">
            <text:p>-116,0547943</text:p>
          </table:table-cell>
          <table:table-cell office:value-type="float" office:value="-116.0751113" calcext:value-type="float">
            <text:p>-116,0751113</text:p>
          </table:table-cell>
          <table:table-cell office:value-type="float" office:value="-116.1363525" calcext:value-type="float">
            <text:p>-116,1363525</text:p>
          </table:table-cell>
          <table:table-cell office:value-type="float" office:value="-116.1980285" calcext:value-type="float">
            <text:p>-116,1980285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4068298" calcext:value-type="float">
            <text:p>-116,4068298</text:p>
          </table:table-cell>
          <table:table-cell office:value-type="float" office:value="-116.3857269" calcext:value-type="float">
            <text:p>-116,3857269</text:p>
          </table:table-cell>
          <table:table-cell office:value-type="float" office:value="-116.3018035" calcext:value-type="float">
            <text:p>-116,3018035</text:p>
          </table:table-cell>
          <table:table-cell office:value-type="float" office:value="-116.2393875" calcext:value-type="float">
            <text:p>-116,2393875</text:p>
          </table:table-cell>
          <table:table-cell office:value-type="float" office:value="-116.1774215" calcext:value-type="float">
            <text:p>-116,1774215</text:p>
          </table:table-cell>
          <table:table-cell office:value-type="float" office:value="-116.1158905" calcext:value-type="float">
            <text:p>-116,1158905</text:p>
          </table:table-cell>
          <table:table-cell office:value-type="float" office:value="-116.0143051" calcext:value-type="float">
            <text:p>-116,0143051</text:p>
          </table:table-cell>
          <table:table-cell office:value-type="float" office:value="-115.8343887" calcext:value-type="float">
            <text:p>-115,8343887</text:p>
          </table:table-cell>
          <table:table-cell office:value-type="float" office:value="-115.6001434" calcext:value-type="float">
            <text:p>-115,6001434</text:p>
          </table:table-cell>
          <table:table-cell office:value-type="float" office:value="-115.3720474" calcext:value-type="float">
            <text:p>-115,3720474</text:p>
          </table:table-cell>
          <table:table-cell office:value-type="float" office:value="-115.1680984" calcext:value-type="float">
            <text:p>-115,1680984</text:p>
          </table:table-cell>
          <table:table-cell office:value-type="float" office:value="-115.0407638" calcext:value-type="float">
            <text:p>-115,0407638</text:p>
          </table:table-cell>
          <table:table-cell office:value-type="float" office:value="-114.9152679" calcext:value-type="float">
            <text:p>-114,9152679</text:p>
          </table:table-cell>
          <table:table-cell office:value-type="float" office:value="-114.7915649" calcext:value-type="float">
            <text:p>-114,7915649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3.9876785" calcext:value-type="float">
            <text:p>-113,9876785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398193" calcext:value-type="float">
            <text:p>-113,9398193</text:p>
          </table:table-cell>
          <table:table-cell table:number-columns-repeated="4" office:value-type="float" office:value="-113.9239273" calcext:value-type="float">
            <text:p>-113,9239273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876785" calcext:value-type="float">
            <text:p>-113,9876785</text:p>
          </table:table-cell>
          <table:table-cell office:value-type="float" office:value="-114.0357971" calcext:value-type="float">
            <text:p>-114,035797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Wzór 2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4521713" calcext:value-type="float">
            <text:p>-112,4521713</text:p>
          </table:table-cell>
          <table:table-cell office:value-type="float" office:value="-112.3191528" calcext:value-type="float">
            <text:p>-112,3191528</text:p>
          </table:table-cell>
          <table:table-cell office:value-type="float" office:value="-112.2141876" calcext:value-type="float">
            <text:p>-112,2141876</text:p>
          </table:table-cell>
          <table:table-cell office:value-type="float" office:value="-112.1492157" calcext:value-type="float">
            <text:p>-112,1492157</text:p>
          </table:table-cell>
          <table:table-cell office:value-type="float" office:value="-112.0847396" calcext:value-type="float">
            <text:p>-112,0847396</text:p>
          </table:table-cell>
          <table:table-cell office:value-type="float" office:value="-112.020729" calcext:value-type="float">
            <text:p>-112,020729</text:p>
          </table:table-cell>
          <table:table-cell office:value-type="float" office:value="-111.9698638" calcext:value-type="float">
            <text:p>-111,9698638</text:p>
          </table:table-cell>
          <table:table-cell office:value-type="float" office:value="-111.8941116" calcext:value-type="float">
            <text:p>-111,8941116</text:p>
          </table:table-cell>
          <table:table-cell office:value-type="float" office:value="-111.8314895" calcext:value-type="float">
            <text:p>-111,8314895</text:p>
          </table:table-cell>
          <table:table-cell office:value-type="float" office:value="-111.76931" calcext:value-type="float">
            <text:p>-111,76931</text:p>
          </table:table-cell>
          <table:table-cell office:value-type="float" office:value="-111.7322158" calcext:value-type="float">
            <text:p>-111,7322158</text:p>
          </table:table-cell>
          <table:table-cell office:value-type="float" office:value="-111.6952819" calcext:value-type="float">
            <text:p>-111,6952819</text:p>
          </table:table-cell>
          <table:table-cell office:value-type="float" office:value="-111.6707458" calcext:value-type="float">
            <text:p>-111,6707458</text:p>
          </table:table-cell>
          <table:table-cell table:number-columns-repeated="5" office:value-type="float" office:value="-111.646286" calcext:value-type="float">
            <text:p>-111,646286</text:p>
          </table:table-cell>
          <table:table-cell office:value-type="float" office:value="-111.6585006" calcext:value-type="float">
            <text:p>-111,6585006</text:p>
          </table:table-cell>
          <table:table-cell office:value-type="float" office:value="-111.6830062" calcext:value-type="float">
            <text:p>-111,6830062</text:p>
          </table:table-cell>
          <table:table-cell office:value-type="float" office:value="-111.7075729" calcext:value-type="float">
            <text:p>-111,7075729</text:p>
          </table:table-cell>
          <table:table-cell office:value-type="float" office:value="-111.7569274" calcext:value-type="float">
            <text:p>-111,7569274</text:p>
          </table:table-cell>
          <table:table-cell office:value-type="float" office:value="-111.8065643" calcext:value-type="float">
            <text:p>-111,8065643</text:p>
          </table:table-cell>
          <table:table-cell office:value-type="float" office:value="-111.8690109" calcext:value-type="float">
            <text:p>-111,8690109</text:p>
          </table:table-cell>
          <table:table-cell office:value-type="float" office:value="-111.9319" calcext:value-type="float">
            <text:p>-111,9319</text:p>
          </table:table-cell>
          <table:table-cell office:value-type="float" office:value="-112.0079803" calcext:value-type="float">
            <text:p>-112,0079803</text:p>
          </table:table-cell>
          <table:table-cell office:value-type="float" office:value="-112.0718994" calcext:value-type="float">
            <text:p>-112,0718994</text:p>
          </table:table-cell>
          <table:table-cell office:value-type="float" office:value="-112.1362838" calcext:value-type="float">
            <text:p>-112,1362838</text:p>
          </table:table-cell>
          <table:table-cell office:value-type="float" office:value="-112.2011566" calcext:value-type="float">
            <text:p>-112,2011566</text:p>
          </table:table-cell>
          <table:table-cell office:value-type="float" office:value="-112.2796402" calcext:value-type="float">
            <text:p>-112,2796402</text:p>
          </table:table-cell>
          <table:table-cell office:value-type="float" office:value="-112.3987197" calcext:value-type="float">
            <text:p>-112,3987197</text:p>
          </table:table-cell>
          <table:table-cell office:value-type="float" office:value="-112.5194473" calcext:value-type="float">
            <text:p>-112,5194473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7939147" calcext:value-type="float">
            <text:p>-112,7939147</text:p>
          </table:table-cell>
          <table:table-cell office:value-type="float" office:value="-112.9344635" calcext:value-type="float">
            <text:p>-112,9344635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6273422" calcext:value-type="float">
            <text:p>-113,6273422</text:p>
          </table:table-cell>
          <table:table-cell office:value-type="float" office:value="-113.7354354" calcext:value-type="float">
            <text:p>-113,7354354</text:p>
          </table:table-cell>
          <table:table-cell table:number-columns-repeated="2" office:value-type="float" office:value="-113.8291702" calcext:value-type="float">
            <text:p>-113,8291702</text:p>
          </table:table-cell>
          <table:table-cell table:number-columns-repeated="2" office:value-type="float" office:value="-113.8134765" calcext:value-type="float">
            <text:p>-113,8134765</text:p>
          </table:table-cell>
          <table:table-cell office:value-type="float" office:value="-113.8291702" calcext:value-type="float">
            <text:p>-113,8291702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876785" calcext:value-type="float">
            <text:p>-113,9876785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4.1165924" calcext:value-type="float">
            <text:p>-114,1165924</text:p>
          </table:table-cell>
          <table:table-cell office:value-type="float" office:value="-114.2145614" calcext:value-type="float">
            <text:p>-114,2145614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0841903" calcext:value-type="float">
            <text:p>-114,0841903</text:p>
          </table:table-cell>
          <table:table-cell office:value-type="float" office:value="-114.003685" calcext:value-type="float">
            <text:p>-114,003685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8291702" calcext:value-type="float">
            <text:p>-113,8291702</text:p>
          </table:table-cell>
          <table:table-cell table:number-columns-repeated="4" office:value-type="float" office:value="-113.8134765" calcext:value-type="float">
            <text:p>-113,8134765</text:p>
          </table:table-cell>
          <table:table-cell office:value-type="float" office:value="-113.8291702" calcext:value-type="float">
            <text:p>-113,8291702</text:p>
          </table:table-cell>
          <table:table-cell office:value-type="float" office:value="-113.8448944" calcext:value-type="float">
            <text:p>-113,8448944</text:p>
          </table:table-cell>
          <table:table-cell office:value-type="float" office:value="-113.876419" calcext:value-type="float">
            <text:p>-113,876419</text:p>
          </table:table-cell>
          <table:table-cell office:value-type="float" office:value="-113.8291702" calcext:value-type="float">
            <text:p>-113,8291702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3554153" calcext:value-type="float">
            <text:p>-113,3554153</text:p>
          </table:table-cell>
          <table:table-cell table:number-columns-repeated="4" office:value-type="float" office:value="-113.3405532" calcext:value-type="float">
            <text:p>-113,3405532</text:p>
          </table:table-cell>
          <table:table-cell office:value-type="float" office:value="-113.3554153" calcext:value-type="float">
            <text:p>-113,3554153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6273422" calcext:value-type="float">
            <text:p>-113,6273422</text:p>
          </table:table-cell>
          <table:table-cell office:value-type="float" office:value="-113.6889495" calcext:value-type="float">
            <text:p>-113,6889495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703002" calcext:value-type="float">
            <text:p>-113,3703002</text:p>
          </table:table-cell>
          <table:table-cell table:number-columns-repeated="2" office:value-type="float" office:value="-113.3554153" calcext:value-type="float">
            <text:p>-113,3554153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0485687" calcext:value-type="float">
            <text:p>-113,0485687</text:p>
          </table:table-cell>
          <table:table-cell table:number-columns-repeated="2" office:value-type="float" office:value="-113.0342178" calcext:value-type="float">
            <text:p>-113,0342178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78749" calcext:value-type="float">
            <text:p>-113,178749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310913" calcext:value-type="float">
            <text:p>-113,310913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6889495" calcext:value-type="float">
            <text:p>-113,6889495</text:p>
          </table:table-cell>
          <table:table-cell table:number-columns-repeated="2" office:value-type="float" office:value="-113.6735076" calcext:value-type="float">
            <text:p>-113,6735076</text:p>
          </table:table-cell>
          <table:table-cell table:number-columns-repeated="2" office:value-type="float" office:value="-113.6580886" calcext:value-type="float">
            <text:p>-113,6580886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6889495" calcext:value-type="float">
            <text:p>-113,6889495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7665634" calcext:value-type="float">
            <text:p>-113,7665634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7354354" calcext:value-type="float">
            <text:p>-113,7354354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6830825" calcext:value-type="float">
            <text:p>-112,6830825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6008834" calcext:value-type="float">
            <text:p>-112,6008834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5465087" calcext:value-type="float">
            <text:p>-112,5465087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5194473" calcext:value-type="float">
            <text:p>-112,5194473</text:p>
          </table:table-cell>
          <table:table-cell table:number-columns-repeated="3" office:value-type="float" office:value="-112.5059585" calcext:value-type="float">
            <text:p>-112,5059585</text:p>
          </table:table-cell>
          <table:table-cell office:value-type="float" office:value="-112.5194473" calcext:value-type="float">
            <text:p>-112,5194473</text:p>
          </table:table-cell>
          <table:table-cell office:value-type="float" office:value="-112.5465087" calcext:value-type="float">
            <text:p>-112,5465087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6145248" calcext:value-type="float">
            <text:p>-112,6145248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6693267" calcext:value-type="float">
            <text:p>-112,6693267</text:p>
          </table:table-cell>
          <table:table-cell office:value-type="float" office:value="-112.6968612" calcext:value-type="float">
            <text:p>-112,6968612</text:p>
          </table:table-cell>
          <table:table-cell office:value-type="float" office:value="-112.738327" calcext:value-type="float">
            <text:p>-112,738327</text:p>
          </table:table-cell>
          <table:table-cell office:value-type="float" office:value="-112.7939147" calcext:value-type="float">
            <text:p>-112,7939147</text:p>
          </table:table-cell>
          <table:table-cell office:value-type="float" office:value="-112.8498611" calcext:value-type="float">
            <text:p>-112,8498611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3405532" calcext:value-type="float">
            <text:p>-113,3405532</text:p>
          </table:table-cell>
          <table:table-cell office:value-type="float" office:value="-113.3257141" calcext:value-type="float">
            <text:p>-113,3257141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178749" calcext:value-type="float">
            <text:p>-113,178749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486389" calcext:value-type="float">
            <text:p>-112,9486389</text:p>
          </table:table-cell>
          <table:table-cell table:number-columns-repeated="2" office:value-type="float" office:value="-112.9344635" calcext:value-type="float">
            <text:p>-112,9344635</text:p>
          </table:table-cell>
          <table:table-cell table:number-columns-repeated="3" office:value-type="float" office:value="-112.9203033" calcext:value-type="float">
            <text:p>-112,9203033</text:p>
          </table:table-cell>
          <table:table-cell table:number-columns-repeated="2" office:value-type="float" office:value="-112.9344635" calcext:value-type="float">
            <text:p>-112,9344635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913253" calcext:value-type="float">
            <text:p>-112,9913253</text:p>
          </table:table-cell>
          <table:table-cell table:number-columns-repeated="2" office:value-type="float" office:value="-112.9770736" calcext:value-type="float">
            <text:p>-112,9770736</text:p>
          </table:table-cell>
          <table:table-cell office:value-type="float" office:value="-112.9628448" calcext:value-type="float">
            <text:p>-112,9628448</text:p>
          </table:table-cell>
          <table:table-cell table:number-columns-repeated="7" office:value-type="float" office:value="-112.9486389" calcext:value-type="float">
            <text:p>-112,9486389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3257141" calcext:value-type="float">
            <text:p>-113,325714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3405532" calcext:value-type="float">
            <text:p>-113,3405532</text:p>
          </table:table-cell>
          <table:table-cell office:value-type="float" office:value="-113.3257141" calcext:value-type="float">
            <text:p>-113,3257141</text:p>
          </table:table-cell>
          <table:table-cell office:value-type="float" office:value="-113.310913" calcext:value-type="float">
            <text:p>-113,310913</text:p>
          </table:table-cell>
          <table:table-cell table:number-columns-repeated="2" office:value-type="float" office:value="-113.2961273" calcext:value-type="float">
            <text:p>-113,2961273</text:p>
          </table:table-cell>
          <table:table-cell office:value-type="float" office:value="-113.2519226" calcext:value-type="float">
            <text:p>-113,2519226</text:p>
          </table:table-cell>
          <table:table-cell table:number-columns-repeated="2" office:value-type="float" office:value="-113.237236" calcext:value-type="float">
            <text:p>-113,237236</text:p>
          </table:table-cell>
          <table:table-cell office:value-type="float" office:value="-113.2519226" calcext:value-type="float">
            <text:p>-113,2519226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310913" calcext:value-type="float">
            <text:p>-113,310913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5059585" calcext:value-type="float">
            <text:p>-112,5059585</text:p>
          </table:table-cell>
          <table:table-cell office:value-type="float" office:value="-112.4521713" calcext:value-type="float">
            <text:p>-112,4521713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372116" calcext:value-type="float">
            <text:p>-112,372116</text:p>
          </table:table-cell>
          <table:table-cell office:value-type="float" office:value="-112.3323669" calcext:value-type="float">
            <text:p>-112,3323669</text:p>
          </table:table-cell>
          <table:table-cell office:value-type="float" office:value="-112.2927932" calcext:value-type="float">
            <text:p>-112,2927932</text:p>
          </table:table-cell>
          <table:table-cell office:value-type="float" office:value="-112.26651" calcext:value-type="float">
            <text:p>-112,26651</text:p>
          </table:table-cell>
          <table:table-cell table:number-columns-repeated="3" office:value-type="float" office:value="-112.2534027" calcext:value-type="float">
            <text:p>-112,2534027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2796402" calcext:value-type="float">
            <text:p>-112,2796402</text:p>
          </table:table-cell>
          <table:table-cell office:value-type="float" office:value="-112.3059692" calcext:value-type="float">
            <text:p>-112,3059692</text:p>
          </table:table-cell>
          <table:table-cell office:value-type="float" office:value="-112.3191528" calcext:value-type="float">
            <text:p>-112,3191528</text:p>
          </table:table-cell>
          <table:table-cell office:value-type="float" office:value="-112.3455963" calcext:value-type="float">
            <text:p>-112,3455963</text:p>
          </table:table-cell>
          <table:table-cell office:value-type="float" office:value="-112.372116" calcext:value-type="float">
            <text:p>-112,372116</text:p>
          </table:table-cell>
          <table:table-cell office:value-type="float" office:value="-112.4254074" calcext:value-type="float">
            <text:p>-112,4254074</text:p>
          </table:table-cell>
          <table:table-cell office:value-type="float" office:value="-112.4924774" calcext:value-type="float">
            <text:p>-112,4924774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629272" calcext:value-type="float">
            <text:p>-113,0629272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2079391" calcext:value-type="float">
            <text:p>-113,2079391</text:p>
          </table:table-cell>
          <table:table-cell office:value-type="float" office:value="-113.3405532" calcext:value-type="float">
            <text:p>-113,3405532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6120071" calcext:value-type="float">
            <text:p>-113,6120071</text:p>
          </table:table-cell>
          <table:table-cell table:number-columns-repeated="2" office:value-type="float" office:value="-113.6273422" calcext:value-type="float">
            <text:p>-113,6273422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4752273" calcext:value-type="float">
            <text:p>-113,4752273</text:p>
          </table:table-cell>
          <table:table-cell table:number-columns-repeated="2" office:value-type="float" office:value="-113.4601593" calcext:value-type="float">
            <text:p>-113,460159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554153" calcext:value-type="float">
            <text:p>-113,3554153</text:p>
          </table:table-cell>
          <table:table-cell office:value-type="float" office:value="-113.3257141" calcext:value-type="float">
            <text:p>-113,3257141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2519226" calcext:value-type="float">
            <text:p>-113,2519226</text:p>
          </table:table-cell>
          <table:table-cell office:value-type="float" office:value="-113.2225799" calcext:value-type="float">
            <text:p>-113,2225799</text:p>
          </table:table-cell>
          <table:table-cell table:number-columns-repeated="2" office:value-type="float" office:value="-113.2079391" calcext:value-type="float">
            <text:p>-113,2079391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8218383" calcext:value-type="float">
            <text:p>-112,8218383</text:p>
          </table:table-cell>
          <table:table-cell table:number-columns-repeated="3" office:value-type="float" office:value="-112.7939147" calcext:value-type="float">
            <text:p>-112,7939147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266632" calcext:value-type="float">
            <text:p>-113,266632</text:p>
          </table:table-cell>
          <table:table-cell table:number-columns-repeated="2" office:value-type="float" office:value="-113.3405532" calcext:value-type="float">
            <text:p>-113,3405532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7354354" calcext:value-type="float">
            <text:p>-113,7354354</text:p>
          </table:table-cell>
          <table:table-cell office:value-type="float" office:value="-113.7821807" calcext:value-type="float">
            <text:p>-113,7821807</text:p>
          </table:table-cell>
          <table:table-cell table:number-columns-repeated="2" office:value-type="float" office:value="-113.8448944" calcext:value-type="float">
            <text:p>-113,8448944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5465087" calcext:value-type="float">
            <text:p>-112,5465087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3854064" calcext:value-type="float">
            <text:p>-112,3854064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1621704" calcext:value-type="float">
            <text:p>-112,1621704</text:p>
          </table:table-cell>
          <table:table-cell office:value-type="float" office:value="-112.0718994" calcext:value-type="float">
            <text:p>-112,0718994</text:p>
          </table:table-cell>
          <table:table-cell office:value-type="float" office:value="-111.9825515" calcext:value-type="float">
            <text:p>-111,9825515</text:p>
          </table:table-cell>
          <table:table-cell office:value-type="float" office:value="-111.9192886" calcext:value-type="float">
            <text:p>-111,9192886</text:p>
          </table:table-cell>
          <table:table-cell office:value-type="float" office:value="-111.8564758" calcext:value-type="float">
            <text:p>-111,8564758</text:p>
          </table:table-cell>
          <table:table-cell office:value-type="float" office:value="-111.8190155" calcext:value-type="float">
            <text:p>-111,8190155</text:p>
          </table:table-cell>
          <table:table-cell office:value-type="float" office:value="-111.7941284" calcext:value-type="float">
            <text:p>-111,7941284</text:p>
          </table:table-cell>
          <table:table-cell table:number-columns-repeated="3" office:value-type="float" office:value="-111.7817077" calcext:value-type="float">
            <text:p>-111,7817077</text:p>
          </table:table-cell>
          <table:table-cell office:value-type="float" office:value="-111.7941284" calcext:value-type="float">
            <text:p>-111,7941284</text:p>
          </table:table-cell>
          <table:table-cell office:value-type="float" office:value="-111.8190155" calcext:value-type="float">
            <text:p>-111,8190155</text:p>
          </table:table-cell>
          <table:table-cell office:value-type="float" office:value="-111.8564758" calcext:value-type="float">
            <text:p>-111,8564758</text:p>
          </table:table-cell>
          <table:table-cell office:value-type="float" office:value="-111.9192886" calcext:value-type="float">
            <text:p>-111,9192886</text:p>
          </table:table-cell>
          <table:table-cell office:value-type="float" office:value="-111.9952621" calcext:value-type="float">
            <text:p>-111,9952621</text:p>
          </table:table-cell>
          <table:table-cell office:value-type="float" office:value="-112.0975952" calcext:value-type="float">
            <text:p>-112,0975952</text:p>
          </table:table-cell>
          <table:table-cell office:value-type="float" office:value="-112.2272415" calcext:value-type="float">
            <text:p>-112,2272415</text:p>
          </table:table-cell>
          <table:table-cell office:value-type="float" office:value="-112.372116" calcext:value-type="float">
            <text:p>-112,372116</text:p>
          </table:table-cell>
          <table:table-cell office:value-type="float" office:value="-112.4790267" calcext:value-type="float">
            <text:p>-112,4790267</text:p>
          </table:table-cell>
          <table:table-cell office:value-type="float" office:value="-112.5872573" calcext:value-type="float">
            <text:p>-112,5872573</text:p>
          </table:table-cell>
          <table:table-cell office:value-type="float" office:value="-112.6830825" calcext:value-type="float">
            <text:p>-112,6830825</text:p>
          </table:table-cell>
          <table:table-cell office:value-type="float" office:value="-112.6555938" calcext:value-type="float">
            <text:p>-112,6555938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6145248" calcext:value-type="float">
            <text:p>-112,6145248</text:p>
          </table:table-cell>
          <table:table-cell table:number-columns-repeated="2" office:value-type="float" office:value="-112.6008834" calcext:value-type="float">
            <text:p>-112,6008834</text:p>
          </table:table-cell>
          <table:table-cell office:value-type="float" office:value="-112.6145248" calcext:value-type="float">
            <text:p>-112,6145248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6555938" calcext:value-type="float">
            <text:p>-112,6555938</text:p>
          </table:table-cell>
          <table:table-cell office:value-type="float" office:value="-112.6830825" calcext:value-type="float">
            <text:p>-112,6830825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7665634" calcext:value-type="float">
            <text:p>-113,7665634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4.0841903" calcext:value-type="float">
            <text:p>-114,0841903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5661773" calcext:value-type="float">
            <text:p>-113,5661773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2519226" calcext:value-type="float">
            <text:p>-113,2519226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3059692" calcext:value-type="float">
            <text:p>-112,3059692</text:p>
          </table:table-cell>
          <table:table-cell office:value-type="float" office:value="-112.1751556" calcext:value-type="float">
            <text:p>-112,1751556</text:p>
          </table:table-cell>
          <table:table-cell office:value-type="float" office:value="-112.0462799" calcext:value-type="float">
            <text:p>-112,0462799</text:p>
          </table:table-cell>
          <table:table-cell office:value-type="float" office:value="-111.9698638" calcext:value-type="float">
            <text:p>-111,9698638</text:p>
          </table:table-cell>
          <table:table-cell office:value-type="float" office:value="-111.8941116" calcext:value-type="float">
            <text:p>-111,8941116</text:p>
          </table:table-cell>
          <table:table-cell office:value-type="float" office:value="-111.8314895" calcext:value-type="float">
            <text:p>-111,8314895</text:p>
          </table:table-cell>
          <table:table-cell office:value-type="float" office:value="-111.76931" calcext:value-type="float">
            <text:p>-111,76931</text:p>
          </table:table-cell>
          <table:table-cell office:value-type="float" office:value="-111.6952819" calcext:value-type="float">
            <text:p>-111,6952819</text:p>
          </table:table-cell>
          <table:table-cell office:value-type="float" office:value="-111.646286" calcext:value-type="float">
            <text:p>-111,646286</text:p>
          </table:table-cell>
          <table:table-cell office:value-type="float" office:value="-111.5975494" calcext:value-type="float">
            <text:p>-111,5975494</text:p>
          </table:table-cell>
          <table:table-cell office:value-type="float" office:value="-111.5611877" calcext:value-type="float">
            <text:p>-111,5611877</text:p>
          </table:table-cell>
          <table:table-cell table:number-columns-repeated="3" office:value-type="float" office:value="-111.5490951" calcext:value-type="float">
            <text:p>-111,5490951</text:p>
          </table:table-cell>
          <table:table-cell office:value-type="float" office:value="-111.5611877" calcext:value-type="float">
            <text:p>-111,5611877</text:p>
          </table:table-cell>
          <table:table-cell office:value-type="float" office:value="-111.585411" calcext:value-type="float">
            <text:p>-111,585411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6340713" calcext:value-type="float">
            <text:p>-111,6340713</text:p>
          </table:table-cell>
          <table:table-cell office:value-type="float" office:value="-111.6707458" calcext:value-type="float">
            <text:p>-111,6707458</text:p>
          </table:table-cell>
          <table:table-cell office:value-type="float" office:value="-111.7445678" calcext:value-type="float">
            <text:p>-111,7445678</text:p>
          </table:table-cell>
          <table:table-cell office:value-type="float" office:value="-111.8190155" calcext:value-type="float">
            <text:p>-111,8190155</text:p>
          </table:table-cell>
          <table:table-cell office:value-type="float" office:value="-111.9066925" calcext:value-type="float">
            <text:p>-111,9066925</text:p>
          </table:table-cell>
          <table:table-cell office:value-type="float" office:value="-112.0079803" calcext:value-type="float">
            <text:p>-112,0079803</text:p>
          </table:table-cell>
          <table:table-cell office:value-type="float" office:value="-112.1362838" calcext:value-type="float">
            <text:p>-112,1362838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5194473" calcext:value-type="float">
            <text:p>-112,5194473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3.0773239" calcext:value-type="float">
            <text:p>-113,0773239</text:p>
          </table:table-cell>
          <table:table-cell table:number-columns-repeated="2" office:value-type="float" office:value="-113.2961273" calcext:value-type="float">
            <text:p>-113,2961273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2079391" calcext:value-type="float">
            <text:p>-113,2079391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178749" calcext:value-type="float">
            <text:p>-113,178749</text:p>
          </table:table-cell>
          <table:table-cell table:number-columns-repeated="2" office:value-type="float" office:value="-113.1641845" calcext:value-type="float">
            <text:p>-113,1641845</text:p>
          </table:table-cell>
          <table:table-cell table:number-columns-repeated="2" office:value-type="float" office:value="-113.1496505" calcext:value-type="float">
            <text:p>-113,1496505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2.8498611" calcext:value-type="float">
            <text:p>-112,8498611</text:p>
          </table:table-cell>
          <table:table-cell office:value-type="float" office:value="-112.6555938" calcext:value-type="float">
            <text:p>-112,6555938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3059692" calcext:value-type="float">
            <text:p>-112,3059692</text:p>
          </table:table-cell>
          <table:table-cell office:value-type="float" office:value="-112.1492157" calcext:value-type="float">
            <text:p>-112,1492157</text:p>
          </table:table-cell>
          <table:table-cell office:value-type="float" office:value="-112.020729" calcext:value-type="float">
            <text:p>-112,020729</text:p>
          </table:table-cell>
          <table:table-cell office:value-type="float" office:value="-111.9445419" calcext:value-type="float">
            <text:p>-111,9445419</text:p>
          </table:table-cell>
          <table:table-cell office:value-type="float" office:value="-111.8690109" calcext:value-type="float">
            <text:p>-111,8690109</text:p>
          </table:table-cell>
          <table:table-cell office:value-type="float" office:value="-111.7941284" calcext:value-type="float">
            <text:p>-111,7941284</text:p>
          </table:table-cell>
          <table:table-cell office:value-type="float" office:value="-111.7445678" calcext:value-type="float">
            <text:p>-111,7445678</text:p>
          </table:table-cell>
          <table:table-cell office:value-type="float" office:value="-111.6585006" calcext:value-type="float">
            <text:p>-111,6585006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5611877" calcext:value-type="float">
            <text:p>-111,5611877</text:p>
          </table:table-cell>
          <table:table-cell table:number-columns-repeated="3" office:value-type="float" office:value="-111.5370254" calcext:value-type="float">
            <text:p>-111,5370254</text:p>
          </table:table-cell>
          <table:table-cell office:value-type="float" office:value="-111.5611877" calcext:value-type="float">
            <text:p>-111,5611877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646286" calcext:value-type="float">
            <text:p>-111,646286</text:p>
          </table:table-cell>
          <table:table-cell office:value-type="float" office:value="-111.6952819" calcext:value-type="float">
            <text:p>-111,6952819</text:p>
          </table:table-cell>
          <table:table-cell office:value-type="float" office:value="-111.7569274" calcext:value-type="float">
            <text:p>-111,7569274</text:p>
          </table:table-cell>
          <table:table-cell office:value-type="float" office:value="-111.8190155" calcext:value-type="float">
            <text:p>-111,8190155</text:p>
          </table:table-cell>
          <table:table-cell office:value-type="float" office:value="-111.9319" calcext:value-type="float">
            <text:p>-111,9319</text:p>
          </table:table-cell>
          <table:table-cell office:value-type="float" office:value="-112.0718994" calcext:value-type="float">
            <text:p>-112,0718994</text:p>
          </table:table-cell>
          <table:table-cell office:value-type="float" office:value="-112.2272415" calcext:value-type="float">
            <text:p>-112,2272415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6008834" calcext:value-type="float">
            <text:p>-112,6008834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7939147" calcext:value-type="float">
            <text:p>-112,7939147</text:p>
          </table:table-cell>
          <table:table-cell table:number-columns-repeated="2" office:value-type="float" office:value="-112.7799835" calcext:value-type="float">
            <text:p>-112,7799835</text:p>
          </table:table-cell>
          <table:table-cell office:value-type="float" office:value="-112.7939147" calcext:value-type="float">
            <text:p>-112,7939147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78749" calcext:value-type="float">
            <text:p>-113,178749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7044143" calcext:value-type="float">
            <text:p>-113,7044143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4903183" calcext:value-type="float">
            <text:p>-113,4903183</text:p>
          </table:table-cell>
          <table:table-cell office:value-type="float" office:value="-113.3554153" calcext:value-type="float">
            <text:p>-113,3554153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738327" calcext:value-type="float">
            <text:p>-112,738327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6968612" calcext:value-type="float">
            <text:p>-112,6968612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3987197" calcext:value-type="float">
            <text:p>-112,3987197</text:p>
          </table:table-cell>
          <table:table-cell office:value-type="float" office:value="-112.3323669" calcext:value-type="float">
            <text:p>-112,3323669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1621704" calcext:value-type="float">
            <text:p>-112,1621704</text:p>
          </table:table-cell>
          <table:table-cell office:value-type="float" office:value="-112.0718994" calcext:value-type="float">
            <text:p>-112,0718994</text:p>
          </table:table-cell>
          <table:table-cell office:value-type="float" office:value="-111.9825515" calcext:value-type="float">
            <text:p>-111,9825515</text:p>
          </table:table-cell>
          <table:table-cell office:value-type="float" office:value="-111.9066925" calcext:value-type="float">
            <text:p>-111,9066925</text:p>
          </table:table-cell>
          <table:table-cell office:value-type="float" office:value="-111.8314895" calcext:value-type="float">
            <text:p>-111,8314895</text:p>
          </table:table-cell>
          <table:table-cell office:value-type="float" office:value="-111.7569274" calcext:value-type="float">
            <text:p>-111,7569274</text:p>
          </table:table-cell>
          <table:table-cell office:value-type="float" office:value="-111.6952819" calcext:value-type="float">
            <text:p>-111,6952819</text:p>
          </table:table-cell>
          <table:table-cell office:value-type="float" office:value="-111.646286" calcext:value-type="float">
            <text:p>-111,646286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5732879" calcext:value-type="float">
            <text:p>-111,5732879</text:p>
          </table:table-cell>
          <table:table-cell office:value-type="float" office:value="-111.5490951" calcext:value-type="float">
            <text:p>-111,5490951</text:p>
          </table:table-cell>
          <table:table-cell office:value-type="float" office:value="-111.5129241" calcext:value-type="float">
            <text:p>-111,5129241</text:p>
          </table:table-cell>
          <table:table-cell office:value-type="float" office:value="-111.4769134" calcext:value-type="float">
            <text:p>-111,4769134</text:p>
          </table:table-cell>
          <table:table-cell office:value-type="float" office:value="-111.4529876" calcext:value-type="float">
            <text:p>-111,4529876</text:p>
          </table:table-cell>
          <table:table-cell table:number-columns-repeated="3" office:value-type="float" office:value="-111.44104" calcext:value-type="float">
            <text:p>-111,44104</text:p>
          </table:table-cell>
          <table:table-cell office:value-type="float" office:value="-111.4529876" calcext:value-type="float">
            <text:p>-111,4529876</text:p>
          </table:table-cell>
          <table:table-cell office:value-type="float" office:value="-111.4649429" calcext:value-type="float">
            <text:p>-111,4649429</text:p>
          </table:table-cell>
          <table:table-cell office:value-type="float" office:value="-111.4888992" calcext:value-type="float">
            <text:p>-111,4888992</text:p>
          </table:table-cell>
          <table:table-cell office:value-type="float" office:value="-111.5129241" calcext:value-type="float">
            <text:p>-111,5129241</text:p>
          </table:table-cell>
          <table:table-cell office:value-type="float" office:value="-111.5370254" calcext:value-type="float">
            <text:p>-111,5370254</text:p>
          </table:table-cell>
          <table:table-cell office:value-type="float" office:value="-111.5732879" calcext:value-type="float">
            <text:p>-111,5732879</text:p>
          </table:table-cell>
          <table:table-cell office:value-type="float" office:value="-111.6340713" calcext:value-type="float">
            <text:p>-111,6340713</text:p>
          </table:table-cell>
          <table:table-cell office:value-type="float" office:value="-111.7075729" calcext:value-type="float">
            <text:p>-111,7075729</text:p>
          </table:table-cell>
          <table:table-cell office:value-type="float" office:value="-111.7941284" calcext:value-type="float">
            <text:p>-111,7941284</text:p>
          </table:table-cell>
          <table:table-cell office:value-type="float" office:value="-111.8815536" calcext:value-type="float">
            <text:p>-111,8815536</text:p>
          </table:table-cell>
          <table:table-cell office:value-type="float" office:value="-111.9952621" calcext:value-type="float">
            <text:p>-111,9952621</text:p>
          </table:table-cell>
          <table:table-cell office:value-type="float" office:value="-112.1104736" calcext:value-type="float">
            <text:p>-112,1104736</text:p>
          </table:table-cell>
          <table:table-cell office:value-type="float" office:value="-112.2403106" calcext:value-type="float">
            <text:p>-112,2403106</text:p>
          </table:table-cell>
          <table:table-cell office:value-type="float" office:value="-112.3323669" calcext:value-type="float">
            <text:p>-112,3323669</text:p>
          </table:table-cell>
          <table:table-cell office:value-type="float" office:value="-112.4254074" calcext:value-type="float">
            <text:p>-112,4254074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8358383" calcext:value-type="float">
            <text:p>-112,8358383</text:p>
          </table:table-cell>
          <table:table-cell table:number-columns-repeated="5" office:value-type="float" office:value="-112.8078613" calcext:value-type="float">
            <text:p>-112,8078613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8498611" calcext:value-type="float">
            <text:p>-112,8498611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3.1351394" calcext:value-type="float">
            <text:p>-113,1351394</text:p>
          </table:table-cell>
          <table:table-cell table:number-columns-repeated="2" office:value-type="float" office:value="-113.2519226" calcext:value-type="float">
            <text:p>-113,2519226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628448" calcext:value-type="float">
            <text:p>-112,9628448</text:p>
          </table:table-cell>
          <table:table-cell table:number-columns-repeated="3" office:value-type="float" office:value="-112.9486389" calcext:value-type="float">
            <text:p>-112,9486389</text:p>
          </table:table-cell>
          <table:table-cell office:value-type="float" office:value="-112.9628448" calcext:value-type="float">
            <text:p>-112,962844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6968612" calcext:value-type="float">
            <text:p>-112,6968612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6145248" calcext:value-type="float">
            <text:p>-112,6145248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5465087" calcext:value-type="float">
            <text:p>-112,5465087</text:p>
          </table:table-cell>
          <table:table-cell office:value-type="float" office:value="-112.5194473" calcext:value-type="float">
            <text:p>-112,5194473</text:p>
          </table:table-cell>
          <table:table-cell table:number-columns-repeated="2" office:value-type="float" office:value="-112.5059585" calcext:value-type="float">
            <text:p>-112,5059585</text:p>
          </table:table-cell>
          <table:table-cell office:value-type="float" office:value="-112.5194473" calcext:value-type="float">
            <text:p>-112,5194473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5736541" calcext:value-type="float">
            <text:p>-112,5736541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6830825" calcext:value-type="float">
            <text:p>-112,6830825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344635" calcext:value-type="float">
            <text:p>-112,9344635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7244796" calcext:value-type="float">
            <text:p>-112,7244796</text:p>
          </table:table-cell>
          <table:table-cell office:value-type="float" office:value="-112.6693267" calcext:value-type="float">
            <text:p>-112,6693267</text:p>
          </table:table-cell>
          <table:table-cell office:value-type="float" office:value="-112.6281967" calcext:value-type="float">
            <text:p>-112,6281967</text:p>
          </table:table-cell>
          <table:table-cell office:value-type="float" office:value="-112.5872573" calcext:value-type="float">
            <text:p>-112,5872573</text:p>
          </table:table-cell>
          <table:table-cell office:value-type="float" office:value="-112.5600738" calcext:value-type="float">
            <text:p>-112,5600738</text:p>
          </table:table-cell>
          <table:table-cell table:number-columns-repeated="2" office:value-type="float" office:value="-112.5329742" calcext:value-type="float">
            <text:p>-112,5329742</text:p>
          </table:table-cell>
          <table:table-cell table:number-columns-repeated="3" office:value-type="float" office:value="-112.5194473" calcext:value-type="float">
            <text:p>-112,5194473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5872573" calcext:value-type="float">
            <text:p>-112,5872573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6968612" calcext:value-type="float">
            <text:p>-112,6968612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1641845" calcext:value-type="float">
            <text:p>-113,1641845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2.9344635" calcext:value-type="float">
            <text:p>-112,9344635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8638992" calcext:value-type="float">
            <text:p>-112,8638992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3.0342178" calcext:value-type="float">
            <text:p>-113,0342178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2.9913253" calcext:value-type="float">
            <text:p>-112,9913253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8498611" calcext:value-type="float">
            <text:p>-112,8498611</text:p>
          </table:table-cell>
          <table:table-cell office:value-type="float" office:value="-112.8218383" calcext:value-type="float">
            <text:p>-112,8218383</text:p>
          </table:table-cell>
          <table:table-cell table:number-columns-repeated="2" office:value-type="float" office:value="-112.7939147" calcext:value-type="float">
            <text:p>-112,7939147</text:p>
          </table:table-cell>
          <table:table-cell office:value-type="float" office:value="-112.8078613" calcext:value-type="float">
            <text:p>-112,8078613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485687" calcext:value-type="float">
            <text:p>-113,0485687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9061737" calcext:value-type="float">
            <text:p>-112,9061737</text:p>
          </table:table-cell>
          <table:table-cell office:value-type="float" office:value="-112.8779678" calcext:value-type="float">
            <text:p>-112,8779678</text:p>
          </table:table-cell>
          <table:table-cell table:number-columns-repeated="3" office:value-type="float" office:value="-112.8638992" calcext:value-type="float">
            <text:p>-112,8638992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8920593" calcext:value-type="float">
            <text:p>-112,8920593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2.9770736" calcext:value-type="float">
            <text:p>-112,9770736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0342178" calcext:value-type="float">
            <text:p>-113,0342178</text:p>
          </table:table-cell>
          <table:table-cell table:number-columns-repeated="2" office:value-type="float" office:value="-113.0629272" calcext:value-type="float">
            <text:p>-113,0629272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2.9486389" calcext:value-type="float">
            <text:p>-112,9486389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752182" calcext:value-type="float">
            <text:p>-112,752182</text:p>
          </table:table-cell>
          <table:table-cell table:number-columns-repeated="2" office:value-type="float" office:value="-112.738327" calcext:value-type="float">
            <text:p>-112,738327</text:p>
          </table:table-cell>
          <table:table-cell office:value-type="float" office:value="-112.752182" calcext:value-type="float">
            <text:p>-112,752182</text:p>
          </table:table-cell>
          <table:table-cell office:value-type="float" office:value="-112.7660751" calcext:value-type="float">
            <text:p>-112,7660751</text:p>
          </table:table-cell>
          <table:table-cell office:value-type="float" office:value="-112.7939147" calcext:value-type="float">
            <text:p>-112,7939147</text:p>
          </table:table-cell>
          <table:table-cell office:value-type="float" office:value="-112.8358383" calcext:value-type="float">
            <text:p>-112,8358383</text:p>
          </table:table-cell>
          <table:table-cell office:value-type="float" office:value="-112.8779678" calcext:value-type="float">
            <text:p>-112,8779678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3.0055999" calcext:value-type="float">
            <text:p>-113,0055999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876419" calcext:value-type="float">
            <text:p>-113,876419</text:p>
          </table:table-cell>
          <table:table-cell table:number-columns-repeated="2" office:value-type="float" office:value="-113.8922271" calcext:value-type="float">
            <text:p>-113,8922271</text:p>
          </table:table-cell>
          <table:table-cell office:value-type="float" office:value="-113.9080658" calcext:value-type="float">
            <text:p>-113,9080658</text:p>
          </table:table-cell>
          <table:table-cell office:value-type="float" office:value="-113.9398193" calcext:value-type="float">
            <text:p>-113,9398193</text:p>
          </table:table-cell>
          <table:table-cell office:value-type="float" office:value="-113.9876785" calcext:value-type="float">
            <text:p>-113,9876785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4.003685" calcext:value-type="float">
            <text:p>-114,003685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6427002" calcext:value-type="float">
            <text:p>-113,6427002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5205764" calcext:value-type="float">
            <text:p>-113,5205764</text:p>
          </table:table-cell>
          <table:table-cell table:number-columns-repeated="2" office:value-type="float" office:value="-113.4903183" calcext:value-type="float">
            <text:p>-113,4903183</text:p>
          </table:table-cell>
          <table:table-cell table:number-columns-repeated="2" office:value-type="float" office:value="-113.5054321" calcext:value-type="float">
            <text:p>-113,5054321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5509491" calcext:value-type="float">
            <text:p>-113,5509491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7665634" calcext:value-type="float">
            <text:p>-113,7665634</text:p>
          </table:table-cell>
          <table:table-cell office:value-type="float" office:value="-113.876419" calcext:value-type="float">
            <text:p>-113,876419</text:p>
          </table:table-cell>
          <table:table-cell office:value-type="float" office:value="-114.003685" calcext:value-type="float">
            <text:p>-114,003685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47467" calcext:value-type="float">
            <text:p>-114,247467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3.9239273" calcext:value-type="float">
            <text:p>-113,9239273</text:p>
          </table:table-cell>
          <table:table-cell office:value-type="float" office:value="-113.8134765" calcext:value-type="float">
            <text:p>-113,8134765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6273422" calcext:value-type="float">
            <text:p>-113,6273422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3405532" calcext:value-type="float">
            <text:p>-113,3405532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2225799" calcext:value-type="float">
            <text:p>-113,2225799</text:p>
          </table:table-cell>
          <table:table-cell office:value-type="float" office:value="-113.178749" calcext:value-type="float">
            <text:p>-113,178749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061782" calcext:value-type="float">
            <text:p>-113,1061782</text:p>
          </table:table-cell>
          <table:table-cell office:value-type="float" office:value="-113.0917434" calcext:value-type="float">
            <text:p>-113,0917434</text:p>
          </table:table-cell>
          <table:table-cell table:number-columns-repeated="2" office:value-type="float" office:value="-113.1061782" calcext:value-type="float">
            <text:p>-113,1061782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1351394" calcext:value-type="float">
            <text:p>-113,1351394</text:p>
          </table:table-cell>
          <table:table-cell office:value-type="float" office:value="-113.1496505" calcext:value-type="float">
            <text:p>-113,1496505</text:p>
          </table:table-cell>
          <table:table-cell office:value-type="float" office:value="-113.1933288" calcext:value-type="float">
            <text:p>-113,1933288</text:p>
          </table:table-cell>
          <table:table-cell office:value-type="float" office:value="-113.237236" calcext:value-type="float">
            <text:p>-113,237236</text:p>
          </table:table-cell>
          <table:table-cell office:value-type="float" office:value="-113.2961273" calcext:value-type="float">
            <text:p>-113,2961273</text:p>
          </table:table-cell>
          <table:table-cell office:value-type="float" office:value="-113.3554153" calcext:value-type="float">
            <text:p>-113,3554153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5054321" calcext:value-type="float">
            <text:p>-113,5054321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3852081" calcext:value-type="float">
            <text:p>-113,3852081</text:p>
          </table:table-cell>
          <table:table-cell table:number-columns-repeated="4" office:value-type="float" office:value="-113.3554153" calcext:value-type="float">
            <text:p>-113,3554153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5967025" calcext:value-type="float">
            <text:p>-113,5967025</text:p>
          </table:table-cell>
          <table:table-cell office:value-type="float" office:value="-113.6889495" calcext:value-type="float">
            <text:p>-113,6889495</text:p>
          </table:table-cell>
          <table:table-cell office:value-type="float" office:value="-113.7821807" calcext:value-type="float">
            <text:p>-113,7821807</text:p>
          </table:table-cell>
          <table:table-cell office:value-type="float" office:value="-113.8922271" calcext:value-type="float">
            <text:p>-113,8922271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5152511" calcext:value-type="float">
            <text:p>-114,5152511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813232" calcext:value-type="float">
            <text:p>-114,4813232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309951" calcext:value-type="float">
            <text:p>-114,2309951</text:p>
          </table:table-cell>
          <table:table-cell table:number-columns-repeated="3" office:value-type="float" office:value="-114.2145614" calcext:value-type="float">
            <text:p>-114,2145614</text:p>
          </table:table-cell>
          <table:table-cell office:value-type="float" office:value="-114.1981506" calcext:value-type="float">
            <text:p>-114,1981506</text:p>
          </table:table-cell>
          <table:table-cell table:number-columns-repeated="4" office:value-type="float" office:value="-114.1817855" calcext:value-type="float">
            <text:p>-114,1817855</text:p>
          </table:table-cell>
          <table:table-cell office:value-type="float" office:value="-114.2145614" calcext:value-type="float">
            <text:p>-114,214561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4.0357971" calcext:value-type="float">
            <text:p>-114,0357971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3.9876785" calcext:value-type="float">
            <text:p>-113,9876785</text:p>
          </table:table-cell>
          <table:table-cell table:number-columns-repeated="5" office:value-type="float" office:value="-113.9716949" calcext:value-type="float">
            <text:p>-113,9716949</text:p>
          </table:table-cell>
          <table:table-cell office:value-type="float" office:value="-113.8291702" calcext:value-type="float">
            <text:p>-113,8291702</text:p>
          </table:table-cell>
          <table:table-cell office:value-type="float" office:value="-113.6735076" calcext:value-type="float">
            <text:p>-113,6735076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266632" calcext:value-type="float">
            <text:p>-113,266632</text:p>
          </table:table-cell>
          <table:table-cell office:value-type="float" office:value="-113.0917434" calcext:value-type="float">
            <text:p>-113,0917434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7799835" calcext:value-type="float">
            <text:p>-112,7799835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5329742" calcext:value-type="float">
            <text:p>-112,5329742</text:p>
          </table:table-cell>
          <table:table-cell office:value-type="float" office:value="-112.4655914" calcext:value-type="float">
            <text:p>-112,4655914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3588485" calcext:value-type="float">
            <text:p>-112,3588485</text:p>
          </table:table-cell>
          <table:table-cell office:value-type="float" office:value="-112.3191528" calcext:value-type="float">
            <text:p>-112,3191528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2272415" calcext:value-type="float">
            <text:p>-112,2272415</text:p>
          </table:table-cell>
          <table:table-cell table:number-columns-repeated="2" office:value-type="float" office:value="-112.2141876" calcext:value-type="float">
            <text:p>-112,2141876</text:p>
          </table:table-cell>
          <table:table-cell office:value-type="float" office:value="-112.2272415" calcext:value-type="float">
            <text:p>-112,2272415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3059692" calcext:value-type="float">
            <text:p>-112,3059692</text:p>
          </table:table-cell>
          <table:table-cell office:value-type="float" office:value="-112.372116" calcext:value-type="float">
            <text:p>-112,372116</text:p>
          </table:table-cell>
          <table:table-cell office:value-type="float" office:value="-112.4254074" calcext:value-type="float">
            <text:p>-112,4254074</text:p>
          </table:table-cell>
          <table:table-cell office:value-type="float" office:value="-112.4924774" calcext:value-type="float">
            <text:p>-112,4924774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6418838" calcext:value-type="float">
            <text:p>-112,6418838</text:p>
          </table:table-cell>
          <table:table-cell office:value-type="float" office:value="-112.7660751" calcext:value-type="float">
            <text:p>-112,7660751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3.0773239" calcext:value-type="float">
            <text:p>-113,0773239</text:p>
          </table:table-cell>
          <table:table-cell office:value-type="float" office:value="-113.2519226" calcext:value-type="float">
            <text:p>-113,2519226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3554153" calcext:value-type="float">
            <text:p>-113,3554153</text:p>
          </table:table-cell>
          <table:table-cell table:number-columns-repeated="6" office:value-type="float" office:value="-113.3405532" calcext:value-type="float">
            <text:p>-113,3405532</text:p>
          </table:table-cell>
          <table:table-cell office:value-type="float" office:value="-113.3703002" calcext:value-type="float">
            <text:p>-113,3703002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601593" calcext:value-type="float">
            <text:p>-113,4601593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7044143" calcext:value-type="float">
            <text:p>-113,7044143</text:p>
          </table:table-cell>
          <table:table-cell office:value-type="float" office:value="-113.7821807" calcext:value-type="float">
            <text:p>-113,7821807</text:p>
          </table:table-cell>
          <table:table-cell office:value-type="float" office:value="-113.8606414" calcext:value-type="float">
            <text:p>-113,8606414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2145614" calcext:value-type="float">
            <text:p>-114,2145614</text:p>
          </table:table-cell>
          <table:table-cell office:value-type="float" office:value="-114.3970794" calcext:value-type="float">
            <text:p>-114,3970794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2639541" calcext:value-type="float">
            <text:p>-114,2639541</text:p>
          </table:table-cell>
          <table:table-cell table:number-columns-repeated="3" office:value-type="float" office:value="-114.247467" calcext:value-type="float">
            <text:p>-114,247467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3136367" calcext:value-type="float">
            <text:p>-114,3136367</text:p>
          </table:table-cell>
          <table:table-cell office:value-type="float" office:value="-114.3469162" calcext:value-type="float">
            <text:p>-114,3469162</text:p>
          </table:table-cell>
          <table:table-cell office:value-type="float" office:value="-114.3803253" calcext:value-type="float">
            <text:p>-114,3803253</text:p>
          </table:table-cell>
          <table:table-cell office:value-type="float" office:value="-114.4306793" calcext:value-type="float">
            <text:p>-114,4306793</text:p>
          </table:table-cell>
          <table:table-cell office:value-type="float" office:value="-114.4138641" calcext:value-type="float">
            <text:p>-114,4138641</text:p>
          </table:table-cell>
          <table:table-cell office:value-type="float" office:value="-114.3970794" calcext:value-type="float">
            <text:p>-114,3970794</text:p>
          </table:table-cell>
          <table:table-cell table:number-columns-repeated="2" office:value-type="float" office:value="-114.3803253" calcext:value-type="float">
            <text:p>-114,3803253</text:p>
          </table:table-cell>
          <table:table-cell office:value-type="float" office:value="-114.2970504" calcext:value-type="float">
            <text:p>-114,297050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0518951" calcext:value-type="float">
            <text:p>-114,0518951</text:p>
          </table:table-cell>
          <table:table-cell office:value-type="float" office:value="-114.0197219" calcext:value-type="float">
            <text:p>-114,0197219</text:p>
          </table:table-cell>
          <table:table-cell table:number-columns-repeated="3" office:value-type="float" office:value="-113.9876785" calcext:value-type="float">
            <text:p>-113,9876785</text:p>
          </table:table-cell>
          <table:table-cell office:value-type="float" office:value="-114.003685" calcext:value-type="float">
            <text:p>-114,003685</text:p>
          </table:table-cell>
          <table:table-cell office:value-type="float" office:value="-114.0197219" calcext:value-type="float">
            <text:p>-114,0197219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4.1003723" calcext:value-type="float">
            <text:p>-114,1003723</text:p>
          </table:table-cell>
          <table:table-cell office:value-type="float" office:value="-114.1491317" calcext:value-type="float">
            <text:p>-114,1491317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2639541" calcext:value-type="float">
            <text:p>-114,2639541</text:p>
          </table:table-cell>
          <table:table-cell office:value-type="float" office:value="-114.3636093" calcext:value-type="float">
            <text:p>-114,3636093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7390823" calcext:value-type="float">
            <text:p>-114,7390823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986763" calcext:value-type="float">
            <text:p>-114,986763</text:p>
          </table:table-cell>
          <table:table-cell office:value-type="float" office:value="-114.8974914" calcext:value-type="float">
            <text:p>-114,8974914</text:p>
          </table:table-cell>
          <table:table-cell office:value-type="float" office:value="-114.8267288" calcext:value-type="float">
            <text:p>-114,8267288</text:p>
          </table:table-cell>
          <table:table-cell office:value-type="float" office:value="-114.756546" calcext:value-type="float">
            <text:p>-114,756546</text:p>
          </table:table-cell>
          <table:table-cell office:value-type="float" office:value="-114.6869201" calcext:value-type="float">
            <text:p>-114,6869201</text:p>
          </table:table-cell>
          <table:table-cell office:value-type="float" office:value="-114.6006622" calcext:value-type="float">
            <text:p>-114,6006622</text:p>
          </table:table-cell>
          <table:table-cell office:value-type="float" office:value="-114.5322647" calcext:value-type="float">
            <text:p>-114,5322647</text:p>
          </table:table-cell>
          <table:table-cell office:value-type="float" office:value="-114.4644088" calcext:value-type="float">
            <text:p>-114,4644088</text:p>
          </table:table-cell>
          <table:table-cell office:value-type="float" office:value="-114.4306793" calcext:value-type="float">
            <text:p>-114,4306793</text:p>
          </table:table-cell>
          <table:table-cell table:number-columns-repeated="4" office:value-type="float" office:value="-114.3970794" calcext:value-type="float">
            <text:p>-114,3970794</text:p>
          </table:table-cell>
          <table:table-cell office:value-type="float" office:value="-114.3302688" calcext:value-type="float">
            <text:p>-114,3302688</text:p>
          </table:table-cell>
          <table:table-cell office:value-type="float" office:value="-114.2804794" calcext:value-type="float">
            <text:p>-114,2804794</text:p>
          </table:table-cell>
          <table:table-cell office:value-type="float" office:value="-114.2309951" calcext:value-type="float">
            <text:p>-114,2309951</text:p>
          </table:table-cell>
          <table:table-cell office:value-type="float" office:value="-114.1981506" calcext:value-type="float">
            <text:p>-114,1981506</text:p>
          </table:table-cell>
          <table:table-cell office:value-type="float" office:value="-114.1817855" calcext:value-type="float">
            <text:p>-114,1817855</text:p>
          </table:table-cell>
          <table:table-cell office:value-type="float" office:value="-114.132843" calcext:value-type="float">
            <text:p>-114,132843</text:p>
          </table:table-cell>
          <table:table-cell office:value-type="float" office:value="-114.0680236" calcext:value-type="float">
            <text:p>-114,0680236</text:p>
          </table:table-cell>
          <table:table-cell office:value-type="float" office:value="-113.9557418" calcext:value-type="float">
            <text:p>-113,9557418</text:p>
          </table:table-cell>
          <table:table-cell office:value-type="float" office:value="-113.8448944" calcext:value-type="float">
            <text:p>-113,8448944</text:p>
          </table:table-cell>
          <table:table-cell office:value-type="float" office:value="-113.7509918" calcext:value-type="float">
            <text:p>-113,7509918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5814285" calcext:value-type="float">
            <text:p>-113,5814285</text:p>
          </table:table-cell>
          <table:table-cell office:value-type="float" office:value="-113.5205764" calcext:value-type="float">
            <text:p>-113,5205764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151077" calcext:value-type="float">
            <text:p>-113,4151077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3852081" calcext:value-type="float">
            <text:p>-113,3852081</text:p>
          </table:table-cell>
          <table:table-cell table:number-columns-repeated="2" office:value-type="float" office:value="-113.3703002" calcext:value-type="float">
            <text:p>-113,3703002</text:p>
          </table:table-cell>
          <table:table-cell office:value-type="float" office:value="-113.3852081" calcext:value-type="float">
            <text:p>-113,3852081</text:p>
          </table:table-cell>
          <table:table-cell office:value-type="float" office:value="-113.4001541" calcext:value-type="float">
            <text:p>-113,4001541</text:p>
          </table:table-cell>
          <table:table-cell office:value-type="float" office:value="-113.4451141" calcext:value-type="float">
            <text:p>-113,4451141</text:p>
          </table:table-cell>
          <table:table-cell office:value-type="float" office:value="-113.4752273" calcext:value-type="float">
            <text:p>-113,4752273</text:p>
          </table:table-cell>
          <table:table-cell office:value-type="float" office:value="-113.5357513" calcext:value-type="float">
            <text:p>-113,5357513</text:p>
          </table:table-cell>
          <table:table-cell office:value-type="float" office:value="-113.6120071" calcext:value-type="float">
            <text:p>-113,6120071</text:p>
          </table:table-cell>
          <table:table-cell office:value-type="float" office:value="-113.6580886" calcext:value-type="float">
            <text:p>-113,6580886</text:p>
          </table:table-cell>
          <table:table-cell office:value-type="float" office:value="-113.7199096" calcext:value-type="float">
            <text:p>-113,7199096</text:p>
          </table:table-cell>
          <table:table-cell office:value-type="float" office:value="-113.5814285" calcext:value-type="float">
            <text:p>-113,5814285</text:p>
          </table:table-cell>
          <table:table-cell office:value-type="float" office:value="-113.4300994" calcext:value-type="float">
            <text:p>-113,4300994</text:p>
          </table:table-cell>
          <table:table-cell office:value-type="float" office:value="-113.2813644" calcext:value-type="float">
            <text:p>-113,2813644</text:p>
          </table:table-cell>
          <table:table-cell office:value-type="float" office:value="-113.1206512" calcext:value-type="float">
            <text:p>-113,1206512</text:p>
          </table:table-cell>
          <table:table-cell office:value-type="float" office:value="-113.0198974" calcext:value-type="float">
            <text:p>-113,0198974</text:p>
          </table:table-cell>
          <table:table-cell office:value-type="float" office:value="-112.9203033" calcext:value-type="float">
            <text:p>-112,9203033</text:p>
          </table:table-cell>
          <table:table-cell office:value-type="float" office:value="-112.8218383" calcext:value-type="float">
            <text:p>-112,8218383</text:p>
          </table:table-cell>
          <table:table-cell office:value-type="float" office:value="-112.7106552" calcext:value-type="float">
            <text:p>-112,7106552</text:p>
          </table:table-cell>
          <table:table-cell office:value-type="float" office:value="-112.5600738" calcext:value-type="float">
            <text:p>-112,5600738</text:p>
          </table:table-cell>
          <table:table-cell office:value-type="float" office:value="-112.4120559" calcext:value-type="float">
            <text:p>-112,4120559</text:p>
          </table:table-cell>
          <table:table-cell office:value-type="float" office:value="-112.26651" calcext:value-type="float">
            <text:p>-112,26651</text:p>
          </table:table-cell>
          <table:table-cell office:value-type="float" office:value="-112.1362838" calcext:value-type="float">
            <text:p>-112,1362838</text:p>
          </table:table-cell>
          <table:table-cell office:value-type="float" office:value="-111.9952621" calcext:value-type="float">
            <text:p>-111,9952621</text:p>
          </table:table-cell>
          <table:table-cell office:value-type="float" office:value="-111.8815536" calcext:value-type="float">
            <text:p>-111,8815536</text:p>
          </table:table-cell>
          <table:table-cell office:value-type="float" office:value="-111.7569274" calcext:value-type="float">
            <text:p>-111,7569274</text:p>
          </table:table-cell>
          <table:table-cell office:value-type="float" office:value="-111.6830062" calcext:value-type="float">
            <text:p>-111,6830062</text:p>
          </table:table-cell>
          <table:table-cell office:value-type="float" office:value="-111.609703" calcext:value-type="float">
            <text:p>-111,609703</text:p>
          </table:table-cell>
          <table:table-cell office:value-type="float" office:value="-111.5370254" calcext:value-type="float">
            <text:p>-111,5370254</text:p>
          </table:table-cell>
          <table:table-cell office:value-type="float" office:value="-111.4769134" calcext:value-type="float">
            <text:p>-111,4769134</text:p>
          </table:table-cell>
          <table:table-cell office:value-type="float" office:value="-111.3934478" calcext:value-type="float">
            <text:p>-111,3934478</text:p>
          </table:table-cell>
          <table:table-cell office:value-type="float" office:value="-111.3107833" calcext:value-type="float">
            <text:p>-111,3107833</text:p>
          </table:table-cell>
          <table:table-cell office:value-type="float" office:value="-111.2405471" calcext:value-type="float">
            <text:p>-111,2405471</text:p>
          </table:table-cell>
          <table:table-cell office:value-type="float" office:value="-111.1940383" calcext:value-type="float">
            <text:p>-111,1940383</text:p>
          </table:table-cell>
          <table:table-cell office:value-type="float" office:value="-111.1477737" calcext:value-type="float">
            <text:p>-111,1477737</text:p>
          </table:table-cell>
          <table:table-cell office:value-type="float" office:value="-111.1132354" calcext:value-type="float">
            <text:p>-111,1132354</text:p>
          </table:table-cell>
          <table:table-cell office:value-type="float" office:value="-111.1017532" calcext:value-type="float">
            <text:p>-111,1017532</text:p>
          </table:table-cell>
          <table:table-cell table:number-columns-repeated="3" office:value-type="float" office:value="-111.0902862" calcext:value-type="float">
            <text:p>-111,0902862</text:p>
          </table:table-cell>
          <table:table-cell office:value-type="float" office:value="-111.1132354" calcext:value-type="float">
            <text:p>-111,1132354</text:p>
          </table:table-cell>
          <table:table-cell office:value-type="float" office:value="-111.1247406" calcext:value-type="float">
            <text:p>-111,1247406</text:p>
          </table:table-cell>
          <table:table-cell office:value-type="float" office:value="-111.1593093" calcext:value-type="float">
            <text:p>-111,1593093</text:p>
          </table:table-cell>
          <table:table-cell office:value-type="float" office:value="-111.2172546" calcext:value-type="float">
            <text:p>-111,2172546</text:p>
          </table:table-cell>
          <table:table-cell office:value-type="float" office:value="-111.2755966" calcext:value-type="float">
            <text:p>-111,2755966</text:p>
          </table:table-cell>
          <table:table-cell office:value-type="float" office:value="-111.3579254" calcext:value-type="float">
            <text:p>-111,3579254</text:p>
          </table:table-cell>
        </table:table-row>
        <table:table-row table:style-name="ro1">
          <table:table-cell table:formula="of:=20/[.$A$2]" office:value-type="float" office:value="0.01998001998002" calcext:value-type="float">
            <text:p>0,019980019980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string" calcext:value-type="string">
            <text:p>ostatnia kolumna</text:p>
          </table:table-cell>
          <table:table-cell table:formula="of:=[.C5]*[.$A$5]" office:value-type="float" office:value="0" calcext:value-type="float">
            <text:p>0</text:p>
          </table:table-cell>
          <table:table-cell table:formula="of:=[.D5]*[.$A$5]" office:value-type="float" office:value="0.01998001998002" calcext:value-type="float">
            <text:p>0,01998001998002</text:p>
          </table:table-cell>
          <table:table-cell table:formula="of:=[.E5]*[.$A$5]" office:value-type="float" office:value="0.03996003996004" calcext:value-type="float">
            <text:p>0,03996003996004</text:p>
          </table:table-cell>
          <table:table-cell table:formula="of:=[.F5]*[.$A$5]" office:value-type="float" office:value="0.0599400599400599" calcext:value-type="float">
            <text:p>0,0599400599400599</text:p>
          </table:table-cell>
          <table:table-cell table:formula="of:=[.G5]*[.$A$5]" office:value-type="float" office:value="0.0799200799200799" calcext:value-type="float">
            <text:p>0,0799200799200799</text:p>
          </table:table-cell>
          <table:table-cell table:formula="of:=[.H5]*[.$A$5]" office:value-type="float" office:value="0.0999000999000999" calcext:value-type="float">
            <text:p>0,0999000999000999</text:p>
          </table:table-cell>
          <table:table-cell table:formula="of:=[.I5]*[.$A$5]" office:value-type="float" office:value="0.11988011988012" calcext:value-type="float">
            <text:p>0,11988011988012</text:p>
          </table:table-cell>
          <table:table-cell table:formula="of:=[.J5]*[.$A$5]" office:value-type="float" office:value="0.13986013986014" calcext:value-type="float">
            <text:p>0,13986013986014</text:p>
          </table:table-cell>
          <table:table-cell table:formula="of:=[.K5]*[.$A$5]" office:value-type="float" office:value="0.15984015984016" calcext:value-type="float">
            <text:p>0,15984015984016</text:p>
          </table:table-cell>
          <table:table-cell table:formula="of:=[.L5]*[.$A$5]" office:value-type="float" office:value="0.17982017982018" calcext:value-type="float">
            <text:p>0,17982017982018</text:p>
          </table:table-cell>
          <table:table-cell table:formula="of:=[.M5]*[.$A$5]" office:value-type="float" office:value="0.1998001998002" calcext:value-type="float">
            <text:p>0,1998001998002</text:p>
          </table:table-cell>
          <table:table-cell table:formula="of:=[.N5]*[.$A$5]" office:value-type="float" office:value="0.21978021978022" calcext:value-type="float">
            <text:p>0,21978021978022</text:p>
          </table:table-cell>
          <table:table-cell table:formula="of:=[.O5]*[.$A$5]" office:value-type="float" office:value="0.23976023976024" calcext:value-type="float">
            <text:p>0,23976023976024</text:p>
          </table:table-cell>
          <table:table-cell table:formula="of:=[.P5]*[.$A$5]" office:value-type="float" office:value="0.25974025974026" calcext:value-type="float">
            <text:p>0,25974025974026</text:p>
          </table:table-cell>
          <table:table-cell table:formula="of:=[.Q5]*[.$A$5]" office:value-type="float" office:value="0.27972027972028" calcext:value-type="float">
            <text:p>0,27972027972028</text:p>
          </table:table-cell>
          <table:table-cell table:formula="of:=[.R5]*[.$A$5]" office:value-type="float" office:value="0.2997002997003" calcext:value-type="float">
            <text:p>0,2997002997003</text:p>
          </table:table-cell>
          <table:table-cell table:formula="of:=[.S5]*[.$A$5]" office:value-type="float" office:value="0.31968031968032" calcext:value-type="float">
            <text:p>0,31968031968032</text:p>
          </table:table-cell>
          <table:table-cell table:formula="of:=[.T5]*[.$A$5]" office:value-type="float" office:value="0.33966033966034" calcext:value-type="float">
            <text:p>0,33966033966034</text:p>
          </table:table-cell>
          <table:table-cell table:formula="of:=[.U5]*[.$A$5]" office:value-type="float" office:value="0.35964035964036" calcext:value-type="float">
            <text:p>0,35964035964036</text:p>
          </table:table-cell>
          <table:table-cell table:formula="of:=[.V5]*[.$A$5]" office:value-type="float" office:value="0.37962037962038" calcext:value-type="float">
            <text:p>0,37962037962038</text:p>
          </table:table-cell>
          <table:table-cell table:formula="of:=[.W5]*[.$A$5]" office:value-type="float" office:value="0.3996003996004" calcext:value-type="float">
            <text:p>0,3996003996004</text:p>
          </table:table-cell>
          <table:table-cell table:formula="of:=[.X5]*[.$A$5]" office:value-type="float" office:value="0.41958041958042" calcext:value-type="float">
            <text:p>0,41958041958042</text:p>
          </table:table-cell>
          <table:table-cell table:formula="of:=[.Y5]*[.$A$5]" office:value-type="float" office:value="0.43956043956044" calcext:value-type="float">
            <text:p>0,43956043956044</text:p>
          </table:table-cell>
          <table:table-cell table:formula="of:=[.Z5]*[.$A$5]" office:value-type="float" office:value="0.45954045954046" calcext:value-type="float">
            <text:p>0,45954045954046</text:p>
          </table:table-cell>
          <table:table-cell table:formula="of:=[.AA5]*[.$A$5]" office:value-type="float" office:value="0.47952047952048" calcext:value-type="float">
            <text:p>0,47952047952048</text:p>
          </table:table-cell>
          <table:table-cell table:formula="of:=[.AB5]*[.$A$5]" office:value-type="float" office:value="0.4995004995005" calcext:value-type="float">
            <text:p>0,4995004995005</text:p>
          </table:table-cell>
          <table:table-cell table:formula="of:=[.AC5]*[.$A$5]" office:value-type="float" office:value="0.519480519480519" calcext:value-type="float">
            <text:p>0,519480519480519</text:p>
          </table:table-cell>
          <table:table-cell table:formula="of:=[.AD5]*[.$A$5]" office:value-type="float" office:value="0.53946053946054" calcext:value-type="float">
            <text:p>0,53946053946054</text:p>
          </table:table-cell>
          <table:table-cell table:formula="of:=[.AE5]*[.$A$5]" office:value-type="float" office:value="0.55944055944056" calcext:value-type="float">
            <text:p>0,55944055944056</text:p>
          </table:table-cell>
          <table:table-cell table:formula="of:=[.AF5]*[.$A$5]" office:value-type="float" office:value="0.57942057942058" calcext:value-type="float">
            <text:p>0,57942057942058</text:p>
          </table:table-cell>
          <table:table-cell table:formula="of:=[.AG5]*[.$A$5]" office:value-type="float" office:value="0.599400599400599" calcext:value-type="float">
            <text:p>0,599400599400599</text:p>
          </table:table-cell>
          <table:table-cell table:formula="of:=[.AH5]*[.$A$5]" office:value-type="float" office:value="0.619380619380619" calcext:value-type="float">
            <text:p>0,619380619380619</text:p>
          </table:table-cell>
          <table:table-cell table:formula="of:=[.AI5]*[.$A$5]" office:value-type="float" office:value="0.639360639360639" calcext:value-type="float">
            <text:p>0,639360639360639</text:p>
          </table:table-cell>
          <table:table-cell table:formula="of:=[.AJ5]*[.$A$5]" office:value-type="float" office:value="0.659340659340659" calcext:value-type="float">
            <text:p>0,659340659340659</text:p>
          </table:table-cell>
          <table:table-cell table:formula="of:=[.AK5]*[.$A$5]" office:value-type="float" office:value="0.679320679320679" calcext:value-type="float">
            <text:p>0,679320679320679</text:p>
          </table:table-cell>
          <table:table-cell table:formula="of:=[.AL5]*[.$A$5]" office:value-type="float" office:value="0.699300699300699" calcext:value-type="float">
            <text:p>0,699300699300699</text:p>
          </table:table-cell>
          <table:table-cell table:formula="of:=[.AM5]*[.$A$5]" office:value-type="float" office:value="0.719280719280719" calcext:value-type="float">
            <text:p>0,719280719280719</text:p>
          </table:table-cell>
          <table:table-cell table:formula="of:=[.AN5]*[.$A$5]" office:value-type="float" office:value="0.739260739260739" calcext:value-type="float">
            <text:p>0,739260739260739</text:p>
          </table:table-cell>
          <table:table-cell table:formula="of:=[.AO5]*[.$A$5]" office:value-type="float" office:value="0.759240759240759" calcext:value-type="float">
            <text:p>0,759240759240759</text:p>
          </table:table-cell>
          <table:table-cell table:formula="of:=[.AP5]*[.$A$5]" office:value-type="float" office:value="0.779220779220779" calcext:value-type="float">
            <text:p>0,779220779220779</text:p>
          </table:table-cell>
          <table:table-cell table:formula="of:=[.AQ5]*[.$A$5]" office:value-type="float" office:value="0.799200799200799" calcext:value-type="float">
            <text:p>0,799200799200799</text:p>
          </table:table-cell>
          <table:table-cell table:formula="of:=[.AR5]*[.$A$5]" office:value-type="float" office:value="0.819180819180819" calcext:value-type="float">
            <text:p>0,819180819180819</text:p>
          </table:table-cell>
          <table:table-cell table:formula="of:=[.AS5]*[.$A$5]" office:value-type="float" office:value="0.839160839160839" calcext:value-type="float">
            <text:p>0,839160839160839</text:p>
          </table:table-cell>
          <table:table-cell table:formula="of:=[.AT5]*[.$A$5]" office:value-type="float" office:value="0.859140859140859" calcext:value-type="float">
            <text:p>0,859140859140859</text:p>
          </table:table-cell>
          <table:table-cell table:formula="of:=[.AU5]*[.$A$5]" office:value-type="float" office:value="0.879120879120879" calcext:value-type="float">
            <text:p>0,879120879120879</text:p>
          </table:table-cell>
          <table:table-cell table:formula="of:=[.AV5]*[.$A$5]" office:value-type="float" office:value="0.899100899100899" calcext:value-type="float">
            <text:p>0,899100899100899</text:p>
          </table:table-cell>
          <table:table-cell table:formula="of:=[.AW5]*[.$A$5]" office:value-type="float" office:value="0.919080919080919" calcext:value-type="float">
            <text:p>0,919080919080919</text:p>
          </table:table-cell>
          <table:table-cell table:formula="of:=[.AX5]*[.$A$5]" office:value-type="float" office:value="0.939060939060939" calcext:value-type="float">
            <text:p>0,939060939060939</text:p>
          </table:table-cell>
          <table:table-cell table:formula="of:=[.AY5]*[.$A$5]" office:value-type="float" office:value="0.959040959040959" calcext:value-type="float">
            <text:p>0,959040959040959</text:p>
          </table:table-cell>
          <table:table-cell table:formula="of:=[.AZ5]*[.$A$5]" office:value-type="float" office:value="0.979020979020979" calcext:value-type="float">
            <text:p>0,979020979020979</text:p>
          </table:table-cell>
          <table:table-cell table:formula="of:=[.BA5]*[.$A$5]" office:value-type="float" office:value="0.999000999000999" calcext:value-type="float">
            <text:p>0,999000999000999</text:p>
          </table:table-cell>
          <table:table-cell table:formula="of:=[.BB5]*[.$A$5]" office:value-type="float" office:value="1.01898101898102" calcext:value-type="float">
            <text:p>1,01898101898102</text:p>
          </table:table-cell>
          <table:table-cell table:formula="of:=[.BC5]*[.$A$5]" office:value-type="float" office:value="1.03896103896104" calcext:value-type="float">
            <text:p>1,03896103896104</text:p>
          </table:table-cell>
          <table:table-cell table:formula="of:=[.BD5]*[.$A$5]" office:value-type="float" office:value="1.05894105894106" calcext:value-type="float">
            <text:p>1,05894105894106</text:p>
          </table:table-cell>
          <table:table-cell table:formula="of:=[.BE5]*[.$A$5]" office:value-type="float" office:value="1.07892107892108" calcext:value-type="float">
            <text:p>1,07892107892108</text:p>
          </table:table-cell>
          <table:table-cell table:formula="of:=[.BF5]*[.$A$5]" office:value-type="float" office:value="1.0989010989011" calcext:value-type="float">
            <text:p>1,0989010989011</text:p>
          </table:table-cell>
          <table:table-cell table:formula="of:=[.BG5]*[.$A$5]" office:value-type="float" office:value="1.11888111888112" calcext:value-type="float">
            <text:p>1,11888111888112</text:p>
          </table:table-cell>
          <table:table-cell table:formula="of:=[.BH5]*[.$A$5]" office:value-type="float" office:value="1.13886113886114" calcext:value-type="float">
            <text:p>1,13886113886114</text:p>
          </table:table-cell>
          <table:table-cell table:formula="of:=[.BI5]*[.$A$5]" office:value-type="float" office:value="1.15884115884116" calcext:value-type="float">
            <text:p>1,15884115884116</text:p>
          </table:table-cell>
          <table:table-cell table:formula="of:=[.BJ5]*[.$A$5]" office:value-type="float" office:value="1.17882117882118" calcext:value-type="float">
            <text:p>1,17882117882118</text:p>
          </table:table-cell>
          <table:table-cell table:formula="of:=[.BK5]*[.$A$5]" office:value-type="float" office:value="1.1988011988012" calcext:value-type="float">
            <text:p>1,1988011988012</text:p>
          </table:table-cell>
          <table:table-cell table:formula="of:=[.BL5]*[.$A$5]" office:value-type="float" office:value="1.21878121878122" calcext:value-type="float">
            <text:p>1,21878121878122</text:p>
          </table:table-cell>
          <table:table-cell table:formula="of:=[.BM5]*[.$A$5]" office:value-type="float" office:value="1.23876123876124" calcext:value-type="float">
            <text:p>1,23876123876124</text:p>
          </table:table-cell>
          <table:table-cell table:formula="of:=[.BN5]*[.$A$5]" office:value-type="float" office:value="1.25874125874126" calcext:value-type="float">
            <text:p>1,25874125874126</text:p>
          </table:table-cell>
          <table:table-cell table:formula="of:=[.BO5]*[.$A$5]" office:value-type="float" office:value="1.27872127872128" calcext:value-type="float">
            <text:p>1,27872127872128</text:p>
          </table:table-cell>
          <table:table-cell table:formula="of:=[.BP5]*[.$A$5]" office:value-type="float" office:value="1.2987012987013" calcext:value-type="float">
            <text:p>1,2987012987013</text:p>
          </table:table-cell>
          <table:table-cell table:formula="of:=[.BQ5]*[.$A$5]" office:value-type="float" office:value="1.31868131868132" calcext:value-type="float">
            <text:p>1,31868131868132</text:p>
          </table:table-cell>
          <table:table-cell table:formula="of:=[.BR5]*[.$A$5]" office:value-type="float" office:value="1.33866133866134" calcext:value-type="float">
            <text:p>1,33866133866134</text:p>
          </table:table-cell>
          <table:table-cell table:formula="of:=[.BS5]*[.$A$5]" office:value-type="float" office:value="1.35864135864136" calcext:value-type="float">
            <text:p>1,35864135864136</text:p>
          </table:table-cell>
          <table:table-cell table:formula="of:=[.BT5]*[.$A$5]" office:value-type="float" office:value="1.37862137862138" calcext:value-type="float">
            <text:p>1,37862137862138</text:p>
          </table:table-cell>
          <table:table-cell table:formula="of:=[.BU5]*[.$A$5]" office:value-type="float" office:value="1.3986013986014" calcext:value-type="float">
            <text:p>1,3986013986014</text:p>
          </table:table-cell>
          <table:table-cell table:formula="of:=[.BV5]*[.$A$5]" office:value-type="float" office:value="1.41858141858142" calcext:value-type="float">
            <text:p>1,41858141858142</text:p>
          </table:table-cell>
          <table:table-cell table:formula="of:=[.BW5]*[.$A$5]" office:value-type="float" office:value="1.43856143856144" calcext:value-type="float">
            <text:p>1,43856143856144</text:p>
          </table:table-cell>
          <table:table-cell table:formula="of:=[.BX5]*[.$A$5]" office:value-type="float" office:value="1.45854145854146" calcext:value-type="float">
            <text:p>1,45854145854146</text:p>
          </table:table-cell>
          <table:table-cell table:formula="of:=[.BY5]*[.$A$5]" office:value-type="float" office:value="1.47852147852148" calcext:value-type="float">
            <text:p>1,47852147852148</text:p>
          </table:table-cell>
          <table:table-cell table:formula="of:=[.BZ5]*[.$A$5]" office:value-type="float" office:value="1.4985014985015" calcext:value-type="float">
            <text:p>1,4985014985015</text:p>
          </table:table-cell>
          <table:table-cell table:formula="of:=[.CA5]*[.$A$5]" office:value-type="float" office:value="1.51848151848152" calcext:value-type="float">
            <text:p>1,51848151848152</text:p>
          </table:table-cell>
          <table:table-cell table:formula="of:=[.CB5]*[.$A$5]" office:value-type="float" office:value="1.53846153846154" calcext:value-type="float">
            <text:p>1,53846153846154</text:p>
          </table:table-cell>
          <table:table-cell table:formula="of:=[.CC5]*[.$A$5]" office:value-type="float" office:value="1.55844155844156" calcext:value-type="float">
            <text:p>1,55844155844156</text:p>
          </table:table-cell>
          <table:table-cell table:formula="of:=[.CD5]*[.$A$5]" office:value-type="float" office:value="1.57842157842158" calcext:value-type="float">
            <text:p>1,57842157842158</text:p>
          </table:table-cell>
          <table:table-cell table:formula="of:=[.CE5]*[.$A$5]" office:value-type="float" office:value="1.5984015984016" calcext:value-type="float">
            <text:p>1,5984015984016</text:p>
          </table:table-cell>
          <table:table-cell table:formula="of:=[.CF5]*[.$A$5]" office:value-type="float" office:value="1.61838161838162" calcext:value-type="float">
            <text:p>1,61838161838162</text:p>
          </table:table-cell>
          <table:table-cell table:formula="of:=[.CG5]*[.$A$5]" office:value-type="float" office:value="1.63836163836164" calcext:value-type="float">
            <text:p>1,63836163836164</text:p>
          </table:table-cell>
          <table:table-cell table:formula="of:=[.CH5]*[.$A$5]" office:value-type="float" office:value="1.65834165834166" calcext:value-type="float">
            <text:p>1,65834165834166</text:p>
          </table:table-cell>
          <table:table-cell table:formula="of:=[.CI5]*[.$A$5]" office:value-type="float" office:value="1.67832167832168" calcext:value-type="float">
            <text:p>1,67832167832168</text:p>
          </table:table-cell>
          <table:table-cell table:formula="of:=[.CJ5]*[.$A$5]" office:value-type="float" office:value="1.6983016983017" calcext:value-type="float">
            <text:p>1,6983016983017</text:p>
          </table:table-cell>
          <table:table-cell table:formula="of:=[.CK5]*[.$A$5]" office:value-type="float" office:value="1.71828171828172" calcext:value-type="float">
            <text:p>1,71828171828172</text:p>
          </table:table-cell>
          <table:table-cell table:formula="of:=[.CL5]*[.$A$5]" office:value-type="float" office:value="1.73826173826174" calcext:value-type="float">
            <text:p>1,73826173826174</text:p>
          </table:table-cell>
          <table:table-cell table:formula="of:=[.CM5]*[.$A$5]" office:value-type="float" office:value="1.75824175824176" calcext:value-type="float">
            <text:p>1,75824175824176</text:p>
          </table:table-cell>
          <table:table-cell table:formula="of:=[.CN5]*[.$A$5]" office:value-type="float" office:value="1.77822177822178" calcext:value-type="float">
            <text:p>1,77822177822178</text:p>
          </table:table-cell>
          <table:table-cell table:formula="of:=[.CO5]*[.$A$5]" office:value-type="float" office:value="1.7982017982018" calcext:value-type="float">
            <text:p>1,7982017982018</text:p>
          </table:table-cell>
          <table:table-cell table:formula="of:=[.CP5]*[.$A$5]" office:value-type="float" office:value="1.81818181818182" calcext:value-type="float">
            <text:p>1,81818181818182</text:p>
          </table:table-cell>
          <table:table-cell table:formula="of:=[.CQ5]*[.$A$5]" office:value-type="float" office:value="1.83816183816184" calcext:value-type="float">
            <text:p>1,83816183816184</text:p>
          </table:table-cell>
          <table:table-cell table:formula="of:=[.CR5]*[.$A$5]" office:value-type="float" office:value="1.85814185814186" calcext:value-type="float">
            <text:p>1,85814185814186</text:p>
          </table:table-cell>
          <table:table-cell table:formula="of:=[.CS5]*[.$A$5]" office:value-type="float" office:value="1.87812187812188" calcext:value-type="float">
            <text:p>1,87812187812188</text:p>
          </table:table-cell>
          <table:table-cell table:formula="of:=[.CT5]*[.$A$5]" office:value-type="float" office:value="1.8981018981019" calcext:value-type="float">
            <text:p>1,8981018981019</text:p>
          </table:table-cell>
          <table:table-cell table:formula="of:=[.CU5]*[.$A$5]" office:value-type="float" office:value="1.91808191808192" calcext:value-type="float">
            <text:p>1,91808191808192</text:p>
          </table:table-cell>
          <table:table-cell table:formula="of:=[.CV5]*[.$A$5]" office:value-type="float" office:value="1.93806193806194" calcext:value-type="float">
            <text:p>1,93806193806194</text:p>
          </table:table-cell>
          <table:table-cell table:formula="of:=[.CW5]*[.$A$5]" office:value-type="float" office:value="1.95804195804196" calcext:value-type="float">
            <text:p>1,95804195804196</text:p>
          </table:table-cell>
          <table:table-cell table:formula="of:=[.CX5]*[.$A$5]" office:value-type="float" office:value="1.97802197802198" calcext:value-type="float">
            <text:p>1,97802197802198</text:p>
          </table:table-cell>
          <table:table-cell table:formula="of:=[.CY5]*[.$A$5]" office:value-type="float" office:value="1.998001998002" calcext:value-type="float">
            <text:p>1,998001998002</text:p>
          </table:table-cell>
          <table:table-cell table:formula="of:=[.CZ5]*[.$A$5]" office:value-type="float" office:value="2.01798201798202" calcext:value-type="float">
            <text:p>2,01798201798202</text:p>
          </table:table-cell>
          <table:table-cell table:formula="of:=[.DA5]*[.$A$5]" office:value-type="float" office:value="2.03796203796204" calcext:value-type="float">
            <text:p>2,03796203796204</text:p>
          </table:table-cell>
          <table:table-cell table:formula="of:=[.DB5]*[.$A$5]" office:value-type="float" office:value="2.05794205794206" calcext:value-type="float">
            <text:p>2,05794205794206</text:p>
          </table:table-cell>
          <table:table-cell table:formula="of:=[.DC5]*[.$A$5]" office:value-type="float" office:value="2.07792207792208" calcext:value-type="float">
            <text:p>2,07792207792208</text:p>
          </table:table-cell>
          <table:table-cell table:formula="of:=[.DD5]*[.$A$5]" office:value-type="float" office:value="2.0979020979021" calcext:value-type="float">
            <text:p>2,0979020979021</text:p>
          </table:table-cell>
          <table:table-cell table:formula="of:=[.DE5]*[.$A$5]" office:value-type="float" office:value="2.11788211788212" calcext:value-type="float">
            <text:p>2,11788211788212</text:p>
          </table:table-cell>
          <table:table-cell table:formula="of:=[.DF5]*[.$A$5]" office:value-type="float" office:value="2.13786213786214" calcext:value-type="float">
            <text:p>2,13786213786214</text:p>
          </table:table-cell>
          <table:table-cell table:formula="of:=[.DG5]*[.$A$5]" office:value-type="float" office:value="2.15784215784216" calcext:value-type="float">
            <text:p>2,15784215784216</text:p>
          </table:table-cell>
          <table:table-cell table:formula="of:=[.DH5]*[.$A$5]" office:value-type="float" office:value="2.17782217782218" calcext:value-type="float">
            <text:p>2,17782217782218</text:p>
          </table:table-cell>
          <table:table-cell table:formula="of:=[.DI5]*[.$A$5]" office:value-type="float" office:value="2.1978021978022" calcext:value-type="float">
            <text:p>2,1978021978022</text:p>
          </table:table-cell>
          <table:table-cell table:formula="of:=[.DJ5]*[.$A$5]" office:value-type="float" office:value="2.21778221778222" calcext:value-type="float">
            <text:p>2,21778221778222</text:p>
          </table:table-cell>
          <table:table-cell table:formula="of:=[.DK5]*[.$A$5]" office:value-type="float" office:value="2.23776223776224" calcext:value-type="float">
            <text:p>2,23776223776224</text:p>
          </table:table-cell>
          <table:table-cell table:formula="of:=[.DL5]*[.$A$5]" office:value-type="float" office:value="2.25774225774226" calcext:value-type="float">
            <text:p>2,25774225774226</text:p>
          </table:table-cell>
          <table:table-cell table:formula="of:=[.DM5]*[.$A$5]" office:value-type="float" office:value="2.27772227772228" calcext:value-type="float">
            <text:p>2,27772227772228</text:p>
          </table:table-cell>
          <table:table-cell table:formula="of:=[.DN5]*[.$A$5]" office:value-type="float" office:value="2.2977022977023" calcext:value-type="float">
            <text:p>2,2977022977023</text:p>
          </table:table-cell>
          <table:table-cell table:formula="of:=[.DO5]*[.$A$5]" office:value-type="float" office:value="2.31768231768232" calcext:value-type="float">
            <text:p>2,31768231768232</text:p>
          </table:table-cell>
          <table:table-cell table:formula="of:=[.DP5]*[.$A$5]" office:value-type="float" office:value="2.33766233766234" calcext:value-type="float">
            <text:p>2,33766233766234</text:p>
          </table:table-cell>
          <table:table-cell table:formula="of:=[.DQ5]*[.$A$5]" office:value-type="float" office:value="2.35764235764236" calcext:value-type="float">
            <text:p>2,35764235764236</text:p>
          </table:table-cell>
          <table:table-cell table:formula="of:=[.DR5]*[.$A$5]" office:value-type="float" office:value="2.37762237762238" calcext:value-type="float">
            <text:p>2,37762237762238</text:p>
          </table:table-cell>
          <table:table-cell table:formula="of:=[.DS5]*[.$A$5]" office:value-type="float" office:value="2.3976023976024" calcext:value-type="float">
            <text:p>2,3976023976024</text:p>
          </table:table-cell>
          <table:table-cell table:formula="of:=[.DT5]*[.$A$5]" office:value-type="float" office:value="2.41758241758242" calcext:value-type="float">
            <text:p>2,41758241758242</text:p>
          </table:table-cell>
          <table:table-cell table:formula="of:=[.DU5]*[.$A$5]" office:value-type="float" office:value="2.43756243756244" calcext:value-type="float">
            <text:p>2,43756243756244</text:p>
          </table:table-cell>
          <table:table-cell table:formula="of:=[.DV5]*[.$A$5]" office:value-type="float" office:value="2.45754245754246" calcext:value-type="float">
            <text:p>2,45754245754246</text:p>
          </table:table-cell>
          <table:table-cell table:formula="of:=[.DW5]*[.$A$5]" office:value-type="float" office:value="2.47752247752248" calcext:value-type="float">
            <text:p>2,47752247752248</text:p>
          </table:table-cell>
          <table:table-cell table:formula="of:=[.DX5]*[.$A$5]" office:value-type="float" office:value="2.4975024975025" calcext:value-type="float">
            <text:p>2,4975024975025</text:p>
          </table:table-cell>
          <table:table-cell table:formula="of:=[.DY5]*[.$A$5]" office:value-type="float" office:value="2.51748251748252" calcext:value-type="float">
            <text:p>2,51748251748252</text:p>
          </table:table-cell>
          <table:table-cell table:formula="of:=[.DZ5]*[.$A$5]" office:value-type="float" office:value="2.53746253746254" calcext:value-type="float">
            <text:p>2,53746253746254</text:p>
          </table:table-cell>
          <table:table-cell table:formula="of:=[.EA5]*[.$A$5]" office:value-type="float" office:value="2.55744255744256" calcext:value-type="float">
            <text:p>2,55744255744256</text:p>
          </table:table-cell>
          <table:table-cell table:formula="of:=[.EB5]*[.$A$5]" office:value-type="float" office:value="2.57742257742258" calcext:value-type="float">
            <text:p>2,57742257742258</text:p>
          </table:table-cell>
          <table:table-cell table:formula="of:=[.EC5]*[.$A$5]" office:value-type="float" office:value="2.5974025974026" calcext:value-type="float">
            <text:p>2,5974025974026</text:p>
          </table:table-cell>
          <table:table-cell table:formula="of:=[.ED5]*[.$A$5]" office:value-type="float" office:value="2.61738261738262" calcext:value-type="float">
            <text:p>2,61738261738262</text:p>
          </table:table-cell>
          <table:table-cell table:formula="of:=[.EE5]*[.$A$5]" office:value-type="float" office:value="2.63736263736264" calcext:value-type="float">
            <text:p>2,63736263736264</text:p>
          </table:table-cell>
          <table:table-cell table:formula="of:=[.EF5]*[.$A$5]" office:value-type="float" office:value="2.65734265734266" calcext:value-type="float">
            <text:p>2,65734265734266</text:p>
          </table:table-cell>
          <table:table-cell table:formula="of:=[.EG5]*[.$A$5]" office:value-type="float" office:value="2.67732267732268" calcext:value-type="float">
            <text:p>2,67732267732268</text:p>
          </table:table-cell>
          <table:table-cell table:formula="of:=[.EH5]*[.$A$5]" office:value-type="float" office:value="2.6973026973027" calcext:value-type="float">
            <text:p>2,6973026973027</text:p>
          </table:table-cell>
          <table:table-cell table:formula="of:=[.EI5]*[.$A$5]" office:value-type="float" office:value="2.71728271728272" calcext:value-type="float">
            <text:p>2,71728271728272</text:p>
          </table:table-cell>
          <table:table-cell table:formula="of:=[.EJ5]*[.$A$5]" office:value-type="float" office:value="2.73726273726274" calcext:value-type="float">
            <text:p>2,73726273726274</text:p>
          </table:table-cell>
          <table:table-cell table:formula="of:=[.EK5]*[.$A$5]" office:value-type="float" office:value="2.75724275724276" calcext:value-type="float">
            <text:p>2,75724275724276</text:p>
          </table:table-cell>
          <table:table-cell table:formula="of:=[.EL5]*[.$A$5]" office:value-type="float" office:value="2.77722277722278" calcext:value-type="float">
            <text:p>2,77722277722278</text:p>
          </table:table-cell>
          <table:table-cell table:formula="of:=[.EM5]*[.$A$5]" office:value-type="float" office:value="2.7972027972028" calcext:value-type="float">
            <text:p>2,7972027972028</text:p>
          </table:table-cell>
          <table:table-cell table:formula="of:=[.EN5]*[.$A$5]" office:value-type="float" office:value="2.81718281718282" calcext:value-type="float">
            <text:p>2,81718281718282</text:p>
          </table:table-cell>
          <table:table-cell table:formula="of:=[.EO5]*[.$A$5]" office:value-type="float" office:value="2.83716283716284" calcext:value-type="float">
            <text:p>2,83716283716284</text:p>
          </table:table-cell>
          <table:table-cell table:formula="of:=[.EP5]*[.$A$5]" office:value-type="float" office:value="2.85714285714286" calcext:value-type="float">
            <text:p>2,85714285714286</text:p>
          </table:table-cell>
          <table:table-cell table:formula="of:=[.EQ5]*[.$A$5]" office:value-type="float" office:value="2.87712287712288" calcext:value-type="float">
            <text:p>2,87712287712288</text:p>
          </table:table-cell>
          <table:table-cell table:formula="of:=[.ER5]*[.$A$5]" office:value-type="float" office:value="2.8971028971029" calcext:value-type="float">
            <text:p>2,8971028971029</text:p>
          </table:table-cell>
          <table:table-cell table:formula="of:=[.ES5]*[.$A$5]" office:value-type="float" office:value="2.91708291708292" calcext:value-type="float">
            <text:p>2,91708291708292</text:p>
          </table:table-cell>
          <table:table-cell table:formula="of:=[.ET5]*[.$A$5]" office:value-type="float" office:value="2.93706293706294" calcext:value-type="float">
            <text:p>2,93706293706294</text:p>
          </table:table-cell>
          <table:table-cell table:formula="of:=[.EU5]*[.$A$5]" office:value-type="float" office:value="2.95704295704296" calcext:value-type="float">
            <text:p>2,95704295704296</text:p>
          </table:table-cell>
          <table:table-cell table:formula="of:=[.EV5]*[.$A$5]" office:value-type="float" office:value="2.97702297702298" calcext:value-type="float">
            <text:p>2,97702297702298</text:p>
          </table:table-cell>
          <table:table-cell table:formula="of:=[.EW5]*[.$A$5]" office:value-type="float" office:value="2.997002997003" calcext:value-type="float">
            <text:p>2,997002997003</text:p>
          </table:table-cell>
          <table:table-cell table:formula="of:=[.EX5]*[.$A$5]" office:value-type="float" office:value="3.01698301698302" calcext:value-type="float">
            <text:p>3,01698301698302</text:p>
          </table:table-cell>
          <table:table-cell table:formula="of:=[.EY5]*[.$A$5]" office:value-type="float" office:value="3.03696303696304" calcext:value-type="float">
            <text:p>3,03696303696304</text:p>
          </table:table-cell>
          <table:table-cell table:formula="of:=[.EZ5]*[.$A$5]" office:value-type="float" office:value="3.05694305694306" calcext:value-type="float">
            <text:p>3,05694305694306</text:p>
          </table:table-cell>
          <table:table-cell table:formula="of:=[.FA5]*[.$A$5]" office:value-type="float" office:value="3.07692307692308" calcext:value-type="float">
            <text:p>3,07692307692308</text:p>
          </table:table-cell>
          <table:table-cell table:formula="of:=[.FB5]*[.$A$5]" office:value-type="float" office:value="3.0969030969031" calcext:value-type="float">
            <text:p>3,0969030969031</text:p>
          </table:table-cell>
          <table:table-cell table:formula="of:=[.FC5]*[.$A$5]" office:value-type="float" office:value="3.11688311688312" calcext:value-type="float">
            <text:p>3,11688311688312</text:p>
          </table:table-cell>
          <table:table-cell table:formula="of:=[.FD5]*[.$A$5]" office:value-type="float" office:value="3.13686313686314" calcext:value-type="float">
            <text:p>3,13686313686314</text:p>
          </table:table-cell>
          <table:table-cell table:formula="of:=[.FE5]*[.$A$5]" office:value-type="float" office:value="3.15684315684316" calcext:value-type="float">
            <text:p>3,15684315684316</text:p>
          </table:table-cell>
          <table:table-cell table:formula="of:=[.FF5]*[.$A$5]" office:value-type="float" office:value="3.17682317682318" calcext:value-type="float">
            <text:p>3,17682317682318</text:p>
          </table:table-cell>
          <table:table-cell table:formula="of:=[.FG5]*[.$A$5]" office:value-type="float" office:value="3.1968031968032" calcext:value-type="float">
            <text:p>3,1968031968032</text:p>
          </table:table-cell>
          <table:table-cell table:formula="of:=[.FH5]*[.$A$5]" office:value-type="float" office:value="3.21678321678322" calcext:value-type="float">
            <text:p>3,21678321678322</text:p>
          </table:table-cell>
          <table:table-cell table:formula="of:=[.FI5]*[.$A$5]" office:value-type="float" office:value="3.23676323676324" calcext:value-type="float">
            <text:p>3,23676323676324</text:p>
          </table:table-cell>
          <table:table-cell table:formula="of:=[.FJ5]*[.$A$5]" office:value-type="float" office:value="3.25674325674326" calcext:value-type="float">
            <text:p>3,25674325674326</text:p>
          </table:table-cell>
          <table:table-cell table:formula="of:=[.FK5]*[.$A$5]" office:value-type="float" office:value="3.27672327672328" calcext:value-type="float">
            <text:p>3,27672327672328</text:p>
          </table:table-cell>
          <table:table-cell table:formula="of:=[.FL5]*[.$A$5]" office:value-type="float" office:value="3.2967032967033" calcext:value-type="float">
            <text:p>3,2967032967033</text:p>
          </table:table-cell>
          <table:table-cell table:formula="of:=[.FM5]*[.$A$5]" office:value-type="float" office:value="3.31668331668332" calcext:value-type="float">
            <text:p>3,31668331668332</text:p>
          </table:table-cell>
          <table:table-cell table:formula="of:=[.FN5]*[.$A$5]" office:value-type="float" office:value="3.33666333666334" calcext:value-type="float">
            <text:p>3,33666333666334</text:p>
          </table:table-cell>
          <table:table-cell table:formula="of:=[.FO5]*[.$A$5]" office:value-type="float" office:value="3.35664335664336" calcext:value-type="float">
            <text:p>3,35664335664336</text:p>
          </table:table-cell>
          <table:table-cell table:formula="of:=[.FP5]*[.$A$5]" office:value-type="float" office:value="3.37662337662338" calcext:value-type="float">
            <text:p>3,37662337662338</text:p>
          </table:table-cell>
          <table:table-cell table:formula="of:=[.FQ5]*[.$A$5]" office:value-type="float" office:value="3.3966033966034" calcext:value-type="float">
            <text:p>3,3966033966034</text:p>
          </table:table-cell>
          <table:table-cell table:formula="of:=[.FR5]*[.$A$5]" office:value-type="float" office:value="3.41658341658342" calcext:value-type="float">
            <text:p>3,41658341658342</text:p>
          </table:table-cell>
          <table:table-cell table:formula="of:=[.FS5]*[.$A$5]" office:value-type="float" office:value="3.43656343656344" calcext:value-type="float">
            <text:p>3,43656343656344</text:p>
          </table:table-cell>
          <table:table-cell table:formula="of:=[.FT5]*[.$A$5]" office:value-type="float" office:value="3.45654345654346" calcext:value-type="float">
            <text:p>3,45654345654346</text:p>
          </table:table-cell>
          <table:table-cell table:formula="of:=[.FU5]*[.$A$5]" office:value-type="float" office:value="3.47652347652348" calcext:value-type="float">
            <text:p>3,47652347652348</text:p>
          </table:table-cell>
          <table:table-cell table:formula="of:=[.FV5]*[.$A$5]" office:value-type="float" office:value="3.4965034965035" calcext:value-type="float">
            <text:p>3,4965034965035</text:p>
          </table:table-cell>
          <table:table-cell table:formula="of:=[.FW5]*[.$A$5]" office:value-type="float" office:value="3.51648351648352" calcext:value-type="float">
            <text:p>3,51648351648352</text:p>
          </table:table-cell>
          <table:table-cell table:formula="of:=[.FX5]*[.$A$5]" office:value-type="float" office:value="3.53646353646354" calcext:value-type="float">
            <text:p>3,53646353646354</text:p>
          </table:table-cell>
          <table:table-cell table:formula="of:=[.FY5]*[.$A$5]" office:value-type="float" office:value="3.55644355644356" calcext:value-type="float">
            <text:p>3,55644355644356</text:p>
          </table:table-cell>
          <table:table-cell table:formula="of:=[.FZ5]*[.$A$5]" office:value-type="float" office:value="3.57642357642358" calcext:value-type="float">
            <text:p>3,57642357642358</text:p>
          </table:table-cell>
          <table:table-cell table:formula="of:=[.GA5]*[.$A$5]" office:value-type="float" office:value="3.5964035964036" calcext:value-type="float">
            <text:p>3,5964035964036</text:p>
          </table:table-cell>
          <table:table-cell table:formula="of:=[.GB5]*[.$A$5]" office:value-type="float" office:value="3.61638361638362" calcext:value-type="float">
            <text:p>3,61638361638362</text:p>
          </table:table-cell>
          <table:table-cell table:formula="of:=[.GC5]*[.$A$5]" office:value-type="float" office:value="3.63636363636364" calcext:value-type="float">
            <text:p>3,63636363636364</text:p>
          </table:table-cell>
          <table:table-cell table:formula="of:=[.GD5]*[.$A$5]" office:value-type="float" office:value="3.65634365634366" calcext:value-type="float">
            <text:p>3,65634365634366</text:p>
          </table:table-cell>
          <table:table-cell table:formula="of:=[.GE5]*[.$A$5]" office:value-type="float" office:value="3.67632367632368" calcext:value-type="float">
            <text:p>3,67632367632368</text:p>
          </table:table-cell>
          <table:table-cell table:formula="of:=[.GF5]*[.$A$5]" office:value-type="float" office:value="3.6963036963037" calcext:value-type="float">
            <text:p>3,6963036963037</text:p>
          </table:table-cell>
          <table:table-cell table:formula="of:=[.GG5]*[.$A$5]" office:value-type="float" office:value="3.71628371628372" calcext:value-type="float">
            <text:p>3,71628371628372</text:p>
          </table:table-cell>
          <table:table-cell table:formula="of:=[.GH5]*[.$A$5]" office:value-type="float" office:value="3.73626373626374" calcext:value-type="float">
            <text:p>3,73626373626374</text:p>
          </table:table-cell>
          <table:table-cell table:formula="of:=[.GI5]*[.$A$5]" office:value-type="float" office:value="3.75624375624376" calcext:value-type="float">
            <text:p>3,75624375624376</text:p>
          </table:table-cell>
          <table:table-cell table:formula="of:=[.GJ5]*[.$A$5]" office:value-type="float" office:value="3.77622377622378" calcext:value-type="float">
            <text:p>3,77622377622378</text:p>
          </table:table-cell>
          <table:table-cell table:formula="of:=[.GK5]*[.$A$5]" office:value-type="float" office:value="3.7962037962038" calcext:value-type="float">
            <text:p>3,7962037962038</text:p>
          </table:table-cell>
          <table:table-cell table:formula="of:=[.GL5]*[.$A$5]" office:value-type="float" office:value="3.81618381618382" calcext:value-type="float">
            <text:p>3,81618381618382</text:p>
          </table:table-cell>
          <table:table-cell table:formula="of:=[.GM5]*[.$A$5]" office:value-type="float" office:value="3.83616383616384" calcext:value-type="float">
            <text:p>3,83616383616384</text:p>
          </table:table-cell>
          <table:table-cell table:formula="of:=[.GN5]*[.$A$5]" office:value-type="float" office:value="3.85614385614386" calcext:value-type="float">
            <text:p>3,85614385614386</text:p>
          </table:table-cell>
          <table:table-cell table:formula="of:=[.GO5]*[.$A$5]" office:value-type="float" office:value="3.87612387612388" calcext:value-type="float">
            <text:p>3,87612387612388</text:p>
          </table:table-cell>
          <table:table-cell table:formula="of:=[.GP5]*[.$A$5]" office:value-type="float" office:value="3.8961038961039" calcext:value-type="float">
            <text:p>3,8961038961039</text:p>
          </table:table-cell>
          <table:table-cell table:formula="of:=[.GQ5]*[.$A$5]" office:value-type="float" office:value="3.91608391608392" calcext:value-type="float">
            <text:p>3,91608391608392</text:p>
          </table:table-cell>
          <table:table-cell table:formula="of:=[.GR5]*[.$A$5]" office:value-type="float" office:value="3.93606393606394" calcext:value-type="float">
            <text:p>3,93606393606394</text:p>
          </table:table-cell>
          <table:table-cell table:formula="of:=[.GS5]*[.$A$5]" office:value-type="float" office:value="3.95604395604396" calcext:value-type="float">
            <text:p>3,95604395604396</text:p>
          </table:table-cell>
          <table:table-cell table:formula="of:=[.GT5]*[.$A$5]" office:value-type="float" office:value="3.97602397602398" calcext:value-type="float">
            <text:p>3,97602397602398</text:p>
          </table:table-cell>
          <table:table-cell table:formula="of:=[.GU5]*[.$A$5]" office:value-type="float" office:value="3.996003996004" calcext:value-type="float">
            <text:p>3,996003996004</text:p>
          </table:table-cell>
          <table:table-cell table:formula="of:=[.GV5]*[.$A$5]" office:value-type="float" office:value="4.01598401598402" calcext:value-type="float">
            <text:p>4,01598401598402</text:p>
          </table:table-cell>
          <table:table-cell table:formula="of:=[.GW5]*[.$A$5]" office:value-type="float" office:value="4.03596403596404" calcext:value-type="float">
            <text:p>4,03596403596404</text:p>
          </table:table-cell>
          <table:table-cell table:formula="of:=[.GX5]*[.$A$5]" office:value-type="float" office:value="4.05594405594406" calcext:value-type="float">
            <text:p>4,05594405594406</text:p>
          </table:table-cell>
          <table:table-cell table:formula="of:=[.GY5]*[.$A$5]" office:value-type="float" office:value="4.07592407592408" calcext:value-type="float">
            <text:p>4,07592407592408</text:p>
          </table:table-cell>
          <table:table-cell table:formula="of:=[.GZ5]*[.$A$5]" office:value-type="float" office:value="4.0959040959041" calcext:value-type="float">
            <text:p>4,0959040959041</text:p>
          </table:table-cell>
          <table:table-cell table:formula="of:=[.HA5]*[.$A$5]" office:value-type="float" office:value="4.11588411588412" calcext:value-type="float">
            <text:p>4,11588411588412</text:p>
          </table:table-cell>
          <table:table-cell table:formula="of:=[.HB5]*[.$A$5]" office:value-type="float" office:value="4.13586413586414" calcext:value-type="float">
            <text:p>4,13586413586414</text:p>
          </table:table-cell>
          <table:table-cell table:formula="of:=[.HC5]*[.$A$5]" office:value-type="float" office:value="4.15584415584416" calcext:value-type="float">
            <text:p>4,15584415584416</text:p>
          </table:table-cell>
          <table:table-cell table:formula="of:=[.HD5]*[.$A$5]" office:value-type="float" office:value="4.17582417582418" calcext:value-type="float">
            <text:p>4,17582417582418</text:p>
          </table:table-cell>
          <table:table-cell table:formula="of:=[.HE5]*[.$A$5]" office:value-type="float" office:value="4.1958041958042" calcext:value-type="float">
            <text:p>4,1958041958042</text:p>
          </table:table-cell>
          <table:table-cell table:formula="of:=[.HF5]*[.$A$5]" office:value-type="float" office:value="4.21578421578422" calcext:value-type="float">
            <text:p>4,21578421578422</text:p>
          </table:table-cell>
          <table:table-cell table:formula="of:=[.HG5]*[.$A$5]" office:value-type="float" office:value="4.23576423576424" calcext:value-type="float">
            <text:p>4,23576423576424</text:p>
          </table:table-cell>
          <table:table-cell table:formula="of:=[.HH5]*[.$A$5]" office:value-type="float" office:value="4.25574425574426" calcext:value-type="float">
            <text:p>4,25574425574426</text:p>
          </table:table-cell>
          <table:table-cell table:formula="of:=[.HI5]*[.$A$5]" office:value-type="float" office:value="4.27572427572428" calcext:value-type="float">
            <text:p>4,27572427572428</text:p>
          </table:table-cell>
          <table:table-cell table:formula="of:=[.HJ5]*[.$A$5]" office:value-type="float" office:value="4.2957042957043" calcext:value-type="float">
            <text:p>4,2957042957043</text:p>
          </table:table-cell>
          <table:table-cell table:formula="of:=[.HK5]*[.$A$5]" office:value-type="float" office:value="4.31568431568432" calcext:value-type="float">
            <text:p>4,31568431568432</text:p>
          </table:table-cell>
          <table:table-cell table:formula="of:=[.HL5]*[.$A$5]" office:value-type="float" office:value="4.33566433566434" calcext:value-type="float">
            <text:p>4,33566433566434</text:p>
          </table:table-cell>
          <table:table-cell table:formula="of:=[.HM5]*[.$A$5]" office:value-type="float" office:value="4.35564435564436" calcext:value-type="float">
            <text:p>4,35564435564436</text:p>
          </table:table-cell>
          <table:table-cell table:formula="of:=[.HN5]*[.$A$5]" office:value-type="float" office:value="4.37562437562438" calcext:value-type="float">
            <text:p>4,37562437562438</text:p>
          </table:table-cell>
          <table:table-cell table:formula="of:=[.HO5]*[.$A$5]" office:value-type="float" office:value="4.3956043956044" calcext:value-type="float">
            <text:p>4,3956043956044</text:p>
          </table:table-cell>
          <table:table-cell table:formula="of:=[.HP5]*[.$A$5]" office:value-type="float" office:value="4.41558441558442" calcext:value-type="float">
            <text:p>4,41558441558442</text:p>
          </table:table-cell>
          <table:table-cell table:formula="of:=[.HQ5]*[.$A$5]" office:value-type="float" office:value="4.43556443556444" calcext:value-type="float">
            <text:p>4,43556443556444</text:p>
          </table:table-cell>
          <table:table-cell table:formula="of:=[.HR5]*[.$A$5]" office:value-type="float" office:value="4.45554445554446" calcext:value-type="float">
            <text:p>4,45554445554446</text:p>
          </table:table-cell>
          <table:table-cell table:formula="of:=[.HS5]*[.$A$5]" office:value-type="float" office:value="4.47552447552448" calcext:value-type="float">
            <text:p>4,47552447552448</text:p>
          </table:table-cell>
          <table:table-cell table:formula="of:=[.HT5]*[.$A$5]" office:value-type="float" office:value="4.4955044955045" calcext:value-type="float">
            <text:p>4,4955044955045</text:p>
          </table:table-cell>
          <table:table-cell table:formula="of:=[.HU5]*[.$A$5]" office:value-type="float" office:value="4.51548451548452" calcext:value-type="float">
            <text:p>4,51548451548452</text:p>
          </table:table-cell>
          <table:table-cell table:formula="of:=[.HV5]*[.$A$5]" office:value-type="float" office:value="4.53546453546454" calcext:value-type="float">
            <text:p>4,53546453546454</text:p>
          </table:table-cell>
          <table:table-cell table:formula="of:=[.HW5]*[.$A$5]" office:value-type="float" office:value="4.55544455544456" calcext:value-type="float">
            <text:p>4,55544455544456</text:p>
          </table:table-cell>
          <table:table-cell table:formula="of:=[.HX5]*[.$A$5]" office:value-type="float" office:value="4.57542457542458" calcext:value-type="float">
            <text:p>4,57542457542458</text:p>
          </table:table-cell>
          <table:table-cell table:formula="of:=[.HY5]*[.$A$5]" office:value-type="float" office:value="4.5954045954046" calcext:value-type="float">
            <text:p>4,5954045954046</text:p>
          </table:table-cell>
          <table:table-cell table:formula="of:=[.HZ5]*[.$A$5]" office:value-type="float" office:value="4.61538461538462" calcext:value-type="float">
            <text:p>4,61538461538462</text:p>
          </table:table-cell>
          <table:table-cell table:formula="of:=[.IA5]*[.$A$5]" office:value-type="float" office:value="4.63536463536464" calcext:value-type="float">
            <text:p>4,63536463536464</text:p>
          </table:table-cell>
          <table:table-cell table:formula="of:=[.IB5]*[.$A$5]" office:value-type="float" office:value="4.65534465534466" calcext:value-type="float">
            <text:p>4,65534465534466</text:p>
          </table:table-cell>
          <table:table-cell table:formula="of:=[.IC5]*[.$A$5]" office:value-type="float" office:value="4.67532467532468" calcext:value-type="float">
            <text:p>4,67532467532468</text:p>
          </table:table-cell>
          <table:table-cell table:formula="of:=[.ID5]*[.$A$5]" office:value-type="float" office:value="4.6953046953047" calcext:value-type="float">
            <text:p>4,6953046953047</text:p>
          </table:table-cell>
          <table:table-cell table:formula="of:=[.IE5]*[.$A$5]" office:value-type="float" office:value="4.71528471528472" calcext:value-type="float">
            <text:p>4,71528471528472</text:p>
          </table:table-cell>
          <table:table-cell table:formula="of:=[.IF5]*[.$A$5]" office:value-type="float" office:value="4.73526473526474" calcext:value-type="float">
            <text:p>4,73526473526474</text:p>
          </table:table-cell>
          <table:table-cell table:formula="of:=[.IG5]*[.$A$5]" office:value-type="float" office:value="4.75524475524476" calcext:value-type="float">
            <text:p>4,75524475524476</text:p>
          </table:table-cell>
          <table:table-cell table:formula="of:=[.IH5]*[.$A$5]" office:value-type="float" office:value="4.77522477522478" calcext:value-type="float">
            <text:p>4,77522477522478</text:p>
          </table:table-cell>
          <table:table-cell table:formula="of:=[.II5]*[.$A$5]" office:value-type="float" office:value="4.7952047952048" calcext:value-type="float">
            <text:p>4,7952047952048</text:p>
          </table:table-cell>
          <table:table-cell table:formula="of:=[.IJ5]*[.$A$5]" office:value-type="float" office:value="4.81518481518482" calcext:value-type="float">
            <text:p>4,81518481518482</text:p>
          </table:table-cell>
          <table:table-cell table:formula="of:=[.IK5]*[.$A$5]" office:value-type="float" office:value="4.83516483516484" calcext:value-type="float">
            <text:p>4,83516483516484</text:p>
          </table:table-cell>
          <table:table-cell table:formula="of:=[.IL5]*[.$A$5]" office:value-type="float" office:value="4.85514485514486" calcext:value-type="float">
            <text:p>4,85514485514486</text:p>
          </table:table-cell>
          <table:table-cell table:formula="of:=[.IM5]*[.$A$5]" office:value-type="float" office:value="4.87512487512488" calcext:value-type="float">
            <text:p>4,87512487512488</text:p>
          </table:table-cell>
          <table:table-cell table:formula="of:=[.IN5]*[.$A$5]" office:value-type="float" office:value="4.8951048951049" calcext:value-type="float">
            <text:p>4,8951048951049</text:p>
          </table:table-cell>
          <table:table-cell table:formula="of:=[.IO5]*[.$A$5]" office:value-type="float" office:value="4.91508491508492" calcext:value-type="float">
            <text:p>4,91508491508492</text:p>
          </table:table-cell>
          <table:table-cell table:formula="of:=[.IP5]*[.$A$5]" office:value-type="float" office:value="4.93506493506494" calcext:value-type="float">
            <text:p>4,93506493506494</text:p>
          </table:table-cell>
          <table:table-cell table:formula="of:=[.IQ5]*[.$A$5]" office:value-type="float" office:value="4.95504495504496" calcext:value-type="float">
            <text:p>4,95504495504496</text:p>
          </table:table-cell>
          <table:table-cell table:formula="of:=[.IR5]*[.$A$5]" office:value-type="float" office:value="4.97502497502498" calcext:value-type="float">
            <text:p>4,97502497502498</text:p>
          </table:table-cell>
          <table:table-cell table:formula="of:=[.IS5]*[.$A$5]" office:value-type="float" office:value="4.995004995005" calcext:value-type="float">
            <text:p>4,995004995005</text:p>
          </table:table-cell>
          <table:table-cell table:formula="of:=[.IT5]*[.$A$5]" office:value-type="float" office:value="5.01498501498502" calcext:value-type="float">
            <text:p>5,01498501498502</text:p>
          </table:table-cell>
          <table:table-cell table:formula="of:=[.IU5]*[.$A$5]" office:value-type="float" office:value="5.03496503496504" calcext:value-type="float">
            <text:p>5,03496503496504</text:p>
          </table:table-cell>
          <table:table-cell table:formula="of:=[.IV5]*[.$A$5]" office:value-type="float" office:value="5.05494505494506" calcext:value-type="float">
            <text:p>5,05494505494506</text:p>
          </table:table-cell>
          <table:table-cell table:formula="of:=[.IW5]*[.$A$5]" office:value-type="float" office:value="5.07492507492507" calcext:value-type="float">
            <text:p>5,07492507492507</text:p>
          </table:table-cell>
          <table:table-cell table:formula="of:=[.IX5]*[.$A$5]" office:value-type="float" office:value="5.0949050949051" calcext:value-type="float">
            <text:p>5,0949050949051</text:p>
          </table:table-cell>
          <table:table-cell table:formula="of:=[.IY5]*[.$A$5]" office:value-type="float" office:value="5.11488511488512" calcext:value-type="float">
            <text:p>5,11488511488512</text:p>
          </table:table-cell>
          <table:table-cell table:formula="of:=[.IZ5]*[.$A$5]" office:value-type="float" office:value="5.13486513486514" calcext:value-type="float">
            <text:p>5,13486513486514</text:p>
          </table:table-cell>
          <table:table-cell table:formula="of:=[.JA5]*[.$A$5]" office:value-type="float" office:value="5.15484515484516" calcext:value-type="float">
            <text:p>5,15484515484516</text:p>
          </table:table-cell>
          <table:table-cell table:formula="of:=[.JB5]*[.$A$5]" office:value-type="float" office:value="5.17482517482518" calcext:value-type="float">
            <text:p>5,17482517482518</text:p>
          </table:table-cell>
          <table:table-cell table:formula="of:=[.JC5]*[.$A$5]" office:value-type="float" office:value="5.1948051948052" calcext:value-type="float">
            <text:p>5,1948051948052</text:p>
          </table:table-cell>
          <table:table-cell table:formula="of:=[.JD5]*[.$A$5]" office:value-type="float" office:value="5.21478521478521" calcext:value-type="float">
            <text:p>5,21478521478521</text:p>
          </table:table-cell>
          <table:table-cell table:formula="of:=[.JE5]*[.$A$5]" office:value-type="float" office:value="5.23476523476524" calcext:value-type="float">
            <text:p>5,23476523476524</text:p>
          </table:table-cell>
          <table:table-cell table:formula="of:=[.JF5]*[.$A$5]" office:value-type="float" office:value="5.25474525474526" calcext:value-type="float">
            <text:p>5,25474525474526</text:p>
          </table:table-cell>
          <table:table-cell table:formula="of:=[.JG5]*[.$A$5]" office:value-type="float" office:value="5.27472527472528" calcext:value-type="float">
            <text:p>5,27472527472528</text:p>
          </table:table-cell>
          <table:table-cell table:formula="of:=[.JH5]*[.$A$5]" office:value-type="float" office:value="5.29470529470529" calcext:value-type="float">
            <text:p>5,29470529470529</text:p>
          </table:table-cell>
          <table:table-cell table:formula="of:=[.JI5]*[.$A$5]" office:value-type="float" office:value="5.31468531468532" calcext:value-type="float">
            <text:p>5,31468531468532</text:p>
          </table:table-cell>
          <table:table-cell table:formula="of:=[.JJ5]*[.$A$5]" office:value-type="float" office:value="5.33466533466534" calcext:value-type="float">
            <text:p>5,33466533466534</text:p>
          </table:table-cell>
          <table:table-cell table:formula="of:=[.JK5]*[.$A$5]" office:value-type="float" office:value="5.35464535464535" calcext:value-type="float">
            <text:p>5,35464535464535</text:p>
          </table:table-cell>
          <table:table-cell table:formula="of:=[.JL5]*[.$A$5]" office:value-type="float" office:value="5.37462537462537" calcext:value-type="float">
            <text:p>5,37462537462537</text:p>
          </table:table-cell>
          <table:table-cell table:formula="of:=[.JM5]*[.$A$5]" office:value-type="float" office:value="5.3946053946054" calcext:value-type="float">
            <text:p>5,3946053946054</text:p>
          </table:table-cell>
          <table:table-cell table:formula="of:=[.JN5]*[.$A$5]" office:value-type="float" office:value="5.41458541458542" calcext:value-type="float">
            <text:p>5,41458541458542</text:p>
          </table:table-cell>
          <table:table-cell table:formula="of:=[.JO5]*[.$A$5]" office:value-type="float" office:value="5.43456543456543" calcext:value-type="float">
            <text:p>5,43456543456543</text:p>
          </table:table-cell>
          <table:table-cell table:formula="of:=[.JP5]*[.$A$5]" office:value-type="float" office:value="5.45454545454545" calcext:value-type="float">
            <text:p>5,45454545454545</text:p>
          </table:table-cell>
          <table:table-cell table:formula="of:=[.JQ5]*[.$A$5]" office:value-type="float" office:value="5.47452547452548" calcext:value-type="float">
            <text:p>5,47452547452548</text:p>
          </table:table-cell>
          <table:table-cell table:formula="of:=[.JR5]*[.$A$5]" office:value-type="float" office:value="5.49450549450549" calcext:value-type="float">
            <text:p>5,49450549450549</text:p>
          </table:table-cell>
          <table:table-cell table:formula="of:=[.JS5]*[.$A$5]" office:value-type="float" office:value="5.51448551448551" calcext:value-type="float">
            <text:p>5,51448551448551</text:p>
          </table:table-cell>
          <table:table-cell table:formula="of:=[.JT5]*[.$A$5]" office:value-type="float" office:value="5.53446553446553" calcext:value-type="float">
            <text:p>5,53446553446553</text:p>
          </table:table-cell>
          <table:table-cell table:formula="of:=[.JU5]*[.$A$5]" office:value-type="float" office:value="5.55444555444556" calcext:value-type="float">
            <text:p>5,55444555444556</text:p>
          </table:table-cell>
          <table:table-cell table:formula="of:=[.JV5]*[.$A$5]" office:value-type="float" office:value="5.57442557442557" calcext:value-type="float">
            <text:p>5,57442557442557</text:p>
          </table:table-cell>
          <table:table-cell table:formula="of:=[.JW5]*[.$A$5]" office:value-type="float" office:value="5.59440559440559" calcext:value-type="float">
            <text:p>5,59440559440559</text:p>
          </table:table-cell>
          <table:table-cell table:formula="of:=[.JX5]*[.$A$5]" office:value-type="float" office:value="5.61438561438562" calcext:value-type="float">
            <text:p>5,61438561438562</text:p>
          </table:table-cell>
          <table:table-cell table:formula="of:=[.JY5]*[.$A$5]" office:value-type="float" office:value="5.63436563436563" calcext:value-type="float">
            <text:p>5,63436563436563</text:p>
          </table:table-cell>
          <table:table-cell table:formula="of:=[.JZ5]*[.$A$5]" office:value-type="float" office:value="5.65434565434565" calcext:value-type="float">
            <text:p>5,65434565434565</text:p>
          </table:table-cell>
          <table:table-cell table:formula="of:=[.KA5]*[.$A$5]" office:value-type="float" office:value="5.67432567432567" calcext:value-type="float">
            <text:p>5,67432567432567</text:p>
          </table:table-cell>
          <table:table-cell table:formula="of:=[.KB5]*[.$A$5]" office:value-type="float" office:value="5.6943056943057" calcext:value-type="float">
            <text:p>5,6943056943057</text:p>
          </table:table-cell>
          <table:table-cell table:formula="of:=[.KC5]*[.$A$5]" office:value-type="float" office:value="5.71428571428571" calcext:value-type="float">
            <text:p>5,71428571428571</text:p>
          </table:table-cell>
          <table:table-cell table:formula="of:=[.KD5]*[.$A$5]" office:value-type="float" office:value="5.73426573426573" calcext:value-type="float">
            <text:p>5,73426573426573</text:p>
          </table:table-cell>
          <table:table-cell table:formula="of:=[.KE5]*[.$A$5]" office:value-type="float" office:value="5.75424575424575" calcext:value-type="float">
            <text:p>5,75424575424575</text:p>
          </table:table-cell>
          <table:table-cell table:formula="of:=[.KF5]*[.$A$5]" office:value-type="float" office:value="5.77422577422577" calcext:value-type="float">
            <text:p>5,77422577422577</text:p>
          </table:table-cell>
          <table:table-cell table:formula="of:=[.KG5]*[.$A$5]" office:value-type="float" office:value="5.79420579420579" calcext:value-type="float">
            <text:p>5,79420579420579</text:p>
          </table:table-cell>
          <table:table-cell table:formula="of:=[.KH5]*[.$A$5]" office:value-type="float" office:value="5.81418581418581" calcext:value-type="float">
            <text:p>5,81418581418581</text:p>
          </table:table-cell>
          <table:table-cell table:formula="of:=[.KI5]*[.$A$5]" office:value-type="float" office:value="5.83416583416583" calcext:value-type="float">
            <text:p>5,83416583416583</text:p>
          </table:table-cell>
          <table:table-cell table:formula="of:=[.KJ5]*[.$A$5]" office:value-type="float" office:value="5.85414585414585" calcext:value-type="float">
            <text:p>5,85414585414585</text:p>
          </table:table-cell>
          <table:table-cell table:formula="of:=[.KK5]*[.$A$5]" office:value-type="float" office:value="5.87412587412587" calcext:value-type="float">
            <text:p>5,87412587412587</text:p>
          </table:table-cell>
          <table:table-cell table:formula="of:=[.KL5]*[.$A$5]" office:value-type="float" office:value="5.89410589410589" calcext:value-type="float">
            <text:p>5,89410589410589</text:p>
          </table:table-cell>
          <table:table-cell table:formula="of:=[.KM5]*[.$A$5]" office:value-type="float" office:value="5.91408591408591" calcext:value-type="float">
            <text:p>5,91408591408591</text:p>
          </table:table-cell>
          <table:table-cell table:formula="of:=[.KN5]*[.$A$5]" office:value-type="float" office:value="5.93406593406593" calcext:value-type="float">
            <text:p>5,93406593406593</text:p>
          </table:table-cell>
          <table:table-cell table:formula="of:=[.KO5]*[.$A$5]" office:value-type="float" office:value="5.95404595404595" calcext:value-type="float">
            <text:p>5,95404595404595</text:p>
          </table:table-cell>
          <table:table-cell table:formula="of:=[.KP5]*[.$A$5]" office:value-type="float" office:value="5.97402597402597" calcext:value-type="float">
            <text:p>5,97402597402597</text:p>
          </table:table-cell>
          <table:table-cell table:formula="of:=[.KQ5]*[.$A$5]" office:value-type="float" office:value="5.99400599400599" calcext:value-type="float">
            <text:p>5,99400599400599</text:p>
          </table:table-cell>
          <table:table-cell table:formula="of:=[.KR5]*[.$A$5]" office:value-type="float" office:value="6.01398601398601" calcext:value-type="float">
            <text:p>6,01398601398601</text:p>
          </table:table-cell>
          <table:table-cell table:formula="of:=[.KS5]*[.$A$5]" office:value-type="float" office:value="6.03396603396603" calcext:value-type="float">
            <text:p>6,03396603396603</text:p>
          </table:table-cell>
          <table:table-cell table:formula="of:=[.KT5]*[.$A$5]" office:value-type="float" office:value="6.05394605394605" calcext:value-type="float">
            <text:p>6,05394605394605</text:p>
          </table:table-cell>
          <table:table-cell table:formula="of:=[.KU5]*[.$A$5]" office:value-type="float" office:value="6.07392607392607" calcext:value-type="float">
            <text:p>6,07392607392607</text:p>
          </table:table-cell>
          <table:table-cell table:formula="of:=[.KV5]*[.$A$5]" office:value-type="float" office:value="6.09390609390609" calcext:value-type="float">
            <text:p>6,09390609390609</text:p>
          </table:table-cell>
          <table:table-cell table:formula="of:=[.KW5]*[.$A$5]" office:value-type="float" office:value="6.11388611388611" calcext:value-type="float">
            <text:p>6,11388611388611</text:p>
          </table:table-cell>
          <table:table-cell table:formula="of:=[.KX5]*[.$A$5]" office:value-type="float" office:value="6.13386613386613" calcext:value-type="float">
            <text:p>6,13386613386613</text:p>
          </table:table-cell>
          <table:table-cell table:formula="of:=[.KY5]*[.$A$5]" office:value-type="float" office:value="6.15384615384615" calcext:value-type="float">
            <text:p>6,15384615384615</text:p>
          </table:table-cell>
          <table:table-cell table:formula="of:=[.KZ5]*[.$A$5]" office:value-type="float" office:value="6.17382617382617" calcext:value-type="float">
            <text:p>6,17382617382617</text:p>
          </table:table-cell>
          <table:table-cell table:formula="of:=[.LA5]*[.$A$5]" office:value-type="float" office:value="6.19380619380619" calcext:value-type="float">
            <text:p>6,19380619380619</text:p>
          </table:table-cell>
          <table:table-cell table:formula="of:=[.LB5]*[.$A$5]" office:value-type="float" office:value="6.21378621378621" calcext:value-type="float">
            <text:p>6,21378621378621</text:p>
          </table:table-cell>
          <table:table-cell table:formula="of:=[.LC5]*[.$A$5]" office:value-type="float" office:value="6.23376623376623" calcext:value-type="float">
            <text:p>6,23376623376623</text:p>
          </table:table-cell>
          <table:table-cell table:formula="of:=[.LD5]*[.$A$5]" office:value-type="float" office:value="6.25374625374625" calcext:value-type="float">
            <text:p>6,25374625374625</text:p>
          </table:table-cell>
          <table:table-cell table:formula="of:=[.LE5]*[.$A$5]" office:value-type="float" office:value="6.27372627372627" calcext:value-type="float">
            <text:p>6,27372627372627</text:p>
          </table:table-cell>
          <table:table-cell table:formula="of:=[.LF5]*[.$A$5]" office:value-type="float" office:value="6.29370629370629" calcext:value-type="float">
            <text:p>6,29370629370629</text:p>
          </table:table-cell>
          <table:table-cell table:formula="of:=[.LG5]*[.$A$5]" office:value-type="float" office:value="6.31368631368631" calcext:value-type="float">
            <text:p>6,31368631368631</text:p>
          </table:table-cell>
          <table:table-cell table:formula="of:=[.LH5]*[.$A$5]" office:value-type="float" office:value="6.33366633366633" calcext:value-type="float">
            <text:p>6,33366633366633</text:p>
          </table:table-cell>
          <table:table-cell table:formula="of:=[.LI5]*[.$A$5]" office:value-type="float" office:value="6.35364635364635" calcext:value-type="float">
            <text:p>6,35364635364635</text:p>
          </table:table-cell>
          <table:table-cell table:formula="of:=[.LJ5]*[.$A$5]" office:value-type="float" office:value="6.37362637362637" calcext:value-type="float">
            <text:p>6,37362637362637</text:p>
          </table:table-cell>
          <table:table-cell table:formula="of:=[.LK5]*[.$A$5]" office:value-type="float" office:value="6.39360639360639" calcext:value-type="float">
            <text:p>6,39360639360639</text:p>
          </table:table-cell>
          <table:table-cell table:formula="of:=[.LL5]*[.$A$5]" office:value-type="float" office:value="6.41358641358641" calcext:value-type="float">
            <text:p>6,41358641358641</text:p>
          </table:table-cell>
          <table:table-cell table:formula="of:=[.LM5]*[.$A$5]" office:value-type="float" office:value="6.43356643356643" calcext:value-type="float">
            <text:p>6,43356643356643</text:p>
          </table:table-cell>
          <table:table-cell table:formula="of:=[.LN5]*[.$A$5]" office:value-type="float" office:value="6.45354645354645" calcext:value-type="float">
            <text:p>6,45354645354645</text:p>
          </table:table-cell>
          <table:table-cell table:formula="of:=[.LO5]*[.$A$5]" office:value-type="float" office:value="6.47352647352647" calcext:value-type="float">
            <text:p>6,47352647352647</text:p>
          </table:table-cell>
          <table:table-cell table:formula="of:=[.LP5]*[.$A$5]" office:value-type="float" office:value="6.49350649350649" calcext:value-type="float">
            <text:p>6,49350649350649</text:p>
          </table:table-cell>
          <table:table-cell table:formula="of:=[.LQ5]*[.$A$5]" office:value-type="float" office:value="6.51348651348651" calcext:value-type="float">
            <text:p>6,51348651348651</text:p>
          </table:table-cell>
          <table:table-cell table:formula="of:=[.LR5]*[.$A$5]" office:value-type="float" office:value="6.53346653346653" calcext:value-type="float">
            <text:p>6,53346653346653</text:p>
          </table:table-cell>
          <table:table-cell table:formula="of:=[.LS5]*[.$A$5]" office:value-type="float" office:value="6.55344655344655" calcext:value-type="float">
            <text:p>6,55344655344655</text:p>
          </table:table-cell>
          <table:table-cell table:formula="of:=[.LT5]*[.$A$5]" office:value-type="float" office:value="6.57342657342657" calcext:value-type="float">
            <text:p>6,57342657342657</text:p>
          </table:table-cell>
          <table:table-cell table:formula="of:=[.LU5]*[.$A$5]" office:value-type="float" office:value="6.59340659340659" calcext:value-type="float">
            <text:p>6,59340659340659</text:p>
          </table:table-cell>
          <table:table-cell table:formula="of:=[.LV5]*[.$A$5]" office:value-type="float" office:value="6.61338661338661" calcext:value-type="float">
            <text:p>6,61338661338661</text:p>
          </table:table-cell>
          <table:table-cell table:formula="of:=[.LW5]*[.$A$5]" office:value-type="float" office:value="6.63336663336663" calcext:value-type="float">
            <text:p>6,63336663336663</text:p>
          </table:table-cell>
          <table:table-cell table:formula="of:=[.LX5]*[.$A$5]" office:value-type="float" office:value="6.65334665334665" calcext:value-type="float">
            <text:p>6,65334665334665</text:p>
          </table:table-cell>
          <table:table-cell table:formula="of:=[.LY5]*[.$A$5]" office:value-type="float" office:value="6.67332667332667" calcext:value-type="float">
            <text:p>6,67332667332667</text:p>
          </table:table-cell>
          <table:table-cell table:formula="of:=[.LZ5]*[.$A$5]" office:value-type="float" office:value="6.69330669330669" calcext:value-type="float">
            <text:p>6,69330669330669</text:p>
          </table:table-cell>
          <table:table-cell table:formula="of:=[.MA5]*[.$A$5]" office:value-type="float" office:value="6.71328671328671" calcext:value-type="float">
            <text:p>6,71328671328671</text:p>
          </table:table-cell>
          <table:table-cell table:formula="of:=[.MB5]*[.$A$5]" office:value-type="float" office:value="6.73326673326673" calcext:value-type="float">
            <text:p>6,73326673326673</text:p>
          </table:table-cell>
          <table:table-cell table:formula="of:=[.MC5]*[.$A$5]" office:value-type="float" office:value="6.75324675324675" calcext:value-type="float">
            <text:p>6,75324675324675</text:p>
          </table:table-cell>
          <table:table-cell table:formula="of:=[.MD5]*[.$A$5]" office:value-type="float" office:value="6.77322677322677" calcext:value-type="float">
            <text:p>6,77322677322677</text:p>
          </table:table-cell>
          <table:table-cell table:formula="of:=[.ME5]*[.$A$5]" office:value-type="float" office:value="6.79320679320679" calcext:value-type="float">
            <text:p>6,79320679320679</text:p>
          </table:table-cell>
          <table:table-cell table:formula="of:=[.MF5]*[.$A$5]" office:value-type="float" office:value="6.81318681318681" calcext:value-type="float">
            <text:p>6,81318681318681</text:p>
          </table:table-cell>
          <table:table-cell table:formula="of:=[.MG5]*[.$A$5]" office:value-type="float" office:value="6.83316683316683" calcext:value-type="float">
            <text:p>6,83316683316683</text:p>
          </table:table-cell>
          <table:table-cell table:formula="of:=[.MH5]*[.$A$5]" office:value-type="float" office:value="6.85314685314685" calcext:value-type="float">
            <text:p>6,85314685314685</text:p>
          </table:table-cell>
          <table:table-cell table:formula="of:=[.MI5]*[.$A$5]" office:value-type="float" office:value="6.87312687312687" calcext:value-type="float">
            <text:p>6,87312687312687</text:p>
          </table:table-cell>
          <table:table-cell table:formula="of:=[.MJ5]*[.$A$5]" office:value-type="float" office:value="6.89310689310689" calcext:value-type="float">
            <text:p>6,89310689310689</text:p>
          </table:table-cell>
          <table:table-cell table:formula="of:=[.MK5]*[.$A$5]" office:value-type="float" office:value="6.91308691308691" calcext:value-type="float">
            <text:p>6,91308691308691</text:p>
          </table:table-cell>
          <table:table-cell table:formula="of:=[.ML5]*[.$A$5]" office:value-type="float" office:value="6.93306693306693" calcext:value-type="float">
            <text:p>6,93306693306693</text:p>
          </table:table-cell>
          <table:table-cell table:formula="of:=[.MM5]*[.$A$5]" office:value-type="float" office:value="6.95304695304695" calcext:value-type="float">
            <text:p>6,95304695304695</text:p>
          </table:table-cell>
          <table:table-cell table:formula="of:=[.MN5]*[.$A$5]" office:value-type="float" office:value="6.97302697302697" calcext:value-type="float">
            <text:p>6,97302697302697</text:p>
          </table:table-cell>
          <table:table-cell table:formula="of:=[.MO5]*[.$A$5]" office:value-type="float" office:value="6.99300699300699" calcext:value-type="float">
            <text:p>6,99300699300699</text:p>
          </table:table-cell>
          <table:table-cell table:formula="of:=[.MP5]*[.$A$5]" office:value-type="float" office:value="7.01298701298701" calcext:value-type="float">
            <text:p>7,01298701298701</text:p>
          </table:table-cell>
          <table:table-cell table:formula="of:=[.MQ5]*[.$A$5]" office:value-type="float" office:value="7.03296703296703" calcext:value-type="float">
            <text:p>7,03296703296703</text:p>
          </table:table-cell>
          <table:table-cell table:formula="of:=[.MR5]*[.$A$5]" office:value-type="float" office:value="7.05294705294705" calcext:value-type="float">
            <text:p>7,05294705294705</text:p>
          </table:table-cell>
          <table:table-cell table:formula="of:=[.MS5]*[.$A$5]" office:value-type="float" office:value="7.07292707292707" calcext:value-type="float">
            <text:p>7,07292707292707</text:p>
          </table:table-cell>
          <table:table-cell table:formula="of:=[.MT5]*[.$A$5]" office:value-type="float" office:value="7.09290709290709" calcext:value-type="float">
            <text:p>7,09290709290709</text:p>
          </table:table-cell>
          <table:table-cell table:formula="of:=[.MU5]*[.$A$5]" office:value-type="float" office:value="7.11288711288711" calcext:value-type="float">
            <text:p>7,11288711288711</text:p>
          </table:table-cell>
          <table:table-cell table:formula="of:=[.MV5]*[.$A$5]" office:value-type="float" office:value="7.13286713286713" calcext:value-type="float">
            <text:p>7,13286713286713</text:p>
          </table:table-cell>
          <table:table-cell table:formula="of:=[.MW5]*[.$A$5]" office:value-type="float" office:value="7.15284715284715" calcext:value-type="float">
            <text:p>7,15284715284715</text:p>
          </table:table-cell>
          <table:table-cell table:formula="of:=[.MX5]*[.$A$5]" office:value-type="float" office:value="7.17282717282717" calcext:value-type="float">
            <text:p>7,17282717282717</text:p>
          </table:table-cell>
          <table:table-cell table:formula="of:=[.MY5]*[.$A$5]" office:value-type="float" office:value="7.19280719280719" calcext:value-type="float">
            <text:p>7,19280719280719</text:p>
          </table:table-cell>
          <table:table-cell table:formula="of:=[.MZ5]*[.$A$5]" office:value-type="float" office:value="7.21278721278721" calcext:value-type="float">
            <text:p>7,21278721278721</text:p>
          </table:table-cell>
          <table:table-cell table:formula="of:=[.NA5]*[.$A$5]" office:value-type="float" office:value="7.23276723276723" calcext:value-type="float">
            <text:p>7,23276723276723</text:p>
          </table:table-cell>
          <table:table-cell table:formula="of:=[.NB5]*[.$A$5]" office:value-type="float" office:value="7.25274725274725" calcext:value-type="float">
            <text:p>7,25274725274725</text:p>
          </table:table-cell>
          <table:table-cell table:formula="of:=[.NC5]*[.$A$5]" office:value-type="float" office:value="7.27272727272727" calcext:value-type="float">
            <text:p>7,27272727272727</text:p>
          </table:table-cell>
          <table:table-cell table:formula="of:=[.ND5]*[.$A$5]" office:value-type="float" office:value="7.29270729270729" calcext:value-type="float">
            <text:p>7,29270729270729</text:p>
          </table:table-cell>
          <table:table-cell table:formula="of:=[.NE5]*[.$A$5]" office:value-type="float" office:value="7.31268731268731" calcext:value-type="float">
            <text:p>7,31268731268731</text:p>
          </table:table-cell>
          <table:table-cell table:formula="of:=[.NF5]*[.$A$5]" office:value-type="float" office:value="7.33266733266733" calcext:value-type="float">
            <text:p>7,33266733266733</text:p>
          </table:table-cell>
          <table:table-cell table:formula="of:=[.NG5]*[.$A$5]" office:value-type="float" office:value="7.35264735264735" calcext:value-type="float">
            <text:p>7,35264735264735</text:p>
          </table:table-cell>
          <table:table-cell table:formula="of:=[.NH5]*[.$A$5]" office:value-type="float" office:value="7.37262737262737" calcext:value-type="float">
            <text:p>7,37262737262737</text:p>
          </table:table-cell>
          <table:table-cell table:formula="of:=[.NI5]*[.$A$5]" office:value-type="float" office:value="7.39260739260739" calcext:value-type="float">
            <text:p>7,39260739260739</text:p>
          </table:table-cell>
          <table:table-cell table:formula="of:=[.NJ5]*[.$A$5]" office:value-type="float" office:value="7.41258741258741" calcext:value-type="float">
            <text:p>7,41258741258741</text:p>
          </table:table-cell>
          <table:table-cell table:formula="of:=[.NK5]*[.$A$5]" office:value-type="float" office:value="7.43256743256743" calcext:value-type="float">
            <text:p>7,43256743256743</text:p>
          </table:table-cell>
          <table:table-cell table:formula="of:=[.NL5]*[.$A$5]" office:value-type="float" office:value="7.45254745254745" calcext:value-type="float">
            <text:p>7,45254745254745</text:p>
          </table:table-cell>
          <table:table-cell table:formula="of:=[.NM5]*[.$A$5]" office:value-type="float" office:value="7.47252747252747" calcext:value-type="float">
            <text:p>7,47252747252747</text:p>
          </table:table-cell>
          <table:table-cell table:formula="of:=[.NN5]*[.$A$5]" office:value-type="float" office:value="7.49250749250749" calcext:value-type="float">
            <text:p>7,49250749250749</text:p>
          </table:table-cell>
          <table:table-cell table:formula="of:=[.NO5]*[.$A$5]" office:value-type="float" office:value="7.51248751248751" calcext:value-type="float">
            <text:p>7,51248751248751</text:p>
          </table:table-cell>
          <table:table-cell table:formula="of:=[.NP5]*[.$A$5]" office:value-type="float" office:value="7.53246753246753" calcext:value-type="float">
            <text:p>7,53246753246753</text:p>
          </table:table-cell>
          <table:table-cell table:formula="of:=[.NQ5]*[.$A$5]" office:value-type="float" office:value="7.55244755244755" calcext:value-type="float">
            <text:p>7,55244755244755</text:p>
          </table:table-cell>
          <table:table-cell table:formula="of:=[.NR5]*[.$A$5]" office:value-type="float" office:value="7.57242757242757" calcext:value-type="float">
            <text:p>7,57242757242757</text:p>
          </table:table-cell>
          <table:table-cell table:formula="of:=[.NS5]*[.$A$5]" office:value-type="float" office:value="7.59240759240759" calcext:value-type="float">
            <text:p>7,59240759240759</text:p>
          </table:table-cell>
          <table:table-cell table:formula="of:=[.NT5]*[.$A$5]" office:value-type="float" office:value="7.61238761238761" calcext:value-type="float">
            <text:p>7,61238761238761</text:p>
          </table:table-cell>
          <table:table-cell table:formula="of:=[.NU5]*[.$A$5]" office:value-type="float" office:value="7.63236763236763" calcext:value-type="float">
            <text:p>7,63236763236763</text:p>
          </table:table-cell>
          <table:table-cell table:formula="of:=[.NV5]*[.$A$5]" office:value-type="float" office:value="7.65234765234765" calcext:value-type="float">
            <text:p>7,65234765234765</text:p>
          </table:table-cell>
          <table:table-cell table:formula="of:=[.NW5]*[.$A$5]" office:value-type="float" office:value="7.67232767232767" calcext:value-type="float">
            <text:p>7,67232767232767</text:p>
          </table:table-cell>
          <table:table-cell table:formula="of:=[.NX5]*[.$A$5]" office:value-type="float" office:value="7.69230769230769" calcext:value-type="float">
            <text:p>7,69230769230769</text:p>
          </table:table-cell>
          <table:table-cell table:formula="of:=[.NY5]*[.$A$5]" office:value-type="float" office:value="7.71228771228771" calcext:value-type="float">
            <text:p>7,71228771228771</text:p>
          </table:table-cell>
          <table:table-cell table:formula="of:=[.NZ5]*[.$A$5]" office:value-type="float" office:value="7.73226773226773" calcext:value-type="float">
            <text:p>7,73226773226773</text:p>
          </table:table-cell>
          <table:table-cell table:formula="of:=[.OA5]*[.$A$5]" office:value-type="float" office:value="7.75224775224775" calcext:value-type="float">
            <text:p>7,75224775224775</text:p>
          </table:table-cell>
          <table:table-cell table:formula="of:=[.OB5]*[.$A$5]" office:value-type="float" office:value="7.77222777222777" calcext:value-type="float">
            <text:p>7,77222777222777</text:p>
          </table:table-cell>
          <table:table-cell table:formula="of:=[.OC5]*[.$A$5]" office:value-type="float" office:value="7.79220779220779" calcext:value-type="float">
            <text:p>7,79220779220779</text:p>
          </table:table-cell>
          <table:table-cell table:formula="of:=[.OD5]*[.$A$5]" office:value-type="float" office:value="7.81218781218781" calcext:value-type="float">
            <text:p>7,81218781218781</text:p>
          </table:table-cell>
          <table:table-cell table:formula="of:=[.OE5]*[.$A$5]" office:value-type="float" office:value="7.83216783216783" calcext:value-type="float">
            <text:p>7,83216783216783</text:p>
          </table:table-cell>
          <table:table-cell table:formula="of:=[.OF5]*[.$A$5]" office:value-type="float" office:value="7.85214785214785" calcext:value-type="float">
            <text:p>7,85214785214785</text:p>
          </table:table-cell>
          <table:table-cell table:formula="of:=[.OG5]*[.$A$5]" office:value-type="float" office:value="7.87212787212787" calcext:value-type="float">
            <text:p>7,87212787212787</text:p>
          </table:table-cell>
          <table:table-cell table:formula="of:=[.OH5]*[.$A$5]" office:value-type="float" office:value="7.89210789210789" calcext:value-type="float">
            <text:p>7,89210789210789</text:p>
          </table:table-cell>
          <table:table-cell table:formula="of:=[.OI5]*[.$A$5]" office:value-type="float" office:value="7.91208791208791" calcext:value-type="float">
            <text:p>7,91208791208791</text:p>
          </table:table-cell>
          <table:table-cell table:formula="of:=[.OJ5]*[.$A$5]" office:value-type="float" office:value="7.93206793206793" calcext:value-type="float">
            <text:p>7,93206793206793</text:p>
          </table:table-cell>
          <table:table-cell table:formula="of:=[.OK5]*[.$A$5]" office:value-type="float" office:value="7.95204795204795" calcext:value-type="float">
            <text:p>7,95204795204795</text:p>
          </table:table-cell>
          <table:table-cell table:formula="of:=[.OL5]*[.$A$5]" office:value-type="float" office:value="7.97202797202797" calcext:value-type="float">
            <text:p>7,97202797202797</text:p>
          </table:table-cell>
          <table:table-cell table:formula="of:=[.OM5]*[.$A$5]" office:value-type="float" office:value="7.99200799200799" calcext:value-type="float">
            <text:p>7,99200799200799</text:p>
          </table:table-cell>
          <table:table-cell table:formula="of:=[.ON5]*[.$A$5]" office:value-type="float" office:value="8.01198801198801" calcext:value-type="float">
            <text:p>8,01198801198801</text:p>
          </table:table-cell>
          <table:table-cell table:formula="of:=[.OO5]*[.$A$5]" office:value-type="float" office:value="8.03196803196803" calcext:value-type="float">
            <text:p>8,03196803196803</text:p>
          </table:table-cell>
          <table:table-cell table:formula="of:=[.OP5]*[.$A$5]" office:value-type="float" office:value="8.05194805194805" calcext:value-type="float">
            <text:p>8,05194805194805</text:p>
          </table:table-cell>
          <table:table-cell table:formula="of:=[.OQ5]*[.$A$5]" office:value-type="float" office:value="8.07192807192807" calcext:value-type="float">
            <text:p>8,07192807192807</text:p>
          </table:table-cell>
          <table:table-cell table:formula="of:=[.OR5]*[.$A$5]" office:value-type="float" office:value="8.09190809190809" calcext:value-type="float">
            <text:p>8,09190809190809</text:p>
          </table:table-cell>
          <table:table-cell table:formula="of:=[.OS5]*[.$A$5]" office:value-type="float" office:value="8.11188811188811" calcext:value-type="float">
            <text:p>8,11188811188811</text:p>
          </table:table-cell>
          <table:table-cell table:formula="of:=[.OT5]*[.$A$5]" office:value-type="float" office:value="8.13186813186813" calcext:value-type="float">
            <text:p>8,13186813186813</text:p>
          </table:table-cell>
          <table:table-cell table:formula="of:=[.OU5]*[.$A$5]" office:value-type="float" office:value="8.15184815184815" calcext:value-type="float">
            <text:p>8,15184815184815</text:p>
          </table:table-cell>
          <table:table-cell table:formula="of:=[.OV5]*[.$A$5]" office:value-type="float" office:value="8.17182817182817" calcext:value-type="float">
            <text:p>8,17182817182817</text:p>
          </table:table-cell>
          <table:table-cell table:formula="of:=[.OW5]*[.$A$5]" office:value-type="float" office:value="8.19180819180819" calcext:value-type="float">
            <text:p>8,19180819180819</text:p>
          </table:table-cell>
          <table:table-cell table:formula="of:=[.OX5]*[.$A$5]" office:value-type="float" office:value="8.21178821178821" calcext:value-type="float">
            <text:p>8,21178821178821</text:p>
          </table:table-cell>
          <table:table-cell table:formula="of:=[.OY5]*[.$A$5]" office:value-type="float" office:value="8.23176823176823" calcext:value-type="float">
            <text:p>8,23176823176823</text:p>
          </table:table-cell>
          <table:table-cell table:formula="of:=[.OZ5]*[.$A$5]" office:value-type="float" office:value="8.25174825174825" calcext:value-type="float">
            <text:p>8,25174825174825</text:p>
          </table:table-cell>
          <table:table-cell table:formula="of:=[.PA5]*[.$A$5]" office:value-type="float" office:value="8.27172827172827" calcext:value-type="float">
            <text:p>8,27172827172827</text:p>
          </table:table-cell>
          <table:table-cell table:formula="of:=[.PB5]*[.$A$5]" office:value-type="float" office:value="8.29170829170829" calcext:value-type="float">
            <text:p>8,29170829170829</text:p>
          </table:table-cell>
          <table:table-cell table:formula="of:=[.PC5]*[.$A$5]" office:value-type="float" office:value="8.31168831168831" calcext:value-type="float">
            <text:p>8,31168831168831</text:p>
          </table:table-cell>
          <table:table-cell table:formula="of:=[.PD5]*[.$A$5]" office:value-type="float" office:value="8.33166833166833" calcext:value-type="float">
            <text:p>8,33166833166833</text:p>
          </table:table-cell>
          <table:table-cell table:formula="of:=[.PE5]*[.$A$5]" office:value-type="float" office:value="8.35164835164835" calcext:value-type="float">
            <text:p>8,35164835164835</text:p>
          </table:table-cell>
          <table:table-cell table:formula="of:=[.PF5]*[.$A$5]" office:value-type="float" office:value="8.37162837162837" calcext:value-type="float">
            <text:p>8,37162837162837</text:p>
          </table:table-cell>
          <table:table-cell table:formula="of:=[.PG5]*[.$A$5]" office:value-type="float" office:value="8.39160839160839" calcext:value-type="float">
            <text:p>8,39160839160839</text:p>
          </table:table-cell>
          <table:table-cell table:formula="of:=[.PH5]*[.$A$5]" office:value-type="float" office:value="8.41158841158841" calcext:value-type="float">
            <text:p>8,41158841158841</text:p>
          </table:table-cell>
          <table:table-cell table:formula="of:=[.PI5]*[.$A$5]" office:value-type="float" office:value="8.43156843156843" calcext:value-type="float">
            <text:p>8,43156843156843</text:p>
          </table:table-cell>
          <table:table-cell table:formula="of:=[.PJ5]*[.$A$5]" office:value-type="float" office:value="8.45154845154845" calcext:value-type="float">
            <text:p>8,45154845154845</text:p>
          </table:table-cell>
          <table:table-cell table:formula="of:=[.PK5]*[.$A$5]" office:value-type="float" office:value="8.47152847152847" calcext:value-type="float">
            <text:p>8,47152847152847</text:p>
          </table:table-cell>
          <table:table-cell table:formula="of:=[.PL5]*[.$A$5]" office:value-type="float" office:value="8.49150849150849" calcext:value-type="float">
            <text:p>8,49150849150849</text:p>
          </table:table-cell>
          <table:table-cell table:formula="of:=[.PM5]*[.$A$5]" office:value-type="float" office:value="8.51148851148851" calcext:value-type="float">
            <text:p>8,51148851148851</text:p>
          </table:table-cell>
          <table:table-cell table:formula="of:=[.PN5]*[.$A$5]" office:value-type="float" office:value="8.53146853146853" calcext:value-type="float">
            <text:p>8,53146853146853</text:p>
          </table:table-cell>
          <table:table-cell table:formula="of:=[.PO5]*[.$A$5]" office:value-type="float" office:value="8.55144855144855" calcext:value-type="float">
            <text:p>8,55144855144855</text:p>
          </table:table-cell>
          <table:table-cell table:formula="of:=[.PP5]*[.$A$5]" office:value-type="float" office:value="8.57142857142857" calcext:value-type="float">
            <text:p>8,57142857142857</text:p>
          </table:table-cell>
          <table:table-cell table:formula="of:=[.PQ5]*[.$A$5]" office:value-type="float" office:value="8.59140859140859" calcext:value-type="float">
            <text:p>8,59140859140859</text:p>
          </table:table-cell>
          <table:table-cell table:formula="of:=[.PR5]*[.$A$5]" office:value-type="float" office:value="8.61138861138861" calcext:value-type="float">
            <text:p>8,61138861138861</text:p>
          </table:table-cell>
          <table:table-cell table:formula="of:=[.PS5]*[.$A$5]" office:value-type="float" office:value="8.63136863136863" calcext:value-type="float">
            <text:p>8,63136863136863</text:p>
          </table:table-cell>
          <table:table-cell table:formula="of:=[.PT5]*[.$A$5]" office:value-type="float" office:value="8.65134865134865" calcext:value-type="float">
            <text:p>8,65134865134865</text:p>
          </table:table-cell>
          <table:table-cell table:formula="of:=[.PU5]*[.$A$5]" office:value-type="float" office:value="8.67132867132867" calcext:value-type="float">
            <text:p>8,67132867132867</text:p>
          </table:table-cell>
          <table:table-cell table:formula="of:=[.PV5]*[.$A$5]" office:value-type="float" office:value="8.69130869130869" calcext:value-type="float">
            <text:p>8,69130869130869</text:p>
          </table:table-cell>
          <table:table-cell table:formula="of:=[.PW5]*[.$A$5]" office:value-type="float" office:value="8.71128871128871" calcext:value-type="float">
            <text:p>8,71128871128871</text:p>
          </table:table-cell>
          <table:table-cell table:formula="of:=[.PX5]*[.$A$5]" office:value-type="float" office:value="8.73126873126873" calcext:value-type="float">
            <text:p>8,73126873126873</text:p>
          </table:table-cell>
          <table:table-cell table:formula="of:=[.PY5]*[.$A$5]" office:value-type="float" office:value="8.75124875124875" calcext:value-type="float">
            <text:p>8,75124875124875</text:p>
          </table:table-cell>
          <table:table-cell table:formula="of:=[.PZ5]*[.$A$5]" office:value-type="float" office:value="8.77122877122877" calcext:value-type="float">
            <text:p>8,77122877122877</text:p>
          </table:table-cell>
          <table:table-cell table:formula="of:=[.QA5]*[.$A$5]" office:value-type="float" office:value="8.79120879120879" calcext:value-type="float">
            <text:p>8,79120879120879</text:p>
          </table:table-cell>
          <table:table-cell table:formula="of:=[.QB5]*[.$A$5]" office:value-type="float" office:value="8.81118881118881" calcext:value-type="float">
            <text:p>8,81118881118881</text:p>
          </table:table-cell>
          <table:table-cell table:formula="of:=[.QC5]*[.$A$5]" office:value-type="float" office:value="8.83116883116883" calcext:value-type="float">
            <text:p>8,83116883116883</text:p>
          </table:table-cell>
          <table:table-cell table:formula="of:=[.QD5]*[.$A$5]" office:value-type="float" office:value="8.85114885114885" calcext:value-type="float">
            <text:p>8,85114885114885</text:p>
          </table:table-cell>
          <table:table-cell table:formula="of:=[.QE5]*[.$A$5]" office:value-type="float" office:value="8.87112887112887" calcext:value-type="float">
            <text:p>8,87112887112887</text:p>
          </table:table-cell>
          <table:table-cell table:formula="of:=[.QF5]*[.$A$5]" office:value-type="float" office:value="8.89110889110889" calcext:value-type="float">
            <text:p>8,89110889110889</text:p>
          </table:table-cell>
          <table:table-cell table:formula="of:=[.QG5]*[.$A$5]" office:value-type="float" office:value="8.91108891108891" calcext:value-type="float">
            <text:p>8,91108891108891</text:p>
          </table:table-cell>
          <table:table-cell table:formula="of:=[.QH5]*[.$A$5]" office:value-type="float" office:value="8.93106893106893" calcext:value-type="float">
            <text:p>8,93106893106893</text:p>
          </table:table-cell>
          <table:table-cell table:formula="of:=[.QI5]*[.$A$5]" office:value-type="float" office:value="8.95104895104895" calcext:value-type="float">
            <text:p>8,95104895104895</text:p>
          </table:table-cell>
          <table:table-cell table:formula="of:=[.QJ5]*[.$A$5]" office:value-type="float" office:value="8.97102897102897" calcext:value-type="float">
            <text:p>8,97102897102897</text:p>
          </table:table-cell>
          <table:table-cell table:formula="of:=[.QK5]*[.$A$5]" office:value-type="float" office:value="8.99100899100899" calcext:value-type="float">
            <text:p>8,99100899100899</text:p>
          </table:table-cell>
          <table:table-cell table:formula="of:=[.QL5]*[.$A$5]" office:value-type="float" office:value="9.01098901098901" calcext:value-type="float">
            <text:p>9,01098901098901</text:p>
          </table:table-cell>
          <table:table-cell table:formula="of:=[.QM5]*[.$A$5]" office:value-type="float" office:value="9.03096903096903" calcext:value-type="float">
            <text:p>9,03096903096903</text:p>
          </table:table-cell>
          <table:table-cell table:formula="of:=[.QN5]*[.$A$5]" office:value-type="float" office:value="9.05094905094905" calcext:value-type="float">
            <text:p>9,05094905094905</text:p>
          </table:table-cell>
          <table:table-cell table:formula="of:=[.QO5]*[.$A$5]" office:value-type="float" office:value="9.07092907092907" calcext:value-type="float">
            <text:p>9,07092907092907</text:p>
          </table:table-cell>
          <table:table-cell table:formula="of:=[.QP5]*[.$A$5]" office:value-type="float" office:value="9.09090909090909" calcext:value-type="float">
            <text:p>9,09090909090909</text:p>
          </table:table-cell>
          <table:table-cell table:formula="of:=[.QQ5]*[.$A$5]" office:value-type="float" office:value="9.11088911088911" calcext:value-type="float">
            <text:p>9,11088911088911</text:p>
          </table:table-cell>
          <table:table-cell table:formula="of:=[.QR5]*[.$A$5]" office:value-type="float" office:value="9.13086913086913" calcext:value-type="float">
            <text:p>9,13086913086913</text:p>
          </table:table-cell>
          <table:table-cell table:formula="of:=[.QS5]*[.$A$5]" office:value-type="float" office:value="9.15084915084915" calcext:value-type="float">
            <text:p>9,15084915084915</text:p>
          </table:table-cell>
          <table:table-cell table:formula="of:=[.QT5]*[.$A$5]" office:value-type="float" office:value="9.17082917082917" calcext:value-type="float">
            <text:p>9,17082917082917</text:p>
          </table:table-cell>
          <table:table-cell table:formula="of:=[.QU5]*[.$A$5]" office:value-type="float" office:value="9.19080919080919" calcext:value-type="float">
            <text:p>9,19080919080919</text:p>
          </table:table-cell>
          <table:table-cell table:formula="of:=[.QV5]*[.$A$5]" office:value-type="float" office:value="9.21078921078921" calcext:value-type="float">
            <text:p>9,21078921078921</text:p>
          </table:table-cell>
          <table:table-cell table:formula="of:=[.QW5]*[.$A$5]" office:value-type="float" office:value="9.23076923076923" calcext:value-type="float">
            <text:p>9,23076923076923</text:p>
          </table:table-cell>
          <table:table-cell table:formula="of:=[.QX5]*[.$A$5]" office:value-type="float" office:value="9.25074925074925" calcext:value-type="float">
            <text:p>9,25074925074925</text:p>
          </table:table-cell>
          <table:table-cell table:formula="of:=[.QY5]*[.$A$5]" office:value-type="float" office:value="9.27072927072927" calcext:value-type="float">
            <text:p>9,27072927072927</text:p>
          </table:table-cell>
          <table:table-cell table:formula="of:=[.QZ5]*[.$A$5]" office:value-type="float" office:value="9.29070929070929" calcext:value-type="float">
            <text:p>9,29070929070929</text:p>
          </table:table-cell>
          <table:table-cell table:formula="of:=[.RA5]*[.$A$5]" office:value-type="float" office:value="9.31068931068931" calcext:value-type="float">
            <text:p>9,31068931068931</text:p>
          </table:table-cell>
          <table:table-cell table:formula="of:=[.RB5]*[.$A$5]" office:value-type="float" office:value="9.33066933066933" calcext:value-type="float">
            <text:p>9,33066933066933</text:p>
          </table:table-cell>
          <table:table-cell table:formula="of:=[.RC5]*[.$A$5]" office:value-type="float" office:value="9.35064935064935" calcext:value-type="float">
            <text:p>9,35064935064935</text:p>
          </table:table-cell>
          <table:table-cell table:formula="of:=[.RD5]*[.$A$5]" office:value-type="float" office:value="9.37062937062937" calcext:value-type="float">
            <text:p>9,37062937062937</text:p>
          </table:table-cell>
          <table:table-cell table:formula="of:=[.RE5]*[.$A$5]" office:value-type="float" office:value="9.39060939060939" calcext:value-type="float">
            <text:p>9,39060939060939</text:p>
          </table:table-cell>
          <table:table-cell table:formula="of:=[.RF5]*[.$A$5]" office:value-type="float" office:value="9.41058941058941" calcext:value-type="float">
            <text:p>9,41058941058941</text:p>
          </table:table-cell>
          <table:table-cell table:formula="of:=[.RG5]*[.$A$5]" office:value-type="float" office:value="9.43056943056943" calcext:value-type="float">
            <text:p>9,43056943056943</text:p>
          </table:table-cell>
          <table:table-cell table:formula="of:=[.RH5]*[.$A$5]" office:value-type="float" office:value="9.45054945054945" calcext:value-type="float">
            <text:p>9,45054945054945</text:p>
          </table:table-cell>
          <table:table-cell table:formula="of:=[.RI5]*[.$A$5]" office:value-type="float" office:value="9.47052947052947" calcext:value-type="float">
            <text:p>9,47052947052947</text:p>
          </table:table-cell>
          <table:table-cell table:formula="of:=[.RJ5]*[.$A$5]" office:value-type="float" office:value="9.49050949050949" calcext:value-type="float">
            <text:p>9,49050949050949</text:p>
          </table:table-cell>
          <table:table-cell table:formula="of:=[.RK5]*[.$A$5]" office:value-type="float" office:value="9.51048951048951" calcext:value-type="float">
            <text:p>9,51048951048951</text:p>
          </table:table-cell>
          <table:table-cell table:formula="of:=[.RL5]*[.$A$5]" office:value-type="float" office:value="9.53046953046953" calcext:value-type="float">
            <text:p>9,53046953046953</text:p>
          </table:table-cell>
          <table:table-cell table:formula="of:=[.RM5]*[.$A$5]" office:value-type="float" office:value="9.55044955044955" calcext:value-type="float">
            <text:p>9,55044955044955</text:p>
          </table:table-cell>
          <table:table-cell table:formula="of:=[.RN5]*[.$A$5]" office:value-type="float" office:value="9.57042957042957" calcext:value-type="float">
            <text:p>9,57042957042957</text:p>
          </table:table-cell>
          <table:table-cell table:formula="of:=[.RO5]*[.$A$5]" office:value-type="float" office:value="9.59040959040959" calcext:value-type="float">
            <text:p>9,59040959040959</text:p>
          </table:table-cell>
          <table:table-cell table:formula="of:=[.RP5]*[.$A$5]" office:value-type="float" office:value="9.61038961038961" calcext:value-type="float">
            <text:p>9,61038961038961</text:p>
          </table:table-cell>
          <table:table-cell table:formula="of:=[.RQ5]*[.$A$5]" office:value-type="float" office:value="9.63036963036963" calcext:value-type="float">
            <text:p>9,63036963036963</text:p>
          </table:table-cell>
          <table:table-cell table:formula="of:=[.RR5]*[.$A$5]" office:value-type="float" office:value="9.65034965034965" calcext:value-type="float">
            <text:p>9,65034965034965</text:p>
          </table:table-cell>
          <table:table-cell table:formula="of:=[.RS5]*[.$A$5]" office:value-type="float" office:value="9.67032967032967" calcext:value-type="float">
            <text:p>9,67032967032967</text:p>
          </table:table-cell>
          <table:table-cell table:formula="of:=[.RT5]*[.$A$5]" office:value-type="float" office:value="9.69030969030969" calcext:value-type="float">
            <text:p>9,69030969030969</text:p>
          </table:table-cell>
          <table:table-cell table:formula="of:=[.RU5]*[.$A$5]" office:value-type="float" office:value="9.71028971028971" calcext:value-type="float">
            <text:p>9,71028971028971</text:p>
          </table:table-cell>
          <table:table-cell table:formula="of:=[.RV5]*[.$A$5]" office:value-type="float" office:value="9.73026973026973" calcext:value-type="float">
            <text:p>9,73026973026973</text:p>
          </table:table-cell>
          <table:table-cell table:formula="of:=[.RW5]*[.$A$5]" office:value-type="float" office:value="9.75024975024975" calcext:value-type="float">
            <text:p>9,75024975024975</text:p>
          </table:table-cell>
          <table:table-cell table:formula="of:=[.RX5]*[.$A$5]" office:value-type="float" office:value="9.77022977022977" calcext:value-type="float">
            <text:p>9,77022977022977</text:p>
          </table:table-cell>
          <table:table-cell table:formula="of:=[.RY5]*[.$A$5]" office:value-type="float" office:value="9.79020979020979" calcext:value-type="float">
            <text:p>9,79020979020979</text:p>
          </table:table-cell>
          <table:table-cell table:formula="of:=[.RZ5]*[.$A$5]" office:value-type="float" office:value="9.81018981018981" calcext:value-type="float">
            <text:p>9,81018981018981</text:p>
          </table:table-cell>
          <table:table-cell table:formula="of:=[.SA5]*[.$A$5]" office:value-type="float" office:value="9.83016983016983" calcext:value-type="float">
            <text:p>9,83016983016983</text:p>
          </table:table-cell>
          <table:table-cell table:formula="of:=[.SB5]*[.$A$5]" office:value-type="float" office:value="9.85014985014985" calcext:value-type="float">
            <text:p>9,85014985014985</text:p>
          </table:table-cell>
          <table:table-cell table:formula="of:=[.SC5]*[.$A$5]" office:value-type="float" office:value="9.87012987012987" calcext:value-type="float">
            <text:p>9,87012987012987</text:p>
          </table:table-cell>
          <table:table-cell table:formula="of:=[.SD5]*[.$A$5]" office:value-type="float" office:value="9.89010989010989" calcext:value-type="float">
            <text:p>9,89010989010989</text:p>
          </table:table-cell>
          <table:table-cell table:formula="of:=[.SE5]*[.$A$5]" office:value-type="float" office:value="9.91008991008991" calcext:value-type="float">
            <text:p>9,91008991008991</text:p>
          </table:table-cell>
          <table:table-cell table:formula="of:=[.SF5]*[.$A$5]" office:value-type="float" office:value="9.93006993006993" calcext:value-type="float">
            <text:p>9,93006993006993</text:p>
          </table:table-cell>
          <table:table-cell table:formula="of:=[.SG5]*[.$A$5]" office:value-type="float" office:value="9.95004995004995" calcext:value-type="float">
            <text:p>9,95004995004995</text:p>
          </table:table-cell>
          <table:table-cell table:formula="of:=[.SH5]*[.$A$5]" office:value-type="float" office:value="9.97002997002997" calcext:value-type="float">
            <text:p>9,97002997002997</text:p>
          </table:table-cell>
          <table:table-cell table:formula="of:=[.SI5]*[.$A$5]" office:value-type="float" office:value="9.99000999000999" calcext:value-type="float">
            <text:p>9,99000999000999</text:p>
          </table:table-cell>
          <table:table-cell table:formula="of:=[.SJ5]*[.$A$5]" office:value-type="float" office:value="10.00999000999" calcext:value-type="float">
            <text:p>10,00999000999</text:p>
          </table:table-cell>
          <table:table-cell table:formula="of:=[.SK5]*[.$A$5]" office:value-type="float" office:value="10.02997002997" calcext:value-type="float">
            <text:p>10,02997002997</text:p>
          </table:table-cell>
          <table:table-cell table:formula="of:=[.SL5]*[.$A$5]" office:value-type="float" office:value="10.0499500499501" calcext:value-type="float">
            <text:p>10,0499500499501</text:p>
          </table:table-cell>
          <table:table-cell table:formula="of:=[.SM5]*[.$A$5]" office:value-type="float" office:value="10.0699300699301" calcext:value-type="float">
            <text:p>10,0699300699301</text:p>
          </table:table-cell>
          <table:table-cell table:formula="of:=[.SN5]*[.$A$5]" office:value-type="float" office:value="10.0899100899101" calcext:value-type="float">
            <text:p>10,0899100899101</text:p>
          </table:table-cell>
          <table:table-cell table:formula="of:=[.SO5]*[.$A$5]" office:value-type="float" office:value="10.1098901098901" calcext:value-type="float">
            <text:p>10,1098901098901</text:p>
          </table:table-cell>
          <table:table-cell table:formula="of:=[.SP5]*[.$A$5]" office:value-type="float" office:value="10.1298701298701" calcext:value-type="float">
            <text:p>10,1298701298701</text:p>
          </table:table-cell>
          <table:table-cell table:formula="of:=[.SQ5]*[.$A$5]" office:value-type="float" office:value="10.1498501498501" calcext:value-type="float">
            <text:p>10,1498501498501</text:p>
          </table:table-cell>
          <table:table-cell table:formula="of:=[.SR5]*[.$A$5]" office:value-type="float" office:value="10.1698301698302" calcext:value-type="float">
            <text:p>10,1698301698302</text:p>
          </table:table-cell>
          <table:table-cell table:formula="of:=[.SS5]*[.$A$5]" office:value-type="float" office:value="10.1898101898102" calcext:value-type="float">
            <text:p>10,1898101898102</text:p>
          </table:table-cell>
          <table:table-cell table:formula="of:=[.ST5]*[.$A$5]" office:value-type="float" office:value="10.2097902097902" calcext:value-type="float">
            <text:p>10,2097902097902</text:p>
          </table:table-cell>
          <table:table-cell table:formula="of:=[.SU5]*[.$A$5]" office:value-type="float" office:value="10.2297702297702" calcext:value-type="float">
            <text:p>10,2297702297702</text:p>
          </table:table-cell>
          <table:table-cell table:formula="of:=[.SV5]*[.$A$5]" office:value-type="float" office:value="10.2497502497503" calcext:value-type="float">
            <text:p>10,2497502497503</text:p>
          </table:table-cell>
          <table:table-cell table:formula="of:=[.SW5]*[.$A$5]" office:value-type="float" office:value="10.2697302697303" calcext:value-type="float">
            <text:p>10,2697302697303</text:p>
          </table:table-cell>
          <table:table-cell table:formula="of:=[.SX5]*[.$A$5]" office:value-type="float" office:value="10.2897102897103" calcext:value-type="float">
            <text:p>10,2897102897103</text:p>
          </table:table-cell>
          <table:table-cell table:formula="of:=[.SY5]*[.$A$5]" office:value-type="float" office:value="10.3096903096903" calcext:value-type="float">
            <text:p>10,3096903096903</text:p>
          </table:table-cell>
          <table:table-cell table:formula="of:=[.SZ5]*[.$A$5]" office:value-type="float" office:value="10.3296703296703" calcext:value-type="float">
            <text:p>10,3296703296703</text:p>
          </table:table-cell>
          <table:table-cell table:formula="of:=[.TA5]*[.$A$5]" office:value-type="float" office:value="10.3496503496504" calcext:value-type="float">
            <text:p>10,3496503496504</text:p>
          </table:table-cell>
          <table:table-cell table:formula="of:=[.TB5]*[.$A$5]" office:value-type="float" office:value="10.3696303696304" calcext:value-type="float">
            <text:p>10,3696303696304</text:p>
          </table:table-cell>
          <table:table-cell table:formula="of:=[.TC5]*[.$A$5]" office:value-type="float" office:value="10.3896103896104" calcext:value-type="float">
            <text:p>10,3896103896104</text:p>
          </table:table-cell>
          <table:table-cell table:formula="of:=[.TD5]*[.$A$5]" office:value-type="float" office:value="10.4095904095904" calcext:value-type="float">
            <text:p>10,4095904095904</text:p>
          </table:table-cell>
          <table:table-cell table:formula="of:=[.TE5]*[.$A$5]" office:value-type="float" office:value="10.4295704295704" calcext:value-type="float">
            <text:p>10,4295704295704</text:p>
          </table:table-cell>
          <table:table-cell table:formula="of:=[.TF5]*[.$A$5]" office:value-type="float" office:value="10.4495504495504" calcext:value-type="float">
            <text:p>10,4495504495504</text:p>
          </table:table-cell>
          <table:table-cell table:formula="of:=[.TG5]*[.$A$5]" office:value-type="float" office:value="10.4695304695305" calcext:value-type="float">
            <text:p>10,4695304695305</text:p>
          </table:table-cell>
          <table:table-cell table:formula="of:=[.TH5]*[.$A$5]" office:value-type="float" office:value="10.4895104895105" calcext:value-type="float">
            <text:p>10,4895104895105</text:p>
          </table:table-cell>
          <table:table-cell table:formula="of:=[.TI5]*[.$A$5]" office:value-type="float" office:value="10.5094905094905" calcext:value-type="float">
            <text:p>10,5094905094905</text:p>
          </table:table-cell>
          <table:table-cell table:formula="of:=[.TJ5]*[.$A$5]" office:value-type="float" office:value="10.5294705294705" calcext:value-type="float">
            <text:p>10,5294705294705</text:p>
          </table:table-cell>
          <table:table-cell table:formula="of:=[.TK5]*[.$A$5]" office:value-type="float" office:value="10.5494505494506" calcext:value-type="float">
            <text:p>10,5494505494506</text:p>
          </table:table-cell>
          <table:table-cell table:formula="of:=[.TL5]*[.$A$5]" office:value-type="float" office:value="10.5694305694306" calcext:value-type="float">
            <text:p>10,5694305694306</text:p>
          </table:table-cell>
          <table:table-cell table:formula="of:=[.TM5]*[.$A$5]" office:value-type="float" office:value="10.5894105894106" calcext:value-type="float">
            <text:p>10,5894105894106</text:p>
          </table:table-cell>
          <table:table-cell table:formula="of:=[.TN5]*[.$A$5]" office:value-type="float" office:value="10.6093906093906" calcext:value-type="float">
            <text:p>10,6093906093906</text:p>
          </table:table-cell>
          <table:table-cell table:formula="of:=[.TO5]*[.$A$5]" office:value-type="float" office:value="10.6293706293706" calcext:value-type="float">
            <text:p>10,6293706293706</text:p>
          </table:table-cell>
          <table:table-cell table:formula="of:=[.TP5]*[.$A$5]" office:value-type="float" office:value="10.6493506493507" calcext:value-type="float">
            <text:p>10,6493506493507</text:p>
          </table:table-cell>
          <table:table-cell table:formula="of:=[.TQ5]*[.$A$5]" office:value-type="float" office:value="10.6693306693307" calcext:value-type="float">
            <text:p>10,6693306693307</text:p>
          </table:table-cell>
          <table:table-cell table:formula="of:=[.TR5]*[.$A$5]" office:value-type="float" office:value="10.6893106893107" calcext:value-type="float">
            <text:p>10,6893106893107</text:p>
          </table:table-cell>
          <table:table-cell table:formula="of:=[.TS5]*[.$A$5]" office:value-type="float" office:value="10.7092907092907" calcext:value-type="float">
            <text:p>10,7092907092907</text:p>
          </table:table-cell>
          <table:table-cell table:formula="of:=[.TT5]*[.$A$5]" office:value-type="float" office:value="10.7292707292707" calcext:value-type="float">
            <text:p>10,7292707292707</text:p>
          </table:table-cell>
          <table:table-cell table:formula="of:=[.TU5]*[.$A$5]" office:value-type="float" office:value="10.7492507492507" calcext:value-type="float">
            <text:p>10,7492507492507</text:p>
          </table:table-cell>
          <table:table-cell table:formula="of:=[.TV5]*[.$A$5]" office:value-type="float" office:value="10.7692307692308" calcext:value-type="float">
            <text:p>10,7692307692308</text:p>
          </table:table-cell>
          <table:table-cell table:formula="of:=[.TW5]*[.$A$5]" office:value-type="float" office:value="10.7892107892108" calcext:value-type="float">
            <text:p>10,7892107892108</text:p>
          </table:table-cell>
          <table:table-cell table:formula="of:=[.TX5]*[.$A$5]" office:value-type="float" office:value="10.8091908091908" calcext:value-type="float">
            <text:p>10,8091908091908</text:p>
          </table:table-cell>
          <table:table-cell table:formula="of:=[.TY5]*[.$A$5]" office:value-type="float" office:value="10.8291708291708" calcext:value-type="float">
            <text:p>10,8291708291708</text:p>
          </table:table-cell>
          <table:table-cell table:formula="of:=[.TZ5]*[.$A$5]" office:value-type="float" office:value="10.8491508491508" calcext:value-type="float">
            <text:p>10,8491508491508</text:p>
          </table:table-cell>
          <table:table-cell table:formula="of:=[.UA5]*[.$A$5]" office:value-type="float" office:value="10.8691308691309" calcext:value-type="float">
            <text:p>10,8691308691309</text:p>
          </table:table-cell>
          <table:table-cell table:formula="of:=[.UB5]*[.$A$5]" office:value-type="float" office:value="10.8891108891109" calcext:value-type="float">
            <text:p>10,8891108891109</text:p>
          </table:table-cell>
          <table:table-cell table:formula="of:=[.UC5]*[.$A$5]" office:value-type="float" office:value="10.9090909090909" calcext:value-type="float">
            <text:p>10,9090909090909</text:p>
          </table:table-cell>
          <table:table-cell table:formula="of:=[.UD5]*[.$A$5]" office:value-type="float" office:value="10.9290709290709" calcext:value-type="float">
            <text:p>10,9290709290709</text:p>
          </table:table-cell>
          <table:table-cell table:formula="of:=[.UE5]*[.$A$5]" office:value-type="float" office:value="10.949050949051" calcext:value-type="float">
            <text:p>10,949050949051</text:p>
          </table:table-cell>
          <table:table-cell table:formula="of:=[.UF5]*[.$A$5]" office:value-type="float" office:value="10.969030969031" calcext:value-type="float">
            <text:p>10,969030969031</text:p>
          </table:table-cell>
          <table:table-cell table:formula="of:=[.UG5]*[.$A$5]" office:value-type="float" office:value="10.989010989011" calcext:value-type="float">
            <text:p>10,989010989011</text:p>
          </table:table-cell>
          <table:table-cell table:formula="of:=[.UH5]*[.$A$5]" office:value-type="float" office:value="11.008991008991" calcext:value-type="float">
            <text:p>11,008991008991</text:p>
          </table:table-cell>
          <table:table-cell table:formula="of:=[.UI5]*[.$A$5]" office:value-type="float" office:value="11.028971028971" calcext:value-type="float">
            <text:p>11,028971028971</text:p>
          </table:table-cell>
          <table:table-cell table:formula="of:=[.UJ5]*[.$A$5]" office:value-type="float" office:value="11.048951048951" calcext:value-type="float">
            <text:p>11,048951048951</text:p>
          </table:table-cell>
          <table:table-cell table:formula="of:=[.UK5]*[.$A$5]" office:value-type="float" office:value="11.0689310689311" calcext:value-type="float">
            <text:p>11,0689310689311</text:p>
          </table:table-cell>
          <table:table-cell table:formula="of:=[.UL5]*[.$A$5]" office:value-type="float" office:value="11.0889110889111" calcext:value-type="float">
            <text:p>11,0889110889111</text:p>
          </table:table-cell>
          <table:table-cell table:formula="of:=[.UM5]*[.$A$5]" office:value-type="float" office:value="11.1088911088911" calcext:value-type="float">
            <text:p>11,1088911088911</text:p>
          </table:table-cell>
          <table:table-cell table:formula="of:=[.UN5]*[.$A$5]" office:value-type="float" office:value="11.1288711288711" calcext:value-type="float">
            <text:p>11,1288711288711</text:p>
          </table:table-cell>
          <table:table-cell table:formula="of:=[.UO5]*[.$A$5]" office:value-type="float" office:value="11.1488511488511" calcext:value-type="float">
            <text:p>11,1488511488511</text:p>
          </table:table-cell>
          <table:table-cell table:formula="of:=[.UP5]*[.$A$5]" office:value-type="float" office:value="11.1688311688312" calcext:value-type="float">
            <text:p>11,1688311688312</text:p>
          </table:table-cell>
          <table:table-cell table:formula="of:=[.UQ5]*[.$A$5]" office:value-type="float" office:value="11.1888111888112" calcext:value-type="float">
            <text:p>11,1888111888112</text:p>
          </table:table-cell>
          <table:table-cell table:formula="of:=[.UR5]*[.$A$5]" office:value-type="float" office:value="11.2087912087912" calcext:value-type="float">
            <text:p>11,2087912087912</text:p>
          </table:table-cell>
          <table:table-cell table:formula="of:=[.US5]*[.$A$5]" office:value-type="float" office:value="11.2287712287712" calcext:value-type="float">
            <text:p>11,2287712287712</text:p>
          </table:table-cell>
          <table:table-cell table:formula="of:=[.UT5]*[.$A$5]" office:value-type="float" office:value="11.2487512487513" calcext:value-type="float">
            <text:p>11,2487512487513</text:p>
          </table:table-cell>
          <table:table-cell table:formula="of:=[.UU5]*[.$A$5]" office:value-type="float" office:value="11.2687312687313" calcext:value-type="float">
            <text:p>11,2687312687313</text:p>
          </table:table-cell>
          <table:table-cell table:formula="of:=[.UV5]*[.$A$5]" office:value-type="float" office:value="11.2887112887113" calcext:value-type="float">
            <text:p>11,2887112887113</text:p>
          </table:table-cell>
          <table:table-cell table:formula="of:=[.UW5]*[.$A$5]" office:value-type="float" office:value="11.3086913086913" calcext:value-type="float">
            <text:p>11,3086913086913</text:p>
          </table:table-cell>
          <table:table-cell table:formula="of:=[.UX5]*[.$A$5]" office:value-type="float" office:value="11.3286713286713" calcext:value-type="float">
            <text:p>11,3286713286713</text:p>
          </table:table-cell>
          <table:table-cell table:formula="of:=[.UY5]*[.$A$5]" office:value-type="float" office:value="11.3486513486513" calcext:value-type="float">
            <text:p>11,3486513486513</text:p>
          </table:table-cell>
          <table:table-cell table:formula="of:=[.UZ5]*[.$A$5]" office:value-type="float" office:value="11.3686313686314" calcext:value-type="float">
            <text:p>11,3686313686314</text:p>
          </table:table-cell>
          <table:table-cell table:formula="of:=[.VA5]*[.$A$5]" office:value-type="float" office:value="11.3886113886114" calcext:value-type="float">
            <text:p>11,3886113886114</text:p>
          </table:table-cell>
          <table:table-cell table:formula="of:=[.VB5]*[.$A$5]" office:value-type="float" office:value="11.4085914085914" calcext:value-type="float">
            <text:p>11,4085914085914</text:p>
          </table:table-cell>
          <table:table-cell table:formula="of:=[.VC5]*[.$A$5]" office:value-type="float" office:value="11.4285714285714" calcext:value-type="float">
            <text:p>11,4285714285714</text:p>
          </table:table-cell>
          <table:table-cell table:formula="of:=[.VD5]*[.$A$5]" office:value-type="float" office:value="11.4485514485514" calcext:value-type="float">
            <text:p>11,4485514485514</text:p>
          </table:table-cell>
          <table:table-cell table:formula="of:=[.VE5]*[.$A$5]" office:value-type="float" office:value="11.4685314685315" calcext:value-type="float">
            <text:p>11,4685314685315</text:p>
          </table:table-cell>
          <table:table-cell table:formula="of:=[.VF5]*[.$A$5]" office:value-type="float" office:value="11.4885114885115" calcext:value-type="float">
            <text:p>11,4885114885115</text:p>
          </table:table-cell>
          <table:table-cell table:formula="of:=[.VG5]*[.$A$5]" office:value-type="float" office:value="11.5084915084915" calcext:value-type="float">
            <text:p>11,5084915084915</text:p>
          </table:table-cell>
          <table:table-cell table:formula="of:=[.VH5]*[.$A$5]" office:value-type="float" office:value="11.5284715284715" calcext:value-type="float">
            <text:p>11,5284715284715</text:p>
          </table:table-cell>
          <table:table-cell table:formula="of:=[.VI5]*[.$A$5]" office:value-type="float" office:value="11.5484515484515" calcext:value-type="float">
            <text:p>11,5484515484515</text:p>
          </table:table-cell>
          <table:table-cell table:formula="of:=[.VJ5]*[.$A$5]" office:value-type="float" office:value="11.5684315684316" calcext:value-type="float">
            <text:p>11,5684315684316</text:p>
          </table:table-cell>
          <table:table-cell table:formula="of:=[.VK5]*[.$A$5]" office:value-type="float" office:value="11.5884115884116" calcext:value-type="float">
            <text:p>11,5884115884116</text:p>
          </table:table-cell>
          <table:table-cell table:formula="of:=[.VL5]*[.$A$5]" office:value-type="float" office:value="11.6083916083916" calcext:value-type="float">
            <text:p>11,6083916083916</text:p>
          </table:table-cell>
          <table:table-cell table:formula="of:=[.VM5]*[.$A$5]" office:value-type="float" office:value="11.6283716283716" calcext:value-type="float">
            <text:p>11,6283716283716</text:p>
          </table:table-cell>
          <table:table-cell table:formula="of:=[.VN5]*[.$A$5]" office:value-type="float" office:value="11.6483516483516" calcext:value-type="float">
            <text:p>11,6483516483516</text:p>
          </table:table-cell>
          <table:table-cell table:formula="of:=[.VO5]*[.$A$5]" office:value-type="float" office:value="11.6683316683317" calcext:value-type="float">
            <text:p>11,6683316683317</text:p>
          </table:table-cell>
          <table:table-cell table:formula="of:=[.VP5]*[.$A$5]" office:value-type="float" office:value="11.6883116883117" calcext:value-type="float">
            <text:p>11,6883116883117</text:p>
          </table:table-cell>
          <table:table-cell table:formula="of:=[.VQ5]*[.$A$5]" office:value-type="float" office:value="11.7082917082917" calcext:value-type="float">
            <text:p>11,7082917082917</text:p>
          </table:table-cell>
          <table:table-cell table:formula="of:=[.VR5]*[.$A$5]" office:value-type="float" office:value="11.7282717282717" calcext:value-type="float">
            <text:p>11,7282717282717</text:p>
          </table:table-cell>
          <table:table-cell table:formula="of:=[.VS5]*[.$A$5]" office:value-type="float" office:value="11.7482517482517" calcext:value-type="float">
            <text:p>11,7482517482517</text:p>
          </table:table-cell>
          <table:table-cell table:formula="of:=[.VT5]*[.$A$5]" office:value-type="float" office:value="11.7682317682318" calcext:value-type="float">
            <text:p>11,7682317682318</text:p>
          </table:table-cell>
          <table:table-cell table:formula="of:=[.VU5]*[.$A$5]" office:value-type="float" office:value="11.7882117882118" calcext:value-type="float">
            <text:p>11,7882117882118</text:p>
          </table:table-cell>
          <table:table-cell table:formula="of:=[.VV5]*[.$A$5]" office:value-type="float" office:value="11.8081918081918" calcext:value-type="float">
            <text:p>11,8081918081918</text:p>
          </table:table-cell>
          <table:table-cell table:formula="of:=[.VW5]*[.$A$5]" office:value-type="float" office:value="11.8281718281718" calcext:value-type="float">
            <text:p>11,8281718281718</text:p>
          </table:table-cell>
          <table:table-cell table:formula="of:=[.VX5]*[.$A$5]" office:value-type="float" office:value="11.8481518481518" calcext:value-type="float">
            <text:p>11,8481518481518</text:p>
          </table:table-cell>
          <table:table-cell table:formula="of:=[.VY5]*[.$A$5]" office:value-type="float" office:value="11.8681318681319" calcext:value-type="float">
            <text:p>11,8681318681319</text:p>
          </table:table-cell>
          <table:table-cell table:formula="of:=[.VZ5]*[.$A$5]" office:value-type="float" office:value="11.8881118881119" calcext:value-type="float">
            <text:p>11,8881118881119</text:p>
          </table:table-cell>
          <table:table-cell table:formula="of:=[.WA5]*[.$A$5]" office:value-type="float" office:value="11.9080919080919" calcext:value-type="float">
            <text:p>11,9080919080919</text:p>
          </table:table-cell>
          <table:table-cell table:formula="of:=[.WB5]*[.$A$5]" office:value-type="float" office:value="11.9280719280719" calcext:value-type="float">
            <text:p>11,9280719280719</text:p>
          </table:table-cell>
          <table:table-cell table:formula="of:=[.WC5]*[.$A$5]" office:value-type="float" office:value="11.9480519480519" calcext:value-type="float">
            <text:p>11,9480519480519</text:p>
          </table:table-cell>
          <table:table-cell table:formula="of:=[.WD5]*[.$A$5]" office:value-type="float" office:value="11.968031968032" calcext:value-type="float">
            <text:p>11,968031968032</text:p>
          </table:table-cell>
          <table:table-cell table:formula="of:=[.WE5]*[.$A$5]" office:value-type="float" office:value="11.988011988012" calcext:value-type="float">
            <text:p>11,988011988012</text:p>
          </table:table-cell>
          <table:table-cell table:formula="of:=[.WF5]*[.$A$5]" office:value-type="float" office:value="12.007992007992" calcext:value-type="float">
            <text:p>12,007992007992</text:p>
          </table:table-cell>
          <table:table-cell table:formula="of:=[.WG5]*[.$A$5]" office:value-type="float" office:value="12.027972027972" calcext:value-type="float">
            <text:p>12,027972027972</text:p>
          </table:table-cell>
          <table:table-cell table:formula="of:=[.WH5]*[.$A$5]" office:value-type="float" office:value="12.047952047952" calcext:value-type="float">
            <text:p>12,047952047952</text:p>
          </table:table-cell>
          <table:table-cell table:formula="of:=[.WI5]*[.$A$5]" office:value-type="float" office:value="12.0679320679321" calcext:value-type="float">
            <text:p>12,0679320679321</text:p>
          </table:table-cell>
          <table:table-cell table:formula="of:=[.WJ5]*[.$A$5]" office:value-type="float" office:value="12.0879120879121" calcext:value-type="float">
            <text:p>12,0879120879121</text:p>
          </table:table-cell>
          <table:table-cell table:formula="of:=[.WK5]*[.$A$5]" office:value-type="float" office:value="12.1078921078921" calcext:value-type="float">
            <text:p>12,1078921078921</text:p>
          </table:table-cell>
          <table:table-cell table:formula="of:=[.WL5]*[.$A$5]" office:value-type="float" office:value="12.1278721278721" calcext:value-type="float">
            <text:p>12,1278721278721</text:p>
          </table:table-cell>
          <table:table-cell table:formula="of:=[.WM5]*[.$A$5]" office:value-type="float" office:value="12.1478521478521" calcext:value-type="float">
            <text:p>12,1478521478521</text:p>
          </table:table-cell>
          <table:table-cell table:formula="of:=[.WN5]*[.$A$5]" office:value-type="float" office:value="12.1678321678322" calcext:value-type="float">
            <text:p>12,1678321678322</text:p>
          </table:table-cell>
          <table:table-cell table:formula="of:=[.WO5]*[.$A$5]" office:value-type="float" office:value="12.1878121878122" calcext:value-type="float">
            <text:p>12,1878121878122</text:p>
          </table:table-cell>
          <table:table-cell table:formula="of:=[.WP5]*[.$A$5]" office:value-type="float" office:value="12.2077922077922" calcext:value-type="float">
            <text:p>12,2077922077922</text:p>
          </table:table-cell>
          <table:table-cell table:formula="of:=[.WQ5]*[.$A$5]" office:value-type="float" office:value="12.2277722277722" calcext:value-type="float">
            <text:p>12,2277722277722</text:p>
          </table:table-cell>
          <table:table-cell table:formula="of:=[.WR5]*[.$A$5]" office:value-type="float" office:value="12.2477522477522" calcext:value-type="float">
            <text:p>12,2477522477522</text:p>
          </table:table-cell>
          <table:table-cell table:formula="of:=[.WS5]*[.$A$5]" office:value-type="float" office:value="12.2677322677323" calcext:value-type="float">
            <text:p>12,2677322677323</text:p>
          </table:table-cell>
          <table:table-cell table:formula="of:=[.WT5]*[.$A$5]" office:value-type="float" office:value="12.2877122877123" calcext:value-type="float">
            <text:p>12,2877122877123</text:p>
          </table:table-cell>
          <table:table-cell table:formula="of:=[.WU5]*[.$A$5]" office:value-type="float" office:value="12.3076923076923" calcext:value-type="float">
            <text:p>12,3076923076923</text:p>
          </table:table-cell>
          <table:table-cell table:formula="of:=[.WV5]*[.$A$5]" office:value-type="float" office:value="12.3276723276723" calcext:value-type="float">
            <text:p>12,3276723276723</text:p>
          </table:table-cell>
          <table:table-cell table:formula="of:=[.WW5]*[.$A$5]" office:value-type="float" office:value="12.3476523476523" calcext:value-type="float">
            <text:p>12,3476523476523</text:p>
          </table:table-cell>
          <table:table-cell table:formula="of:=[.WX5]*[.$A$5]" office:value-type="float" office:value="12.3676323676324" calcext:value-type="float">
            <text:p>12,3676323676324</text:p>
          </table:table-cell>
          <table:table-cell table:formula="of:=[.WY5]*[.$A$5]" office:value-type="float" office:value="12.3876123876124" calcext:value-type="float">
            <text:p>12,3876123876124</text:p>
          </table:table-cell>
          <table:table-cell table:formula="of:=[.WZ5]*[.$A$5]" office:value-type="float" office:value="12.4075924075924" calcext:value-type="float">
            <text:p>12,4075924075924</text:p>
          </table:table-cell>
          <table:table-cell table:formula="of:=[.XA5]*[.$A$5]" office:value-type="float" office:value="12.4275724275724" calcext:value-type="float">
            <text:p>12,4275724275724</text:p>
          </table:table-cell>
          <table:table-cell table:formula="of:=[.XB5]*[.$A$5]" office:value-type="float" office:value="12.4475524475524" calcext:value-type="float">
            <text:p>12,4475524475524</text:p>
          </table:table-cell>
          <table:table-cell table:formula="of:=[.XC5]*[.$A$5]" office:value-type="float" office:value="12.4675324675325" calcext:value-type="float">
            <text:p>12,4675324675325</text:p>
          </table:table-cell>
          <table:table-cell table:formula="of:=[.XD5]*[.$A$5]" office:value-type="float" office:value="12.4875124875125" calcext:value-type="float">
            <text:p>12,4875124875125</text:p>
          </table:table-cell>
          <table:table-cell table:formula="of:=[.XE5]*[.$A$5]" office:value-type="float" office:value="12.5074925074925" calcext:value-type="float">
            <text:p>12,5074925074925</text:p>
          </table:table-cell>
          <table:table-cell table:formula="of:=[.XF5]*[.$A$5]" office:value-type="float" office:value="12.5274725274725" calcext:value-type="float">
            <text:p>12,5274725274725</text:p>
          </table:table-cell>
          <table:table-cell table:formula="of:=[.XG5]*[.$A$5]" office:value-type="float" office:value="12.5474525474525" calcext:value-type="float">
            <text:p>12,5474525474525</text:p>
          </table:table-cell>
          <table:table-cell table:formula="of:=[.XH5]*[.$A$5]" office:value-type="float" office:value="12.5674325674326" calcext:value-type="float">
            <text:p>12,5674325674326</text:p>
          </table:table-cell>
          <table:table-cell table:formula="of:=[.XI5]*[.$A$5]" office:value-type="float" office:value="12.5874125874126" calcext:value-type="float">
            <text:p>12,5874125874126</text:p>
          </table:table-cell>
          <table:table-cell table:formula="of:=[.XJ5]*[.$A$5]" office:value-type="float" office:value="12.6073926073926" calcext:value-type="float">
            <text:p>12,6073926073926</text:p>
          </table:table-cell>
          <table:table-cell table:formula="of:=[.XK5]*[.$A$5]" office:value-type="float" office:value="12.6273726273726" calcext:value-type="float">
            <text:p>12,6273726273726</text:p>
          </table:table-cell>
          <table:table-cell table:formula="of:=[.XL5]*[.$A$5]" office:value-type="float" office:value="12.6473526473526" calcext:value-type="float">
            <text:p>12,6473526473526</text:p>
          </table:table-cell>
          <table:table-cell table:formula="of:=[.XM5]*[.$A$5]" office:value-type="float" office:value="12.6673326673327" calcext:value-type="float">
            <text:p>12,6673326673327</text:p>
          </table:table-cell>
          <table:table-cell table:formula="of:=[.XN5]*[.$A$5]" office:value-type="float" office:value="12.6873126873127" calcext:value-type="float">
            <text:p>12,6873126873127</text:p>
          </table:table-cell>
          <table:table-cell table:formula="of:=[.XO5]*[.$A$5]" office:value-type="float" office:value="12.7072927072927" calcext:value-type="float">
            <text:p>12,7072927072927</text:p>
          </table:table-cell>
          <table:table-cell table:formula="of:=[.XP5]*[.$A$5]" office:value-type="float" office:value="12.7272727272727" calcext:value-type="float">
            <text:p>12,7272727272727</text:p>
          </table:table-cell>
          <table:table-cell table:formula="of:=[.XQ5]*[.$A$5]" office:value-type="float" office:value="12.7472527472527" calcext:value-type="float">
            <text:p>12,7472527472527</text:p>
          </table:table-cell>
          <table:table-cell table:formula="of:=[.XR5]*[.$A$5]" office:value-type="float" office:value="12.7672327672328" calcext:value-type="float">
            <text:p>12,7672327672328</text:p>
          </table:table-cell>
          <table:table-cell table:formula="of:=[.XS5]*[.$A$5]" office:value-type="float" office:value="12.7872127872128" calcext:value-type="float">
            <text:p>12,7872127872128</text:p>
          </table:table-cell>
          <table:table-cell table:formula="of:=[.XT5]*[.$A$5]" office:value-type="float" office:value="12.8071928071928" calcext:value-type="float">
            <text:p>12,8071928071928</text:p>
          </table:table-cell>
          <table:table-cell table:formula="of:=[.XU5]*[.$A$5]" office:value-type="float" office:value="12.8271728271728" calcext:value-type="float">
            <text:p>12,8271728271728</text:p>
          </table:table-cell>
          <table:table-cell table:formula="of:=[.XV5]*[.$A$5]" office:value-type="float" office:value="12.8471528471528" calcext:value-type="float">
            <text:p>12,8471528471528</text:p>
          </table:table-cell>
          <table:table-cell table:formula="of:=[.XW5]*[.$A$5]" office:value-type="float" office:value="12.8671328671329" calcext:value-type="float">
            <text:p>12,8671328671329</text:p>
          </table:table-cell>
          <table:table-cell table:formula="of:=[.XX5]*[.$A$5]" office:value-type="float" office:value="12.8871128871129" calcext:value-type="float">
            <text:p>12,8871128871129</text:p>
          </table:table-cell>
          <table:table-cell table:formula="of:=[.XY5]*[.$A$5]" office:value-type="float" office:value="12.9070929070929" calcext:value-type="float">
            <text:p>12,9070929070929</text:p>
          </table:table-cell>
          <table:table-cell table:formula="of:=[.XZ5]*[.$A$5]" office:value-type="float" office:value="12.9270729270729" calcext:value-type="float">
            <text:p>12,9270729270729</text:p>
          </table:table-cell>
          <table:table-cell table:formula="of:=[.YA5]*[.$A$5]" office:value-type="float" office:value="12.9470529470529" calcext:value-type="float">
            <text:p>12,9470529470529</text:p>
          </table:table-cell>
          <table:table-cell table:formula="of:=[.YB5]*[.$A$5]" office:value-type="float" office:value="12.967032967033" calcext:value-type="float">
            <text:p>12,967032967033</text:p>
          </table:table-cell>
          <table:table-cell table:formula="of:=[.YC5]*[.$A$5]" office:value-type="float" office:value="12.987012987013" calcext:value-type="float">
            <text:p>12,987012987013</text:p>
          </table:table-cell>
          <table:table-cell table:formula="of:=[.YD5]*[.$A$5]" office:value-type="float" office:value="13.006993006993" calcext:value-type="float">
            <text:p>13,006993006993</text:p>
          </table:table-cell>
          <table:table-cell table:formula="of:=[.YE5]*[.$A$5]" office:value-type="float" office:value="13.026973026973" calcext:value-type="float">
            <text:p>13,026973026973</text:p>
          </table:table-cell>
          <table:table-cell table:formula="of:=[.YF5]*[.$A$5]" office:value-type="float" office:value="13.046953046953" calcext:value-type="float">
            <text:p>13,046953046953</text:p>
          </table:table-cell>
          <table:table-cell table:formula="of:=[.YG5]*[.$A$5]" office:value-type="float" office:value="13.0669330669331" calcext:value-type="float">
            <text:p>13,0669330669331</text:p>
          </table:table-cell>
          <table:table-cell table:formula="of:=[.YH5]*[.$A$5]" office:value-type="float" office:value="13.0869130869131" calcext:value-type="float">
            <text:p>13,0869130869131</text:p>
          </table:table-cell>
          <table:table-cell table:formula="of:=[.YI5]*[.$A$5]" office:value-type="float" office:value="13.1068931068931" calcext:value-type="float">
            <text:p>13,1068931068931</text:p>
          </table:table-cell>
          <table:table-cell table:formula="of:=[.YJ5]*[.$A$5]" office:value-type="float" office:value="13.1268731268731" calcext:value-type="float">
            <text:p>13,1268731268731</text:p>
          </table:table-cell>
          <table:table-cell table:formula="of:=[.YK5]*[.$A$5]" office:value-type="float" office:value="13.1468531468531" calcext:value-type="float">
            <text:p>13,1468531468531</text:p>
          </table:table-cell>
          <table:table-cell table:formula="of:=[.YL5]*[.$A$5]" office:value-type="float" office:value="13.1668331668332" calcext:value-type="float">
            <text:p>13,1668331668332</text:p>
          </table:table-cell>
          <table:table-cell table:formula="of:=[.YM5]*[.$A$5]" office:value-type="float" office:value="13.1868131868132" calcext:value-type="float">
            <text:p>13,1868131868132</text:p>
          </table:table-cell>
          <table:table-cell table:formula="of:=[.YN5]*[.$A$5]" office:value-type="float" office:value="13.2067932067932" calcext:value-type="float">
            <text:p>13,2067932067932</text:p>
          </table:table-cell>
          <table:table-cell table:formula="of:=[.YO5]*[.$A$5]" office:value-type="float" office:value="13.2267732267732" calcext:value-type="float">
            <text:p>13,2267732267732</text:p>
          </table:table-cell>
          <table:table-cell table:formula="of:=[.YP5]*[.$A$5]" office:value-type="float" office:value="13.2467532467532" calcext:value-type="float">
            <text:p>13,2467532467532</text:p>
          </table:table-cell>
          <table:table-cell table:formula="of:=[.YQ5]*[.$A$5]" office:value-type="float" office:value="13.2667332667333" calcext:value-type="float">
            <text:p>13,2667332667333</text:p>
          </table:table-cell>
          <table:table-cell table:formula="of:=[.YR5]*[.$A$5]" office:value-type="float" office:value="13.2867132867133" calcext:value-type="float">
            <text:p>13,2867132867133</text:p>
          </table:table-cell>
          <table:table-cell table:formula="of:=[.YS5]*[.$A$5]" office:value-type="float" office:value="13.3066933066933" calcext:value-type="float">
            <text:p>13,3066933066933</text:p>
          </table:table-cell>
          <table:table-cell table:formula="of:=[.YT5]*[.$A$5]" office:value-type="float" office:value="13.3266733266733" calcext:value-type="float">
            <text:p>13,3266733266733</text:p>
          </table:table-cell>
          <table:table-cell table:formula="of:=[.YU5]*[.$A$5]" office:value-type="float" office:value="13.3466533466533" calcext:value-type="float">
            <text:p>13,3466533466533</text:p>
          </table:table-cell>
          <table:table-cell table:formula="of:=[.YV5]*[.$A$5]" office:value-type="float" office:value="13.3666333666334" calcext:value-type="float">
            <text:p>13,3666333666334</text:p>
          </table:table-cell>
          <table:table-cell table:formula="of:=[.YW5]*[.$A$5]" office:value-type="float" office:value="13.3866133866134" calcext:value-type="float">
            <text:p>13,3866133866134</text:p>
          </table:table-cell>
          <table:table-cell table:formula="of:=[.YX5]*[.$A$5]" office:value-type="float" office:value="13.4065934065934" calcext:value-type="float">
            <text:p>13,4065934065934</text:p>
          </table:table-cell>
          <table:table-cell table:formula="of:=[.YY5]*[.$A$5]" office:value-type="float" office:value="13.4265734265734" calcext:value-type="float">
            <text:p>13,4265734265734</text:p>
          </table:table-cell>
          <table:table-cell table:formula="of:=[.YZ5]*[.$A$5]" office:value-type="float" office:value="13.4465534465534" calcext:value-type="float">
            <text:p>13,4465534465534</text:p>
          </table:table-cell>
          <table:table-cell table:formula="of:=[.ZA5]*[.$A$5]" office:value-type="float" office:value="13.4665334665335" calcext:value-type="float">
            <text:p>13,4665334665335</text:p>
          </table:table-cell>
          <table:table-cell table:formula="of:=[.ZB5]*[.$A$5]" office:value-type="float" office:value="13.4865134865135" calcext:value-type="float">
            <text:p>13,4865134865135</text:p>
          </table:table-cell>
          <table:table-cell table:formula="of:=[.ZC5]*[.$A$5]" office:value-type="float" office:value="13.5064935064935" calcext:value-type="float">
            <text:p>13,5064935064935</text:p>
          </table:table-cell>
          <table:table-cell table:formula="of:=[.ZD5]*[.$A$5]" office:value-type="float" office:value="13.5264735264735" calcext:value-type="float">
            <text:p>13,5264735264735</text:p>
          </table:table-cell>
          <table:table-cell table:formula="of:=[.ZE5]*[.$A$5]" office:value-type="float" office:value="13.5464535464535" calcext:value-type="float">
            <text:p>13,5464535464535</text:p>
          </table:table-cell>
          <table:table-cell table:formula="of:=[.ZF5]*[.$A$5]" office:value-type="float" office:value="13.5664335664336" calcext:value-type="float">
            <text:p>13,5664335664336</text:p>
          </table:table-cell>
          <table:table-cell table:formula="of:=[.ZG5]*[.$A$5]" office:value-type="float" office:value="13.5864135864136" calcext:value-type="float">
            <text:p>13,5864135864136</text:p>
          </table:table-cell>
          <table:table-cell table:formula="of:=[.ZH5]*[.$A$5]" office:value-type="float" office:value="13.6063936063936" calcext:value-type="float">
            <text:p>13,6063936063936</text:p>
          </table:table-cell>
          <table:table-cell table:formula="of:=[.ZI5]*[.$A$5]" office:value-type="float" office:value="13.6263736263736" calcext:value-type="float">
            <text:p>13,6263736263736</text:p>
          </table:table-cell>
          <table:table-cell table:formula="of:=[.ZJ5]*[.$A$5]" office:value-type="float" office:value="13.6463536463536" calcext:value-type="float">
            <text:p>13,6463536463536</text:p>
          </table:table-cell>
          <table:table-cell table:formula="of:=[.ZK5]*[.$A$5]" office:value-type="float" office:value="13.6663336663337" calcext:value-type="float">
            <text:p>13,6663336663337</text:p>
          </table:table-cell>
          <table:table-cell table:formula="of:=[.ZL5]*[.$A$5]" office:value-type="float" office:value="13.6863136863137" calcext:value-type="float">
            <text:p>13,6863136863137</text:p>
          </table:table-cell>
          <table:table-cell table:formula="of:=[.ZM5]*[.$A$5]" office:value-type="float" office:value="13.7062937062937" calcext:value-type="float">
            <text:p>13,7062937062937</text:p>
          </table:table-cell>
          <table:table-cell table:formula="of:=[.ZN5]*[.$A$5]" office:value-type="float" office:value="13.7262737262737" calcext:value-type="float">
            <text:p>13,7262737262737</text:p>
          </table:table-cell>
          <table:table-cell table:formula="of:=[.ZO5]*[.$A$5]" office:value-type="float" office:value="13.7462537462537" calcext:value-type="float">
            <text:p>13,7462537462537</text:p>
          </table:table-cell>
          <table:table-cell table:formula="of:=[.ZP5]*[.$A$5]" office:value-type="float" office:value="13.7662337662338" calcext:value-type="float">
            <text:p>13,7662337662338</text:p>
          </table:table-cell>
          <table:table-cell table:formula="of:=[.ZQ5]*[.$A$5]" office:value-type="float" office:value="13.7862137862138" calcext:value-type="float">
            <text:p>13,7862137862138</text:p>
          </table:table-cell>
          <table:table-cell table:formula="of:=[.ZR5]*[.$A$5]" office:value-type="float" office:value="13.8061938061938" calcext:value-type="float">
            <text:p>13,8061938061938</text:p>
          </table:table-cell>
          <table:table-cell table:formula="of:=[.ZS5]*[.$A$5]" office:value-type="float" office:value="13.8261738261738" calcext:value-type="float">
            <text:p>13,8261738261738</text:p>
          </table:table-cell>
          <table:table-cell table:formula="of:=[.ZT5]*[.$A$5]" office:value-type="float" office:value="13.8461538461538" calcext:value-type="float">
            <text:p>13,8461538461538</text:p>
          </table:table-cell>
          <table:table-cell table:formula="of:=[.ZU5]*[.$A$5]" office:value-type="float" office:value="13.8661338661339" calcext:value-type="float">
            <text:p>13,8661338661339</text:p>
          </table:table-cell>
          <table:table-cell table:formula="of:=[.ZV5]*[.$A$5]" office:value-type="float" office:value="13.8861138861139" calcext:value-type="float">
            <text:p>13,8861138861139</text:p>
          </table:table-cell>
          <table:table-cell table:formula="of:=[.ZW5]*[.$A$5]" office:value-type="float" office:value="13.9060939060939" calcext:value-type="float">
            <text:p>13,9060939060939</text:p>
          </table:table-cell>
          <table:table-cell table:formula="of:=[.ZX5]*[.$A$5]" office:value-type="float" office:value="13.9260739260739" calcext:value-type="float">
            <text:p>13,9260739260739</text:p>
          </table:table-cell>
          <table:table-cell table:formula="of:=[.ZY5]*[.$A$5]" office:value-type="float" office:value="13.9460539460539" calcext:value-type="float">
            <text:p>13,9460539460539</text:p>
          </table:table-cell>
          <table:table-cell table:formula="of:=[.ZZ5]*[.$A$5]" office:value-type="float" office:value="13.966033966034" calcext:value-type="float">
            <text:p>13,966033966034</text:p>
          </table:table-cell>
          <table:table-cell table:formula="of:=[.AAA5]*[.$A$5]" office:value-type="float" office:value="13.986013986014" calcext:value-type="float">
            <text:p>13,986013986014</text:p>
          </table:table-cell>
          <table:table-cell table:formula="of:=[.AAB5]*[.$A$5]" office:value-type="float" office:value="14.005994005994" calcext:value-type="float">
            <text:p>14,005994005994</text:p>
          </table:table-cell>
          <table:table-cell table:formula="of:=[.AAC5]*[.$A$5]" office:value-type="float" office:value="14.025974025974" calcext:value-type="float">
            <text:p>14,025974025974</text:p>
          </table:table-cell>
          <table:table-cell table:formula="of:=[.AAD5]*[.$A$5]" office:value-type="float" office:value="14.045954045954" calcext:value-type="float">
            <text:p>14,045954045954</text:p>
          </table:table-cell>
          <table:table-cell table:formula="of:=[.AAE5]*[.$A$5]" office:value-type="float" office:value="14.0659340659341" calcext:value-type="float">
            <text:p>14,0659340659341</text:p>
          </table:table-cell>
          <table:table-cell table:formula="of:=[.AAF5]*[.$A$5]" office:value-type="float" office:value="14.0859140859141" calcext:value-type="float">
            <text:p>14,0859140859141</text:p>
          </table:table-cell>
          <table:table-cell table:formula="of:=[.AAG5]*[.$A$5]" office:value-type="float" office:value="14.1058941058941" calcext:value-type="float">
            <text:p>14,1058941058941</text:p>
          </table:table-cell>
          <table:table-cell table:formula="of:=[.AAH5]*[.$A$5]" office:value-type="float" office:value="14.1258741258741" calcext:value-type="float">
            <text:p>14,1258741258741</text:p>
          </table:table-cell>
          <table:table-cell table:formula="of:=[.AAI5]*[.$A$5]" office:value-type="float" office:value="14.1458541458541" calcext:value-type="float">
            <text:p>14,1458541458541</text:p>
          </table:table-cell>
          <table:table-cell table:formula="of:=[.AAJ5]*[.$A$5]" office:value-type="float" office:value="14.1658341658342" calcext:value-type="float">
            <text:p>14,1658341658342</text:p>
          </table:table-cell>
          <table:table-cell table:formula="of:=[.AAK5]*[.$A$5]" office:value-type="float" office:value="14.1858141858142" calcext:value-type="float">
            <text:p>14,1858141858142</text:p>
          </table:table-cell>
          <table:table-cell table:formula="of:=[.AAL5]*[.$A$5]" office:value-type="float" office:value="14.2057942057942" calcext:value-type="float">
            <text:p>14,2057942057942</text:p>
          </table:table-cell>
          <table:table-cell table:formula="of:=[.AAM5]*[.$A$5]" office:value-type="float" office:value="14.2257742257742" calcext:value-type="float">
            <text:p>14,2257742257742</text:p>
          </table:table-cell>
          <table:table-cell table:formula="of:=[.AAN5]*[.$A$5]" office:value-type="float" office:value="14.2457542457542" calcext:value-type="float">
            <text:p>14,2457542457542</text:p>
          </table:table-cell>
          <table:table-cell table:formula="of:=[.AAO5]*[.$A$5]" office:value-type="float" office:value="14.2657342657343" calcext:value-type="float">
            <text:p>14,2657342657343</text:p>
          </table:table-cell>
          <table:table-cell table:formula="of:=[.AAP5]*[.$A$5]" office:value-type="float" office:value="14.2857142857143" calcext:value-type="float">
            <text:p>14,2857142857143</text:p>
          </table:table-cell>
          <table:table-cell table:formula="of:=[.AAQ5]*[.$A$5]" office:value-type="float" office:value="14.3056943056943" calcext:value-type="float">
            <text:p>14,3056943056943</text:p>
          </table:table-cell>
          <table:table-cell table:formula="of:=[.AAR5]*[.$A$5]" office:value-type="float" office:value="14.3256743256743" calcext:value-type="float">
            <text:p>14,3256743256743</text:p>
          </table:table-cell>
          <table:table-cell table:formula="of:=[.AAS5]*[.$A$5]" office:value-type="float" office:value="14.3456543456543" calcext:value-type="float">
            <text:p>14,3456543456543</text:p>
          </table:table-cell>
          <table:table-cell table:formula="of:=[.AAT5]*[.$A$5]" office:value-type="float" office:value="14.3656343656344" calcext:value-type="float">
            <text:p>14,3656343656344</text:p>
          </table:table-cell>
          <table:table-cell table:formula="of:=[.AAU5]*[.$A$5]" office:value-type="float" office:value="14.3856143856144" calcext:value-type="float">
            <text:p>14,3856143856144</text:p>
          </table:table-cell>
          <table:table-cell table:formula="of:=[.AAV5]*[.$A$5]" office:value-type="float" office:value="14.4055944055944" calcext:value-type="float">
            <text:p>14,4055944055944</text:p>
          </table:table-cell>
          <table:table-cell table:formula="of:=[.AAW5]*[.$A$5]" office:value-type="float" office:value="14.4255744255744" calcext:value-type="float">
            <text:p>14,4255744255744</text:p>
          </table:table-cell>
          <table:table-cell table:formula="of:=[.AAX5]*[.$A$5]" office:value-type="float" office:value="14.4455544455544" calcext:value-type="float">
            <text:p>14,4455544455544</text:p>
          </table:table-cell>
          <table:table-cell table:formula="of:=[.AAY5]*[.$A$5]" office:value-type="float" office:value="14.4655344655345" calcext:value-type="float">
            <text:p>14,4655344655345</text:p>
          </table:table-cell>
          <table:table-cell table:formula="of:=[.AAZ5]*[.$A$5]" office:value-type="float" office:value="14.4855144855145" calcext:value-type="float">
            <text:p>14,4855144855145</text:p>
          </table:table-cell>
          <table:table-cell table:formula="of:=[.ABA5]*[.$A$5]" office:value-type="float" office:value="14.5054945054945" calcext:value-type="float">
            <text:p>14,5054945054945</text:p>
          </table:table-cell>
          <table:table-cell table:formula="of:=[.ABB5]*[.$A$5]" office:value-type="float" office:value="14.5254745254745" calcext:value-type="float">
            <text:p>14,5254745254745</text:p>
          </table:table-cell>
          <table:table-cell table:formula="of:=[.ABC5]*[.$A$5]" office:value-type="float" office:value="14.5454545454545" calcext:value-type="float">
            <text:p>14,5454545454545</text:p>
          </table:table-cell>
          <table:table-cell table:formula="of:=[.ABD5]*[.$A$5]" office:value-type="float" office:value="14.5654345654346" calcext:value-type="float">
            <text:p>14,5654345654346</text:p>
          </table:table-cell>
          <table:table-cell table:formula="of:=[.ABE5]*[.$A$5]" office:value-type="float" office:value="14.5854145854146" calcext:value-type="float">
            <text:p>14,5854145854146</text:p>
          </table:table-cell>
          <table:table-cell table:formula="of:=[.ABF5]*[.$A$5]" office:value-type="float" office:value="14.6053946053946" calcext:value-type="float">
            <text:p>14,6053946053946</text:p>
          </table:table-cell>
          <table:table-cell table:formula="of:=[.ABG5]*[.$A$5]" office:value-type="float" office:value="14.6253746253746" calcext:value-type="float">
            <text:p>14,6253746253746</text:p>
          </table:table-cell>
          <table:table-cell table:formula="of:=[.ABH5]*[.$A$5]" office:value-type="float" office:value="14.6453546453546" calcext:value-type="float">
            <text:p>14,6453546453546</text:p>
          </table:table-cell>
          <table:table-cell table:formula="of:=[.ABI5]*[.$A$5]" office:value-type="float" office:value="14.6653346653347" calcext:value-type="float">
            <text:p>14,6653346653347</text:p>
          </table:table-cell>
          <table:table-cell table:formula="of:=[.ABJ5]*[.$A$5]" office:value-type="float" office:value="14.6853146853147" calcext:value-type="float">
            <text:p>14,6853146853147</text:p>
          </table:table-cell>
          <table:table-cell table:formula="of:=[.ABK5]*[.$A$5]" office:value-type="float" office:value="14.7052947052947" calcext:value-type="float">
            <text:p>14,7052947052947</text:p>
          </table:table-cell>
          <table:table-cell table:formula="of:=[.ABL5]*[.$A$5]" office:value-type="float" office:value="14.7252747252747" calcext:value-type="float">
            <text:p>14,7252747252747</text:p>
          </table:table-cell>
          <table:table-cell table:formula="of:=[.ABM5]*[.$A$5]" office:value-type="float" office:value="14.7452547452547" calcext:value-type="float">
            <text:p>14,7452547452547</text:p>
          </table:table-cell>
          <table:table-cell table:formula="of:=[.ABN5]*[.$A$5]" office:value-type="float" office:value="14.7652347652348" calcext:value-type="float">
            <text:p>14,7652347652348</text:p>
          </table:table-cell>
          <table:table-cell table:formula="of:=[.ABO5]*[.$A$5]" office:value-type="float" office:value="14.7852147852148" calcext:value-type="float">
            <text:p>14,7852147852148</text:p>
          </table:table-cell>
          <table:table-cell table:formula="of:=[.ABP5]*[.$A$5]" office:value-type="float" office:value="14.8051948051948" calcext:value-type="float">
            <text:p>14,8051948051948</text:p>
          </table:table-cell>
          <table:table-cell table:formula="of:=[.ABQ5]*[.$A$5]" office:value-type="float" office:value="14.8251748251748" calcext:value-type="float">
            <text:p>14,8251748251748</text:p>
          </table:table-cell>
          <table:table-cell table:formula="of:=[.ABR5]*[.$A$5]" office:value-type="float" office:value="14.8451548451548" calcext:value-type="float">
            <text:p>14,8451548451548</text:p>
          </table:table-cell>
          <table:table-cell table:formula="of:=[.ABS5]*[.$A$5]" office:value-type="float" office:value="14.8651348651349" calcext:value-type="float">
            <text:p>14,8651348651349</text:p>
          </table:table-cell>
          <table:table-cell table:formula="of:=[.ABT5]*[.$A$5]" office:value-type="float" office:value="14.8851148851149" calcext:value-type="float">
            <text:p>14,8851148851149</text:p>
          </table:table-cell>
          <table:table-cell table:formula="of:=[.ABU5]*[.$A$5]" office:value-type="float" office:value="14.9050949050949" calcext:value-type="float">
            <text:p>14,9050949050949</text:p>
          </table:table-cell>
          <table:table-cell table:formula="of:=[.ABV5]*[.$A$5]" office:value-type="float" office:value="14.9250749250749" calcext:value-type="float">
            <text:p>14,9250749250749</text:p>
          </table:table-cell>
          <table:table-cell table:formula="of:=[.ABW5]*[.$A$5]" office:value-type="float" office:value="14.9450549450549" calcext:value-type="float">
            <text:p>14,9450549450549</text:p>
          </table:table-cell>
          <table:table-cell table:formula="of:=[.ABX5]*[.$A$5]" office:value-type="float" office:value="14.965034965035" calcext:value-type="float">
            <text:p>14,965034965035</text:p>
          </table:table-cell>
          <table:table-cell table:formula="of:=[.ABY5]*[.$A$5]" office:value-type="float" office:value="14.985014985015" calcext:value-type="float">
            <text:p>14,985014985015</text:p>
          </table:table-cell>
          <table:table-cell table:formula="of:=[.ABZ5]*[.$A$5]" office:value-type="float" office:value="15.004995004995" calcext:value-type="float">
            <text:p>15,004995004995</text:p>
          </table:table-cell>
          <table:table-cell table:formula="of:=[.ACA5]*[.$A$5]" office:value-type="float" office:value="15.024975024975" calcext:value-type="float">
            <text:p>15,024975024975</text:p>
          </table:table-cell>
          <table:table-cell table:formula="of:=[.ACB5]*[.$A$5]" office:value-type="float" office:value="15.044955044955" calcext:value-type="float">
            <text:p>15,044955044955</text:p>
          </table:table-cell>
          <table:table-cell table:formula="of:=[.ACC5]*[.$A$5]" office:value-type="float" office:value="15.0649350649351" calcext:value-type="float">
            <text:p>15,0649350649351</text:p>
          </table:table-cell>
          <table:table-cell table:formula="of:=[.ACD5]*[.$A$5]" office:value-type="float" office:value="15.0849150849151" calcext:value-type="float">
            <text:p>15,0849150849151</text:p>
          </table:table-cell>
          <table:table-cell table:formula="of:=[.ACE5]*[.$A$5]" office:value-type="float" office:value="15.1048951048951" calcext:value-type="float">
            <text:p>15,1048951048951</text:p>
          </table:table-cell>
          <table:table-cell table:formula="of:=[.ACF5]*[.$A$5]" office:value-type="float" office:value="15.1248751248751" calcext:value-type="float">
            <text:p>15,1248751248751</text:p>
          </table:table-cell>
          <table:table-cell table:formula="of:=[.ACG5]*[.$A$5]" office:value-type="float" office:value="15.1448551448551" calcext:value-type="float">
            <text:p>15,1448551448551</text:p>
          </table:table-cell>
          <table:table-cell table:formula="of:=[.ACH5]*[.$A$5]" office:value-type="float" office:value="15.1648351648352" calcext:value-type="float">
            <text:p>15,1648351648352</text:p>
          </table:table-cell>
          <table:table-cell table:formula="of:=[.ACI5]*[.$A$5]" office:value-type="float" office:value="15.1848151848152" calcext:value-type="float">
            <text:p>15,1848151848152</text:p>
          </table:table-cell>
          <table:table-cell table:formula="of:=[.ACJ5]*[.$A$5]" office:value-type="float" office:value="15.2047952047952" calcext:value-type="float">
            <text:p>15,2047952047952</text:p>
          </table:table-cell>
          <table:table-cell table:formula="of:=[.ACK5]*[.$A$5]" office:value-type="float" office:value="15.2247752247752" calcext:value-type="float">
            <text:p>15,2247752247752</text:p>
          </table:table-cell>
          <table:table-cell table:formula="of:=[.ACL5]*[.$A$5]" office:value-type="float" office:value="15.2447552447552" calcext:value-type="float">
            <text:p>15,2447552447552</text:p>
          </table:table-cell>
          <table:table-cell table:formula="of:=[.ACM5]*[.$A$5]" office:value-type="float" office:value="15.2647352647353" calcext:value-type="float">
            <text:p>15,2647352647353</text:p>
          </table:table-cell>
          <table:table-cell table:formula="of:=[.ACN5]*[.$A$5]" office:value-type="float" office:value="15.2847152847153" calcext:value-type="float">
            <text:p>15,2847152847153</text:p>
          </table:table-cell>
          <table:table-cell table:formula="of:=[.ACO5]*[.$A$5]" office:value-type="float" office:value="15.3046953046953" calcext:value-type="float">
            <text:p>15,3046953046953</text:p>
          </table:table-cell>
          <table:table-cell table:formula="of:=[.ACP5]*[.$A$5]" office:value-type="float" office:value="15.3246753246753" calcext:value-type="float">
            <text:p>15,3246753246753</text:p>
          </table:table-cell>
          <table:table-cell table:formula="of:=[.ACQ5]*[.$A$5]" office:value-type="float" office:value="15.3446553446553" calcext:value-type="float">
            <text:p>15,3446553446553</text:p>
          </table:table-cell>
          <table:table-cell table:formula="of:=[.ACR5]*[.$A$5]" office:value-type="float" office:value="15.3646353646354" calcext:value-type="float">
            <text:p>15,3646353646354</text:p>
          </table:table-cell>
          <table:table-cell table:formula="of:=[.ACS5]*[.$A$5]" office:value-type="float" office:value="15.3846153846154" calcext:value-type="float">
            <text:p>15,3846153846154</text:p>
          </table:table-cell>
          <table:table-cell table:formula="of:=[.ACT5]*[.$A$5]" office:value-type="float" office:value="15.4045954045954" calcext:value-type="float">
            <text:p>15,4045954045954</text:p>
          </table:table-cell>
          <table:table-cell table:formula="of:=[.ACU5]*[.$A$5]" office:value-type="float" office:value="15.4245754245754" calcext:value-type="float">
            <text:p>15,4245754245754</text:p>
          </table:table-cell>
          <table:table-cell table:formula="of:=[.ACV5]*[.$A$5]" office:value-type="float" office:value="15.4445554445554" calcext:value-type="float">
            <text:p>15,4445554445554</text:p>
          </table:table-cell>
          <table:table-cell table:formula="of:=[.ACW5]*[.$A$5]" office:value-type="float" office:value="15.4645354645355" calcext:value-type="float">
            <text:p>15,4645354645355</text:p>
          </table:table-cell>
          <table:table-cell table:formula="of:=[.ACX5]*[.$A$5]" office:value-type="float" office:value="15.4845154845155" calcext:value-type="float">
            <text:p>15,4845154845155</text:p>
          </table:table-cell>
          <table:table-cell table:formula="of:=[.ACY5]*[.$A$5]" office:value-type="float" office:value="15.5044955044955" calcext:value-type="float">
            <text:p>15,5044955044955</text:p>
          </table:table-cell>
          <table:table-cell table:formula="of:=[.ACZ5]*[.$A$5]" office:value-type="float" office:value="15.5244755244755" calcext:value-type="float">
            <text:p>15,5244755244755</text:p>
          </table:table-cell>
          <table:table-cell table:formula="of:=[.ADA5]*[.$A$5]" office:value-type="float" office:value="15.5444555444555" calcext:value-type="float">
            <text:p>15,5444555444555</text:p>
          </table:table-cell>
          <table:table-cell table:formula="of:=[.ADB5]*[.$A$5]" office:value-type="float" office:value="15.5644355644356" calcext:value-type="float">
            <text:p>15,5644355644356</text:p>
          </table:table-cell>
          <table:table-cell table:formula="of:=[.ADC5]*[.$A$5]" office:value-type="float" office:value="15.5844155844156" calcext:value-type="float">
            <text:p>15,5844155844156</text:p>
          </table:table-cell>
          <table:table-cell table:formula="of:=[.ADD5]*[.$A$5]" office:value-type="float" office:value="15.6043956043956" calcext:value-type="float">
            <text:p>15,6043956043956</text:p>
          </table:table-cell>
          <table:table-cell table:formula="of:=[.ADE5]*[.$A$5]" office:value-type="float" office:value="15.6243756243756" calcext:value-type="float">
            <text:p>15,6243756243756</text:p>
          </table:table-cell>
          <table:table-cell table:formula="of:=[.ADF5]*[.$A$5]" office:value-type="float" office:value="15.6443556443556" calcext:value-type="float">
            <text:p>15,6443556443556</text:p>
          </table:table-cell>
          <table:table-cell table:formula="of:=[.ADG5]*[.$A$5]" office:value-type="float" office:value="15.6643356643357" calcext:value-type="float">
            <text:p>15,6643356643357</text:p>
          </table:table-cell>
          <table:table-cell table:formula="of:=[.ADH5]*[.$A$5]" office:value-type="float" office:value="15.6843156843157" calcext:value-type="float">
            <text:p>15,6843156843157</text:p>
          </table:table-cell>
          <table:table-cell table:formula="of:=[.ADI5]*[.$A$5]" office:value-type="float" office:value="15.7042957042957" calcext:value-type="float">
            <text:p>15,7042957042957</text:p>
          </table:table-cell>
          <table:table-cell table:formula="of:=[.ADJ5]*[.$A$5]" office:value-type="float" office:value="15.7242757242757" calcext:value-type="float">
            <text:p>15,7242757242757</text:p>
          </table:table-cell>
          <table:table-cell table:formula="of:=[.ADK5]*[.$A$5]" office:value-type="float" office:value="15.7442557442557" calcext:value-type="float">
            <text:p>15,7442557442557</text:p>
          </table:table-cell>
          <table:table-cell table:formula="of:=[.ADL5]*[.$A$5]" office:value-type="float" office:value="15.7642357642358" calcext:value-type="float">
            <text:p>15,7642357642358</text:p>
          </table:table-cell>
          <table:table-cell table:formula="of:=[.ADM5]*[.$A$5]" office:value-type="float" office:value="15.7842157842158" calcext:value-type="float">
            <text:p>15,7842157842158</text:p>
          </table:table-cell>
          <table:table-cell table:formula="of:=[.ADN5]*[.$A$5]" office:value-type="float" office:value="15.8041958041958" calcext:value-type="float">
            <text:p>15,8041958041958</text:p>
          </table:table-cell>
          <table:table-cell table:formula="of:=[.ADO5]*[.$A$5]" office:value-type="float" office:value="15.8241758241758" calcext:value-type="float">
            <text:p>15,8241758241758</text:p>
          </table:table-cell>
          <table:table-cell table:formula="of:=[.ADP5]*[.$A$5]" office:value-type="float" office:value="15.8441558441558" calcext:value-type="float">
            <text:p>15,8441558441558</text:p>
          </table:table-cell>
          <table:table-cell table:formula="of:=[.ADQ5]*[.$A$5]" office:value-type="float" office:value="15.8641358641359" calcext:value-type="float">
            <text:p>15,8641358641359</text:p>
          </table:table-cell>
          <table:table-cell table:formula="of:=[.ADR5]*[.$A$5]" office:value-type="float" office:value="15.8841158841159" calcext:value-type="float">
            <text:p>15,8841158841159</text:p>
          </table:table-cell>
          <table:table-cell table:formula="of:=[.ADS5]*[.$A$5]" office:value-type="float" office:value="15.9040959040959" calcext:value-type="float">
            <text:p>15,9040959040959</text:p>
          </table:table-cell>
          <table:table-cell table:formula="of:=[.ADT5]*[.$A$5]" office:value-type="float" office:value="15.9240759240759" calcext:value-type="float">
            <text:p>15,9240759240759</text:p>
          </table:table-cell>
          <table:table-cell table:formula="of:=[.ADU5]*[.$A$5]" office:value-type="float" office:value="15.9440559440559" calcext:value-type="float">
            <text:p>15,9440559440559</text:p>
          </table:table-cell>
          <table:table-cell table:formula="of:=[.ADV5]*[.$A$5]" office:value-type="float" office:value="15.964035964036" calcext:value-type="float">
            <text:p>15,964035964036</text:p>
          </table:table-cell>
          <table:table-cell table:formula="of:=[.ADW5]*[.$A$5]" office:value-type="float" office:value="15.984015984016" calcext:value-type="float">
            <text:p>15,984015984016</text:p>
          </table:table-cell>
          <table:table-cell table:formula="of:=[.ADX5]*[.$A$5]" office:value-type="float" office:value="16.003996003996" calcext:value-type="float">
            <text:p>16,003996003996</text:p>
          </table:table-cell>
          <table:table-cell table:formula="of:=[.ADY5]*[.$A$5]" office:value-type="float" office:value="16.023976023976" calcext:value-type="float">
            <text:p>16,023976023976</text:p>
          </table:table-cell>
          <table:table-cell table:formula="of:=[.ADZ5]*[.$A$5]" office:value-type="float" office:value="16.043956043956" calcext:value-type="float">
            <text:p>16,043956043956</text:p>
          </table:table-cell>
          <table:table-cell table:formula="of:=[.AEA5]*[.$A$5]" office:value-type="float" office:value="16.0639360639361" calcext:value-type="float">
            <text:p>16,0639360639361</text:p>
          </table:table-cell>
          <table:table-cell table:formula="of:=[.AEB5]*[.$A$5]" office:value-type="float" office:value="16.0839160839161" calcext:value-type="float">
            <text:p>16,0839160839161</text:p>
          </table:table-cell>
          <table:table-cell table:formula="of:=[.AEC5]*[.$A$5]" office:value-type="float" office:value="16.1038961038961" calcext:value-type="float">
            <text:p>16,1038961038961</text:p>
          </table:table-cell>
          <table:table-cell table:formula="of:=[.AED5]*[.$A$5]" office:value-type="float" office:value="16.1238761238761" calcext:value-type="float">
            <text:p>16,1238761238761</text:p>
          </table:table-cell>
          <table:table-cell table:formula="of:=[.AEE5]*[.$A$5]" office:value-type="float" office:value="16.1438561438561" calcext:value-type="float">
            <text:p>16,1438561438561</text:p>
          </table:table-cell>
          <table:table-cell table:formula="of:=[.AEF5]*[.$A$5]" office:value-type="float" office:value="16.1638361638362" calcext:value-type="float">
            <text:p>16,1638361638362</text:p>
          </table:table-cell>
          <table:table-cell table:formula="of:=[.AEG5]*[.$A$5]" office:value-type="float" office:value="16.1838161838162" calcext:value-type="float">
            <text:p>16,1838161838162</text:p>
          </table:table-cell>
          <table:table-cell table:formula="of:=[.AEH5]*[.$A$5]" office:value-type="float" office:value="16.2037962037962" calcext:value-type="float">
            <text:p>16,2037962037962</text:p>
          </table:table-cell>
          <table:table-cell table:formula="of:=[.AEI5]*[.$A$5]" office:value-type="float" office:value="16.2237762237762" calcext:value-type="float">
            <text:p>16,2237762237762</text:p>
          </table:table-cell>
          <table:table-cell table:formula="of:=[.AEJ5]*[.$A$5]" office:value-type="float" office:value="16.2437562437562" calcext:value-type="float">
            <text:p>16,2437562437562</text:p>
          </table:table-cell>
          <table:table-cell table:formula="of:=[.AEK5]*[.$A$5]" office:value-type="float" office:value="16.2637362637363" calcext:value-type="float">
            <text:p>16,2637362637363</text:p>
          </table:table-cell>
          <table:table-cell table:formula="of:=[.AEL5]*[.$A$5]" office:value-type="float" office:value="16.2837162837163" calcext:value-type="float">
            <text:p>16,2837162837163</text:p>
          </table:table-cell>
          <table:table-cell table:formula="of:=[.AEM5]*[.$A$5]" office:value-type="float" office:value="16.3036963036963" calcext:value-type="float">
            <text:p>16,3036963036963</text:p>
          </table:table-cell>
          <table:table-cell table:formula="of:=[.AEN5]*[.$A$5]" office:value-type="float" office:value="16.3236763236763" calcext:value-type="float">
            <text:p>16,3236763236763</text:p>
          </table:table-cell>
          <table:table-cell table:formula="of:=[.AEO5]*[.$A$5]" office:value-type="float" office:value="16.3436563436563" calcext:value-type="float">
            <text:p>16,3436563436563</text:p>
          </table:table-cell>
          <table:table-cell table:formula="of:=[.AEP5]*[.$A$5]" office:value-type="float" office:value="16.3636363636364" calcext:value-type="float">
            <text:p>16,3636363636364</text:p>
          </table:table-cell>
          <table:table-cell table:formula="of:=[.AEQ5]*[.$A$5]" office:value-type="float" office:value="16.3836163836164" calcext:value-type="float">
            <text:p>16,3836163836164</text:p>
          </table:table-cell>
          <table:table-cell table:formula="of:=[.AER5]*[.$A$5]" office:value-type="float" office:value="16.4035964035964" calcext:value-type="float">
            <text:p>16,4035964035964</text:p>
          </table:table-cell>
          <table:table-cell table:formula="of:=[.AES5]*[.$A$5]" office:value-type="float" office:value="16.4235764235764" calcext:value-type="float">
            <text:p>16,4235764235764</text:p>
          </table:table-cell>
          <table:table-cell table:formula="of:=[.AET5]*[.$A$5]" office:value-type="float" office:value="16.4435564435564" calcext:value-type="float">
            <text:p>16,4435564435564</text:p>
          </table:table-cell>
          <table:table-cell table:formula="of:=[.AEU5]*[.$A$5]" office:value-type="float" office:value="16.4635364635365" calcext:value-type="float">
            <text:p>16,4635364635365</text:p>
          </table:table-cell>
          <table:table-cell table:formula="of:=[.AEV5]*[.$A$5]" office:value-type="float" office:value="16.4835164835165" calcext:value-type="float">
            <text:p>16,4835164835165</text:p>
          </table:table-cell>
          <table:table-cell table:formula="of:=[.AEW5]*[.$A$5]" office:value-type="float" office:value="16.5034965034965" calcext:value-type="float">
            <text:p>16,5034965034965</text:p>
          </table:table-cell>
          <table:table-cell table:formula="of:=[.AEX5]*[.$A$5]" office:value-type="float" office:value="16.5234765234765" calcext:value-type="float">
            <text:p>16,5234765234765</text:p>
          </table:table-cell>
          <table:table-cell table:formula="of:=[.AEY5]*[.$A$5]" office:value-type="float" office:value="16.5434565434565" calcext:value-type="float">
            <text:p>16,5434565434565</text:p>
          </table:table-cell>
          <table:table-cell table:formula="of:=[.AEZ5]*[.$A$5]" office:value-type="float" office:value="16.5634365634366" calcext:value-type="float">
            <text:p>16,5634365634366</text:p>
          </table:table-cell>
          <table:table-cell table:formula="of:=[.AFA5]*[.$A$5]" office:value-type="float" office:value="16.5834165834166" calcext:value-type="float">
            <text:p>16,5834165834166</text:p>
          </table:table-cell>
          <table:table-cell table:formula="of:=[.AFB5]*[.$A$5]" office:value-type="float" office:value="16.6033966033966" calcext:value-type="float">
            <text:p>16,6033966033966</text:p>
          </table:table-cell>
          <table:table-cell table:formula="of:=[.AFC5]*[.$A$5]" office:value-type="float" office:value="16.6233766233766" calcext:value-type="float">
            <text:p>16,6233766233766</text:p>
          </table:table-cell>
          <table:table-cell table:formula="of:=[.AFD5]*[.$A$5]" office:value-type="float" office:value="16.6433566433566" calcext:value-type="float">
            <text:p>16,6433566433566</text:p>
          </table:table-cell>
          <table:table-cell table:formula="of:=[.AFE5]*[.$A$5]" office:value-type="float" office:value="16.6633366633367" calcext:value-type="float">
            <text:p>16,6633366633367</text:p>
          </table:table-cell>
          <table:table-cell table:formula="of:=[.AFF5]*[.$A$5]" office:value-type="float" office:value="16.6833166833167" calcext:value-type="float">
            <text:p>16,6833166833167</text:p>
          </table:table-cell>
          <table:table-cell table:formula="of:=[.AFG5]*[.$A$5]" office:value-type="float" office:value="16.7032967032967" calcext:value-type="float">
            <text:p>16,7032967032967</text:p>
          </table:table-cell>
          <table:table-cell table:formula="of:=[.AFH5]*[.$A$5]" office:value-type="float" office:value="16.7232767232767" calcext:value-type="float">
            <text:p>16,7232767232767</text:p>
          </table:table-cell>
          <table:table-cell table:formula="of:=[.AFI5]*[.$A$5]" office:value-type="float" office:value="16.7432567432567" calcext:value-type="float">
            <text:p>16,7432567432567</text:p>
          </table:table-cell>
          <table:table-cell table:formula="of:=[.AFJ5]*[.$A$5]" office:value-type="float" office:value="16.7632367632368" calcext:value-type="float">
            <text:p>16,7632367632368</text:p>
          </table:table-cell>
          <table:table-cell table:formula="of:=[.AFK5]*[.$A$5]" office:value-type="float" office:value="16.7832167832168" calcext:value-type="float">
            <text:p>16,7832167832168</text:p>
          </table:table-cell>
          <table:table-cell table:formula="of:=[.AFL5]*[.$A$5]" office:value-type="float" office:value="16.8031968031968" calcext:value-type="float">
            <text:p>16,8031968031968</text:p>
          </table:table-cell>
          <table:table-cell table:formula="of:=[.AFM5]*[.$A$5]" office:value-type="float" office:value="16.8231768231768" calcext:value-type="float">
            <text:p>16,8231768231768</text:p>
          </table:table-cell>
          <table:table-cell table:formula="of:=[.AFN5]*[.$A$5]" office:value-type="float" office:value="16.8431568431568" calcext:value-type="float">
            <text:p>16,8431568431568</text:p>
          </table:table-cell>
          <table:table-cell table:formula="of:=[.AFO5]*[.$A$5]" office:value-type="float" office:value="16.8631368631369" calcext:value-type="float">
            <text:p>16,8631368631369</text:p>
          </table:table-cell>
          <table:table-cell table:formula="of:=[.AFP5]*[.$A$5]" office:value-type="float" office:value="16.8831168831169" calcext:value-type="float">
            <text:p>16,8831168831169</text:p>
          </table:table-cell>
          <table:table-cell table:formula="of:=[.AFQ5]*[.$A$5]" office:value-type="float" office:value="16.9030969030969" calcext:value-type="float">
            <text:p>16,9030969030969</text:p>
          </table:table-cell>
          <table:table-cell table:formula="of:=[.AFR5]*[.$A$5]" office:value-type="float" office:value="16.9230769230769" calcext:value-type="float">
            <text:p>16,9230769230769</text:p>
          </table:table-cell>
          <table:table-cell table:formula="of:=[.AFS5]*[.$A$5]" office:value-type="float" office:value="16.9430569430569" calcext:value-type="float">
            <text:p>16,9430569430569</text:p>
          </table:table-cell>
          <table:table-cell table:formula="of:=[.AFT5]*[.$A$5]" office:value-type="float" office:value="16.963036963037" calcext:value-type="float">
            <text:p>16,963036963037</text:p>
          </table:table-cell>
          <table:table-cell table:formula="of:=[.AFU5]*[.$A$5]" office:value-type="float" office:value="16.983016983017" calcext:value-type="float">
            <text:p>16,983016983017</text:p>
          </table:table-cell>
          <table:table-cell table:formula="of:=[.AFV5]*[.$A$5]" office:value-type="float" office:value="17.002997002997" calcext:value-type="float">
            <text:p>17,002997002997</text:p>
          </table:table-cell>
          <table:table-cell table:formula="of:=[.AFW5]*[.$A$5]" office:value-type="float" office:value="17.022977022977" calcext:value-type="float">
            <text:p>17,022977022977</text:p>
          </table:table-cell>
          <table:table-cell table:formula="of:=[.AFX5]*[.$A$5]" office:value-type="float" office:value="17.042957042957" calcext:value-type="float">
            <text:p>17,042957042957</text:p>
          </table:table-cell>
          <table:table-cell table:formula="of:=[.AFY5]*[.$A$5]" office:value-type="float" office:value="17.0629370629371" calcext:value-type="float">
            <text:p>17,0629370629371</text:p>
          </table:table-cell>
          <table:table-cell table:formula="of:=[.AFZ5]*[.$A$5]" office:value-type="float" office:value="17.0829170829171" calcext:value-type="float">
            <text:p>17,0829170829171</text:p>
          </table:table-cell>
          <table:table-cell table:formula="of:=[.AGA5]*[.$A$5]" office:value-type="float" office:value="17.1028971028971" calcext:value-type="float">
            <text:p>17,1028971028971</text:p>
          </table:table-cell>
          <table:table-cell table:formula="of:=[.AGB5]*[.$A$5]" office:value-type="float" office:value="17.1228771228771" calcext:value-type="float">
            <text:p>17,1228771228771</text:p>
          </table:table-cell>
          <table:table-cell table:formula="of:=[.AGC5]*[.$A$5]" office:value-type="float" office:value="17.1428571428571" calcext:value-type="float">
            <text:p>17,1428571428571</text:p>
          </table:table-cell>
          <table:table-cell table:formula="of:=[.AGD5]*[.$A$5]" office:value-type="float" office:value="17.1628371628372" calcext:value-type="float">
            <text:p>17,1628371628372</text:p>
          </table:table-cell>
          <table:table-cell table:formula="of:=[.AGE5]*[.$A$5]" office:value-type="float" office:value="17.1828171828172" calcext:value-type="float">
            <text:p>17,1828171828172</text:p>
          </table:table-cell>
          <table:table-cell table:formula="of:=[.AGF5]*[.$A$5]" office:value-type="float" office:value="17.2027972027972" calcext:value-type="float">
            <text:p>17,2027972027972</text:p>
          </table:table-cell>
          <table:table-cell table:formula="of:=[.AGG5]*[.$A$5]" office:value-type="float" office:value="17.2227772227772" calcext:value-type="float">
            <text:p>17,2227772227772</text:p>
          </table:table-cell>
          <table:table-cell table:formula="of:=[.AGH5]*[.$A$5]" office:value-type="float" office:value="17.2427572427572" calcext:value-type="float">
            <text:p>17,2427572427572</text:p>
          </table:table-cell>
          <table:table-cell table:formula="of:=[.AGI5]*[.$A$5]" office:value-type="float" office:value="17.2627372627373" calcext:value-type="float">
            <text:p>17,2627372627373</text:p>
          </table:table-cell>
          <table:table-cell table:formula="of:=[.AGJ5]*[.$A$5]" office:value-type="float" office:value="17.2827172827173" calcext:value-type="float">
            <text:p>17,2827172827173</text:p>
          </table:table-cell>
          <table:table-cell table:formula="of:=[.AGK5]*[.$A$5]" office:value-type="float" office:value="17.3026973026973" calcext:value-type="float">
            <text:p>17,3026973026973</text:p>
          </table:table-cell>
          <table:table-cell table:formula="of:=[.AGL5]*[.$A$5]" office:value-type="float" office:value="17.3226773226773" calcext:value-type="float">
            <text:p>17,3226773226773</text:p>
          </table:table-cell>
          <table:table-cell table:formula="of:=[.AGM5]*[.$A$5]" office:value-type="float" office:value="17.3426573426573" calcext:value-type="float">
            <text:p>17,3426573426573</text:p>
          </table:table-cell>
          <table:table-cell table:formula="of:=[.AGN5]*[.$A$5]" office:value-type="float" office:value="17.3626373626374" calcext:value-type="float">
            <text:p>17,3626373626374</text:p>
          </table:table-cell>
          <table:table-cell table:formula="of:=[.AGO5]*[.$A$5]" office:value-type="float" office:value="17.3826173826174" calcext:value-type="float">
            <text:p>17,3826173826174</text:p>
          </table:table-cell>
          <table:table-cell table:formula="of:=[.AGP5]*[.$A$5]" office:value-type="float" office:value="17.4025974025974" calcext:value-type="float">
            <text:p>17,4025974025974</text:p>
          </table:table-cell>
          <table:table-cell table:formula="of:=[.AGQ5]*[.$A$5]" office:value-type="float" office:value="17.4225774225774" calcext:value-type="float">
            <text:p>17,4225774225774</text:p>
          </table:table-cell>
          <table:table-cell table:formula="of:=[.AGR5]*[.$A$5]" office:value-type="float" office:value="17.4425574425574" calcext:value-type="float">
            <text:p>17,4425574425574</text:p>
          </table:table-cell>
          <table:table-cell table:formula="of:=[.AGS5]*[.$A$5]" office:value-type="float" office:value="17.4625374625375" calcext:value-type="float">
            <text:p>17,4625374625375</text:p>
          </table:table-cell>
          <table:table-cell table:formula="of:=[.AGT5]*[.$A$5]" office:value-type="float" office:value="17.4825174825175" calcext:value-type="float">
            <text:p>17,4825174825175</text:p>
          </table:table-cell>
          <table:table-cell table:formula="of:=[.AGU5]*[.$A$5]" office:value-type="float" office:value="17.5024975024975" calcext:value-type="float">
            <text:p>17,5024975024975</text:p>
          </table:table-cell>
          <table:table-cell table:formula="of:=[.AGV5]*[.$A$5]" office:value-type="float" office:value="17.5224775224775" calcext:value-type="float">
            <text:p>17,5224775224775</text:p>
          </table:table-cell>
          <table:table-cell table:formula="of:=[.AGW5]*[.$A$5]" office:value-type="float" office:value="17.5424575424575" calcext:value-type="float">
            <text:p>17,5424575424575</text:p>
          </table:table-cell>
          <table:table-cell table:formula="of:=[.AGX5]*[.$A$5]" office:value-type="float" office:value="17.5624375624376" calcext:value-type="float">
            <text:p>17,5624375624376</text:p>
          </table:table-cell>
          <table:table-cell table:formula="of:=[.AGY5]*[.$A$5]" office:value-type="float" office:value="17.5824175824176" calcext:value-type="float">
            <text:p>17,5824175824176</text:p>
          </table:table-cell>
          <table:table-cell table:formula="of:=[.AGZ5]*[.$A$5]" office:value-type="float" office:value="17.6023976023976" calcext:value-type="float">
            <text:p>17,6023976023976</text:p>
          </table:table-cell>
          <table:table-cell table:formula="of:=[.AHA5]*[.$A$5]" office:value-type="float" office:value="17.6223776223776" calcext:value-type="float">
            <text:p>17,6223776223776</text:p>
          </table:table-cell>
          <table:table-cell table:formula="of:=[.AHB5]*[.$A$5]" office:value-type="float" office:value="17.6423576423576" calcext:value-type="float">
            <text:p>17,6423576423576</text:p>
          </table:table-cell>
          <table:table-cell table:formula="of:=[.AHC5]*[.$A$5]" office:value-type="float" office:value="17.6623376623377" calcext:value-type="float">
            <text:p>17,6623376623377</text:p>
          </table:table-cell>
          <table:table-cell table:formula="of:=[.AHD5]*[.$A$5]" office:value-type="float" office:value="17.6823176823177" calcext:value-type="float">
            <text:p>17,6823176823177</text:p>
          </table:table-cell>
          <table:table-cell table:formula="of:=[.AHE5]*[.$A$5]" office:value-type="float" office:value="17.7022977022977" calcext:value-type="float">
            <text:p>17,7022977022977</text:p>
          </table:table-cell>
          <table:table-cell table:formula="of:=[.AHF5]*[.$A$5]" office:value-type="float" office:value="17.7222777222777" calcext:value-type="float">
            <text:p>17,7222777222777</text:p>
          </table:table-cell>
          <table:table-cell table:formula="of:=[.AHG5]*[.$A$5]" office:value-type="float" office:value="17.7422577422577" calcext:value-type="float">
            <text:p>17,7422577422577</text:p>
          </table:table-cell>
          <table:table-cell table:formula="of:=[.AHH5]*[.$A$5]" office:value-type="float" office:value="17.7622377622378" calcext:value-type="float">
            <text:p>17,7622377622378</text:p>
          </table:table-cell>
          <table:table-cell table:formula="of:=[.AHI5]*[.$A$5]" office:value-type="float" office:value="17.7822177822178" calcext:value-type="float">
            <text:p>17,7822177822178</text:p>
          </table:table-cell>
          <table:table-cell table:formula="of:=[.AHJ5]*[.$A$5]" office:value-type="float" office:value="17.8021978021978" calcext:value-type="float">
            <text:p>17,8021978021978</text:p>
          </table:table-cell>
          <table:table-cell table:formula="of:=[.AHK5]*[.$A$5]" office:value-type="float" office:value="17.8221778221778" calcext:value-type="float">
            <text:p>17,8221778221778</text:p>
          </table:table-cell>
          <table:table-cell table:formula="of:=[.AHL5]*[.$A$5]" office:value-type="float" office:value="17.8421578421578" calcext:value-type="float">
            <text:p>17,8421578421578</text:p>
          </table:table-cell>
          <table:table-cell table:formula="of:=[.AHM5]*[.$A$5]" office:value-type="float" office:value="17.8621378621379" calcext:value-type="float">
            <text:p>17,8621378621379</text:p>
          </table:table-cell>
          <table:table-cell table:formula="of:=[.AHN5]*[.$A$5]" office:value-type="float" office:value="17.8821178821179" calcext:value-type="float">
            <text:p>17,8821178821179</text:p>
          </table:table-cell>
          <table:table-cell table:formula="of:=[.AHO5]*[.$A$5]" office:value-type="float" office:value="17.9020979020979" calcext:value-type="float">
            <text:p>17,9020979020979</text:p>
          </table:table-cell>
          <table:table-cell table:formula="of:=[.AHP5]*[.$A$5]" office:value-type="float" office:value="17.9220779220779" calcext:value-type="float">
            <text:p>17,9220779220779</text:p>
          </table:table-cell>
          <table:table-cell table:formula="of:=[.AHQ5]*[.$A$5]" office:value-type="float" office:value="17.9420579420579" calcext:value-type="float">
            <text:p>17,9420579420579</text:p>
          </table:table-cell>
          <table:table-cell table:formula="of:=[.AHR5]*[.$A$5]" office:value-type="float" office:value="17.962037962038" calcext:value-type="float">
            <text:p>17,962037962038</text:p>
          </table:table-cell>
          <table:table-cell table:formula="of:=[.AHS5]*[.$A$5]" office:value-type="float" office:value="17.982017982018" calcext:value-type="float">
            <text:p>17,982017982018</text:p>
          </table:table-cell>
          <table:table-cell table:formula="of:=[.AHT5]*[.$A$5]" office:value-type="float" office:value="18.001998001998" calcext:value-type="float">
            <text:p>18,001998001998</text:p>
          </table:table-cell>
          <table:table-cell table:formula="of:=[.AHU5]*[.$A$5]" office:value-type="float" office:value="18.021978021978" calcext:value-type="float">
            <text:p>18,021978021978</text:p>
          </table:table-cell>
          <table:table-cell table:formula="of:=[.AHV5]*[.$A$5]" office:value-type="float" office:value="18.041958041958" calcext:value-type="float">
            <text:p>18,041958041958</text:p>
          </table:table-cell>
          <table:table-cell table:formula="of:=[.AHW5]*[.$A$5]" office:value-type="float" office:value="18.0619380619381" calcext:value-type="float">
            <text:p>18,0619380619381</text:p>
          </table:table-cell>
          <table:table-cell table:formula="of:=[.AHX5]*[.$A$5]" office:value-type="float" office:value="18.0819180819181" calcext:value-type="float">
            <text:p>18,0819180819181</text:p>
          </table:table-cell>
          <table:table-cell table:formula="of:=[.AHY5]*[.$A$5]" office:value-type="float" office:value="18.1018981018981" calcext:value-type="float">
            <text:p>18,1018981018981</text:p>
          </table:table-cell>
          <table:table-cell table:formula="of:=[.AHZ5]*[.$A$5]" office:value-type="float" office:value="18.1218781218781" calcext:value-type="float">
            <text:p>18,1218781218781</text:p>
          </table:table-cell>
          <table:table-cell table:formula="of:=[.AIA5]*[.$A$5]" office:value-type="float" office:value="18.1418581418581" calcext:value-type="float">
            <text:p>18,1418581418581</text:p>
          </table:table-cell>
          <table:table-cell table:formula="of:=[.AIB5]*[.$A$5]" office:value-type="float" office:value="18.1618381618382" calcext:value-type="float">
            <text:p>18,1618381618382</text:p>
          </table:table-cell>
          <table:table-cell table:formula="of:=[.AIC5]*[.$A$5]" office:value-type="float" office:value="18.1818181818182" calcext:value-type="float">
            <text:p>18,1818181818182</text:p>
          </table:table-cell>
          <table:table-cell table:formula="of:=[.AID5]*[.$A$5]" office:value-type="float" office:value="18.2017982017982" calcext:value-type="float">
            <text:p>18,2017982017982</text:p>
          </table:table-cell>
          <table:table-cell table:formula="of:=[.AIE5]*[.$A$5]" office:value-type="float" office:value="18.2217782217782" calcext:value-type="float">
            <text:p>18,2217782217782</text:p>
          </table:table-cell>
          <table:table-cell table:formula="of:=[.AIF5]*[.$A$5]" office:value-type="float" office:value="18.2417582417582" calcext:value-type="float">
            <text:p>18,2417582417582</text:p>
          </table:table-cell>
          <table:table-cell table:formula="of:=[.AIG5]*[.$A$5]" office:value-type="float" office:value="18.2617382617383" calcext:value-type="float">
            <text:p>18,2617382617383</text:p>
          </table:table-cell>
          <table:table-cell table:formula="of:=[.AIH5]*[.$A$5]" office:value-type="float" office:value="18.2817182817183" calcext:value-type="float">
            <text:p>18,2817182817183</text:p>
          </table:table-cell>
          <table:table-cell table:formula="of:=[.AII5]*[.$A$5]" office:value-type="float" office:value="18.3016983016983" calcext:value-type="float">
            <text:p>18,3016983016983</text:p>
          </table:table-cell>
          <table:table-cell table:formula="of:=[.AIJ5]*[.$A$5]" office:value-type="float" office:value="18.3216783216783" calcext:value-type="float">
            <text:p>18,3216783216783</text:p>
          </table:table-cell>
          <table:table-cell table:formula="of:=[.AIK5]*[.$A$5]" office:value-type="float" office:value="18.3416583416583" calcext:value-type="float">
            <text:p>18,3416583416583</text:p>
          </table:table-cell>
          <table:table-cell table:formula="of:=[.AIL5]*[.$A$5]" office:value-type="float" office:value="18.3616383616384" calcext:value-type="float">
            <text:p>18,3616383616384</text:p>
          </table:table-cell>
          <table:table-cell table:formula="of:=[.AIM5]*[.$A$5]" office:value-type="float" office:value="18.3816183816184" calcext:value-type="float">
            <text:p>18,3816183816184</text:p>
          </table:table-cell>
          <table:table-cell table:formula="of:=[.AIN5]*[.$A$5]" office:value-type="float" office:value="18.4015984015984" calcext:value-type="float">
            <text:p>18,4015984015984</text:p>
          </table:table-cell>
          <table:table-cell table:formula="of:=[.AIO5]*[.$A$5]" office:value-type="float" office:value="18.4215784215784" calcext:value-type="float">
            <text:p>18,4215784215784</text:p>
          </table:table-cell>
          <table:table-cell table:formula="of:=[.AIP5]*[.$A$5]" office:value-type="float" office:value="18.4415584415584" calcext:value-type="float">
            <text:p>18,4415584415584</text:p>
          </table:table-cell>
          <table:table-cell table:formula="of:=[.AIQ5]*[.$A$5]" office:value-type="float" office:value="18.4615384615385" calcext:value-type="float">
            <text:p>18,4615384615385</text:p>
          </table:table-cell>
          <table:table-cell table:formula="of:=[.AIR5]*[.$A$5]" office:value-type="float" office:value="18.4815184815185" calcext:value-type="float">
            <text:p>18,4815184815185</text:p>
          </table:table-cell>
          <table:table-cell table:formula="of:=[.AIS5]*[.$A$5]" office:value-type="float" office:value="18.5014985014985" calcext:value-type="float">
            <text:p>18,5014985014985</text:p>
          </table:table-cell>
          <table:table-cell table:formula="of:=[.AIT5]*[.$A$5]" office:value-type="float" office:value="18.5214785214785" calcext:value-type="float">
            <text:p>18,5214785214785</text:p>
          </table:table-cell>
          <table:table-cell table:formula="of:=[.AIU5]*[.$A$5]" office:value-type="float" office:value="18.5414585414585" calcext:value-type="float">
            <text:p>18,5414585414585</text:p>
          </table:table-cell>
          <table:table-cell table:formula="of:=[.AIV5]*[.$A$5]" office:value-type="float" office:value="18.5614385614386" calcext:value-type="float">
            <text:p>18,5614385614386</text:p>
          </table:table-cell>
          <table:table-cell table:formula="of:=[.AIW5]*[.$A$5]" office:value-type="float" office:value="18.5814185814186" calcext:value-type="float">
            <text:p>18,5814185814186</text:p>
          </table:table-cell>
          <table:table-cell table:formula="of:=[.AIX5]*[.$A$5]" office:value-type="float" office:value="18.6013986013986" calcext:value-type="float">
            <text:p>18,6013986013986</text:p>
          </table:table-cell>
          <table:table-cell table:formula="of:=[.AIY5]*[.$A$5]" office:value-type="float" office:value="18.6213786213786" calcext:value-type="float">
            <text:p>18,6213786213786</text:p>
          </table:table-cell>
          <table:table-cell table:formula="of:=[.AIZ5]*[.$A$5]" office:value-type="float" office:value="18.6413586413586" calcext:value-type="float">
            <text:p>18,6413586413586</text:p>
          </table:table-cell>
          <table:table-cell table:formula="of:=[.AJA5]*[.$A$5]" office:value-type="float" office:value="18.6613386613387" calcext:value-type="float">
            <text:p>18,6613386613387</text:p>
          </table:table-cell>
          <table:table-cell table:formula="of:=[.AJB5]*[.$A$5]" office:value-type="float" office:value="18.6813186813187" calcext:value-type="float">
            <text:p>18,6813186813187</text:p>
          </table:table-cell>
          <table:table-cell table:formula="of:=[.AJC5]*[.$A$5]" office:value-type="float" office:value="18.7012987012987" calcext:value-type="float">
            <text:p>18,7012987012987</text:p>
          </table:table-cell>
          <table:table-cell table:formula="of:=[.AJD5]*[.$A$5]" office:value-type="float" office:value="18.7212787212787" calcext:value-type="float">
            <text:p>18,7212787212787</text:p>
          </table:table-cell>
          <table:table-cell table:formula="of:=[.AJE5]*[.$A$5]" office:value-type="float" office:value="18.7412587412587" calcext:value-type="float">
            <text:p>18,7412587412587</text:p>
          </table:table-cell>
          <table:table-cell table:formula="of:=[.AJF5]*[.$A$5]" office:value-type="float" office:value="18.7612387612388" calcext:value-type="float">
            <text:p>18,7612387612388</text:p>
          </table:table-cell>
          <table:table-cell table:formula="of:=[.AJG5]*[.$A$5]" office:value-type="float" office:value="18.7812187812188" calcext:value-type="float">
            <text:p>18,7812187812188</text:p>
          </table:table-cell>
          <table:table-cell table:formula="of:=[.AJH5]*[.$A$5]" office:value-type="float" office:value="18.8011988011988" calcext:value-type="float">
            <text:p>18,8011988011988</text:p>
          </table:table-cell>
          <table:table-cell table:formula="of:=[.AJI5]*[.$A$5]" office:value-type="float" office:value="18.8211788211788" calcext:value-type="float">
            <text:p>18,8211788211788</text:p>
          </table:table-cell>
          <table:table-cell table:formula="of:=[.AJJ5]*[.$A$5]" office:value-type="float" office:value="18.8411588411588" calcext:value-type="float">
            <text:p>18,8411588411588</text:p>
          </table:table-cell>
          <table:table-cell table:formula="of:=[.AJK5]*[.$A$5]" office:value-type="float" office:value="18.8611388611389" calcext:value-type="float">
            <text:p>18,8611388611389</text:p>
          </table:table-cell>
          <table:table-cell table:formula="of:=[.AJL5]*[.$A$5]" office:value-type="float" office:value="18.8811188811189" calcext:value-type="float">
            <text:p>18,8811188811189</text:p>
          </table:table-cell>
          <table:table-cell table:formula="of:=[.AJM5]*[.$A$5]" office:value-type="float" office:value="18.9010989010989" calcext:value-type="float">
            <text:p>18,9010989010989</text:p>
          </table:table-cell>
          <table:table-cell table:formula="of:=[.AJN5]*[.$A$5]" office:value-type="float" office:value="18.9210789210789" calcext:value-type="float">
            <text:p>18,9210789210789</text:p>
          </table:table-cell>
          <table:table-cell table:formula="of:=[.AJO5]*[.$A$5]" office:value-type="float" office:value="18.9410589410589" calcext:value-type="float">
            <text:p>18,9410589410589</text:p>
          </table:table-cell>
          <table:table-cell table:formula="of:=[.AJP5]*[.$A$5]" office:value-type="float" office:value="18.961038961039" calcext:value-type="float">
            <text:p>18,961038961039</text:p>
          </table:table-cell>
          <table:table-cell table:formula="of:=[.AJQ5]*[.$A$5]" office:value-type="float" office:value="18.981018981019" calcext:value-type="float">
            <text:p>18,981018981019</text:p>
          </table:table-cell>
          <table:table-cell table:formula="of:=[.AJR5]*[.$A$5]" office:value-type="float" office:value="19.000999000999" calcext:value-type="float">
            <text:p>19,000999000999</text:p>
          </table:table-cell>
          <table:table-cell table:formula="of:=[.AJS5]*[.$A$5]" office:value-type="float" office:value="19.020979020979" calcext:value-type="float">
            <text:p>19,020979020979</text:p>
          </table:table-cell>
          <table:table-cell table:formula="of:=[.AJT5]*[.$A$5]" office:value-type="float" office:value="19.040959040959" calcext:value-type="float">
            <text:p>19,040959040959</text:p>
          </table:table-cell>
          <table:table-cell table:formula="of:=[.AJU5]*[.$A$5]" office:value-type="float" office:value="19.0609390609391" calcext:value-type="float">
            <text:p>19,0609390609391</text:p>
          </table:table-cell>
          <table:table-cell table:formula="of:=[.AJV5]*[.$A$5]" office:value-type="float" office:value="19.0809190809191" calcext:value-type="float">
            <text:p>19,0809190809191</text:p>
          </table:table-cell>
          <table:table-cell table:formula="of:=[.AJW5]*[.$A$5]" office:value-type="float" office:value="19.1008991008991" calcext:value-type="float">
            <text:p>19,1008991008991</text:p>
          </table:table-cell>
          <table:table-cell table:formula="of:=[.AJX5]*[.$A$5]" office:value-type="float" office:value="19.1208791208791" calcext:value-type="float">
            <text:p>19,1208791208791</text:p>
          </table:table-cell>
          <table:table-cell table:formula="of:=[.AJY5]*[.$A$5]" office:value-type="float" office:value="19.1408591408591" calcext:value-type="float">
            <text:p>19,1408591408591</text:p>
          </table:table-cell>
          <table:table-cell table:formula="of:=[.AJZ5]*[.$A$5]" office:value-type="float" office:value="19.1608391608392" calcext:value-type="float">
            <text:p>19,1608391608392</text:p>
          </table:table-cell>
          <table:table-cell table:formula="of:=[.AKA5]*[.$A$5]" office:value-type="float" office:value="19.1808191808192" calcext:value-type="float">
            <text:p>19,1808191808192</text:p>
          </table:table-cell>
          <table:table-cell table:formula="of:=[.AKB5]*[.$A$5]" office:value-type="float" office:value="19.2007992007992" calcext:value-type="float">
            <text:p>19,2007992007992</text:p>
          </table:table-cell>
          <table:table-cell table:formula="of:=[.AKC5]*[.$A$5]" office:value-type="float" office:value="19.2207792207792" calcext:value-type="float">
            <text:p>19,2207792207792</text:p>
          </table:table-cell>
          <table:table-cell table:formula="of:=[.AKD5]*[.$A$5]" office:value-type="float" office:value="19.2407592407592" calcext:value-type="float">
            <text:p>19,2407592407592</text:p>
          </table:table-cell>
          <table:table-cell table:formula="of:=[.AKE5]*[.$A$5]" office:value-type="float" office:value="19.2607392607393" calcext:value-type="float">
            <text:p>19,2607392607393</text:p>
          </table:table-cell>
          <table:table-cell table:formula="of:=[.AKF5]*[.$A$5]" office:value-type="float" office:value="19.2807192807193" calcext:value-type="float">
            <text:p>19,2807192807193</text:p>
          </table:table-cell>
          <table:table-cell table:formula="of:=[.AKG5]*[.$A$5]" office:value-type="float" office:value="19.3006993006993" calcext:value-type="float">
            <text:p>19,3006993006993</text:p>
          </table:table-cell>
          <table:table-cell table:formula="of:=[.AKH5]*[.$A$5]" office:value-type="float" office:value="19.3206793206793" calcext:value-type="float">
            <text:p>19,3206793206793</text:p>
          </table:table-cell>
          <table:table-cell table:formula="of:=[.AKI5]*[.$A$5]" office:value-type="float" office:value="19.3406593406593" calcext:value-type="float">
            <text:p>19,3406593406593</text:p>
          </table:table-cell>
          <table:table-cell table:formula="of:=[.AKJ5]*[.$A$5]" office:value-type="float" office:value="19.3606393606394" calcext:value-type="float">
            <text:p>19,3606393606394</text:p>
          </table:table-cell>
          <table:table-cell table:formula="of:=[.AKK5]*[.$A$5]" office:value-type="float" office:value="19.3806193806194" calcext:value-type="float">
            <text:p>19,3806193806194</text:p>
          </table:table-cell>
          <table:table-cell table:formula="of:=[.AKL5]*[.$A$5]" office:value-type="float" office:value="19.4005994005994" calcext:value-type="float">
            <text:p>19,4005994005994</text:p>
          </table:table-cell>
          <table:table-cell table:formula="of:=[.AKM5]*[.$A$5]" office:value-type="float" office:value="19.4205794205794" calcext:value-type="float">
            <text:p>19,4205794205794</text:p>
          </table:table-cell>
          <table:table-cell table:formula="of:=[.AKN5]*[.$A$5]" office:value-type="float" office:value="19.4405594405594" calcext:value-type="float">
            <text:p>19,4405594405594</text:p>
          </table:table-cell>
          <table:table-cell table:formula="of:=[.AKO5]*[.$A$5]" office:value-type="float" office:value="19.4605394605395" calcext:value-type="float">
            <text:p>19,4605394605395</text:p>
          </table:table-cell>
          <table:table-cell table:formula="of:=[.AKP5]*[.$A$5]" office:value-type="float" office:value="19.4805194805195" calcext:value-type="float">
            <text:p>19,4805194805195</text:p>
          </table:table-cell>
          <table:table-cell table:formula="of:=[.AKQ5]*[.$A$5]" office:value-type="float" office:value="19.5004995004995" calcext:value-type="float">
            <text:p>19,5004995004995</text:p>
          </table:table-cell>
          <table:table-cell table:formula="of:=[.AKR5]*[.$A$5]" office:value-type="float" office:value="19.5204795204795" calcext:value-type="float">
            <text:p>19,5204795204795</text:p>
          </table:table-cell>
          <table:table-cell table:formula="of:=[.AKS5]*[.$A$5]" office:value-type="float" office:value="19.5404595404595" calcext:value-type="float">
            <text:p>19,5404595404595</text:p>
          </table:table-cell>
          <table:table-cell table:formula="of:=[.AKT5]*[.$A$5]" office:value-type="float" office:value="19.5604395604396" calcext:value-type="float">
            <text:p>19,5604395604396</text:p>
          </table:table-cell>
          <table:table-cell table:formula="of:=[.AKU5]*[.$A$5]" office:value-type="float" office:value="19.5804195804196" calcext:value-type="float">
            <text:p>19,5804195804196</text:p>
          </table:table-cell>
          <table:table-cell table:formula="of:=[.AKV5]*[.$A$5]" office:value-type="float" office:value="19.6003996003996" calcext:value-type="float">
            <text:p>19,6003996003996</text:p>
          </table:table-cell>
          <table:table-cell table:formula="of:=[.AKW5]*[.$A$5]" office:value-type="float" office:value="19.6203796203796" calcext:value-type="float">
            <text:p>19,6203796203796</text:p>
          </table:table-cell>
          <table:table-cell table:formula="of:=[.AKX5]*[.$A$5]" office:value-type="float" office:value="19.6403596403596" calcext:value-type="float">
            <text:p>19,6403596403596</text:p>
          </table:table-cell>
          <table:table-cell table:formula="of:=[.AKY5]*[.$A$5]" office:value-type="float" office:value="19.6603396603397" calcext:value-type="float">
            <text:p>19,6603396603397</text:p>
          </table:table-cell>
          <table:table-cell table:formula="of:=[.AKZ5]*[.$A$5]" office:value-type="float" office:value="19.6803196803197" calcext:value-type="float">
            <text:p>19,6803196803197</text:p>
          </table:table-cell>
          <table:table-cell table:formula="of:=[.ALA5]*[.$A$5]" office:value-type="float" office:value="19.7002997002997" calcext:value-type="float">
            <text:p>19,7002997002997</text:p>
          </table:table-cell>
          <table:table-cell table:formula="of:=[.ALB5]*[.$A$5]" office:value-type="float" office:value="19.7202797202797" calcext:value-type="float">
            <text:p>19,7202797202797</text:p>
          </table:table-cell>
          <table:table-cell table:formula="of:=[.ALC5]*[.$A$5]" office:value-type="float" office:value="19.7402597402597" calcext:value-type="float">
            <text:p>19,7402597402597</text:p>
          </table:table-cell>
          <table:table-cell table:formula="of:=[.ALD5]*[.$A$5]" office:value-type="float" office:value="19.7602397602398" calcext:value-type="float">
            <text:p>19,7602397602398</text:p>
          </table:table-cell>
          <table:table-cell table:formula="of:=[.ALE5]*[.$A$5]" office:value-type="float" office:value="19.7802197802198" calcext:value-type="float">
            <text:p>19,7802197802198</text:p>
          </table:table-cell>
          <table:table-cell table:formula="of:=[.ALF5]*[.$A$5]" office:value-type="float" office:value="19.8001998001998" calcext:value-type="float">
            <text:p>19,8001998001998</text:p>
          </table:table-cell>
          <table:table-cell table:formula="of:=[.ALG5]*[.$A$5]" office:value-type="float" office:value="19.8201798201798" calcext:value-type="float">
            <text:p>19,8201798201798</text:p>
          </table:table-cell>
          <table:table-cell table:formula="of:=[.ALH5]*[.$A$5]" office:value-type="float" office:value="19.8401598401598" calcext:value-type="float">
            <text:p>19,8401598401598</text:p>
          </table:table-cell>
          <table:table-cell table:formula="of:=[.ALI5]*[.$A$5]" office:value-type="float" office:value="19.8601398601399" calcext:value-type="float">
            <text:p>19,8601398601399</text:p>
          </table:table-cell>
          <table:table-cell table:formula="of:=[.ALJ5]*[.$A$5]" office:value-type="float" office:value="19.8801198801199" calcext:value-type="float">
            <text:p>19,8801198801199</text:p>
          </table:table-cell>
          <table:table-cell table:formula="of:=[.ALK5]*[.$A$5]" office:value-type="float" office:value="19.9000999000999" calcext:value-type="float">
            <text:p>19,9000999000999</text:p>
          </table:table-cell>
          <table:table-cell table:formula="of:=[.ALL5]*[.$A$5]" office:value-type="float" office:value="19.9200799200799" calcext:value-type="float">
            <text:p>19,9200799200799</text:p>
          </table:table-cell>
          <table:table-cell table:formula="of:=[.ALM5]*[.$A$5]" office:value-type="float" office:value="19.9400599400599" calcext:value-type="float">
            <text:p>19,9400599400599</text:p>
          </table:table-cell>
          <table:table-cell table:formula="of:=[.ALN5]*[.$A$5]" office:value-type="float" office:value="19.96003996004" calcext:value-type="float">
            <text:p>19,96003996004</text:p>
          </table:table-cell>
          <table:table-cell table:formula="of:=[.ALO5]*[.$A$5]" office:value-type="float" office:value="19.98001998002" calcext:value-type="float">
            <text:p>19,98001998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.00.0000</text:date>, <text:time style:data-style-name="N2" text:time-value="19:42:45.97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5-15T22:01:33.985000000</dc:date>
    <meta:editing-duration>PT2H28M4S</meta:editing-duration>
    <meta:editing-cycles>4</meta:editing-cycles>
    <meta:document-statistic meta:table-count="1" meta:cell-count="501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22cm" svg:height="12.857cm" xlink:href=".." xlink:type="simple" chart:class="chart:scatter" chart:style-name="ch1">
        <chart:legend chart:legend-position="top" svg:x="7.721cm" svg:y="0.387cm" style:legend-expansion="custom" svg:width="8.088cm" svg:height="0.454cm" style:legend-expansion-aspect-ratio="17.8149779735683" chart:style-name="ch2"/>
        <chart:plot-area chart:style-name="ch3" table:cell-range-address="'Pomiar_noc_sobota-52'.C6:'Pomiar_noc_sobota-52'.ALO6 'Pomiar_noc_sobota-52'.B2:'Pomiar_noc_sobota-52'.ALO4" chart:data-source-has-labels="column" svg:x="1.422cm" svg:y="0.842cm" svg:width="19.731cm" svg:height="11.13cm">
          <chart:coordinate-region svg:x="2.334cm" svg:y="1.041cm" svg:width="18.632cm" svg:height="10.284cm"/>
          <chart:axis chart:dimension="x" chart:name="primary-x" chart:style-name="ch4">
            <chart:title svg:x="9.636cm" svg:y="12.153cm" chart:style-name="ch5">
              <text:p>Czas pomiaru [s]</text:p>
            </chart:title>
            <chart:grid chart:style-name="ch6" chart:class="major"/>
          </chart:axis>
          <chart:axis chart:dimension="y" chart:name="primary-y" chart:style-name="ch7">
            <chart:title svg:x="0.394cm" svg:y="9.123cm" chart:style-name="ch8">
              <text:p>Poziom mocy odebranej [dBm]</text:p>
            </chart:title>
            <chart:grid chart:style-name="ch6" chart:class="major"/>
          </chart:axis>
          <chart:series chart:style-name="ch9" chart:values-cell-range-address="'Pomiar_noc_sobota-52'.C2:'Pomiar_noc_sobota-52'.ALO2" chart:label-cell-address="'Pomiar_noc_sobota-52'.B2:'Pomiar_noc_sobota-52'.B2" chart:class="chart:scatter">
            <chart:domain table:cell-range-address="'Pomiar_noc_sobota-52'.C6:'Pomiar_noc_sobota-52'.ALO6"/>
            <chart:data-point chart:repeated="1001"/>
          </chart:series>
          <chart:series chart:style-name="ch10" chart:values-cell-range-address="'Pomiar_noc_sobota-52'.C3:'Pomiar_noc_sobota-52'.ALO3" chart:label-cell-address="'Pomiar_noc_sobota-52'.B3:'Pomiar_noc_sobota-52'.B3" chart:class="chart:scatter">
            <chart:data-point chart:repeated="1001"/>
          </chart:series>
          <chart:series chart:style-name="ch11" chart:values-cell-range-address="'Pomiar_noc_sobota-52'.C4:'Pomiar_noc_sobota-52'.ALO4" chart:label-cell-address="'Pomiar_noc_sobota-52'.B4:'Pomiar_noc_sobota-52'.B4" chart:class="chart:scatter">
            <chart:data-point chart:repeated="10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</table:table-row>
          </table:table-header-rows>
          <table:table-rows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Pomiar_noc_sobota-52'.C6:'Pomiar_noc_sobota-52'.ALO6</svg:desc>
                </draw:g>
              </table:table-cell>
              <table:table-cell office:value-type="float" office:value="0.01998001998002">
                <text:p>0.01998001998002</text:p>
              </table:table-cell>
              <table:table-cell office:value-type="float" office:value="0.03996003996004">
                <text:p>0.03996003996004</text:p>
              </table:table-cell>
              <table:table-cell office:value-type="float" office:value="0.0599400599400599">
                <text:p>0.0599400599400599</text:p>
              </table:table-cell>
              <table:table-cell office:value-type="float" office:value="0.0799200799200799">
                <text:p>0.0799200799200799</text:p>
              </table:table-cell>
              <table:table-cell office:value-type="float" office:value="0.0999000999000999">
                <text:p>0.0999000999000999</text:p>
              </table:table-cell>
              <table:table-cell office:value-type="float" office:value="0.11988011988012">
                <text:p>0.11988011988012</text:p>
              </table:table-cell>
              <table:table-cell office:value-type="float" office:value="0.13986013986014">
                <text:p>0.13986013986014</text:p>
              </table:table-cell>
              <table:table-cell office:value-type="float" office:value="0.15984015984016">
                <text:p>0.15984015984016</text:p>
              </table:table-cell>
              <table:table-cell office:value-type="float" office:value="0.17982017982018">
                <text:p>0.17982017982018</text:p>
              </table:table-cell>
              <table:table-cell office:value-type="float" office:value="0.1998001998002">
                <text:p>0.1998001998002</text:p>
              </table:table-cell>
              <table:table-cell office:value-type="float" office:value="0.21978021978022">
                <text:p>0.21978021978022</text:p>
              </table:table-cell>
              <table:table-cell office:value-type="float" office:value="0.23976023976024">
                <text:p>0.23976023976024</text:p>
              </table:table-cell>
              <table:table-cell office:value-type="float" office:value="0.25974025974026">
                <text:p>0.25974025974026</text:p>
              </table:table-cell>
              <table:table-cell office:value-type="float" office:value="0.27972027972028">
                <text:p>0.27972027972028</text:p>
              </table:table-cell>
              <table:table-cell office:value-type="float" office:value="0.2997002997003">
                <text:p>0.2997002997003</text:p>
              </table:table-cell>
              <table:table-cell office:value-type="float" office:value="0.31968031968032">
                <text:p>0.31968031968032</text:p>
              </table:table-cell>
              <table:table-cell office:value-type="float" office:value="0.33966033966034">
                <text:p>0.33966033966034</text:p>
              </table:table-cell>
              <table:table-cell office:value-type="float" office:value="0.35964035964036">
                <text:p>0.35964035964036</text:p>
              </table:table-cell>
              <table:table-cell office:value-type="float" office:value="0.37962037962038">
                <text:p>0.37962037962038</text:p>
              </table:table-cell>
              <table:table-cell office:value-type="float" office:value="0.3996003996004">
                <text:p>0.3996003996004</text:p>
              </table:table-cell>
              <table:table-cell office:value-type="float" office:value="0.41958041958042">
                <text:p>0.41958041958042</text:p>
              </table:table-cell>
              <table:table-cell office:value-type="float" office:value="0.43956043956044">
                <text:p>0.43956043956044</text:p>
              </table:table-cell>
              <table:table-cell office:value-type="float" office:value="0.45954045954046">
                <text:p>0.45954045954046</text:p>
              </table:table-cell>
              <table:table-cell office:value-type="float" office:value="0.47952047952048">
                <text:p>0.47952047952048</text:p>
              </table:table-cell>
              <table:table-cell office:value-type="float" office:value="0.4995004995005">
                <text:p>0.4995004995005</text:p>
              </table:table-cell>
              <table:table-cell office:value-type="float" office:value="0.519480519480519">
                <text:p>0.519480519480519</text:p>
              </table:table-cell>
              <table:table-cell office:value-type="float" office:value="0.53946053946054">
                <text:p>0.53946053946054</text:p>
              </table:table-cell>
              <table:table-cell office:value-type="float" office:value="0.55944055944056">
                <text:p>0.55944055944056</text:p>
              </table:table-cell>
              <table:table-cell office:value-type="float" office:value="0.57942057942058">
                <text:p>0.57942057942058</text:p>
              </table:table-cell>
              <table:table-cell office:value-type="float" office:value="0.599400599400599">
                <text:p>0.599400599400599</text:p>
              </table:table-cell>
              <table:table-cell office:value-type="float" office:value="0.619380619380619">
                <text:p>0.619380619380619</text:p>
              </table:table-cell>
              <table:table-cell office:value-type="float" office:value="0.639360639360639">
                <text:p>0.639360639360639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679320679320679">
                <text:p>0.679320679320679</text:p>
              </table:table-cell>
              <table:table-cell office:value-type="float" office:value="0.699300699300699">
                <text:p>0.699300699300699</text:p>
              </table:table-cell>
              <table:table-cell office:value-type="float" office:value="0.719280719280719">
                <text:p>0.719280719280719</text:p>
              </table:table-cell>
              <table:table-cell office:value-type="float" office:value="0.739260739260739">
                <text:p>0.739260739260739</text:p>
              </table:table-cell>
              <table:table-cell office:value-type="float" office:value="0.759240759240759">
                <text:p>0.759240759240759</text:p>
              </table:table-cell>
              <table:table-cell office:value-type="float" office:value="0.779220779220779">
                <text:p>0.779220779220779</text:p>
              </table:table-cell>
              <table:table-cell office:value-type="float" office:value="0.799200799200799">
                <text:p>0.799200799200799</text:p>
              </table:table-cell>
              <table:table-cell office:value-type="float" office:value="0.819180819180819">
                <text:p>0.819180819180819</text:p>
              </table:table-cell>
              <table:table-cell office:value-type="float" office:value="0.839160839160839">
                <text:p>0.839160839160839</text:p>
              </table:table-cell>
              <table:table-cell office:value-type="float" office:value="0.859140859140859">
                <text:p>0.859140859140859</text:p>
              </table:table-cell>
              <table:table-cell office:value-type="float" office:value="0.879120879120879">
                <text:p>0.879120879120879</text:p>
              </table:table-cell>
              <table:table-cell office:value-type="float" office:value="0.899100899100899">
                <text:p>0.899100899100899</text:p>
              </table:table-cell>
              <table:table-cell office:value-type="float" office:value="0.919080919080919">
                <text:p>0.919080919080919</text:p>
              </table:table-cell>
              <table:table-cell office:value-type="float" office:value="0.939060939060939">
                <text:p>0.939060939060939</text:p>
              </table:table-cell>
              <table:table-cell office:value-type="float" office:value="0.959040959040959">
                <text:p>0.959040959040959</text:p>
              </table:table-cell>
              <table:table-cell office:value-type="float" office:value="0.979020979020979">
                <text:p>0.979020979020979</text:p>
              </table:table-cell>
              <table:table-cell office:value-type="float" office:value="0.999000999000999">
                <text:p>0.999000999000999</text:p>
              </table:table-cell>
              <table:table-cell office:value-type="float" office:value="1.01898101898102">
                <text:p>1.01898101898102</text:p>
              </table:table-cell>
              <table:table-cell office:value-type="float" office:value="1.03896103896104">
                <text:p>1.03896103896104</text:p>
              </table:table-cell>
              <table:table-cell office:value-type="float" office:value="1.05894105894106">
                <text:p>1.05894105894106</text:p>
              </table:table-cell>
              <table:table-cell office:value-type="float" office:value="1.07892107892108">
                <text:p>1.07892107892108</text:p>
              </table:table-cell>
              <table:table-cell office:value-type="float" office:value="1.0989010989011">
                <text:p>1.0989010989011</text:p>
              </table:table-cell>
              <table:table-cell office:value-type="float" office:value="1.11888111888112">
                <text:p>1.11888111888112</text:p>
              </table:table-cell>
              <table:table-cell office:value-type="float" office:value="1.13886113886114">
                <text:p>1.13886113886114</text:p>
              </table:table-cell>
              <table:table-cell office:value-type="float" office:value="1.15884115884116">
                <text:p>1.15884115884116</text:p>
              </table:table-cell>
              <table:table-cell office:value-type="float" office:value="1.17882117882118">
                <text:p>1.17882117882118</text:p>
              </table:table-cell>
              <table:table-cell office:value-type="float" office:value="1.1988011988012">
                <text:p>1.1988011988012</text:p>
              </table:table-cell>
              <table:table-cell office:value-type="float" office:value="1.21878121878122">
                <text:p>1.21878121878122</text:p>
              </table:table-cell>
              <table:table-cell office:value-type="float" office:value="1.23876123876124">
                <text:p>1.23876123876124</text:p>
              </table:table-cell>
              <table:table-cell office:value-type="float" office:value="1.25874125874126">
                <text:p>1.25874125874126</text:p>
              </table:table-cell>
              <table:table-cell office:value-type="float" office:value="1.27872127872128">
                <text:p>1.27872127872128</text:p>
              </table:table-cell>
              <table:table-cell office:value-type="float" office:value="1.2987012987013">
                <text:p>1.2987012987013</text:p>
              </table:table-cell>
              <table:table-cell office:value-type="float" office:value="1.31868131868132">
                <text:p>1.31868131868132</text:p>
              </table:table-cell>
              <table:table-cell office:value-type="float" office:value="1.33866133866134">
                <text:p>1.33866133866134</text:p>
              </table:table-cell>
              <table:table-cell office:value-type="float" office:value="1.35864135864136">
                <text:p>1.35864135864136</text:p>
              </table:table-cell>
              <table:table-cell office:value-type="float" office:value="1.37862137862138">
                <text:p>1.37862137862138</text:p>
              </table:table-cell>
              <table:table-cell office:value-type="float" office:value="1.3986013986014">
                <text:p>1.3986013986014</text:p>
              </table:table-cell>
              <table:table-cell office:value-type="float" office:value="1.41858141858142">
                <text:p>1.41858141858142</text:p>
              </table:table-cell>
              <table:table-cell office:value-type="float" office:value="1.43856143856144">
                <text:p>1.43856143856144</text:p>
              </table:table-cell>
              <table:table-cell office:value-type="float" office:value="1.45854145854146">
                <text:p>1.45854145854146</text:p>
              </table:table-cell>
              <table:table-cell office:value-type="float" office:value="1.47852147852148">
                <text:p>1.47852147852148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1.51848151848152">
                <text:p>1.51848151848152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1.55844155844156">
                <text:p>1.55844155844156</text:p>
              </table:table-cell>
              <table:table-cell office:value-type="float" office:value="1.57842157842158">
                <text:p>1.57842157842158</text:p>
              </table:table-cell>
              <table:table-cell office:value-type="float" office:value="1.5984015984016">
                <text:p>1.5984015984016</text:p>
              </table:table-cell>
              <table:table-cell office:value-type="float" office:value="1.61838161838162">
                <text:p>1.61838161838162</text:p>
              </table:table-cell>
              <table:table-cell office:value-type="float" office:value="1.63836163836164">
                <text:p>1.63836163836164</text:p>
              </table:table-cell>
              <table:table-cell office:value-type="float" office:value="1.65834165834166">
                <text:p>1.65834165834166</text:p>
              </table:table-cell>
              <table:table-cell office:value-type="float" office:value="1.67832167832168">
                <text:p>1.67832167832168</text:p>
              </table:table-cell>
              <table:table-cell office:value-type="float" office:value="1.6983016983017">
                <text:p>1.6983016983017</text:p>
              </table:table-cell>
              <table:table-cell office:value-type="float" office:value="1.71828171828172">
                <text:p>1.71828171828172</text:p>
              </table:table-cell>
              <table:table-cell office:value-type="float" office:value="1.73826173826174">
                <text:p>1.73826173826174</text:p>
              </table:table-cell>
              <table:table-cell office:value-type="float" office:value="1.75824175824176">
                <text:p>1.75824175824176</text:p>
              </table:table-cell>
              <table:table-cell office:value-type="float" office:value="1.77822177822178">
                <text:p>1.77822177822178</text:p>
              </table:table-cell>
              <table:table-cell office:value-type="float" office:value="1.7982017982018">
                <text:p>1.7982017982018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.83816183816184">
                <text:p>1.83816183816184</text:p>
              </table:table-cell>
              <table:table-cell office:value-type="float" office:value="1.85814185814186">
                <text:p>1.85814185814186</text:p>
              </table:table-cell>
              <table:table-cell office:value-type="float" office:value="1.87812187812188">
                <text:p>1.87812187812188</text:p>
              </table:table-cell>
              <table:table-cell office:value-type="float" office:value="1.8981018981019">
                <text:p>1.8981018981019</text:p>
              </table:table-cell>
              <table:table-cell office:value-type="float" office:value="1.91808191808192">
                <text:p>1.91808191808192</text:p>
              </table:table-cell>
              <table:table-cell office:value-type="float" office:value="1.93806193806194">
                <text:p>1.93806193806194</text:p>
              </table:table-cell>
              <table:table-cell office:value-type="float" office:value="1.95804195804196">
                <text:p>1.95804195804196</text:p>
              </table:table-cell>
              <table:table-cell office:value-type="float" office:value="1.97802197802198">
                <text:p>1.97802197802198</text:p>
              </table:table-cell>
              <table:table-cell office:value-type="float" office:value="1.998001998002">
                <text:p>1.998001998002</text:p>
              </table:table-cell>
              <table:table-cell office:value-type="float" office:value="2.01798201798202">
                <text:p>2.01798201798202</text:p>
              </table:table-cell>
              <table:table-cell office:value-type="float" office:value="2.03796203796204">
                <text:p>2.03796203796204</text:p>
              </table:table-cell>
              <table:table-cell office:value-type="float" office:value="2.05794205794206">
                <text:p>2.05794205794206</text:p>
              </table:table-cell>
              <table:table-cell office:value-type="float" office:value="2.07792207792208">
                <text:p>2.07792207792208</text:p>
              </table:table-cell>
              <table:table-cell office:value-type="float" office:value="2.0979020979021">
                <text:p>2.0979020979021</text:p>
              </table:table-cell>
              <table:table-cell office:value-type="float" office:value="2.11788211788212">
                <text:p>2.11788211788212</text:p>
              </table:table-cell>
              <table:table-cell office:value-type="float" office:value="2.13786213786214">
                <text:p>2.13786213786214</text:p>
              </table:table-cell>
              <table:table-cell office:value-type="float" office:value="2.15784215784216">
                <text:p>2.15784215784216</text:p>
              </table:table-cell>
              <table:table-cell office:value-type="float" office:value="2.17782217782218">
                <text:p>2.17782217782218</text:p>
              </table:table-cell>
              <table:table-cell office:value-type="float" office:value="2.1978021978022">
                <text:p>2.1978021978022</text:p>
              </table:table-cell>
              <table:table-cell office:value-type="float" office:value="2.21778221778222">
                <text:p>2.21778221778222</text:p>
              </table:table-cell>
              <table:table-cell office:value-type="float" office:value="2.23776223776224">
                <text:p>2.23776223776224</text:p>
              </table:table-cell>
              <table:table-cell office:value-type="float" office:value="2.25774225774226">
                <text:p>2.25774225774226</text:p>
              </table:table-cell>
              <table:table-cell office:value-type="float" office:value="2.27772227772228">
                <text:p>2.27772227772228</text:p>
              </table:table-cell>
              <table:table-cell office:value-type="float" office:value="2.2977022977023">
                <text:p>2.2977022977023</text:p>
              </table:table-cell>
              <table:table-cell office:value-type="float" office:value="2.31768231768232">
                <text:p>2.31768231768232</text:p>
              </table:table-cell>
              <table:table-cell office:value-type="float" office:value="2.33766233766234">
                <text:p>2.33766233766234</text:p>
              </table:table-cell>
              <table:table-cell office:value-type="float" office:value="2.35764235764236">
                <text:p>2.35764235764236</text:p>
              </table:table-cell>
              <table:table-cell office:value-type="float" office:value="2.37762237762238">
                <text:p>2.37762237762238</text:p>
              </table:table-cell>
              <table:table-cell office:value-type="float" office:value="2.3976023976024">
                <text:p>2.3976023976024</text:p>
              </table:table-cell>
              <table:table-cell office:value-type="float" office:value="2.41758241758242">
                <text:p>2.41758241758242</text:p>
              </table:table-cell>
              <table:table-cell office:value-type="float" office:value="2.43756243756244">
                <text:p>2.43756243756244</text:p>
              </table:table-cell>
              <table:table-cell office:value-type="float" office:value="2.45754245754246">
                <text:p>2.45754245754246</text:p>
              </table:table-cell>
              <table:table-cell office:value-type="float" office:value="2.47752247752248">
                <text:p>2.47752247752248</text:p>
              </table:table-cell>
              <table:table-cell office:value-type="float" office:value="2.4975024975025">
                <text:p>2.4975024975025</text:p>
              </table:table-cell>
              <table:table-cell office:value-type="float" office:value="2.51748251748252">
                <text:p>2.51748251748252</text:p>
              </table:table-cell>
              <table:table-cell office:value-type="float" office:value="2.53746253746254">
                <text:p>2.53746253746254</text:p>
              </table:table-cell>
              <table:table-cell office:value-type="float" office:value="2.55744255744256">
                <text:p>2.55744255744256</text:p>
              </table:table-cell>
              <table:table-cell office:value-type="float" office:value="2.57742257742258">
                <text:p>2.57742257742258</text:p>
              </table:table-cell>
              <table:table-cell office:value-type="float" office:value="2.5974025974026">
                <text:p>2.5974025974026</text:p>
              </table:table-cell>
              <table:table-cell office:value-type="float" office:value="2.61738261738262">
                <text:p>2.61738261738262</text:p>
              </table:table-cell>
              <table:table-cell office:value-type="float" office:value="2.63736263736264">
                <text:p>2.63736263736264</text:p>
              </table:table-cell>
              <table:table-cell office:value-type="float" office:value="2.65734265734266">
                <text:p>2.65734265734266</text:p>
              </table:table-cell>
              <table:table-cell office:value-type="float" office:value="2.67732267732268">
                <text:p>2.67732267732268</text:p>
              </table:table-cell>
              <table:table-cell office:value-type="float" office:value="2.6973026973027">
                <text:p>2.6973026973027</text:p>
              </table:table-cell>
              <table:table-cell office:value-type="float" office:value="2.71728271728272">
                <text:p>2.71728271728272</text:p>
              </table:table-cell>
              <table:table-cell office:value-type="float" office:value="2.73726273726274">
                <text:p>2.73726273726274</text:p>
              </table:table-cell>
              <table:table-cell office:value-type="float" office:value="2.75724275724276">
                <text:p>2.75724275724276</text:p>
              </table:table-cell>
              <table:table-cell office:value-type="float" office:value="2.77722277722278">
                <text:p>2.77722277722278</text:p>
              </table:table-cell>
              <table:table-cell office:value-type="float" office:value="2.7972027972028">
                <text:p>2.7972027972028</text:p>
              </table:table-cell>
              <table:table-cell office:value-type="float" office:value="2.81718281718282">
                <text:p>2.81718281718282</text:p>
              </table:table-cell>
              <table:table-cell office:value-type="float" office:value="2.83716283716284">
                <text:p>2.83716283716284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2.87712287712288">
                <text:p>2.87712287712288</text:p>
              </table:table-cell>
              <table:table-cell office:value-type="float" office:value="2.8971028971029">
                <text:p>2.8971028971029</text:p>
              </table:table-cell>
              <table:table-cell office:value-type="float" office:value="2.91708291708292">
                <text:p>2.91708291708292</text:p>
              </table:table-cell>
              <table:table-cell office:value-type="float" office:value="2.93706293706294">
                <text:p>2.93706293706294</text:p>
              </table:table-cell>
              <table:table-cell office:value-type="float" office:value="2.95704295704296">
                <text:p>2.95704295704296</text:p>
              </table:table-cell>
              <table:table-cell office:value-type="float" office:value="2.97702297702298">
                <text:p>2.97702297702298</text:p>
              </table:table-cell>
              <table:table-cell office:value-type="float" office:value="2.997002997003">
                <text:p>2.997002997003</text:p>
              </table:table-cell>
              <table:table-cell office:value-type="float" office:value="3.01698301698302">
                <text:p>3.01698301698302</text:p>
              </table:table-cell>
              <table:table-cell office:value-type="float" office:value="3.03696303696304">
                <text:p>3.03696303696304</text:p>
              </table:table-cell>
              <table:table-cell office:value-type="float" office:value="3.05694305694306">
                <text:p>3.05694305694306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3.0969030969031">
                <text:p>3.0969030969031</text:p>
              </table:table-cell>
              <table:table-cell office:value-type="float" office:value="3.11688311688312">
                <text:p>3.11688311688312</text:p>
              </table:table-cell>
              <table:table-cell office:value-type="float" office:value="3.13686313686314">
                <text:p>3.13686313686314</text:p>
              </table:table-cell>
              <table:table-cell office:value-type="float" office:value="3.15684315684316">
                <text:p>3.15684315684316</text:p>
              </table:table-cell>
              <table:table-cell office:value-type="float" office:value="3.17682317682318">
                <text:p>3.17682317682318</text:p>
              </table:table-cell>
              <table:table-cell office:value-type="float" office:value="3.1968031968032">
                <text:p>3.1968031968032</text:p>
              </table:table-cell>
              <table:table-cell office:value-type="float" office:value="3.21678321678322">
                <text:p>3.21678321678322</text:p>
              </table:table-cell>
              <table:table-cell office:value-type="float" office:value="3.23676323676324">
                <text:p>3.23676323676324</text:p>
              </table:table-cell>
              <table:table-cell office:value-type="float" office:value="3.25674325674326">
                <text:p>3.25674325674326</text:p>
              </table:table-cell>
              <table:table-cell office:value-type="float" office:value="3.27672327672328">
                <text:p>3.27672327672328</text:p>
              </table:table-cell>
              <table:table-cell office:value-type="float" office:value="3.2967032967033">
                <text:p>3.2967032967033</text:p>
              </table:table-cell>
              <table:table-cell office:value-type="float" office:value="3.31668331668332">
                <text:p>3.31668331668332</text:p>
              </table:table-cell>
              <table:table-cell office:value-type="float" office:value="3.33666333666334">
                <text:p>3.33666333666334</text:p>
              </table:table-cell>
              <table:table-cell office:value-type="float" office:value="3.35664335664336">
                <text:p>3.35664335664336</text:p>
              </table:table-cell>
              <table:table-cell office:value-type="float" office:value="3.37662337662338">
                <text:p>3.37662337662338</text:p>
              </table:table-cell>
              <table:table-cell office:value-type="float" office:value="3.3966033966034">
                <text:p>3.3966033966034</text:p>
              </table:table-cell>
              <table:table-cell office:value-type="float" office:value="3.41658341658342">
                <text:p>3.41658341658342</text:p>
              </table:table-cell>
              <table:table-cell office:value-type="float" office:value="3.43656343656344">
                <text:p>3.43656343656344</text:p>
              </table:table-cell>
              <table:table-cell office:value-type="float" office:value="3.45654345654346">
                <text:p>3.45654345654346</text:p>
              </table:table-cell>
              <table:table-cell office:value-type="float" office:value="3.47652347652348">
                <text:p>3.47652347652348</text:p>
              </table:table-cell>
              <table:table-cell office:value-type="float" office:value="3.4965034965035">
                <text:p>3.4965034965035</text:p>
              </table:table-cell>
              <table:table-cell office:value-type="float" office:value="3.51648351648352">
                <text:p>3.51648351648352</text:p>
              </table:table-cell>
              <table:table-cell office:value-type="float" office:value="3.53646353646354">
                <text:p>3.53646353646354</text:p>
              </table:table-cell>
              <table:table-cell office:value-type="float" office:value="3.55644355644356">
                <text:p>3.55644355644356</text:p>
              </table:table-cell>
              <table:table-cell office:value-type="float" office:value="3.57642357642358">
                <text:p>3.57642357642358</text:p>
              </table:table-cell>
              <table:table-cell office:value-type="float" office:value="3.5964035964036">
                <text:p>3.5964035964036</text:p>
              </table:table-cell>
              <table:table-cell office:value-type="float" office:value="3.61638361638362">
                <text:p>3.6163836163836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3.65634365634366">
                <text:p>3.65634365634366</text:p>
              </table:table-cell>
              <table:table-cell office:value-type="float" office:value="3.67632367632368">
                <text:p>3.67632367632368</text:p>
              </table:table-cell>
              <table:table-cell office:value-type="float" office:value="3.6963036963037">
                <text:p>3.6963036963037</text:p>
              </table:table-cell>
              <table:table-cell office:value-type="float" office:value="3.71628371628372">
                <text:p>3.71628371628372</text:p>
              </table:table-cell>
              <table:table-cell office:value-type="float" office:value="3.73626373626374">
                <text:p>3.73626373626374</text:p>
              </table:table-cell>
              <table:table-cell office:value-type="float" office:value="3.75624375624376">
                <text:p>3.75624375624376</text:p>
              </table:table-cell>
              <table:table-cell office:value-type="float" office:value="3.77622377622378">
                <text:p>3.77622377622378</text:p>
              </table:table-cell>
              <table:table-cell office:value-type="float" office:value="3.7962037962038">
                <text:p>3.7962037962038</text:p>
              </table:table-cell>
              <table:table-cell office:value-type="float" office:value="3.81618381618382">
                <text:p>3.81618381618382</text:p>
              </table:table-cell>
              <table:table-cell office:value-type="float" office:value="3.83616383616384">
                <text:p>3.83616383616384</text:p>
              </table:table-cell>
              <table:table-cell office:value-type="float" office:value="3.85614385614386">
                <text:p>3.85614385614386</text:p>
              </table:table-cell>
              <table:table-cell office:value-type="float" office:value="3.87612387612388">
                <text:p>3.87612387612388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3.91608391608392">
                <text:p>3.91608391608392</text:p>
              </table:table-cell>
              <table:table-cell office:value-type="float" office:value="3.93606393606394">
                <text:p>3.93606393606394</text:p>
              </table:table-cell>
              <table:table-cell office:value-type="float" office:value="3.95604395604396">
                <text:p>3.95604395604396</text:p>
              </table:table-cell>
              <table:table-cell office:value-type="float" office:value="3.97602397602398">
                <text:p>3.97602397602398</text:p>
              </table:table-cell>
              <table:table-cell office:value-type="float" office:value="3.996003996004">
                <text:p>3.996003996004</text:p>
              </table:table-cell>
              <table:table-cell office:value-type="float" office:value="4.01598401598402">
                <text:p>4.01598401598402</text:p>
              </table:table-cell>
              <table:table-cell office:value-type="float" office:value="4.03596403596404">
                <text:p>4.03596403596404</text:p>
              </table:table-cell>
              <table:table-cell office:value-type="float" office:value="4.05594405594406">
                <text:p>4.05594405594406</text:p>
              </table:table-cell>
              <table:table-cell office:value-type="float" office:value="4.07592407592408">
                <text:p>4.07592407592408</text:p>
              </table:table-cell>
              <table:table-cell office:value-type="float" office:value="4.0959040959041">
                <text:p>4.0959040959041</text:p>
              </table:table-cell>
              <table:table-cell office:value-type="float" office:value="4.11588411588412">
                <text:p>4.11588411588412</text:p>
              </table:table-cell>
              <table:table-cell office:value-type="float" office:value="4.13586413586414">
                <text:p>4.13586413586414</text:p>
              </table:table-cell>
              <table:table-cell office:value-type="float" office:value="4.15584415584416">
                <text:p>4.15584415584416</text:p>
              </table:table-cell>
              <table:table-cell office:value-type="float" office:value="4.17582417582418">
                <text:p>4.17582417582418</text:p>
              </table:table-cell>
              <table:table-cell office:value-type="float" office:value="4.1958041958042">
                <text:p>4.1958041958042</text:p>
              </table:table-cell>
              <table:table-cell office:value-type="float" office:value="4.21578421578422">
                <text:p>4.21578421578422</text:p>
              </table:table-cell>
              <table:table-cell office:value-type="float" office:value="4.23576423576424">
                <text:p>4.23576423576424</text:p>
              </table:table-cell>
              <table:table-cell office:value-type="float" office:value="4.25574425574426">
                <text:p>4.25574425574426</text:p>
              </table:table-cell>
              <table:table-cell office:value-type="float" office:value="4.27572427572428">
                <text:p>4.27572427572428</text:p>
              </table:table-cell>
              <table:table-cell office:value-type="float" office:value="4.2957042957043">
                <text:p>4.2957042957043</text:p>
              </table:table-cell>
              <table:table-cell office:value-type="float" office:value="4.31568431568432">
                <text:p>4.31568431568432</text:p>
              </table:table-cell>
              <table:table-cell office:value-type="float" office:value="4.33566433566434">
                <text:p>4.33566433566434</text:p>
              </table:table-cell>
              <table:table-cell office:value-type="float" office:value="4.35564435564436">
                <text:p>4.35564435564436</text:p>
              </table:table-cell>
              <table:table-cell office:value-type="float" office:value="4.37562437562438">
                <text:p>4.37562437562438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4.41558441558442">
                <text:p>4.41558441558442</text:p>
              </table:table-cell>
              <table:table-cell office:value-type="float" office:value="4.43556443556444">
                <text:p>4.43556443556444</text:p>
              </table:table-cell>
              <table:table-cell office:value-type="float" office:value="4.45554445554446">
                <text:p>4.45554445554446</text:p>
              </table:table-cell>
              <table:table-cell office:value-type="float" office:value="4.47552447552448">
                <text:p>4.47552447552448</text:p>
              </table:table-cell>
              <table:table-cell office:value-type="float" office:value="4.4955044955045">
                <text:p>4.4955044955045</text:p>
              </table:table-cell>
              <table:table-cell office:value-type="float" office:value="4.51548451548452">
                <text:p>4.51548451548452</text:p>
              </table:table-cell>
              <table:table-cell office:value-type="float" office:value="4.53546453546454">
                <text:p>4.53546453546454</text:p>
              </table:table-cell>
              <table:table-cell office:value-type="float" office:value="4.55544455544456">
                <text:p>4.55544455544456</text:p>
              </table:table-cell>
              <table:table-cell office:value-type="float" office:value="4.57542457542458">
                <text:p>4.57542457542458</text:p>
              </table:table-cell>
              <table:table-cell office:value-type="float" office:value="4.5954045954046">
                <text:p>4.5954045954046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4.63536463536464">
                <text:p>4.63536463536464</text:p>
              </table:table-cell>
              <table:table-cell office:value-type="float" office:value="4.65534465534466">
                <text:p>4.65534465534466</text:p>
              </table:table-cell>
              <table:table-cell office:value-type="float" office:value="4.67532467532468">
                <text:p>4.67532467532468</text:p>
              </table:table-cell>
              <table:table-cell office:value-type="float" office:value="4.6953046953047">
                <text:p>4.6953046953047</text:p>
              </table:table-cell>
              <table:table-cell office:value-type="float" office:value="4.71528471528472">
                <text:p>4.71528471528472</text:p>
              </table:table-cell>
              <table:table-cell office:value-type="float" office:value="4.73526473526474">
                <text:p>4.73526473526474</text:p>
              </table:table-cell>
              <table:table-cell office:value-type="float" office:value="4.75524475524476">
                <text:p>4.75524475524476</text:p>
              </table:table-cell>
              <table:table-cell office:value-type="float" office:value="4.77522477522478">
                <text:p>4.77522477522478</text:p>
              </table:table-cell>
              <table:table-cell office:value-type="float" office:value="4.7952047952048">
                <text:p>4.7952047952048</text:p>
              </table:table-cell>
              <table:table-cell office:value-type="float" office:value="4.81518481518482">
                <text:p>4.81518481518482</text:p>
              </table:table-cell>
              <table:table-cell office:value-type="float" office:value="4.83516483516484">
                <text:p>4.83516483516484</text:p>
              </table:table-cell>
              <table:table-cell office:value-type="float" office:value="4.85514485514486">
                <text:p>4.85514485514486</text:p>
              </table:table-cell>
              <table:table-cell office:value-type="float" office:value="4.87512487512488">
                <text:p>4.87512487512488</text:p>
              </table:table-cell>
              <table:table-cell office:value-type="float" office:value="4.8951048951049">
                <text:p>4.8951048951049</text:p>
              </table:table-cell>
              <table:table-cell office:value-type="float" office:value="4.91508491508492">
                <text:p>4.91508491508492</text:p>
              </table:table-cell>
              <table:table-cell office:value-type="float" office:value="4.93506493506494">
                <text:p>4.93506493506494</text:p>
              </table:table-cell>
              <table:table-cell office:value-type="float" office:value="4.95504495504496">
                <text:p>4.95504495504496</text:p>
              </table:table-cell>
              <table:table-cell office:value-type="float" office:value="4.97502497502498">
                <text:p>4.97502497502498</text:p>
              </table:table-cell>
              <table:table-cell office:value-type="float" office:value="4.995004995005">
                <text:p>4.995004995005</text:p>
              </table:table-cell>
              <table:table-cell office:value-type="float" office:value="5.01498501498502">
                <text:p>5.01498501498502</text:p>
              </table:table-cell>
              <table:table-cell office:value-type="float" office:value="5.03496503496504">
                <text:p>5.03496503496504</text:p>
              </table:table-cell>
              <table:table-cell office:value-type="float" office:value="5.05494505494506">
                <text:p>5.05494505494506</text:p>
              </table:table-cell>
              <table:table-cell office:value-type="float" office:value="5.07492507492507">
                <text:p>5.07492507492507</text:p>
              </table:table-cell>
              <table:table-cell office:value-type="float" office:value="5.0949050949051">
                <text:p>5.0949050949051</text:p>
              </table:table-cell>
              <table:table-cell office:value-type="float" office:value="5.11488511488512">
                <text:p>5.11488511488512</text:p>
              </table:table-cell>
              <table:table-cell office:value-type="float" office:value="5.13486513486514">
                <text:p>5.13486513486514</text:p>
              </table:table-cell>
              <table:table-cell office:value-type="float" office:value="5.15484515484516">
                <text:p>5.15484515484516</text:p>
              </table:table-cell>
              <table:table-cell office:value-type="float" office:value="5.17482517482518">
                <text:p>5.17482517482518</text:p>
              </table:table-cell>
              <table:table-cell office:value-type="float" office:value="5.1948051948052">
                <text:p>5.1948051948052</text:p>
              </table:table-cell>
              <table:table-cell office:value-type="float" office:value="5.21478521478521">
                <text:p>5.21478521478521</text:p>
              </table:table-cell>
              <table:table-cell office:value-type="float" office:value="5.23476523476524">
                <text:p>5.23476523476524</text:p>
              </table:table-cell>
              <table:table-cell office:value-type="float" office:value="5.25474525474526">
                <text:p>5.25474525474526</text:p>
              </table:table-cell>
              <table:table-cell office:value-type="float" office:value="5.27472527472528">
                <text:p>5.27472527472528</text:p>
              </table:table-cell>
              <table:table-cell office:value-type="float" office:value="5.29470529470529">
                <text:p>5.29470529470529</text:p>
              </table:table-cell>
              <table:table-cell office:value-type="float" office:value="5.31468531468532">
                <text:p>5.31468531468532</text:p>
              </table:table-cell>
              <table:table-cell office:value-type="float" office:value="5.33466533466534">
                <text:p>5.33466533466534</text:p>
              </table:table-cell>
              <table:table-cell office:value-type="float" office:value="5.35464535464535">
                <text:p>5.35464535464535</text:p>
              </table:table-cell>
              <table:table-cell office:value-type="float" office:value="5.37462537462537">
                <text:p>5.37462537462537</text:p>
              </table:table-cell>
              <table:table-cell office:value-type="float" office:value="5.3946053946054">
                <text:p>5.3946053946054</text:p>
              </table:table-cell>
              <table:table-cell office:value-type="float" office:value="5.41458541458542">
                <text:p>5.41458541458542</text:p>
              </table:table-cell>
              <table:table-cell office:value-type="float" office:value="5.43456543456543">
                <text:p>5.43456543456543</text:p>
              </table:table-cell>
              <table:table-cell office:value-type="float" office:value="5.45454545454545">
                <text:p>5.45454545454545</text:p>
              </table:table-cell>
              <table:table-cell office:value-type="float" office:value="5.47452547452548">
                <text:p>5.47452547452548</text:p>
              </table:table-cell>
              <table:table-cell office:value-type="float" office:value="5.49450549450549">
                <text:p>5.49450549450549</text:p>
              </table:table-cell>
              <table:table-cell office:value-type="float" office:value="5.51448551448551">
                <text:p>5.51448551448551</text:p>
              </table:table-cell>
              <table:table-cell office:value-type="float" office:value="5.53446553446553">
                <text:p>5.53446553446553</text:p>
              </table:table-cell>
              <table:table-cell office:value-type="float" office:value="5.55444555444556">
                <text:p>5.55444555444556</text:p>
              </table:table-cell>
              <table:table-cell office:value-type="float" office:value="5.57442557442557">
                <text:p>5.57442557442557</text:p>
              </table:table-cell>
              <table:table-cell office:value-type="float" office:value="5.59440559440559">
                <text:p>5.59440559440559</text:p>
              </table:table-cell>
              <table:table-cell office:value-type="float" office:value="5.61438561438562">
                <text:p>5.61438561438562</text:p>
              </table:table-cell>
              <table:table-cell office:value-type="float" office:value="5.63436563436563">
                <text:p>5.63436563436563</text:p>
              </table:table-cell>
              <table:table-cell office:value-type="float" office:value="5.65434565434565">
                <text:p>5.65434565434565</text:p>
              </table:table-cell>
              <table:table-cell office:value-type="float" office:value="5.67432567432567">
                <text:p>5.67432567432567</text:p>
              </table:table-cell>
              <table:table-cell office:value-type="float" office:value="5.6943056943057">
                <text:p>5.6943056943057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5.73426573426573">
                <text:p>5.73426573426573</text:p>
              </table:table-cell>
              <table:table-cell office:value-type="float" office:value="5.75424575424575">
                <text:p>5.75424575424575</text:p>
              </table:table-cell>
              <table:table-cell office:value-type="float" office:value="5.77422577422577">
                <text:p>5.77422577422577</text:p>
              </table:table-cell>
              <table:table-cell office:value-type="float" office:value="5.79420579420579">
                <text:p>5.79420579420579</text:p>
              </table:table-cell>
              <table:table-cell office:value-type="float" office:value="5.81418581418581">
                <text:p>5.81418581418581</text:p>
              </table:table-cell>
              <table:table-cell office:value-type="float" office:value="5.83416583416583">
                <text:p>5.83416583416583</text:p>
              </table:table-cell>
              <table:table-cell office:value-type="float" office:value="5.85414585414585">
                <text:p>5.85414585414585</text:p>
              </table:table-cell>
              <table:table-cell office:value-type="float" office:value="5.87412587412587">
                <text:p>5.87412587412587</text:p>
              </table:table-cell>
              <table:table-cell office:value-type="float" office:value="5.89410589410589">
                <text:p>5.89410589410589</text:p>
              </table:table-cell>
              <table:table-cell office:value-type="float" office:value="5.91408591408591">
                <text:p>5.91408591408591</text:p>
              </table:table-cell>
              <table:table-cell office:value-type="float" office:value="5.93406593406593">
                <text:p>5.93406593406593</text:p>
              </table:table-cell>
              <table:table-cell office:value-type="float" office:value="5.95404595404595">
                <text:p>5.95404595404595</text:p>
              </table:table-cell>
              <table:table-cell office:value-type="float" office:value="5.97402597402597">
                <text:p>5.97402597402597</text:p>
              </table:table-cell>
              <table:table-cell office:value-type="float" office:value="5.99400599400599">
                <text:p>5.99400599400599</text:p>
              </table:table-cell>
              <table:table-cell office:value-type="float" office:value="6.01398601398601">
                <text:p>6.01398601398601</text:p>
              </table:table-cell>
              <table:table-cell office:value-type="float" office:value="6.03396603396603">
                <text:p>6.03396603396603</text:p>
              </table:table-cell>
              <table:table-cell office:value-type="float" office:value="6.05394605394605">
                <text:p>6.05394605394605</text:p>
              </table:table-cell>
              <table:table-cell office:value-type="float" office:value="6.07392607392607">
                <text:p>6.07392607392607</text:p>
              </table:table-cell>
              <table:table-cell office:value-type="float" office:value="6.09390609390609">
                <text:p>6.09390609390609</text:p>
              </table:table-cell>
              <table:table-cell office:value-type="float" office:value="6.11388611388611">
                <text:p>6.11388611388611</text:p>
              </table:table-cell>
              <table:table-cell office:value-type="float" office:value="6.13386613386613">
                <text:p>6.13386613386613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6.17382617382617">
                <text:p>6.17382617382617</text:p>
              </table:table-cell>
              <table:table-cell office:value-type="float" office:value="6.19380619380619">
                <text:p>6.19380619380619</text:p>
              </table:table-cell>
              <table:table-cell office:value-type="float" office:value="6.21378621378621">
                <text:p>6.21378621378621</text:p>
              </table:table-cell>
              <table:table-cell office:value-type="float" office:value="6.23376623376623">
                <text:p>6.23376623376623</text:p>
              </table:table-cell>
              <table:table-cell office:value-type="float" office:value="6.25374625374625">
                <text:p>6.25374625374625</text:p>
              </table:table-cell>
              <table:table-cell office:value-type="float" office:value="6.27372627372627">
                <text:p>6.27372627372627</text:p>
              </table:table-cell>
              <table:table-cell office:value-type="float" office:value="6.29370629370629">
                <text:p>6.29370629370629</text:p>
              </table:table-cell>
              <table:table-cell office:value-type="float" office:value="6.31368631368631">
                <text:p>6.31368631368631</text:p>
              </table:table-cell>
              <table:table-cell office:value-type="float" office:value="6.33366633366633">
                <text:p>6.33366633366633</text:p>
              </table:table-cell>
              <table:table-cell office:value-type="float" office:value="6.35364635364635">
                <text:p>6.35364635364635</text:p>
              </table:table-cell>
              <table:table-cell office:value-type="float" office:value="6.37362637362637">
                <text:p>6.37362637362637</text:p>
              </table:table-cell>
              <table:table-cell office:value-type="float" office:value="6.39360639360639">
                <text:p>6.39360639360639</text:p>
              </table:table-cell>
              <table:table-cell office:value-type="float" office:value="6.41358641358641">
                <text:p>6.41358641358641</text:p>
              </table:table-cell>
              <table:table-cell office:value-type="float" office:value="6.43356643356643">
                <text:p>6.43356643356643</text:p>
              </table:table-cell>
              <table:table-cell office:value-type="float" office:value="6.45354645354645">
                <text:p>6.45354645354645</text:p>
              </table:table-cell>
              <table:table-cell office:value-type="float" office:value="6.47352647352647">
                <text:p>6.47352647352647</text:p>
              </table:table-cell>
              <table:table-cell office:value-type="float" office:value="6.49350649350649">
                <text:p>6.49350649350649</text:p>
              </table:table-cell>
              <table:table-cell office:value-type="float" office:value="6.51348651348651">
                <text:p>6.51348651348651</text:p>
              </table:table-cell>
              <table:table-cell office:value-type="float" office:value="6.53346653346653">
                <text:p>6.53346653346653</text:p>
              </table:table-cell>
              <table:table-cell office:value-type="float" office:value="6.55344655344655">
                <text:p>6.55344655344655</text:p>
              </table:table-cell>
              <table:table-cell office:value-type="float" office:value="6.57342657342657">
                <text:p>6.57342657342657</text:p>
              </table:table-cell>
              <table:table-cell office:value-type="float" office:value="6.59340659340659">
                <text:p>6.59340659340659</text:p>
              </table:table-cell>
              <table:table-cell office:value-type="float" office:value="6.61338661338661">
                <text:p>6.61338661338661</text:p>
              </table:table-cell>
              <table:table-cell office:value-type="float" office:value="6.63336663336663">
                <text:p>6.63336663336663</text:p>
              </table:table-cell>
              <table:table-cell office:value-type="float" office:value="6.65334665334665">
                <text:p>6.65334665334665</text:p>
              </table:table-cell>
              <table:table-cell office:value-type="float" office:value="6.67332667332667">
                <text:p>6.67332667332667</text:p>
              </table:table-cell>
              <table:table-cell office:value-type="float" office:value="6.69330669330669">
                <text:p>6.69330669330669</text:p>
              </table:table-cell>
              <table:table-cell office:value-type="float" office:value="6.71328671328671">
                <text:p>6.71328671328671</text:p>
              </table:table-cell>
              <table:table-cell office:value-type="float" office:value="6.73326673326673">
                <text:p>6.73326673326673</text:p>
              </table:table-cell>
              <table:table-cell office:value-type="float" office:value="6.75324675324675">
                <text:p>6.75324675324675</text:p>
              </table:table-cell>
              <table:table-cell office:value-type="float" office:value="6.77322677322677">
                <text:p>6.77322677322677</text:p>
              </table:table-cell>
              <table:table-cell office:value-type="float" office:value="6.79320679320679">
                <text:p>6.79320679320679</text:p>
              </table:table-cell>
              <table:table-cell office:value-type="float" office:value="6.81318681318681">
                <text:p>6.81318681318681</text:p>
              </table:table-cell>
              <table:table-cell office:value-type="float" office:value="6.83316683316683">
                <text:p>6.83316683316683</text:p>
              </table:table-cell>
              <table:table-cell office:value-type="float" office:value="6.85314685314685">
                <text:p>6.85314685314685</text:p>
              </table:table-cell>
              <table:table-cell office:value-type="float" office:value="6.87312687312687">
                <text:p>6.87312687312687</text:p>
              </table:table-cell>
              <table:table-cell office:value-type="float" office:value="6.89310689310689">
                <text:p>6.89310689310689</text:p>
              </table:table-cell>
              <table:table-cell office:value-type="float" office:value="6.91308691308691">
                <text:p>6.91308691308691</text:p>
              </table:table-cell>
              <table:table-cell office:value-type="float" office:value="6.93306693306693">
                <text:p>6.93306693306693</text:p>
              </table:table-cell>
              <table:table-cell office:value-type="float" office:value="6.95304695304695">
                <text:p>6.95304695304695</text:p>
              </table:table-cell>
              <table:table-cell office:value-type="float" office:value="6.97302697302697">
                <text:p>6.97302697302697</text:p>
              </table:table-cell>
              <table:table-cell office:value-type="float" office:value="6.99300699300699">
                <text:p>6.99300699300699</text:p>
              </table:table-cell>
              <table:table-cell office:value-type="float" office:value="7.01298701298701">
                <text:p>7.01298701298701</text:p>
              </table:table-cell>
              <table:table-cell office:value-type="float" office:value="7.03296703296703">
                <text:p>7.03296703296703</text:p>
              </table:table-cell>
              <table:table-cell office:value-type="float" office:value="7.05294705294705">
                <text:p>7.05294705294705</text:p>
              </table:table-cell>
              <table:table-cell office:value-type="float" office:value="7.07292707292707">
                <text:p>7.07292707292707</text:p>
              </table:table-cell>
              <table:table-cell office:value-type="float" office:value="7.09290709290709">
                <text:p>7.09290709290709</text:p>
              </table:table-cell>
              <table:table-cell office:value-type="float" office:value="7.11288711288711">
                <text:p>7.11288711288711</text:p>
              </table:table-cell>
              <table:table-cell office:value-type="float" office:value="7.13286713286713">
                <text:p>7.13286713286713</text:p>
              </table:table-cell>
              <table:table-cell office:value-type="float" office:value="7.15284715284715">
                <text:p>7.15284715284715</text:p>
              </table:table-cell>
              <table:table-cell office:value-type="float" office:value="7.17282717282717">
                <text:p>7.17282717282717</text:p>
              </table:table-cell>
              <table:table-cell office:value-type="float" office:value="7.19280719280719">
                <text:p>7.19280719280719</text:p>
              </table:table-cell>
              <table:table-cell office:value-type="float" office:value="7.21278721278721">
                <text:p>7.21278721278721</text:p>
              </table:table-cell>
              <table:table-cell office:value-type="float" office:value="7.23276723276723">
                <text:p>7.23276723276723</text:p>
              </table:table-cell>
              <table:table-cell office:value-type="float" office:value="7.25274725274725">
                <text:p>7.25274725274725</text:p>
              </table:table-cell>
              <table:table-cell office:value-type="float" office:value="7.27272727272727">
                <text:p>7.27272727272727</text:p>
              </table:table-cell>
              <table:table-cell office:value-type="float" office:value="7.29270729270729">
                <text:p>7.29270729270729</text:p>
              </table:table-cell>
              <table:table-cell office:value-type="float" office:value="7.31268731268731">
                <text:p>7.31268731268731</text:p>
              </table:table-cell>
              <table:table-cell office:value-type="float" office:value="7.33266733266733">
                <text:p>7.33266733266733</text:p>
              </table:table-cell>
              <table:table-cell office:value-type="float" office:value="7.35264735264735">
                <text:p>7.35264735264735</text:p>
              </table:table-cell>
              <table:table-cell office:value-type="float" office:value="7.37262737262737">
                <text:p>7.37262737262737</text:p>
              </table:table-cell>
              <table:table-cell office:value-type="float" office:value="7.39260739260739">
                <text:p>7.39260739260739</text:p>
              </table:table-cell>
              <table:table-cell office:value-type="float" office:value="7.41258741258741">
                <text:p>7.41258741258741</text:p>
              </table:table-cell>
              <table:table-cell office:value-type="float" office:value="7.43256743256743">
                <text:p>7.43256743256743</text:p>
              </table:table-cell>
              <table:table-cell office:value-type="float" office:value="7.45254745254745">
                <text:p>7.45254745254745</text:p>
              </table:table-cell>
              <table:table-cell office:value-type="float" office:value="7.47252747252747">
                <text:p>7.47252747252747</text:p>
              </table:table-cell>
              <table:table-cell office:value-type="float" office:value="7.49250749250749">
                <text:p>7.49250749250749</text:p>
              </table:table-cell>
              <table:table-cell office:value-type="float" office:value="7.51248751248751">
                <text:p>7.51248751248751</text:p>
              </table:table-cell>
              <table:table-cell office:value-type="float" office:value="7.53246753246753">
                <text:p>7.53246753246753</text:p>
              </table:table-cell>
              <table:table-cell office:value-type="float" office:value="7.55244755244755">
                <text:p>7.55244755244755</text:p>
              </table:table-cell>
              <table:table-cell office:value-type="float" office:value="7.57242757242757">
                <text:p>7.57242757242757</text:p>
              </table:table-cell>
              <table:table-cell office:value-type="float" office:value="7.59240759240759">
                <text:p>7.59240759240759</text:p>
              </table:table-cell>
              <table:table-cell office:value-type="float" office:value="7.61238761238761">
                <text:p>7.61238761238761</text:p>
              </table:table-cell>
              <table:table-cell office:value-type="float" office:value="7.63236763236763">
                <text:p>7.63236763236763</text:p>
              </table:table-cell>
              <table:table-cell office:value-type="float" office:value="7.65234765234765">
                <text:p>7.65234765234765</text:p>
              </table:table-cell>
              <table:table-cell office:value-type="float" office:value="7.67232767232767">
                <text:p>7.67232767232767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7.71228771228771">
                <text:p>7.71228771228771</text:p>
              </table:table-cell>
              <table:table-cell office:value-type="float" office:value="7.73226773226773">
                <text:p>7.73226773226773</text:p>
              </table:table-cell>
              <table:table-cell office:value-type="float" office:value="7.75224775224775">
                <text:p>7.75224775224775</text:p>
              </table:table-cell>
              <table:table-cell office:value-type="float" office:value="7.77222777222777">
                <text:p>7.77222777222777</text:p>
              </table:table-cell>
              <table:table-cell office:value-type="float" office:value="7.79220779220779">
                <text:p>7.79220779220779</text:p>
              </table:table-cell>
              <table:table-cell office:value-type="float" office:value="7.81218781218781">
                <text:p>7.81218781218781</text:p>
              </table:table-cell>
              <table:table-cell office:value-type="float" office:value="7.83216783216783">
                <text:p>7.83216783216783</text:p>
              </table:table-cell>
              <table:table-cell office:value-type="float" office:value="7.85214785214785">
                <text:p>7.85214785214785</text:p>
              </table:table-cell>
              <table:table-cell office:value-type="float" office:value="7.87212787212787">
                <text:p>7.87212787212787</text:p>
              </table:table-cell>
              <table:table-cell office:value-type="float" office:value="7.89210789210789">
                <text:p>7.89210789210789</text:p>
              </table:table-cell>
              <table:table-cell office:value-type="float" office:value="7.91208791208791">
                <text:p>7.91208791208791</text:p>
              </table:table-cell>
              <table:table-cell office:value-type="float" office:value="7.93206793206793">
                <text:p>7.93206793206793</text:p>
              </table:table-cell>
              <table:table-cell office:value-type="float" office:value="7.95204795204795">
                <text:p>7.95204795204795</text:p>
              </table:table-cell>
              <table:table-cell office:value-type="float" office:value="7.97202797202797">
                <text:p>7.97202797202797</text:p>
              </table:table-cell>
              <table:table-cell office:value-type="float" office:value="7.99200799200799">
                <text:p>7.99200799200799</text:p>
              </table:table-cell>
              <table:table-cell office:value-type="float" office:value="8.01198801198801">
                <text:p>8.01198801198801</text:p>
              </table:table-cell>
              <table:table-cell office:value-type="float" office:value="8.03196803196803">
                <text:p>8.03196803196803</text:p>
              </table:table-cell>
              <table:table-cell office:value-type="float" office:value="8.05194805194805">
                <text:p>8.05194805194805</text:p>
              </table:table-cell>
              <table:table-cell office:value-type="float" office:value="8.07192807192807">
                <text:p>8.07192807192807</text:p>
              </table:table-cell>
              <table:table-cell office:value-type="float" office:value="8.09190809190809">
                <text:p>8.09190809190809</text:p>
              </table:table-cell>
              <table:table-cell office:value-type="float" office:value="8.11188811188811">
                <text:p>8.11188811188811</text:p>
              </table:table-cell>
              <table:table-cell office:value-type="float" office:value="8.13186813186813">
                <text:p>8.13186813186813</text:p>
              </table:table-cell>
              <table:table-cell office:value-type="float" office:value="8.15184815184815">
                <text:p>8.15184815184815</text:p>
              </table:table-cell>
              <table:table-cell office:value-type="float" office:value="8.17182817182817">
                <text:p>8.17182817182817</text:p>
              </table:table-cell>
              <table:table-cell office:value-type="float" office:value="8.19180819180819">
                <text:p>8.19180819180819</text:p>
              </table:table-cell>
              <table:table-cell office:value-type="float" office:value="8.21178821178821">
                <text:p>8.21178821178821</text:p>
              </table:table-cell>
              <table:table-cell office:value-type="float" office:value="8.23176823176823">
                <text:p>8.23176823176823</text:p>
              </table:table-cell>
              <table:table-cell office:value-type="float" office:value="8.25174825174825">
                <text:p>8.25174825174825</text:p>
              </table:table-cell>
              <table:table-cell office:value-type="float" office:value="8.27172827172827">
                <text:p>8.27172827172827</text:p>
              </table:table-cell>
              <table:table-cell office:value-type="float" office:value="8.29170829170829">
                <text:p>8.29170829170829</text:p>
              </table:table-cell>
              <table:table-cell office:value-type="float" office:value="8.31168831168831">
                <text:p>8.31168831168831</text:p>
              </table:table-cell>
              <table:table-cell office:value-type="float" office:value="8.33166833166833">
                <text:p>8.33166833166833</text:p>
              </table:table-cell>
              <table:table-cell office:value-type="float" office:value="8.35164835164835">
                <text:p>8.35164835164835</text:p>
              </table:table-cell>
              <table:table-cell office:value-type="float" office:value="8.37162837162837">
                <text:p>8.37162837162837</text:p>
              </table:table-cell>
              <table:table-cell office:value-type="float" office:value="8.39160839160839">
                <text:p>8.39160839160839</text:p>
              </table:table-cell>
              <table:table-cell office:value-type="float" office:value="8.41158841158841">
                <text:p>8.41158841158841</text:p>
              </table:table-cell>
              <table:table-cell office:value-type="float" office:value="8.43156843156843">
                <text:p>8.43156843156843</text:p>
              </table:table-cell>
              <table:table-cell office:value-type="float" office:value="8.45154845154845">
                <text:p>8.45154845154845</text:p>
              </table:table-cell>
              <table:table-cell office:value-type="float" office:value="8.47152847152847">
                <text:p>8.47152847152847</text:p>
              </table:table-cell>
              <table:table-cell office:value-type="float" office:value="8.49150849150849">
                <text:p>8.49150849150849</text:p>
              </table:table-cell>
              <table:table-cell office:value-type="float" office:value="8.51148851148851">
                <text:p>8.51148851148851</text:p>
              </table:table-cell>
              <table:table-cell office:value-type="float" office:value="8.53146853146853">
                <text:p>8.53146853146853</text:p>
              </table:table-cell>
              <table:table-cell office:value-type="float" office:value="8.55144855144855">
                <text:p>8.55144855144855</text:p>
              </table:table-cell>
              <table:table-cell office:value-type="float" office:value="8.57142857142857">
                <text:p>8.57142857142857</text:p>
              </table:table-cell>
              <table:table-cell office:value-type="float" office:value="8.59140859140859">
                <text:p>8.59140859140859</text:p>
              </table:table-cell>
              <table:table-cell office:value-type="float" office:value="8.61138861138861">
                <text:p>8.61138861138861</text:p>
              </table:table-cell>
              <table:table-cell office:value-type="float" office:value="8.63136863136863">
                <text:p>8.63136863136863</text:p>
              </table:table-cell>
              <table:table-cell office:value-type="float" office:value="8.65134865134865">
                <text:p>8.65134865134865</text:p>
              </table:table-cell>
              <table:table-cell office:value-type="float" office:value="8.67132867132867">
                <text:p>8.67132867132867</text:p>
              </table:table-cell>
              <table:table-cell office:value-type="float" office:value="8.69130869130869">
                <text:p>8.69130869130869</text:p>
              </table:table-cell>
              <table:table-cell office:value-type="float" office:value="8.71128871128871">
                <text:p>8.71128871128871</text:p>
              </table:table-cell>
              <table:table-cell office:value-type="float" office:value="8.73126873126873">
                <text:p>8.73126873126873</text:p>
              </table:table-cell>
              <table:table-cell office:value-type="float" office:value="8.75124875124875">
                <text:p>8.75124875124875</text:p>
              </table:table-cell>
              <table:table-cell office:value-type="float" office:value="8.77122877122877">
                <text:p>8.77122877122877</text:p>
              </table:table-cell>
              <table:table-cell office:value-type="float" office:value="8.79120879120879">
                <text:p>8.79120879120879</text:p>
              </table:table-cell>
              <table:table-cell office:value-type="float" office:value="8.81118881118881">
                <text:p>8.81118881118881</text:p>
              </table:table-cell>
              <table:table-cell office:value-type="float" office:value="8.83116883116883">
                <text:p>8.83116883116883</text:p>
              </table:table-cell>
              <table:table-cell office:value-type="float" office:value="8.85114885114885">
                <text:p>8.85114885114885</text:p>
              </table:table-cell>
              <table:table-cell office:value-type="float" office:value="8.87112887112887">
                <text:p>8.87112887112887</text:p>
              </table:table-cell>
              <table:table-cell office:value-type="float" office:value="8.89110889110889">
                <text:p>8.89110889110889</text:p>
              </table:table-cell>
              <table:table-cell office:value-type="float" office:value="8.91108891108891">
                <text:p>8.91108891108891</text:p>
              </table:table-cell>
              <table:table-cell office:value-type="float" office:value="8.93106893106893">
                <text:p>8.93106893106893</text:p>
              </table:table-cell>
              <table:table-cell office:value-type="float" office:value="8.95104895104895">
                <text:p>8.95104895104895</text:p>
              </table:table-cell>
              <table:table-cell office:value-type="float" office:value="8.97102897102897">
                <text:p>8.97102897102897</text:p>
              </table:table-cell>
              <table:table-cell office:value-type="float" office:value="8.99100899100899">
                <text:p>8.99100899100899</text:p>
              </table:table-cell>
              <table:table-cell office:value-type="float" office:value="9.01098901098901">
                <text:p>9.01098901098901</text:p>
              </table:table-cell>
              <table:table-cell office:value-type="float" office:value="9.03096903096903">
                <text:p>9.03096903096903</text:p>
              </table:table-cell>
              <table:table-cell office:value-type="float" office:value="9.05094905094905">
                <text:p>9.05094905094905</text:p>
              </table:table-cell>
              <table:table-cell office:value-type="float" office:value="9.07092907092907">
                <text:p>9.07092907092907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9.11088911088911">
                <text:p>9.11088911088911</text:p>
              </table:table-cell>
              <table:table-cell office:value-type="float" office:value="9.13086913086913">
                <text:p>9.13086913086913</text:p>
              </table:table-cell>
              <table:table-cell office:value-type="float" office:value="9.15084915084915">
                <text:p>9.15084915084915</text:p>
              </table:table-cell>
              <table:table-cell office:value-type="float" office:value="9.17082917082917">
                <text:p>9.17082917082917</text:p>
              </table:table-cell>
              <table:table-cell office:value-type="float" office:value="9.19080919080919">
                <text:p>9.19080919080919</text:p>
              </table:table-cell>
              <table:table-cell office:value-type="float" office:value="9.21078921078921">
                <text:p>9.21078921078921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9.25074925074925">
                <text:p>9.25074925074925</text:p>
              </table:table-cell>
              <table:table-cell office:value-type="float" office:value="9.27072927072927">
                <text:p>9.27072927072927</text:p>
              </table:table-cell>
              <table:table-cell office:value-type="float" office:value="9.29070929070929">
                <text:p>9.29070929070929</text:p>
              </table:table-cell>
              <table:table-cell office:value-type="float" office:value="9.31068931068931">
                <text:p>9.31068931068931</text:p>
              </table:table-cell>
              <table:table-cell office:value-type="float" office:value="9.33066933066933">
                <text:p>9.33066933066933</text:p>
              </table:table-cell>
              <table:table-cell office:value-type="float" office:value="9.35064935064935">
                <text:p>9.35064935064935</text:p>
              </table:table-cell>
              <table:table-cell office:value-type="float" office:value="9.37062937062937">
                <text:p>9.37062937062937</text:p>
              </table:table-cell>
              <table:table-cell office:value-type="float" office:value="9.39060939060939">
                <text:p>9.39060939060939</text:p>
              </table:table-cell>
              <table:table-cell office:value-type="float" office:value="9.41058941058941">
                <text:p>9.41058941058941</text:p>
              </table:table-cell>
              <table:table-cell office:value-type="float" office:value="9.43056943056943">
                <text:p>9.43056943056943</text:p>
              </table:table-cell>
              <table:table-cell office:value-type="float" office:value="9.45054945054945">
                <text:p>9.45054945054945</text:p>
              </table:table-cell>
              <table:table-cell office:value-type="float" office:value="9.47052947052947">
                <text:p>9.47052947052947</text:p>
              </table:table-cell>
              <table:table-cell office:value-type="float" office:value="9.49050949050949">
                <text:p>9.49050949050949</text:p>
              </table:table-cell>
              <table:table-cell office:value-type="float" office:value="9.51048951048951">
                <text:p>9.51048951048951</text:p>
              </table:table-cell>
              <table:table-cell office:value-type="float" office:value="9.53046953046953">
                <text:p>9.53046953046953</text:p>
              </table:table-cell>
              <table:table-cell office:value-type="float" office:value="9.55044955044955">
                <text:p>9.55044955044955</text:p>
              </table:table-cell>
              <table:table-cell office:value-type="float" office:value="9.57042957042957">
                <text:p>9.57042957042957</text:p>
              </table:table-cell>
              <table:table-cell office:value-type="float" office:value="9.59040959040959">
                <text:p>9.59040959040959</text:p>
              </table:table-cell>
              <table:table-cell office:value-type="float" office:value="9.61038961038961">
                <text:p>9.61038961038961</text:p>
              </table:table-cell>
              <table:table-cell office:value-type="float" office:value="9.63036963036963">
                <text:p>9.63036963036963</text:p>
              </table:table-cell>
              <table:table-cell office:value-type="float" office:value="9.65034965034965">
                <text:p>9.65034965034965</text:p>
              </table:table-cell>
              <table:table-cell office:value-type="float" office:value="9.67032967032967">
                <text:p>9.67032967032967</text:p>
              </table:table-cell>
              <table:table-cell office:value-type="float" office:value="9.69030969030969">
                <text:p>9.69030969030969</text:p>
              </table:table-cell>
              <table:table-cell office:value-type="float" office:value="9.71028971028971">
                <text:p>9.71028971028971</text:p>
              </table:table-cell>
              <table:table-cell office:value-type="float" office:value="9.73026973026973">
                <text:p>9.73026973026973</text:p>
              </table:table-cell>
              <table:table-cell office:value-type="float" office:value="9.75024975024975">
                <text:p>9.75024975024975</text:p>
              </table:table-cell>
              <table:table-cell office:value-type="float" office:value="9.77022977022977">
                <text:p>9.77022977022977</text:p>
              </table:table-cell>
              <table:table-cell office:value-type="float" office:value="9.79020979020979">
                <text:p>9.79020979020979</text:p>
              </table:table-cell>
              <table:table-cell office:value-type="float" office:value="9.81018981018981">
                <text:p>9.81018981018981</text:p>
              </table:table-cell>
              <table:table-cell office:value-type="float" office:value="9.83016983016983">
                <text:p>9.83016983016983</text:p>
              </table:table-cell>
              <table:table-cell office:value-type="float" office:value="9.85014985014985">
                <text:p>9.85014985014985</text:p>
              </table:table-cell>
              <table:table-cell office:value-type="float" office:value="9.87012987012987">
                <text:p>9.87012987012987</text:p>
              </table:table-cell>
              <table:table-cell office:value-type="float" office:value="9.89010989010989">
                <text:p>9.89010989010989</text:p>
              </table:table-cell>
              <table:table-cell office:value-type="float" office:value="9.91008991008991">
                <text:p>9.91008991008991</text:p>
              </table:table-cell>
              <table:table-cell office:value-type="float" office:value="9.93006993006993">
                <text:p>9.93006993006993</text:p>
              </table:table-cell>
              <table:table-cell office:value-type="float" office:value="9.95004995004995">
                <text:p>9.95004995004995</text:p>
              </table:table-cell>
              <table:table-cell office:value-type="float" office:value="9.97002997002997">
                <text:p>9.97002997002997</text:p>
              </table:table-cell>
              <table:table-cell office:value-type="float" office:value="9.99000999000999">
                <text:p>9.99000999000999</text:p>
              </table:table-cell>
              <table:table-cell office:value-type="float" office:value="10.00999000999">
                <text:p>10.00999000999</text:p>
              </table:table-cell>
              <table:table-cell office:value-type="float" office:value="10.02997002997">
                <text:p>10.02997002997</text:p>
              </table:table-cell>
              <table:table-cell office:value-type="float" office:value="10.0499500499501">
                <text:p>10.0499500499501</text:p>
              </table:table-cell>
              <table:table-cell office:value-type="float" office:value="10.0699300699301">
                <text:p>10.0699300699301</text:p>
              </table:table-cell>
              <table:table-cell office:value-type="float" office:value="10.0899100899101">
                <text:p>10.0899100899101</text:p>
              </table:table-cell>
              <table:table-cell office:value-type="float" office:value="10.1098901098901">
                <text:p>10.1098901098901</text:p>
              </table:table-cell>
              <table:table-cell office:value-type="float" office:value="10.1298701298701">
                <text:p>10.1298701298701</text:p>
              </table:table-cell>
              <table:table-cell office:value-type="float" office:value="10.1498501498501">
                <text:p>10.1498501498501</text:p>
              </table:table-cell>
              <table:table-cell office:value-type="float" office:value="10.1698301698302">
                <text:p>10.1698301698302</text:p>
              </table:table-cell>
              <table:table-cell office:value-type="float" office:value="10.1898101898102">
                <text:p>10.1898101898102</text:p>
              </table:table-cell>
              <table:table-cell office:value-type="float" office:value="10.2097902097902">
                <text:p>10.2097902097902</text:p>
              </table:table-cell>
              <table:table-cell office:value-type="float" office:value="10.2297702297702">
                <text:p>10.2297702297702</text:p>
              </table:table-cell>
              <table:table-cell office:value-type="float" office:value="10.2497502497503">
                <text:p>10.2497502497503</text:p>
              </table:table-cell>
              <table:table-cell office:value-type="float" office:value="10.2697302697303">
                <text:p>10.2697302697303</text:p>
              </table:table-cell>
              <table:table-cell office:value-type="float" office:value="10.2897102897103">
                <text:p>10.2897102897103</text:p>
              </table:table-cell>
              <table:table-cell office:value-type="float" office:value="10.3096903096903">
                <text:p>10.3096903096903</text:p>
              </table:table-cell>
              <table:table-cell office:value-type="float" office:value="10.3296703296703">
                <text:p>10.3296703296703</text:p>
              </table:table-cell>
              <table:table-cell office:value-type="float" office:value="10.3496503496504">
                <text:p>10.3496503496504</text:p>
              </table:table-cell>
              <table:table-cell office:value-type="float" office:value="10.3696303696304">
                <text:p>10.3696303696304</text:p>
              </table:table-cell>
              <table:table-cell office:value-type="float" office:value="10.3896103896104">
                <text:p>10.3896103896104</text:p>
              </table:table-cell>
              <table:table-cell office:value-type="float" office:value="10.4095904095904">
                <text:p>10.4095904095904</text:p>
              </table:table-cell>
              <table:table-cell office:value-type="float" office:value="10.4295704295704">
                <text:p>10.4295704295704</text:p>
              </table:table-cell>
              <table:table-cell office:value-type="float" office:value="10.4495504495504">
                <text:p>10.4495504495504</text:p>
              </table:table-cell>
              <table:table-cell office:value-type="float" office:value="10.4695304695305">
                <text:p>10.4695304695305</text:p>
              </table:table-cell>
              <table:table-cell office:value-type="float" office:value="10.4895104895105">
                <text:p>10.4895104895105</text:p>
              </table:table-cell>
              <table:table-cell office:value-type="float" office:value="10.5094905094905">
                <text:p>10.5094905094905</text:p>
              </table:table-cell>
              <table:table-cell office:value-type="float" office:value="10.5294705294705">
                <text:p>10.5294705294705</text:p>
              </table:table-cell>
              <table:table-cell office:value-type="float" office:value="10.5494505494506">
                <text:p>10.5494505494506</text:p>
              </table:table-cell>
              <table:table-cell office:value-type="float" office:value="10.5694305694306">
                <text:p>10.5694305694306</text:p>
              </table:table-cell>
              <table:table-cell office:value-type="float" office:value="10.5894105894106">
                <text:p>10.5894105894106</text:p>
              </table:table-cell>
              <table:table-cell office:value-type="float" office:value="10.6093906093906">
                <text:p>10.6093906093906</text:p>
              </table:table-cell>
              <table:table-cell office:value-type="float" office:value="10.6293706293706">
                <text:p>10.6293706293706</text:p>
              </table:table-cell>
              <table:table-cell office:value-type="float" office:value="10.6493506493507">
                <text:p>10.6493506493507</text:p>
              </table:table-cell>
              <table:table-cell office:value-type="float" office:value="10.6693306693307">
                <text:p>10.6693306693307</text:p>
              </table:table-cell>
              <table:table-cell office:value-type="float" office:value="10.6893106893107">
                <text:p>10.6893106893107</text:p>
              </table:table-cell>
              <table:table-cell office:value-type="float" office:value="10.7092907092907">
                <text:p>10.7092907092907</text:p>
              </table:table-cell>
              <table:table-cell office:value-type="float" office:value="10.7292707292707">
                <text:p>10.7292707292707</text:p>
              </table:table-cell>
              <table:table-cell office:value-type="float" office:value="10.7492507492507">
                <text:p>10.7492507492507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0.7892107892108">
                <text:p>10.7892107892108</text:p>
              </table:table-cell>
              <table:table-cell office:value-type="float" office:value="10.8091908091908">
                <text:p>10.8091908091908</text:p>
              </table:table-cell>
              <table:table-cell office:value-type="float" office:value="10.8291708291708">
                <text:p>10.8291708291708</text:p>
              </table:table-cell>
              <table:table-cell office:value-type="float" office:value="10.8491508491508">
                <text:p>10.8491508491508</text:p>
              </table:table-cell>
              <table:table-cell office:value-type="float" office:value="10.8691308691309">
                <text:p>10.8691308691309</text:p>
              </table:table-cell>
              <table:table-cell office:value-type="float" office:value="10.8891108891109">
                <text:p>10.8891108891109</text:p>
              </table:table-cell>
              <table:table-cell office:value-type="float" office:value="10.9090909090909">
                <text:p>10.9090909090909</text:p>
              </table:table-cell>
              <table:table-cell office:value-type="float" office:value="10.9290709290709">
                <text:p>10.9290709290709</text:p>
              </table:table-cell>
              <table:table-cell office:value-type="float" office:value="10.949050949051">
                <text:p>10.949050949051</text:p>
              </table:table-cell>
              <table:table-cell office:value-type="float" office:value="10.969030969031">
                <text:p>10.969030969031</text:p>
              </table:table-cell>
              <table:table-cell office:value-type="float" office:value="10.989010989011">
                <text:p>10.989010989011</text:p>
              </table:table-cell>
              <table:table-cell office:value-type="float" office:value="11.008991008991">
                <text:p>11.008991008991</text:p>
              </table:table-cell>
              <table:table-cell office:value-type="float" office:value="11.028971028971">
                <text:p>11.028971028971</text:p>
              </table:table-cell>
              <table:table-cell office:value-type="float" office:value="11.048951048951">
                <text:p>11.048951048951</text:p>
              </table:table-cell>
              <table:table-cell office:value-type="float" office:value="11.0689310689311">
                <text:p>11.0689310689311</text:p>
              </table:table-cell>
              <table:table-cell office:value-type="float" office:value="11.0889110889111">
                <text:p>11.0889110889111</text:p>
              </table:table-cell>
              <table:table-cell office:value-type="float" office:value="11.1088911088911">
                <text:p>11.1088911088911</text:p>
              </table:table-cell>
              <table:table-cell office:value-type="float" office:value="11.1288711288711">
                <text:p>11.1288711288711</text:p>
              </table:table-cell>
              <table:table-cell office:value-type="float" office:value="11.1488511488511">
                <text:p>11.1488511488511</text:p>
              </table:table-cell>
              <table:table-cell office:value-type="float" office:value="11.1688311688312">
                <text:p>11.1688311688312</text:p>
              </table:table-cell>
              <table:table-cell office:value-type="float" office:value="11.1888111888112">
                <text:p>11.1888111888112</text:p>
              </table:table-cell>
              <table:table-cell office:value-type="float" office:value="11.2087912087912">
                <text:p>11.2087912087912</text:p>
              </table:table-cell>
              <table:table-cell office:value-type="float" office:value="11.2287712287712">
                <text:p>11.2287712287712</text:p>
              </table:table-cell>
              <table:table-cell office:value-type="float" office:value="11.2487512487513">
                <text:p>11.2487512487513</text:p>
              </table:table-cell>
              <table:table-cell office:value-type="float" office:value="11.2687312687313">
                <text:p>11.2687312687313</text:p>
              </table:table-cell>
              <table:table-cell office:value-type="float" office:value="11.2887112887113">
                <text:p>11.2887112887113</text:p>
              </table:table-cell>
              <table:table-cell office:value-type="float" office:value="11.3086913086913">
                <text:p>11.3086913086913</text:p>
              </table:table-cell>
              <table:table-cell office:value-type="float" office:value="11.3286713286713">
                <text:p>11.3286713286713</text:p>
              </table:table-cell>
              <table:table-cell office:value-type="float" office:value="11.3486513486513">
                <text:p>11.3486513486513</text:p>
              </table:table-cell>
              <table:table-cell office:value-type="float" office:value="11.3686313686314">
                <text:p>11.3686313686314</text:p>
              </table:table-cell>
              <table:table-cell office:value-type="float" office:value="11.3886113886114">
                <text:p>11.3886113886114</text:p>
              </table:table-cell>
              <table:table-cell office:value-type="float" office:value="11.4085914085914">
                <text:p>11.4085914085914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1.4485514485514">
                <text:p>11.4485514485514</text:p>
              </table:table-cell>
              <table:table-cell office:value-type="float" office:value="11.4685314685315">
                <text:p>11.4685314685315</text:p>
              </table:table-cell>
              <table:table-cell office:value-type="float" office:value="11.4885114885115">
                <text:p>11.4885114885115</text:p>
              </table:table-cell>
              <table:table-cell office:value-type="float" office:value="11.5084915084915">
                <text:p>11.5084915084915</text:p>
              </table:table-cell>
              <table:table-cell office:value-type="float" office:value="11.5284715284715">
                <text:p>11.5284715284715</text:p>
              </table:table-cell>
              <table:table-cell office:value-type="float" office:value="11.5484515484515">
                <text:p>11.5484515484515</text:p>
              </table:table-cell>
              <table:table-cell office:value-type="float" office:value="11.5684315684316">
                <text:p>11.5684315684316</text:p>
              </table:table-cell>
              <table:table-cell office:value-type="float" office:value="11.5884115884116">
                <text:p>11.5884115884116</text:p>
              </table:table-cell>
              <table:table-cell office:value-type="float" office:value="11.6083916083916">
                <text:p>11.6083916083916</text:p>
              </table:table-cell>
              <table:table-cell office:value-type="float" office:value="11.6283716283716">
                <text:p>11.6283716283716</text:p>
              </table:table-cell>
              <table:table-cell office:value-type="float" office:value="11.6483516483516">
                <text:p>11.6483516483516</text:p>
              </table:table-cell>
              <table:table-cell office:value-type="float" office:value="11.6683316683317">
                <text:p>11.6683316683317</text:p>
              </table:table-cell>
              <table:table-cell office:value-type="float" office:value="11.6883116883117">
                <text:p>11.6883116883117</text:p>
              </table:table-cell>
              <table:table-cell office:value-type="float" office:value="11.7082917082917">
                <text:p>11.7082917082917</text:p>
              </table:table-cell>
              <table:table-cell office:value-type="float" office:value="11.7282717282717">
                <text:p>11.7282717282717</text:p>
              </table:table-cell>
              <table:table-cell office:value-type="float" office:value="11.7482517482517">
                <text:p>11.7482517482517</text:p>
              </table:table-cell>
              <table:table-cell office:value-type="float" office:value="11.7682317682318">
                <text:p>11.7682317682318</text:p>
              </table:table-cell>
              <table:table-cell office:value-type="float" office:value="11.7882117882118">
                <text:p>11.7882117882118</text:p>
              </table:table-cell>
              <table:table-cell office:value-type="float" office:value="11.8081918081918">
                <text:p>11.8081918081918</text:p>
              </table:table-cell>
              <table:table-cell office:value-type="float" office:value="11.8281718281718">
                <text:p>11.8281718281718</text:p>
              </table:table-cell>
              <table:table-cell office:value-type="float" office:value="11.8481518481518">
                <text:p>11.8481518481518</text:p>
              </table:table-cell>
              <table:table-cell office:value-type="float" office:value="11.8681318681319">
                <text:p>11.8681318681319</text:p>
              </table:table-cell>
              <table:table-cell office:value-type="float" office:value="11.8881118881119">
                <text:p>11.8881118881119</text:p>
              </table:table-cell>
              <table:table-cell office:value-type="float" office:value="11.9080919080919">
                <text:p>11.9080919080919</text:p>
              </table:table-cell>
              <table:table-cell office:value-type="float" office:value="11.9280719280719">
                <text:p>11.9280719280719</text:p>
              </table:table-cell>
              <table:table-cell office:value-type="float" office:value="11.9480519480519">
                <text:p>11.9480519480519</text:p>
              </table:table-cell>
              <table:table-cell office:value-type="float" office:value="11.968031968032">
                <text:p>11.968031968032</text:p>
              </table:table-cell>
              <table:table-cell office:value-type="float" office:value="11.988011988012">
                <text:p>11.988011988012</text:p>
              </table:table-cell>
              <table:table-cell office:value-type="float" office:value="12.007992007992">
                <text:p>12.007992007992</text:p>
              </table:table-cell>
              <table:table-cell office:value-type="float" office:value="12.027972027972">
                <text:p>12.027972027972</text:p>
              </table:table-cell>
              <table:table-cell office:value-type="float" office:value="12.047952047952">
                <text:p>12.047952047952</text:p>
              </table:table-cell>
              <table:table-cell office:value-type="float" office:value="12.0679320679321">
                <text:p>12.0679320679321</text:p>
              </table:table-cell>
              <table:table-cell office:value-type="float" office:value="12.0879120879121">
                <text:p>12.0879120879121</text:p>
              </table:table-cell>
              <table:table-cell office:value-type="float" office:value="12.1078921078921">
                <text:p>12.1078921078921</text:p>
              </table:table-cell>
              <table:table-cell office:value-type="float" office:value="12.1278721278721">
                <text:p>12.1278721278721</text:p>
              </table:table-cell>
              <table:table-cell office:value-type="float" office:value="12.1478521478521">
                <text:p>12.1478521478521</text:p>
              </table:table-cell>
              <table:table-cell office:value-type="float" office:value="12.1678321678322">
                <text:p>12.1678321678322</text:p>
              </table:table-cell>
              <table:table-cell office:value-type="float" office:value="12.1878121878122">
                <text:p>12.1878121878122</text:p>
              </table:table-cell>
              <table:table-cell office:value-type="float" office:value="12.2077922077922">
                <text:p>12.2077922077922</text:p>
              </table:table-cell>
              <table:table-cell office:value-type="float" office:value="12.2277722277722">
                <text:p>12.2277722277722</text:p>
              </table:table-cell>
              <table:table-cell office:value-type="float" office:value="12.2477522477522">
                <text:p>12.2477522477522</text:p>
              </table:table-cell>
              <table:table-cell office:value-type="float" office:value="12.2677322677323">
                <text:p>12.2677322677323</text:p>
              </table:table-cell>
              <table:table-cell office:value-type="float" office:value="12.2877122877123">
                <text:p>12.2877122877123</text:p>
              </table:table-cell>
              <table:table-cell office:value-type="float" office:value="12.3076923076923">
                <text:p>12.3076923076923</text:p>
              </table:table-cell>
              <table:table-cell office:value-type="float" office:value="12.3276723276723">
                <text:p>12.3276723276723</text:p>
              </table:table-cell>
              <table:table-cell office:value-type="float" office:value="12.3476523476523">
                <text:p>12.3476523476523</text:p>
              </table:table-cell>
              <table:table-cell office:value-type="float" office:value="12.3676323676324">
                <text:p>12.3676323676324</text:p>
              </table:table-cell>
              <table:table-cell office:value-type="float" office:value="12.3876123876124">
                <text:p>12.3876123876124</text:p>
              </table:table-cell>
              <table:table-cell office:value-type="float" office:value="12.4075924075924">
                <text:p>12.4075924075924</text:p>
              </table:table-cell>
              <table:table-cell office:value-type="float" office:value="12.4275724275724">
                <text:p>12.4275724275724</text:p>
              </table:table-cell>
              <table:table-cell office:value-type="float" office:value="12.4475524475524">
                <text:p>12.4475524475524</text:p>
              </table:table-cell>
              <table:table-cell office:value-type="float" office:value="12.4675324675325">
                <text:p>12.4675324675325</text:p>
              </table:table-cell>
              <table:table-cell office:value-type="float" office:value="12.4875124875125">
                <text:p>12.4875124875125</text:p>
              </table:table-cell>
              <table:table-cell office:value-type="float" office:value="12.5074925074925">
                <text:p>12.5074925074925</text:p>
              </table:table-cell>
              <table:table-cell office:value-type="float" office:value="12.5274725274725">
                <text:p>12.5274725274725</text:p>
              </table:table-cell>
              <table:table-cell office:value-type="float" office:value="12.5474525474525">
                <text:p>12.5474525474525</text:p>
              </table:table-cell>
              <table:table-cell office:value-type="float" office:value="12.5674325674326">
                <text:p>12.5674325674326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12.6073926073926">
                <text:p>12.6073926073926</text:p>
              </table:table-cell>
              <table:table-cell office:value-type="float" office:value="12.6273726273726">
                <text:p>12.6273726273726</text:p>
              </table:table-cell>
              <table:table-cell office:value-type="float" office:value="12.6473526473526">
                <text:p>12.6473526473526</text:p>
              </table:table-cell>
              <table:table-cell office:value-type="float" office:value="12.6673326673327">
                <text:p>12.6673326673327</text:p>
              </table:table-cell>
              <table:table-cell office:value-type="float" office:value="12.6873126873127">
                <text:p>12.6873126873127</text:p>
              </table:table-cell>
              <table:table-cell office:value-type="float" office:value="12.7072927072927">
                <text:p>12.7072927072927</text:p>
              </table:table-cell>
              <table:table-cell office:value-type="float" office:value="12.7272727272727">
                <text:p>12.7272727272727</text:p>
              </table:table-cell>
              <table:table-cell office:value-type="float" office:value="12.7472527472527">
                <text:p>12.7472527472527</text:p>
              </table:table-cell>
              <table:table-cell office:value-type="float" office:value="12.7672327672328">
                <text:p>12.7672327672328</text:p>
              </table:table-cell>
              <table:table-cell office:value-type="float" office:value="12.7872127872128">
                <text:p>12.7872127872128</text:p>
              </table:table-cell>
              <table:table-cell office:value-type="float" office:value="12.8071928071928">
                <text:p>12.8071928071928</text:p>
              </table:table-cell>
              <table:table-cell office:value-type="float" office:value="12.8271728271728">
                <text:p>12.8271728271728</text:p>
              </table:table-cell>
              <table:table-cell office:value-type="float" office:value="12.8471528471528">
                <text:p>12.8471528471528</text:p>
              </table:table-cell>
              <table:table-cell office:value-type="float" office:value="12.8671328671329">
                <text:p>12.8671328671329</text:p>
              </table:table-cell>
              <table:table-cell office:value-type="float" office:value="12.8871128871129">
                <text:p>12.8871128871129</text:p>
              </table:table-cell>
              <table:table-cell office:value-type="float" office:value="12.9070929070929">
                <text:p>12.9070929070929</text:p>
              </table:table-cell>
              <table:table-cell office:value-type="float" office:value="12.9270729270729">
                <text:p>12.9270729270729</text:p>
              </table:table-cell>
              <table:table-cell office:value-type="float" office:value="12.9470529470529">
                <text:p>12.9470529470529</text:p>
              </table:table-cell>
              <table:table-cell office:value-type="float" office:value="12.967032967033">
                <text:p>12.967032967033</text:p>
              </table:table-cell>
              <table:table-cell office:value-type="float" office:value="12.987012987013">
                <text:p>12.987012987013</text:p>
              </table:table-cell>
              <table:table-cell office:value-type="float" office:value="13.006993006993">
                <text:p>13.006993006993</text:p>
              </table:table-cell>
              <table:table-cell office:value-type="float" office:value="13.026973026973">
                <text:p>13.026973026973</text:p>
              </table:table-cell>
              <table:table-cell office:value-type="float" office:value="13.046953046953">
                <text:p>13.046953046953</text:p>
              </table:table-cell>
              <table:table-cell office:value-type="float" office:value="13.0669330669331">
                <text:p>13.0669330669331</text:p>
              </table:table-cell>
              <table:table-cell office:value-type="float" office:value="13.0869130869131">
                <text:p>13.0869130869131</text:p>
              </table:table-cell>
              <table:table-cell office:value-type="float" office:value="13.1068931068931">
                <text:p>13.1068931068931</text:p>
              </table:table-cell>
              <table:table-cell office:value-type="float" office:value="13.1268731268731">
                <text:p>13.1268731268731</text:p>
              </table:table-cell>
              <table:table-cell office:value-type="float" office:value="13.1468531468531">
                <text:p>13.1468531468531</text:p>
              </table:table-cell>
              <table:table-cell office:value-type="float" office:value="13.1668331668332">
                <text:p>13.1668331668332</text:p>
              </table:table-cell>
              <table:table-cell office:value-type="float" office:value="13.1868131868132">
                <text:p>13.1868131868132</text:p>
              </table:table-cell>
              <table:table-cell office:value-type="float" office:value="13.2067932067932">
                <text:p>13.2067932067932</text:p>
              </table:table-cell>
              <table:table-cell office:value-type="float" office:value="13.2267732267732">
                <text:p>13.2267732267732</text:p>
              </table:table-cell>
              <table:table-cell office:value-type="float" office:value="13.2467532467532">
                <text:p>13.2467532467532</text:p>
              </table:table-cell>
              <table:table-cell office:value-type="float" office:value="13.2667332667333">
                <text:p>13.2667332667333</text:p>
              </table:table-cell>
              <table:table-cell office:value-type="float" office:value="13.2867132867133">
                <text:p>13.2867132867133</text:p>
              </table:table-cell>
              <table:table-cell office:value-type="float" office:value="13.3066933066933">
                <text:p>13.3066933066933</text:p>
              </table:table-cell>
              <table:table-cell office:value-type="float" office:value="13.3266733266733">
                <text:p>13.3266733266733</text:p>
              </table:table-cell>
              <table:table-cell office:value-type="float" office:value="13.3466533466533">
                <text:p>13.3466533466533</text:p>
              </table:table-cell>
              <table:table-cell office:value-type="float" office:value="13.3666333666334">
                <text:p>13.3666333666334</text:p>
              </table:table-cell>
              <table:table-cell office:value-type="float" office:value="13.3866133866134">
                <text:p>13.3866133866134</text:p>
              </table:table-cell>
              <table:table-cell office:value-type="float" office:value="13.4065934065934">
                <text:p>13.4065934065934</text:p>
              </table:table-cell>
              <table:table-cell office:value-type="float" office:value="13.4265734265734">
                <text:p>13.4265734265734</text:p>
              </table:table-cell>
              <table:table-cell office:value-type="float" office:value="13.4465534465534">
                <text:p>13.4465534465534</text:p>
              </table:table-cell>
              <table:table-cell office:value-type="float" office:value="13.4665334665335">
                <text:p>13.4665334665335</text:p>
              </table:table-cell>
              <table:table-cell office:value-type="float" office:value="13.4865134865135">
                <text:p>13.4865134865135</text:p>
              </table:table-cell>
              <table:table-cell office:value-type="float" office:value="13.5064935064935">
                <text:p>13.5064935064935</text:p>
              </table:table-cell>
              <table:table-cell office:value-type="float" office:value="13.5264735264735">
                <text:p>13.5264735264735</text:p>
              </table:table-cell>
              <table:table-cell office:value-type="float" office:value="13.5464535464535">
                <text:p>13.5464535464535</text:p>
              </table:table-cell>
              <table:table-cell office:value-type="float" office:value="13.5664335664336">
                <text:p>13.5664335664336</text:p>
              </table:table-cell>
              <table:table-cell office:value-type="float" office:value="13.5864135864136">
                <text:p>13.5864135864136</text:p>
              </table:table-cell>
              <table:table-cell office:value-type="float" office:value="13.6063936063936">
                <text:p>13.6063936063936</text:p>
              </table:table-cell>
              <table:table-cell office:value-type="float" office:value="13.6263736263736">
                <text:p>13.6263736263736</text:p>
              </table:table-cell>
              <table:table-cell office:value-type="float" office:value="13.6463536463536">
                <text:p>13.6463536463536</text:p>
              </table:table-cell>
              <table:table-cell office:value-type="float" office:value="13.6663336663337">
                <text:p>13.6663336663337</text:p>
              </table:table-cell>
              <table:table-cell office:value-type="float" office:value="13.6863136863137">
                <text:p>13.6863136863137</text:p>
              </table:table-cell>
              <table:table-cell office:value-type="float" office:value="13.7062937062937">
                <text:p>13.7062937062937</text:p>
              </table:table-cell>
              <table:table-cell office:value-type="float" office:value="13.7262737262737">
                <text:p>13.7262737262737</text:p>
              </table:table-cell>
              <table:table-cell office:value-type="float" office:value="13.7462537462537">
                <text:p>13.7462537462537</text:p>
              </table:table-cell>
              <table:table-cell office:value-type="float" office:value="13.7662337662338">
                <text:p>13.7662337662338</text:p>
              </table:table-cell>
              <table:table-cell office:value-type="float" office:value="13.7862137862138">
                <text:p>13.7862137862138</text:p>
              </table:table-cell>
              <table:table-cell office:value-type="float" office:value="13.8061938061938">
                <text:p>13.8061938061938</text:p>
              </table:table-cell>
              <table:table-cell office:value-type="float" office:value="13.8261738261738">
                <text:p>13.8261738261738</text:p>
              </table:table-cell>
              <table:table-cell office:value-type="float" office:value="13.8461538461538">
                <text:p>13.8461538461538</text:p>
              </table:table-cell>
              <table:table-cell office:value-type="float" office:value="13.8661338661339">
                <text:p>13.8661338661339</text:p>
              </table:table-cell>
              <table:table-cell office:value-type="float" office:value="13.8861138861139">
                <text:p>13.8861138861139</text:p>
              </table:table-cell>
              <table:table-cell office:value-type="float" office:value="13.9060939060939">
                <text:p>13.9060939060939</text:p>
              </table:table-cell>
              <table:table-cell office:value-type="float" office:value="13.9260739260739">
                <text:p>13.9260739260739</text:p>
              </table:table-cell>
              <table:table-cell office:value-type="float" office:value="13.9460539460539">
                <text:p>13.9460539460539</text:p>
              </table:table-cell>
              <table:table-cell office:value-type="float" office:value="13.966033966034">
                <text:p>13.966033966034</text:p>
              </table:table-cell>
              <table:table-cell office:value-type="float" office:value="13.986013986014">
                <text:p>13.986013986014</text:p>
              </table:table-cell>
              <table:table-cell office:value-type="float" office:value="14.005994005994">
                <text:p>14.005994005994</text:p>
              </table:table-cell>
              <table:table-cell office:value-type="float" office:value="14.025974025974">
                <text:p>14.025974025974</text:p>
              </table:table-cell>
              <table:table-cell office:value-type="float" office:value="14.045954045954">
                <text:p>14.045954045954</text:p>
              </table:table-cell>
              <table:table-cell office:value-type="float" office:value="14.0659340659341">
                <text:p>14.0659340659341</text:p>
              </table:table-cell>
              <table:table-cell office:value-type="float" office:value="14.0859140859141">
                <text:p>14.0859140859141</text:p>
              </table:table-cell>
              <table:table-cell office:value-type="float" office:value="14.1058941058941">
                <text:p>14.1058941058941</text:p>
              </table:table-cell>
              <table:table-cell office:value-type="float" office:value="14.1258741258741">
                <text:p>14.1258741258741</text:p>
              </table:table-cell>
              <table:table-cell office:value-type="float" office:value="14.1458541458541">
                <text:p>14.1458541458541</text:p>
              </table:table-cell>
              <table:table-cell office:value-type="float" office:value="14.1658341658342">
                <text:p>14.1658341658342</text:p>
              </table:table-cell>
              <table:table-cell office:value-type="float" office:value="14.1858141858142">
                <text:p>14.1858141858142</text:p>
              </table:table-cell>
              <table:table-cell office:value-type="float" office:value="14.2057942057942">
                <text:p>14.2057942057942</text:p>
              </table:table-cell>
              <table:table-cell office:value-type="float" office:value="14.2257742257742">
                <text:p>14.2257742257742</text:p>
              </table:table-cell>
              <table:table-cell office:value-type="float" office:value="14.2457542457542">
                <text:p>14.2457542457542</text:p>
              </table:table-cell>
              <table:table-cell office:value-type="float" office:value="14.2657342657343">
                <text:p>14.2657342657343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14.3056943056943">
                <text:p>14.3056943056943</text:p>
              </table:table-cell>
              <table:table-cell office:value-type="float" office:value="14.3256743256743">
                <text:p>14.3256743256743</text:p>
              </table:table-cell>
              <table:table-cell office:value-type="float" office:value="14.3456543456543">
                <text:p>14.3456543456543</text:p>
              </table:table-cell>
              <table:table-cell office:value-type="float" office:value="14.3656343656344">
                <text:p>14.3656343656344</text:p>
              </table:table-cell>
              <table:table-cell office:value-type="float" office:value="14.3856143856144">
                <text:p>14.3856143856144</text:p>
              </table:table-cell>
              <table:table-cell office:value-type="float" office:value="14.4055944055944">
                <text:p>14.4055944055944</text:p>
              </table:table-cell>
              <table:table-cell office:value-type="float" office:value="14.4255744255744">
                <text:p>14.4255744255744</text:p>
              </table:table-cell>
              <table:table-cell office:value-type="float" office:value="14.4455544455544">
                <text:p>14.4455544455544</text:p>
              </table:table-cell>
              <table:table-cell office:value-type="float" office:value="14.4655344655345">
                <text:p>14.4655344655345</text:p>
              </table:table-cell>
              <table:table-cell office:value-type="float" office:value="14.4855144855145">
                <text:p>14.4855144855145</text:p>
              </table:table-cell>
              <table:table-cell office:value-type="float" office:value="14.5054945054945">
                <text:p>14.5054945054945</text:p>
              </table:table-cell>
              <table:table-cell office:value-type="float" office:value="14.5254745254745">
                <text:p>14.5254745254745</text:p>
              </table:table-cell>
              <table:table-cell office:value-type="float" office:value="14.5454545454545">
                <text:p>14.5454545454545</text:p>
              </table:table-cell>
              <table:table-cell office:value-type="float" office:value="14.5654345654346">
                <text:p>14.5654345654346</text:p>
              </table:table-cell>
              <table:table-cell office:value-type="float" office:value="14.5854145854146">
                <text:p>14.5854145854146</text:p>
              </table:table-cell>
              <table:table-cell office:value-type="float" office:value="14.6053946053946">
                <text:p>14.6053946053946</text:p>
              </table:table-cell>
              <table:table-cell office:value-type="float" office:value="14.6253746253746">
                <text:p>14.6253746253746</text:p>
              </table:table-cell>
              <table:table-cell office:value-type="float" office:value="14.6453546453546">
                <text:p>14.6453546453546</text:p>
              </table:table-cell>
              <table:table-cell office:value-type="float" office:value="14.6653346653347">
                <text:p>14.6653346653347</text:p>
              </table:table-cell>
              <table:table-cell office:value-type="float" office:value="14.6853146853147">
                <text:p>14.6853146853147</text:p>
              </table:table-cell>
              <table:table-cell office:value-type="float" office:value="14.7052947052947">
                <text:p>14.7052947052947</text:p>
              </table:table-cell>
              <table:table-cell office:value-type="float" office:value="14.7252747252747">
                <text:p>14.7252747252747</text:p>
              </table:table-cell>
              <table:table-cell office:value-type="float" office:value="14.7452547452547">
                <text:p>14.7452547452547</text:p>
              </table:table-cell>
              <table:table-cell office:value-type="float" office:value="14.7652347652348">
                <text:p>14.7652347652348</text:p>
              </table:table-cell>
              <table:table-cell office:value-type="float" office:value="14.7852147852148">
                <text:p>14.7852147852148</text:p>
              </table:table-cell>
              <table:table-cell office:value-type="float" office:value="14.8051948051948">
                <text:p>14.8051948051948</text:p>
              </table:table-cell>
              <table:table-cell office:value-type="float" office:value="14.8251748251748">
                <text:p>14.8251748251748</text:p>
              </table:table-cell>
              <table:table-cell office:value-type="float" office:value="14.8451548451548">
                <text:p>14.8451548451548</text:p>
              </table:table-cell>
              <table:table-cell office:value-type="float" office:value="14.8651348651349">
                <text:p>14.8651348651349</text:p>
              </table:table-cell>
              <table:table-cell office:value-type="float" office:value="14.8851148851149">
                <text:p>14.8851148851149</text:p>
              </table:table-cell>
              <table:table-cell office:value-type="float" office:value="14.9050949050949">
                <text:p>14.9050949050949</text:p>
              </table:table-cell>
              <table:table-cell office:value-type="float" office:value="14.9250749250749">
                <text:p>14.9250749250749</text:p>
              </table:table-cell>
              <table:table-cell office:value-type="float" office:value="14.9450549450549">
                <text:p>14.9450549450549</text:p>
              </table:table-cell>
              <table:table-cell office:value-type="float" office:value="14.965034965035">
                <text:p>14.965034965035</text:p>
              </table:table-cell>
              <table:table-cell office:value-type="float" office:value="14.985014985015">
                <text:p>14.985014985015</text:p>
              </table:table-cell>
              <table:table-cell office:value-type="float" office:value="15.004995004995">
                <text:p>15.004995004995</text:p>
              </table:table-cell>
              <table:table-cell office:value-type="float" office:value="15.024975024975">
                <text:p>15.024975024975</text:p>
              </table:table-cell>
              <table:table-cell office:value-type="float" office:value="15.044955044955">
                <text:p>15.044955044955</text:p>
              </table:table-cell>
              <table:table-cell office:value-type="float" office:value="15.0649350649351">
                <text:p>15.0649350649351</text:p>
              </table:table-cell>
              <table:table-cell office:value-type="float" office:value="15.0849150849151">
                <text:p>15.0849150849151</text:p>
              </table:table-cell>
              <table:table-cell office:value-type="float" office:value="15.1048951048951">
                <text:p>15.1048951048951</text:p>
              </table:table-cell>
              <table:table-cell office:value-type="float" office:value="15.1248751248751">
                <text:p>15.1248751248751</text:p>
              </table:table-cell>
              <table:table-cell office:value-type="float" office:value="15.1448551448551">
                <text:p>15.1448551448551</text:p>
              </table:table-cell>
              <table:table-cell office:value-type="float" office:value="15.1648351648352">
                <text:p>15.1648351648352</text:p>
              </table:table-cell>
              <table:table-cell office:value-type="float" office:value="15.1848151848152">
                <text:p>15.1848151848152</text:p>
              </table:table-cell>
              <table:table-cell office:value-type="float" office:value="15.2047952047952">
                <text:p>15.2047952047952</text:p>
              </table:table-cell>
              <table:table-cell office:value-type="float" office:value="15.2247752247752">
                <text:p>15.2247752247752</text:p>
              </table:table-cell>
              <table:table-cell office:value-type="float" office:value="15.2447552447552">
                <text:p>15.2447552447552</text:p>
              </table:table-cell>
              <table:table-cell office:value-type="float" office:value="15.2647352647353">
                <text:p>15.2647352647353</text:p>
              </table:table-cell>
              <table:table-cell office:value-type="float" office:value="15.2847152847153">
                <text:p>15.2847152847153</text:p>
              </table:table-cell>
              <table:table-cell office:value-type="float" office:value="15.3046953046953">
                <text:p>15.3046953046953</text:p>
              </table:table-cell>
              <table:table-cell office:value-type="float" office:value="15.3246753246753">
                <text:p>15.3246753246753</text:p>
              </table:table-cell>
              <table:table-cell office:value-type="float" office:value="15.3446553446553">
                <text:p>15.3446553446553</text:p>
              </table:table-cell>
              <table:table-cell office:value-type="float" office:value="15.3646353646354">
                <text:p>15.3646353646354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5.4045954045954">
                <text:p>15.4045954045954</text:p>
              </table:table-cell>
              <table:table-cell office:value-type="float" office:value="15.4245754245754">
                <text:p>15.4245754245754</text:p>
              </table:table-cell>
              <table:table-cell office:value-type="float" office:value="15.4445554445554">
                <text:p>15.4445554445554</text:p>
              </table:table-cell>
              <table:table-cell office:value-type="float" office:value="15.4645354645355">
                <text:p>15.4645354645355</text:p>
              </table:table-cell>
              <table:table-cell office:value-type="float" office:value="15.4845154845155">
                <text:p>15.4845154845155</text:p>
              </table:table-cell>
              <table:table-cell office:value-type="float" office:value="15.5044955044955">
                <text:p>15.5044955044955</text:p>
              </table:table-cell>
              <table:table-cell office:value-type="float" office:value="15.5244755244755">
                <text:p>15.5244755244755</text:p>
              </table:table-cell>
              <table:table-cell office:value-type="float" office:value="15.5444555444555">
                <text:p>15.5444555444555</text:p>
              </table:table-cell>
              <table:table-cell office:value-type="float" office:value="15.5644355644356">
                <text:p>15.5644355644356</text:p>
              </table:table-cell>
              <table:table-cell office:value-type="float" office:value="15.5844155844156">
                <text:p>15.5844155844156</text:p>
              </table:table-cell>
              <table:table-cell office:value-type="float" office:value="15.6043956043956">
                <text:p>15.6043956043956</text:p>
              </table:table-cell>
              <table:table-cell office:value-type="float" office:value="15.6243756243756">
                <text:p>15.6243756243756</text:p>
              </table:table-cell>
              <table:table-cell office:value-type="float" office:value="15.6443556443556">
                <text:p>15.6443556443556</text:p>
              </table:table-cell>
              <table:table-cell office:value-type="float" office:value="15.6643356643357">
                <text:p>15.6643356643357</text:p>
              </table:table-cell>
              <table:table-cell office:value-type="float" office:value="15.6843156843157">
                <text:p>15.6843156843157</text:p>
              </table:table-cell>
              <table:table-cell office:value-type="float" office:value="15.7042957042957">
                <text:p>15.7042957042957</text:p>
              </table:table-cell>
              <table:table-cell office:value-type="float" office:value="15.7242757242757">
                <text:p>15.7242757242757</text:p>
              </table:table-cell>
              <table:table-cell office:value-type="float" office:value="15.7442557442557">
                <text:p>15.7442557442557</text:p>
              </table:table-cell>
              <table:table-cell office:value-type="float" office:value="15.7642357642358">
                <text:p>15.7642357642358</text:p>
              </table:table-cell>
              <table:table-cell office:value-type="float" office:value="15.7842157842158">
                <text:p>15.7842157842158</text:p>
              </table:table-cell>
              <table:table-cell office:value-type="float" office:value="15.8041958041958">
                <text:p>15.8041958041958</text:p>
              </table:table-cell>
              <table:table-cell office:value-type="float" office:value="15.8241758241758">
                <text:p>15.8241758241758</text:p>
              </table:table-cell>
              <table:table-cell office:value-type="float" office:value="15.8441558441558">
                <text:p>15.8441558441558</text:p>
              </table:table-cell>
              <table:table-cell office:value-type="float" office:value="15.8641358641359">
                <text:p>15.8641358641359</text:p>
              </table:table-cell>
              <table:table-cell office:value-type="float" office:value="15.8841158841159">
                <text:p>15.8841158841159</text:p>
              </table:table-cell>
              <table:table-cell office:value-type="float" office:value="15.9040959040959">
                <text:p>15.9040959040959</text:p>
              </table:table-cell>
              <table:table-cell office:value-type="float" office:value="15.9240759240759">
                <text:p>15.9240759240759</text:p>
              </table:table-cell>
              <table:table-cell office:value-type="float" office:value="15.9440559440559">
                <text:p>15.9440559440559</text:p>
              </table:table-cell>
              <table:table-cell office:value-type="float" office:value="15.964035964036">
                <text:p>15.964035964036</text:p>
              </table:table-cell>
              <table:table-cell office:value-type="float" office:value="15.984015984016">
                <text:p>15.984015984016</text:p>
              </table:table-cell>
              <table:table-cell office:value-type="float" office:value="16.003996003996">
                <text:p>16.003996003996</text:p>
              </table:table-cell>
              <table:table-cell office:value-type="float" office:value="16.023976023976">
                <text:p>16.023976023976</text:p>
              </table:table-cell>
              <table:table-cell office:value-type="float" office:value="16.043956043956">
                <text:p>16.043956043956</text:p>
              </table:table-cell>
              <table:table-cell office:value-type="float" office:value="16.0639360639361">
                <text:p>16.0639360639361</text:p>
              </table:table-cell>
              <table:table-cell office:value-type="float" office:value="16.0839160839161">
                <text:p>16.0839160839161</text:p>
              </table:table-cell>
              <table:table-cell office:value-type="float" office:value="16.1038961038961">
                <text:p>16.1038961038961</text:p>
              </table:table-cell>
              <table:table-cell office:value-type="float" office:value="16.1238761238761">
                <text:p>16.1238761238761</text:p>
              </table:table-cell>
              <table:table-cell office:value-type="float" office:value="16.1438561438561">
                <text:p>16.1438561438561</text:p>
              </table:table-cell>
              <table:table-cell office:value-type="float" office:value="16.1638361638362">
                <text:p>16.1638361638362</text:p>
              </table:table-cell>
              <table:table-cell office:value-type="float" office:value="16.1838161838162">
                <text:p>16.1838161838162</text:p>
              </table:table-cell>
              <table:table-cell office:value-type="float" office:value="16.2037962037962">
                <text:p>16.2037962037962</text:p>
              </table:table-cell>
              <table:table-cell office:value-type="float" office:value="16.2237762237762">
                <text:p>16.2237762237762</text:p>
              </table:table-cell>
              <table:table-cell office:value-type="float" office:value="16.2437562437562">
                <text:p>16.2437562437562</text:p>
              </table:table-cell>
              <table:table-cell office:value-type="float" office:value="16.2637362637363">
                <text:p>16.2637362637363</text:p>
              </table:table-cell>
              <table:table-cell office:value-type="float" office:value="16.2837162837163">
                <text:p>16.2837162837163</text:p>
              </table:table-cell>
              <table:table-cell office:value-type="float" office:value="16.3036963036963">
                <text:p>16.3036963036963</text:p>
              </table:table-cell>
              <table:table-cell office:value-type="float" office:value="16.3236763236763">
                <text:p>16.3236763236763</text:p>
              </table:table-cell>
              <table:table-cell office:value-type="float" office:value="16.3436563436563">
                <text:p>16.3436563436563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16.3836163836164">
                <text:p>16.3836163836164</text:p>
              </table:table-cell>
              <table:table-cell office:value-type="float" office:value="16.4035964035964">
                <text:p>16.4035964035964</text:p>
              </table:table-cell>
              <table:table-cell office:value-type="float" office:value="16.4235764235764">
                <text:p>16.4235764235764</text:p>
              </table:table-cell>
              <table:table-cell office:value-type="float" office:value="16.4435564435564">
                <text:p>16.4435564435564</text:p>
              </table:table-cell>
              <table:table-cell office:value-type="float" office:value="16.4635364635365">
                <text:p>16.4635364635365</text:p>
              </table:table-cell>
              <table:table-cell office:value-type="float" office:value="16.4835164835165">
                <text:p>16.4835164835165</text:p>
              </table:table-cell>
              <table:table-cell office:value-type="float" office:value="16.5034965034965">
                <text:p>16.5034965034965</text:p>
              </table:table-cell>
              <table:table-cell office:value-type="float" office:value="16.5234765234765">
                <text:p>16.5234765234765</text:p>
              </table:table-cell>
              <table:table-cell office:value-type="float" office:value="16.5434565434565">
                <text:p>16.5434565434565</text:p>
              </table:table-cell>
              <table:table-cell office:value-type="float" office:value="16.5634365634366">
                <text:p>16.5634365634366</text:p>
              </table:table-cell>
              <table:table-cell office:value-type="float" office:value="16.5834165834166">
                <text:p>16.5834165834166</text:p>
              </table:table-cell>
              <table:table-cell office:value-type="float" office:value="16.6033966033966">
                <text:p>16.6033966033966</text:p>
              </table:table-cell>
              <table:table-cell office:value-type="float" office:value="16.6233766233766">
                <text:p>16.6233766233766</text:p>
              </table:table-cell>
              <table:table-cell office:value-type="float" office:value="16.6433566433566">
                <text:p>16.6433566433566</text:p>
              </table:table-cell>
              <table:table-cell office:value-type="float" office:value="16.6633366633367">
                <text:p>16.6633366633367</text:p>
              </table:table-cell>
              <table:table-cell office:value-type="float" office:value="16.6833166833167">
                <text:p>16.6833166833167</text:p>
              </table:table-cell>
              <table:table-cell office:value-type="float" office:value="16.7032967032967">
                <text:p>16.7032967032967</text:p>
              </table:table-cell>
              <table:table-cell office:value-type="float" office:value="16.7232767232767">
                <text:p>16.7232767232767</text:p>
              </table:table-cell>
              <table:table-cell office:value-type="float" office:value="16.7432567432567">
                <text:p>16.7432567432567</text:p>
              </table:table-cell>
              <table:table-cell office:value-type="float" office:value="16.7632367632368">
                <text:p>16.7632367632368</text:p>
              </table:table-cell>
              <table:table-cell office:value-type="float" office:value="16.7832167832168">
                <text:p>16.7832167832168</text:p>
              </table:table-cell>
              <table:table-cell office:value-type="float" office:value="16.8031968031968">
                <text:p>16.8031968031968</text:p>
              </table:table-cell>
              <table:table-cell office:value-type="float" office:value="16.8231768231768">
                <text:p>16.8231768231768</text:p>
              </table:table-cell>
              <table:table-cell office:value-type="float" office:value="16.8431568431568">
                <text:p>16.8431568431568</text:p>
              </table:table-cell>
              <table:table-cell office:value-type="float" office:value="16.8631368631369">
                <text:p>16.8631368631369</text:p>
              </table:table-cell>
              <table:table-cell office:value-type="float" office:value="16.8831168831169">
                <text:p>16.8831168831169</text:p>
              </table:table-cell>
              <table:table-cell office:value-type="float" office:value="16.9030969030969">
                <text:p>16.9030969030969</text:p>
              </table:table-cell>
              <table:table-cell office:value-type="float" office:value="16.9230769230769">
                <text:p>16.9230769230769</text:p>
              </table:table-cell>
              <table:table-cell office:value-type="float" office:value="16.9430569430569">
                <text:p>16.9430569430569</text:p>
              </table:table-cell>
              <table:table-cell office:value-type="float" office:value="16.963036963037">
                <text:p>16.963036963037</text:p>
              </table:table-cell>
              <table:table-cell office:value-type="float" office:value="16.983016983017">
                <text:p>16.983016983017</text:p>
              </table:table-cell>
              <table:table-cell office:value-type="float" office:value="17.002997002997">
                <text:p>17.002997002997</text:p>
              </table:table-cell>
              <table:table-cell office:value-type="float" office:value="17.022977022977">
                <text:p>17.022977022977</text:p>
              </table:table-cell>
              <table:table-cell office:value-type="float" office:value="17.042957042957">
                <text:p>17.042957042957</text:p>
              </table:table-cell>
              <table:table-cell office:value-type="float" office:value="17.0629370629371">
                <text:p>17.0629370629371</text:p>
              </table:table-cell>
              <table:table-cell office:value-type="float" office:value="17.0829170829171">
                <text:p>17.0829170829171</text:p>
              </table:table-cell>
              <table:table-cell office:value-type="float" office:value="17.1028971028971">
                <text:p>17.1028971028971</text:p>
              </table:table-cell>
              <table:table-cell office:value-type="float" office:value="17.1228771228771">
                <text:p>17.1228771228771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7.1628371628372">
                <text:p>17.1628371628372</text:p>
              </table:table-cell>
              <table:table-cell office:value-type="float" office:value="17.1828171828172">
                <text:p>17.1828171828172</text:p>
              </table:table-cell>
              <table:table-cell office:value-type="float" office:value="17.2027972027972">
                <text:p>17.2027972027972</text:p>
              </table:table-cell>
              <table:table-cell office:value-type="float" office:value="17.2227772227772">
                <text:p>17.2227772227772</text:p>
              </table:table-cell>
              <table:table-cell office:value-type="float" office:value="17.2427572427572">
                <text:p>17.2427572427572</text:p>
              </table:table-cell>
              <table:table-cell office:value-type="float" office:value="17.2627372627373">
                <text:p>17.2627372627373</text:p>
              </table:table-cell>
              <table:table-cell office:value-type="float" office:value="17.2827172827173">
                <text:p>17.2827172827173</text:p>
              </table:table-cell>
              <table:table-cell office:value-type="float" office:value="17.3026973026973">
                <text:p>17.3026973026973</text:p>
              </table:table-cell>
              <table:table-cell office:value-type="float" office:value="17.3226773226773">
                <text:p>17.3226773226773</text:p>
              </table:table-cell>
              <table:table-cell office:value-type="float" office:value="17.3426573426573">
                <text:p>17.3426573426573</text:p>
              </table:table-cell>
              <table:table-cell office:value-type="float" office:value="17.3626373626374">
                <text:p>17.3626373626374</text:p>
              </table:table-cell>
              <table:table-cell office:value-type="float" office:value="17.3826173826174">
                <text:p>17.3826173826174</text:p>
              </table:table-cell>
              <table:table-cell office:value-type="float" office:value="17.4025974025974">
                <text:p>17.4025974025974</text:p>
              </table:table-cell>
              <table:table-cell office:value-type="float" office:value="17.4225774225774">
                <text:p>17.4225774225774</text:p>
              </table:table-cell>
              <table:table-cell office:value-type="float" office:value="17.4425574425574">
                <text:p>17.4425574425574</text:p>
              </table:table-cell>
              <table:table-cell office:value-type="float" office:value="17.4625374625375">
                <text:p>17.4625374625375</text:p>
              </table:table-cell>
              <table:table-cell office:value-type="float" office:value="17.4825174825175">
                <text:p>17.4825174825175</text:p>
              </table:table-cell>
              <table:table-cell office:value-type="float" office:value="17.5024975024975">
                <text:p>17.5024975024975</text:p>
              </table:table-cell>
              <table:table-cell office:value-type="float" office:value="17.5224775224775">
                <text:p>17.5224775224775</text:p>
              </table:table-cell>
              <table:table-cell office:value-type="float" office:value="17.5424575424575">
                <text:p>17.5424575424575</text:p>
              </table:table-cell>
              <table:table-cell office:value-type="float" office:value="17.5624375624376">
                <text:p>17.5624375624376</text:p>
              </table:table-cell>
              <table:table-cell office:value-type="float" office:value="17.5824175824176">
                <text:p>17.5824175824176</text:p>
              </table:table-cell>
              <table:table-cell office:value-type="float" office:value="17.6023976023976">
                <text:p>17.6023976023976</text:p>
              </table:table-cell>
              <table:table-cell office:value-type="float" office:value="17.6223776223776">
                <text:p>17.6223776223776</text:p>
              </table:table-cell>
              <table:table-cell office:value-type="float" office:value="17.6423576423576">
                <text:p>17.6423576423576</text:p>
              </table:table-cell>
              <table:table-cell office:value-type="float" office:value="17.6623376623377">
                <text:p>17.6623376623377</text:p>
              </table:table-cell>
              <table:table-cell office:value-type="float" office:value="17.6823176823177">
                <text:p>17.6823176823177</text:p>
              </table:table-cell>
              <table:table-cell office:value-type="float" office:value="17.7022977022977">
                <text:p>17.7022977022977</text:p>
              </table:table-cell>
              <table:table-cell office:value-type="float" office:value="17.7222777222777">
                <text:p>17.7222777222777</text:p>
              </table:table-cell>
              <table:table-cell office:value-type="float" office:value="17.7422577422577">
                <text:p>17.7422577422577</text:p>
              </table:table-cell>
              <table:table-cell office:value-type="float" office:value="17.7622377622378">
                <text:p>17.7622377622378</text:p>
              </table:table-cell>
              <table:table-cell office:value-type="float" office:value="17.7822177822178">
                <text:p>17.7822177822178</text:p>
              </table:table-cell>
              <table:table-cell office:value-type="float" office:value="17.8021978021978">
                <text:p>17.8021978021978</text:p>
              </table:table-cell>
              <table:table-cell office:value-type="float" office:value="17.8221778221778">
                <text:p>17.8221778221778</text:p>
              </table:table-cell>
              <table:table-cell office:value-type="float" office:value="17.8421578421578">
                <text:p>17.8421578421578</text:p>
              </table:table-cell>
              <table:table-cell office:value-type="float" office:value="17.8621378621379">
                <text:p>17.8621378621379</text:p>
              </table:table-cell>
              <table:table-cell office:value-type="float" office:value="17.8821178821179">
                <text:p>17.8821178821179</text:p>
              </table:table-cell>
              <table:table-cell office:value-type="float" office:value="17.9020979020979">
                <text:p>17.9020979020979</text:p>
              </table:table-cell>
              <table:table-cell office:value-type="float" office:value="17.9220779220779">
                <text:p>17.9220779220779</text:p>
              </table:table-cell>
              <table:table-cell office:value-type="float" office:value="17.9420579420579">
                <text:p>17.9420579420579</text:p>
              </table:table-cell>
              <table:table-cell office:value-type="float" office:value="17.962037962038">
                <text:p>17.962037962038</text:p>
              </table:table-cell>
              <table:table-cell office:value-type="float" office:value="17.982017982018">
                <text:p>17.982017982018</text:p>
              </table:table-cell>
              <table:table-cell office:value-type="float" office:value="18.001998001998">
                <text:p>18.001998001998</text:p>
              </table:table-cell>
              <table:table-cell office:value-type="float" office:value="18.021978021978">
                <text:p>18.021978021978</text:p>
              </table:table-cell>
              <table:table-cell office:value-type="float" office:value="18.041958041958">
                <text:p>18.041958041958</text:p>
              </table:table-cell>
              <table:table-cell office:value-type="float" office:value="18.0619380619381">
                <text:p>18.0619380619381</text:p>
              </table:table-cell>
              <table:table-cell office:value-type="float" office:value="18.0819180819181">
                <text:p>18.0819180819181</text:p>
              </table:table-cell>
              <table:table-cell office:value-type="float" office:value="18.1018981018981">
                <text:p>18.1018981018981</text:p>
              </table:table-cell>
              <table:table-cell office:value-type="float" office:value="18.1218781218781">
                <text:p>18.1218781218781</text:p>
              </table:table-cell>
              <table:table-cell office:value-type="float" office:value="18.1418581418581">
                <text:p>18.1418581418581</text:p>
              </table:table-cell>
              <table:table-cell office:value-type="float" office:value="18.1618381618382">
                <text:p>18.1618381618382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18.2017982017982">
                <text:p>18.2017982017982</text:p>
              </table:table-cell>
              <table:table-cell office:value-type="float" office:value="18.2217782217782">
                <text:p>18.2217782217782</text:p>
              </table:table-cell>
              <table:table-cell office:value-type="float" office:value="18.2417582417582">
                <text:p>18.2417582417582</text:p>
              </table:table-cell>
              <table:table-cell office:value-type="float" office:value="18.2617382617383">
                <text:p>18.2617382617383</text:p>
              </table:table-cell>
              <table:table-cell office:value-type="float" office:value="18.2817182817183">
                <text:p>18.2817182817183</text:p>
              </table:table-cell>
              <table:table-cell office:value-type="float" office:value="18.3016983016983">
                <text:p>18.3016983016983</text:p>
              </table:table-cell>
              <table:table-cell office:value-type="float" office:value="18.3216783216783">
                <text:p>18.3216783216783</text:p>
              </table:table-cell>
              <table:table-cell office:value-type="float" office:value="18.3416583416583">
                <text:p>18.3416583416583</text:p>
              </table:table-cell>
              <table:table-cell office:value-type="float" office:value="18.3616383616384">
                <text:p>18.3616383616384</text:p>
              </table:table-cell>
              <table:table-cell office:value-type="float" office:value="18.3816183816184">
                <text:p>18.3816183816184</text:p>
              </table:table-cell>
              <table:table-cell office:value-type="float" office:value="18.4015984015984">
                <text:p>18.4015984015984</text:p>
              </table:table-cell>
              <table:table-cell office:value-type="float" office:value="18.4215784215784">
                <text:p>18.4215784215784</text:p>
              </table:table-cell>
              <table:table-cell office:value-type="float" office:value="18.4415584415584">
                <text:p>18.4415584415584</text:p>
              </table:table-cell>
              <table:table-cell office:value-type="float" office:value="18.4615384615385">
                <text:p>18.4615384615385</text:p>
              </table:table-cell>
              <table:table-cell office:value-type="float" office:value="18.4815184815185">
                <text:p>18.4815184815185</text:p>
              </table:table-cell>
              <table:table-cell office:value-type="float" office:value="18.5014985014985">
                <text:p>18.5014985014985</text:p>
              </table:table-cell>
              <table:table-cell office:value-type="float" office:value="18.5214785214785">
                <text:p>18.5214785214785</text:p>
              </table:table-cell>
              <table:table-cell office:value-type="float" office:value="18.5414585414585">
                <text:p>18.5414585414585</text:p>
              </table:table-cell>
              <table:table-cell office:value-type="float" office:value="18.5614385614386">
                <text:p>18.5614385614386</text:p>
              </table:table-cell>
              <table:table-cell office:value-type="float" office:value="18.5814185814186">
                <text:p>18.5814185814186</text:p>
              </table:table-cell>
              <table:table-cell office:value-type="float" office:value="18.6013986013986">
                <text:p>18.6013986013986</text:p>
              </table:table-cell>
              <table:table-cell office:value-type="float" office:value="18.6213786213786">
                <text:p>18.6213786213786</text:p>
              </table:table-cell>
              <table:table-cell office:value-type="float" office:value="18.6413586413586">
                <text:p>18.6413586413586</text:p>
              </table:table-cell>
              <table:table-cell office:value-type="float" office:value="18.6613386613387">
                <text:p>18.6613386613387</text:p>
              </table:table-cell>
              <table:table-cell office:value-type="float" office:value="18.6813186813187">
                <text:p>18.6813186813187</text:p>
              </table:table-cell>
              <table:table-cell office:value-type="float" office:value="18.7012987012987">
                <text:p>18.7012987012987</text:p>
              </table:table-cell>
              <table:table-cell office:value-type="float" office:value="18.7212787212787">
                <text:p>18.7212787212787</text:p>
              </table:table-cell>
              <table:table-cell office:value-type="float" office:value="18.7412587412587">
                <text:p>18.7412587412587</text:p>
              </table:table-cell>
              <table:table-cell office:value-type="float" office:value="18.7612387612388">
                <text:p>18.7612387612388</text:p>
              </table:table-cell>
              <table:table-cell office:value-type="float" office:value="18.7812187812188">
                <text:p>18.7812187812188</text:p>
              </table:table-cell>
              <table:table-cell office:value-type="float" office:value="18.8011988011988">
                <text:p>18.8011988011988</text:p>
              </table:table-cell>
              <table:table-cell office:value-type="float" office:value="18.8211788211788">
                <text:p>18.8211788211788</text:p>
              </table:table-cell>
              <table:table-cell office:value-type="float" office:value="18.8411588411588">
                <text:p>18.8411588411588</text:p>
              </table:table-cell>
              <table:table-cell office:value-type="float" office:value="18.8611388611389">
                <text:p>18.8611388611389</text:p>
              </table:table-cell>
              <table:table-cell office:value-type="float" office:value="18.8811188811189">
                <text:p>18.8811188811189</text:p>
              </table:table-cell>
              <table:table-cell office:value-type="float" office:value="18.9010989010989">
                <text:p>18.9010989010989</text:p>
              </table:table-cell>
              <table:table-cell office:value-type="float" office:value="18.9210789210789">
                <text:p>18.9210789210789</text:p>
              </table:table-cell>
              <table:table-cell office:value-type="float" office:value="18.9410589410589">
                <text:p>18.9410589410589</text:p>
              </table:table-cell>
              <table:table-cell office:value-type="float" office:value="18.961038961039">
                <text:p>18.961038961039</text:p>
              </table:table-cell>
              <table:table-cell office:value-type="float" office:value="18.981018981019">
                <text:p>18.981018981019</text:p>
              </table:table-cell>
              <table:table-cell office:value-type="float" office:value="19.000999000999">
                <text:p>19.000999000999</text:p>
              </table:table-cell>
              <table:table-cell office:value-type="float" office:value="19.020979020979">
                <text:p>19.020979020979</text:p>
              </table:table-cell>
              <table:table-cell office:value-type="float" office:value="19.040959040959">
                <text:p>19.040959040959</text:p>
              </table:table-cell>
              <table:table-cell office:value-type="float" office:value="19.0609390609391">
                <text:p>19.0609390609391</text:p>
              </table:table-cell>
              <table:table-cell office:value-type="float" office:value="19.0809190809191">
                <text:p>19.0809190809191</text:p>
              </table:table-cell>
              <table:table-cell office:value-type="float" office:value="19.1008991008991">
                <text:p>19.1008991008991</text:p>
              </table:table-cell>
              <table:table-cell office:value-type="float" office:value="19.1208791208791">
                <text:p>19.1208791208791</text:p>
              </table:table-cell>
              <table:table-cell office:value-type="float" office:value="19.1408591408591">
                <text:p>19.1408591408591</text:p>
              </table:table-cell>
              <table:table-cell office:value-type="float" office:value="19.1608391608392">
                <text:p>19.1608391608392</text:p>
              </table:table-cell>
              <table:table-cell office:value-type="float" office:value="19.1808191808192">
                <text:p>19.1808191808192</text:p>
              </table:table-cell>
              <table:table-cell office:value-type="float" office:value="19.2007992007992">
                <text:p>19.2007992007992</text:p>
              </table:table-cell>
              <table:table-cell office:value-type="float" office:value="19.2207792207792">
                <text:p>19.2207792207792</text:p>
              </table:table-cell>
              <table:table-cell office:value-type="float" office:value="19.2407592407592">
                <text:p>19.2407592407592</text:p>
              </table:table-cell>
              <table:table-cell office:value-type="float" office:value="19.2607392607393">
                <text:p>19.2607392607393</text:p>
              </table:table-cell>
              <table:table-cell office:value-type="float" office:value="19.2807192807193">
                <text:p>19.2807192807193</text:p>
              </table:table-cell>
              <table:table-cell office:value-type="float" office:value="19.3006993006993">
                <text:p>19.3006993006993</text:p>
              </table:table-cell>
              <table:table-cell office:value-type="float" office:value="19.3206793206793">
                <text:p>19.3206793206793</text:p>
              </table:table-cell>
              <table:table-cell office:value-type="float" office:value="19.3406593406593">
                <text:p>19.3406593406593</text:p>
              </table:table-cell>
              <table:table-cell office:value-type="float" office:value="19.3606393606394">
                <text:p>19.3606393606394</text:p>
              </table:table-cell>
              <table:table-cell office:value-type="float" office:value="19.3806193806194">
                <text:p>19.3806193806194</text:p>
              </table:table-cell>
              <table:table-cell office:value-type="float" office:value="19.4005994005994">
                <text:p>19.4005994005994</text:p>
              </table:table-cell>
              <table:table-cell office:value-type="float" office:value="19.4205794205794">
                <text:p>19.4205794205794</text:p>
              </table:table-cell>
              <table:table-cell office:value-type="float" office:value="19.4405594405594">
                <text:p>19.4405594405594</text:p>
              </table:table-cell>
              <table:table-cell office:value-type="float" office:value="19.4605394605395">
                <text:p>19.4605394605395</text:p>
              </table:table-cell>
              <table:table-cell office:value-type="float" office:value="19.4805194805195">
                <text:p>19.4805194805195</text:p>
              </table:table-cell>
              <table:table-cell office:value-type="float" office:value="19.5004995004995">
                <text:p>19.5004995004995</text:p>
              </table:table-cell>
              <table:table-cell office:value-type="float" office:value="19.5204795204795">
                <text:p>19.5204795204795</text:p>
              </table:table-cell>
              <table:table-cell office:value-type="float" office:value="19.5404595404595">
                <text:p>19.5404595404595</text:p>
              </table:table-cell>
              <table:table-cell office:value-type="float" office:value="19.5604395604396">
                <text:p>19.5604395604396</text:p>
              </table:table-cell>
              <table:table-cell office:value-type="float" office:value="19.5804195804196">
                <text:p>19.5804195804196</text:p>
              </table:table-cell>
              <table:table-cell office:value-type="float" office:value="19.6003996003996">
                <text:p>19.6003996003996</text:p>
              </table:table-cell>
              <table:table-cell office:value-type="float" office:value="19.6203796203796">
                <text:p>19.6203796203796</text:p>
              </table:table-cell>
              <table:table-cell office:value-type="float" office:value="19.6403596403596">
                <text:p>19.6403596403596</text:p>
              </table:table-cell>
              <table:table-cell office:value-type="float" office:value="19.6603396603397">
                <text:p>19.6603396603397</text:p>
              </table:table-cell>
              <table:table-cell office:value-type="float" office:value="19.6803196803197">
                <text:p>19.6803196803197</text:p>
              </table:table-cell>
              <table:table-cell office:value-type="float" office:value="19.7002997002997">
                <text:p>19.7002997002997</text:p>
              </table:table-cell>
              <table:table-cell office:value-type="float" office:value="19.7202797202797">
                <text:p>19.7202797202797</text:p>
              </table:table-cell>
              <table:table-cell office:value-type="float" office:value="19.7402597402597">
                <text:p>19.7402597402597</text:p>
              </table:table-cell>
              <table:table-cell office:value-type="float" office:value="19.7602397602398">
                <text:p>19.7602397602398</text:p>
              </table:table-cell>
              <table:table-cell office:value-type="float" office:value="19.7802197802198">
                <text:p>19.7802197802198</text:p>
              </table:table-cell>
              <table:table-cell office:value-type="float" office:value="19.8001998001998">
                <text:p>19.8001998001998</text:p>
              </table:table-cell>
              <table:table-cell office:value-type="float" office:value="19.8201798201798">
                <text:p>19.8201798201798</text:p>
              </table:table-cell>
              <table:table-cell office:value-type="float" office:value="19.8401598401598">
                <text:p>19.8401598401598</text:p>
              </table:table-cell>
              <table:table-cell office:value-type="float" office:value="19.8601398601399">
                <text:p>19.8601398601399</text:p>
              </table:table-cell>
              <table:table-cell office:value-type="float" office:value="19.8801198801199">
                <text:p>19.8801198801199</text:p>
              </table:table-cell>
              <table:table-cell office:value-type="float" office:value="19.9000999000999">
                <text:p>19.9000999000999</text:p>
              </table:table-cell>
              <table:table-cell office:value-type="float" office:value="19.9200799200799">
                <text:p>19.9200799200799</text:p>
              </table:table-cell>
              <table:table-cell office:value-type="float" office:value="19.9400599400599">
                <text:p>19.9400599400599</text:p>
              </table:table-cell>
              <table:table-cell office:value-type="float" office:value="19.96003996004">
                <text:p>19.96003996004</text:p>
              </table:table-cell>
              <table:table-cell office:value-type="float" office:value="19.98001998002">
                <text:p>19.98001998002</text:p>
              </table:table-cell>
            </table:table-row>
            <table:table-row>
              <table:table-cell office:value-type="string">
                <text:p>Szum</text:p>
                <draw:g>
                  <svg:desc>'Pomiar_noc_sobota-52'.B2:'Pomiar_noc_sobota-52'.B2</svg:desc>
                </draw:g>
              </table:table-cell>
              <table:table-cell office:value-type="float" office:value="-115.0047226">
                <text:p>-115.0047226</text:p>
                <draw:g>
                  <svg:desc>'Pomiar_noc_sobota-52'.C2:'Pomiar_noc_sobota-52'.ALO2</svg:desc>
                </draw:g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7978134">
                <text:p>-113.7978134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4.1654434">
                <text:p>-114.165443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1774215">
                <text:p>-116.177421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2186889">
                <text:p>-116.2186889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3857269">
                <text:p>-116.3857269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5991516">
                <text:p>-116.5991516</text:p>
              </table:table-cell>
              <table:table-cell office:value-type="float" office:value="-116.5991516">
                <text:p>-116.5991516</text:p>
              </table:table-cell>
              <table:table-cell office:value-type="float" office:value="-116.5560455">
                <text:p>-116.5560455</text:p>
              </table:table-cell>
              <table:table-cell office:value-type="float" office:value="-116.4917831">
                <text:p>-116.4917831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4280014">
                <text:p>-116.4280014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4280014">
                <text:p>-116.4280014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5345764">
                <text:p>-116.5345764</text:p>
              </table:table-cell>
              <table:table-cell office:value-type="float" office:value="-116.4280014">
                <text:p>-116.4280014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4280014">
                <text:p>-116.4280014</text:p>
              </table:table-cell>
              <table:table-cell office:value-type="float" office:value="-116.513153">
                <text:p>-116.513153</text:p>
              </table:table-cell>
              <table:table-cell office:value-type="float" office:value="-116.5345764">
                <text:p>-116.5345764</text:p>
              </table:table-cell>
              <table:table-cell office:value-type="float" office:value="-116.5775756">
                <text:p>-116.5775756</text:p>
              </table:table-cell>
              <table:table-cell office:value-type="float" office:value="-116.6424713">
                <text:p>-116.6424713</text:p>
              </table:table-cell>
              <table:table-cell office:value-type="float" office:value="-116.7297668">
                <text:p>-116.7297668</text:p>
              </table:table-cell>
              <table:table-cell office:value-type="float" office:value="-116.7297668">
                <text:p>-116.7297668</text:p>
              </table:table-cell>
              <table:table-cell office:value-type="float" office:value="-116.6207809">
                <text:p>-116.6207809</text:p>
              </table:table-cell>
              <table:table-cell office:value-type="float" office:value="-116.513153">
                <text:p>-116.513153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343666">
                <text:p>-116.343666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3227081">
                <text:p>-116.3227081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6424713">
                <text:p>-116.6424713</text:p>
              </table:table-cell>
              <table:table-cell office:value-type="float" office:value="-116.7958221">
                <text:p>-116.7958221</text:p>
              </table:table-cell>
              <table:table-cell office:value-type="float" office:value="-116.9970474">
                <text:p>-116.9970474</text:p>
              </table:table-cell>
              <table:table-cell office:value-type="float" office:value="-117.2494964">
                <text:p>-117.2494964</text:p>
              </table:table-cell>
              <table:table-cell office:value-type="float" office:value="-117.1799163">
                <text:p>-117.1799163</text:p>
              </table:table-cell>
              <table:table-cell office:value-type="float" office:value="-117.1338348">
                <text:p>-117.1338348</text:p>
              </table:table-cell>
              <table:table-cell office:value-type="float" office:value="-117.0651702">
                <text:p>-117.0651702</text:p>
              </table:table-cell>
              <table:table-cell office:value-type="float" office:value="-116.9970474">
                <text:p>-116.9970474</text:p>
              </table:table-cell>
              <table:table-cell office:value-type="float" office:value="-116.9519195">
                <text:p>-116.9519195</text:p>
              </table:table-cell>
              <table:table-cell office:value-type="float" office:value="-116.8401336">
                <text:p>-116.8401336</text:p>
              </table:table-cell>
              <table:table-cell office:value-type="float" office:value="-116.7517242">
                <text:p>-116.7517242</text:p>
              </table:table-cell>
              <table:table-cell office:value-type="float" office:value="-116.6424713">
                <text:p>-116.6424713</text:p>
              </table:table-cell>
              <table:table-cell office:value-type="float" office:value="-116.5345764">
                <text:p>-116.5345764</text:p>
              </table:table-cell>
              <table:table-cell office:value-type="float" office:value="-116.4492034">
                <text:p>-116.4492034</text:p>
              </table:table-cell>
              <table:table-cell office:value-type="float" office:value="-116.3646698">
                <text:p>-116.3646698</text:p>
              </table:table-cell>
              <table:table-cell office:value-type="float" office:value="-116.2809524">
                <text:p>-116.2809524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260147">
                <text:p>-116.260147</text:p>
              </table:table-cell>
              <table:table-cell office:value-type="float" office:value="-116.1774215">
                <text:p>-116.1774215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0841903">
                <text:p>-114.0841903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1654434">
                <text:p>-114.165443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2186889">
                <text:p>-116.2186889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7978134">
                <text:p>-113.7978134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7044143">
                <text:p>-113.7044143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7978134">
                <text:p>-113.7978134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2809524">
                <text:p>-116.2809524</text:p>
              </table:table-cell>
              <table:table-cell office:value-type="float" office:value="-116.3646698">
                <text:p>-116.3646698</text:p>
              </table:table-cell>
              <table:table-cell office:value-type="float" office:value="-116.4704666">
                <text:p>-116.4704666</text:p>
              </table:table-cell>
              <table:table-cell office:value-type="float" office:value="-116.4917831">
                <text:p>-116.4917831</text:p>
              </table:table-cell>
              <table:table-cell office:value-type="float" office:value="-116.343666">
                <text:p>-116.343666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5345764">
                <text:p>-116.5345764</text:p>
              </table:table-cell>
              <table:table-cell office:value-type="float" office:value="-116.6642074">
                <text:p>-116.6642074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16.6860122">
                <text:p>-116.6860122</text:p>
              </table:table-cell>
              <table:table-cell office:value-type="float" office:value="-116.7297668">
                <text:p>-116.7297668</text:p>
              </table:table-cell>
              <table:table-cell office:value-type="float" office:value="-116.7517242">
                <text:p>-116.7517242</text:p>
              </table:table-cell>
              <table:table-cell office:value-type="float" office:value="-116.7958221">
                <text:p>-116.7958221</text:p>
              </table:table-cell>
              <table:table-cell office:value-type="float" office:value="-116.7737426">
                <text:p>-116.7737426</text:p>
              </table:table-cell>
              <table:table-cell office:value-type="float" office:value="-116.7297668">
                <text:p>-116.7297668</text:p>
              </table:table-cell>
              <table:table-cell office:value-type="float" office:value="-116.5775756">
                <text:p>-116.5775756</text:p>
              </table:table-cell>
              <table:table-cell office:value-type="float" office:value="-116.4492034">
                <text:p>-116.4492034</text:p>
              </table:table-cell>
              <table:table-cell office:value-type="float" office:value="-116.3227081">
                <text:p>-116.3227081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1654434">
                <text:p>-114.1654434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588531">
                <text:p>-115.0588531</text:p>
              </table:table-cell>
            </table:table-row>
            <table:table-row>
              <table:table-cell office:value-type="string">
                <text:p>Wzór 1</text:p>
                <draw:g>
                  <svg:desc>'Pomiar_noc_sobota-52'.B3:'Pomiar_noc_sobota-52'.B3</svg:desc>
                </draw:g>
              </table:table-cell>
              <table:table-cell office:value-type="float" office:value="-114.4138641">
                <text:p>-114.4138641</text:p>
                <draw:g>
                  <svg:desc>'Pomiar_noc_sobota-52'.C3:'Pomiar_noc_sobota-52'.ALO3</svg:desc>
                </draw:g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7978134">
                <text:p>-113.7978134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814285">
                <text:p>-113.5814285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7044143">
                <text:p>-113.7044143</text:p>
              </table:table-cell>
              <table:table-cell office:value-type="float" office:value="-113.7821807">
                <text:p>-113.7821807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350555">
                <text:p>-114.6350555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620452">
                <text:p>-114.8620452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2393875">
                <text:p>-116.2393875</text:p>
              </table:table-cell>
              <table:table-cell office:value-type="float" office:value="-116.2186889">
                <text:p>-116.2186889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2393875">
                <text:p>-116.2393875</text:p>
              </table:table-cell>
              <table:table-cell office:value-type="float" office:value="-116.2393875">
                <text:p>-116.2393875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0954818">
                <text:p>-116.0954818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33876">
                <text:p>-115.933876</text:p>
              </table:table-cell>
              <table:table-cell office:value-type="float" office:value="-115.8740463">
                <text:p>-115.8740463</text:p>
              </table:table-cell>
              <table:table-cell office:value-type="float" office:value="-115.8146209">
                <text:p>-115.8146209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7752227">
                <text:p>-115.775222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73999">
                <text:p>-115.973999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1568603">
                <text:p>-116.1568603</text:p>
              </table:table-cell>
              <table:table-cell office:value-type="float" office:value="-116.034523">
                <text:p>-116.034523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5663986">
                <text:p>-114.5663986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447525">
                <text:p>-114.447525</text:p>
              </table:table-cell>
              <table:table-cell office:value-type="float" office:value="-114.4982681">
                <text:p>-114.4982681</text:p>
              </table:table-cell>
              <table:table-cell office:value-type="float" office:value="-114.5493164">
                <text:p>-114.5493164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7216644">
                <text:p>-114.7216644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9688339">
                <text:p>-114.9688339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7360076">
                <text:p>-115.7360076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588531">
                <text:p>-115.0588531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5.0769577">
                <text:p>-115.0769577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0227356">
                <text:p>-115.0227356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091354">
                <text:p>-114.8091354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8797531">
                <text:p>-114.8797531</text:p>
              </table:table-cell>
              <table:table-cell office:value-type="float" office:value="-114.9330902">
                <text:p>-114.9330902</text:p>
              </table:table-cell>
              <table:table-cell office:value-type="float" office:value="-115.0047226">
                <text:p>-115.0047226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315307">
                <text:p>-115.1315307</text:p>
              </table:table-cell>
              <table:table-cell office:value-type="float" office:value="-115.1498031">
                <text:p>-115.149803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133041">
                <text:p>-115.1133041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8443756">
                <text:p>-114.8443756</text:p>
              </table:table-cell>
              <table:table-cell office:value-type="float" office:value="-114.7740402">
                <text:p>-114.7740402</text:p>
              </table:table-cell>
              <table:table-cell office:value-type="float" office:value="-114.704277">
                <text:p>-114.704277</text:p>
              </table:table-cell>
              <table:table-cell office:value-type="float" office:value="-114.6523132">
                <text:p>-114.6523132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5835113">
                <text:p>-114.5835113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6178436">
                <text:p>-114.6178436</text:p>
              </table:table-cell>
              <table:table-cell office:value-type="float" office:value="-114.6696014">
                <text:p>-114.6696014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509506">
                <text:p>-114.9509506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5.0951156">
                <text:p>-115.0951156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4474182">
                <text:p>-115.4474182</text:p>
              </table:table-cell>
              <table:table-cell office:value-type="float" office:value="-115.4096527">
                <text:p>-115.4096527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043792">
                <text:p>-115.5043792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425567">
                <text:p>-115.5425567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2787551">
                <text:p>-115.2787551</text:p>
              </table:table-cell>
              <table:table-cell office:value-type="float" office:value="-115.2602157">
                <text:p>-115.2602157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1864471">
                <text:p>-115.1864471</text:p>
              </table:table-cell>
              <table:table-cell office:value-type="float" office:value="-115.2048263">
                <text:p>-115.2048263</text:p>
              </table:table-cell>
              <table:table-cell office:value-type="float" office:value="-115.2232513">
                <text:p>-115.2232513</text:p>
              </table:table-cell>
              <table:table-cell office:value-type="float" office:value="-115.2417144">
                <text:p>-115.2417144</text:p>
              </table:table-cell>
              <table:table-cell office:value-type="float" office:value="-115.2973327">
                <text:p>-115.2973327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466362">
                <text:p>-115.466362</text:p>
              </table:table-cell>
              <table:table-cell office:value-type="float" office:value="-115.5809021">
                <text:p>-115.5809021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8939437">
                <text:p>-115.8939437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7164688">
                <text:p>-115.7164688</text:p>
              </table:table-cell>
              <table:table-cell office:value-type="float" office:value="-115.6194229">
                <text:p>-115.6194229</text:p>
              </table:table-cell>
              <table:table-cell office:value-type="float" office:value="-115.5234451">
                <text:p>-115.5234451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3346176">
                <text:p>-115.3346176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159561">
                <text:p>-115.3159561</text:p>
              </table:table-cell>
              <table:table-cell office:value-type="float" office:value="-115.3533096">
                <text:p>-115.3533096</text:p>
              </table:table-cell>
              <table:table-cell office:value-type="float" office:value="-115.3908386">
                <text:p>-115.3908386</text:p>
              </table:table-cell>
              <table:table-cell office:value-type="float" office:value="-115.4285202">
                <text:p>-115.4285202</text:p>
              </table:table-cell>
              <table:table-cell office:value-type="float" office:value="-115.4853515">
                <text:p>-115.4853515</text:p>
              </table:table-cell>
              <table:table-cell office:value-type="float" office:value="-115.5617065">
                <text:p>-115.5617065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775207">
                <text:p>-115.6775207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387481">
                <text:p>-115.6387481</text:p>
              </table:table-cell>
              <table:table-cell office:value-type="float" office:value="-115.6581115">
                <text:p>-115.6581115</text:p>
              </table:table-cell>
              <table:table-cell office:value-type="float" office:value="-115.6969757">
                <text:p>-115.6969757</text:p>
              </table:table-cell>
              <table:table-cell office:value-type="float" office:value="-115.7555999">
                <text:p>-115.7555999</text:p>
              </table:table-cell>
              <table:table-cell office:value-type="float" office:value="-115.7948989">
                <text:p>-115.7948989</text:p>
              </table:table-cell>
              <table:table-cell office:value-type="float" office:value="-115.8541946">
                <text:p>-115.8541946</text:p>
              </table:table-cell>
              <table:table-cell office:value-type="float" office:value="-115.913887">
                <text:p>-115.913887</text:p>
              </table:table-cell>
              <table:table-cell office:value-type="float" office:value="-115.9539184">
                <text:p>-115.9539184</text:p>
              </table:table-cell>
              <table:table-cell office:value-type="float" office:value="-115.9941253">
                <text:p>-115.9941253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6.0547943">
                <text:p>-116.0547943</text:p>
              </table:table-cell>
              <table:table-cell office:value-type="float" office:value="-116.0751113">
                <text:p>-116.0751113</text:p>
              </table:table-cell>
              <table:table-cell office:value-type="float" office:value="-116.1363525">
                <text:p>-116.1363525</text:p>
              </table:table-cell>
              <table:table-cell office:value-type="float" office:value="-116.1980285">
                <text:p>-116.1980285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4068298">
                <text:p>-116.4068298</text:p>
              </table:table-cell>
              <table:table-cell office:value-type="float" office:value="-116.3857269">
                <text:p>-116.3857269</text:p>
              </table:table-cell>
              <table:table-cell office:value-type="float" office:value="-116.3018035">
                <text:p>-116.3018035</text:p>
              </table:table-cell>
              <table:table-cell office:value-type="float" office:value="-116.2393875">
                <text:p>-116.2393875</text:p>
              </table:table-cell>
              <table:table-cell office:value-type="float" office:value="-116.1774215">
                <text:p>-116.1774215</text:p>
              </table:table-cell>
              <table:table-cell office:value-type="float" office:value="-116.1158905">
                <text:p>-116.1158905</text:p>
              </table:table-cell>
              <table:table-cell office:value-type="float" office:value="-116.0143051">
                <text:p>-116.0143051</text:p>
              </table:table-cell>
              <table:table-cell office:value-type="float" office:value="-115.8343887">
                <text:p>-115.8343887</text:p>
              </table:table-cell>
              <table:table-cell office:value-type="float" office:value="-115.6001434">
                <text:p>-115.6001434</text:p>
              </table:table-cell>
              <table:table-cell office:value-type="float" office:value="-115.3720474">
                <text:p>-115.3720474</text:p>
              </table:table-cell>
              <table:table-cell office:value-type="float" office:value="-115.1680984">
                <text:p>-115.1680984</text:p>
              </table:table-cell>
              <table:table-cell office:value-type="float" office:value="-115.0407638">
                <text:p>-115.0407638</text:p>
              </table:table-cell>
              <table:table-cell office:value-type="float" office:value="-114.9152679">
                <text:p>-114.9152679</text:p>
              </table:table-cell>
              <table:table-cell office:value-type="float" office:value="-114.7915649">
                <text:p>-114.7915649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4.0357971">
                <text:p>-114.0357971</text:p>
              </table:table-cell>
            </table:table-row>
            <table:table-row>
              <table:table-cell office:value-type="string">
                <text:p>Wzór 2</text:p>
                <draw:g>
                  <svg:desc>'Pomiar_noc_sobota-52'.B4:'Pomiar_noc_sobota-52'.B4</svg:desc>
                </draw:g>
              </table:table-cell>
              <table:table-cell office:value-type="float" office:value="-112.7106552">
                <text:p>-112.7106552</text:p>
                <draw:g>
                  <svg:desc>'Pomiar_noc_sobota-52'.C4:'Pomiar_noc_sobota-52'.ALO4</svg:desc>
                </draw:g>
              </table:table-cell>
              <table:table-cell office:value-type="float" office:value="-112.9486389">
                <text:p>-112.9486389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4521713">
                <text:p>-112.4521713</text:p>
              </table:table-cell>
              <table:table-cell office:value-type="float" office:value="-112.3191528">
                <text:p>-112.3191528</text:p>
              </table:table-cell>
              <table:table-cell office:value-type="float" office:value="-112.2141876">
                <text:p>-112.2141876</text:p>
              </table:table-cell>
              <table:table-cell office:value-type="float" office:value="-112.1492157">
                <text:p>-112.1492157</text:p>
              </table:table-cell>
              <table:table-cell office:value-type="float" office:value="-112.0847396">
                <text:p>-112.0847396</text:p>
              </table:table-cell>
              <table:table-cell office:value-type="float" office:value="-112.020729">
                <text:p>-112.020729</text:p>
              </table:table-cell>
              <table:table-cell office:value-type="float" office:value="-111.9698638">
                <text:p>-111.9698638</text:p>
              </table:table-cell>
              <table:table-cell office:value-type="float" office:value="-111.8941116">
                <text:p>-111.8941116</text:p>
              </table:table-cell>
              <table:table-cell office:value-type="float" office:value="-111.8314895">
                <text:p>-111.8314895</text:p>
              </table:table-cell>
              <table:table-cell office:value-type="float" office:value="-111.76931">
                <text:p>-111.76931</text:p>
              </table:table-cell>
              <table:table-cell office:value-type="float" office:value="-111.7322158">
                <text:p>-111.7322158</text:p>
              </table:table-cell>
              <table:table-cell office:value-type="float" office:value="-111.6952819">
                <text:p>-111.6952819</text:p>
              </table:table-cell>
              <table:table-cell office:value-type="float" office:value="-111.6707458">
                <text:p>-111.6707458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585006">
                <text:p>-111.6585006</text:p>
              </table:table-cell>
              <table:table-cell office:value-type="float" office:value="-111.6830062">
                <text:p>-111.6830062</text:p>
              </table:table-cell>
              <table:table-cell office:value-type="float" office:value="-111.7075729">
                <text:p>-111.7075729</text:p>
              </table:table-cell>
              <table:table-cell office:value-type="float" office:value="-111.7569274">
                <text:p>-111.7569274</text:p>
              </table:table-cell>
              <table:table-cell office:value-type="float" office:value="-111.8065643">
                <text:p>-111.8065643</text:p>
              </table:table-cell>
              <table:table-cell office:value-type="float" office:value="-111.8690109">
                <text:p>-111.8690109</text:p>
              </table:table-cell>
              <table:table-cell office:value-type="float" office:value="-111.9319">
                <text:p>-111.9319</text:p>
              </table:table-cell>
              <table:table-cell office:value-type="float" office:value="-112.0079803">
                <text:p>-112.0079803</text:p>
              </table:table-cell>
              <table:table-cell office:value-type="float" office:value="-112.0718994">
                <text:p>-112.0718994</text:p>
              </table:table-cell>
              <table:table-cell office:value-type="float" office:value="-112.1362838">
                <text:p>-112.1362838</text:p>
              </table:table-cell>
              <table:table-cell office:value-type="float" office:value="-112.2011566">
                <text:p>-112.2011566</text:p>
              </table:table-cell>
              <table:table-cell office:value-type="float" office:value="-112.2796402">
                <text:p>-112.2796402</text:p>
              </table:table-cell>
              <table:table-cell office:value-type="float" office:value="-112.3987197">
                <text:p>-112.3987197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7354354">
                <text:p>-113.7354354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4.1165924">
                <text:p>-114.1165924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0841903">
                <text:p>-114.0841903</text:p>
              </table:table-cell>
              <table:table-cell office:value-type="float" office:value="-114.003685">
                <text:p>-114.003685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8448944">
                <text:p>-113.8448944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889495">
                <text:p>-113.6889495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10913">
                <text:p>-113.310913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6889495">
                <text:p>-113.6889495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6889495">
                <text:p>-113.6889495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7665634">
                <text:p>-113.7665634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7354354">
                <text:p>-113.7354354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6830825">
                <text:p>-112.6830825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6008834">
                <text:p>-112.6008834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5465087">
                <text:p>-112.5465087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465087">
                <text:p>-112.5465087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6145248">
                <text:p>-112.6145248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6693267">
                <text:p>-112.6693267</text:p>
              </table:table-cell>
              <table:table-cell office:value-type="float" office:value="-112.6968612">
                <text:p>-112.6968612</text:p>
              </table:table-cell>
              <table:table-cell office:value-type="float" office:value="-112.738327">
                <text:p>-112.738327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498611">
                <text:p>-112.8498611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257141">
                <text:p>-113.3257141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257141">
                <text:p>-113.32571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257141">
                <text:p>-113.3257141</text:p>
              </table:table-cell>
              <table:table-cell office:value-type="float" office:value="-113.310913">
                <text:p>-113.310913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10913">
                <text:p>-113.310913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4521713">
                <text:p>-112.4521713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372116">
                <text:p>-112.372116</text:p>
              </table:table-cell>
              <table:table-cell office:value-type="float" office:value="-112.3323669">
                <text:p>-112.3323669</text:p>
              </table:table-cell>
              <table:table-cell office:value-type="float" office:value="-112.2927932">
                <text:p>-112.2927932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2534027">
                <text:p>-112.2534027</text:p>
              </table:table-cell>
              <table:table-cell office:value-type="float" office:value="-112.2534027">
                <text:p>-112.2534027</text:p>
              </table:table-cell>
              <table:table-cell office:value-type="float" office:value="-112.2534027">
                <text:p>-112.2534027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2796402">
                <text:p>-112.2796402</text:p>
              </table:table-cell>
              <table:table-cell office:value-type="float" office:value="-112.3059692">
                <text:p>-112.3059692</text:p>
              </table:table-cell>
              <table:table-cell office:value-type="float" office:value="-112.3191528">
                <text:p>-112.3191528</text:p>
              </table:table-cell>
              <table:table-cell office:value-type="float" office:value="-112.3455963">
                <text:p>-112.3455963</text:p>
              </table:table-cell>
              <table:table-cell office:value-type="float" office:value="-112.372116">
                <text:p>-112.372116</text:p>
              </table:table-cell>
              <table:table-cell office:value-type="float" office:value="-112.4254074">
                <text:p>-112.4254074</text:p>
              </table:table-cell>
              <table:table-cell office:value-type="float" office:value="-112.4924774">
                <text:p>-112.4924774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2079391">
                <text:p>-113.2079391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257141">
                <text:p>-113.3257141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079391">
                <text:p>-113.2079391</text:p>
              </table:table-cell>
              <table:table-cell office:value-type="float" office:value="-113.2079391">
                <text:p>-113.2079391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7354354">
                <text:p>-113.7354354</text:p>
              </table:table-cell>
              <table:table-cell office:value-type="float" office:value="-113.7821807">
                <text:p>-113.7821807</text:p>
              </table:table-cell>
              <table:table-cell office:value-type="float" office:value="-113.8448944">
                <text:p>-113.8448944</text:p>
              </table:table-cell>
              <table:table-cell office:value-type="float" office:value="-113.8448944">
                <text:p>-113.8448944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5465087">
                <text:p>-112.5465087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3854064">
                <text:p>-112.3854064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1621704">
                <text:p>-112.1621704</text:p>
              </table:table-cell>
              <table:table-cell office:value-type="float" office:value="-112.0718994">
                <text:p>-112.0718994</text:p>
              </table:table-cell>
              <table:table-cell office:value-type="float" office:value="-111.9825515">
                <text:p>-111.9825515</text:p>
              </table:table-cell>
              <table:table-cell office:value-type="float" office:value="-111.9192886">
                <text:p>-111.9192886</text:p>
              </table:table-cell>
              <table:table-cell office:value-type="float" office:value="-111.8564758">
                <text:p>-111.8564758</text:p>
              </table:table-cell>
              <table:table-cell office:value-type="float" office:value="-111.8190155">
                <text:p>-111.8190155</text:p>
              </table:table-cell>
              <table:table-cell office:value-type="float" office:value="-111.7941284">
                <text:p>-111.7941284</text:p>
              </table:table-cell>
              <table:table-cell office:value-type="float" office:value="-111.7817077">
                <text:p>-111.7817077</text:p>
              </table:table-cell>
              <table:table-cell office:value-type="float" office:value="-111.7817077">
                <text:p>-111.7817077</text:p>
              </table:table-cell>
              <table:table-cell office:value-type="float" office:value="-111.7817077">
                <text:p>-111.7817077</text:p>
              </table:table-cell>
              <table:table-cell office:value-type="float" office:value="-111.7941284">
                <text:p>-111.7941284</text:p>
              </table:table-cell>
              <table:table-cell office:value-type="float" office:value="-111.8190155">
                <text:p>-111.8190155</text:p>
              </table:table-cell>
              <table:table-cell office:value-type="float" office:value="-111.8564758">
                <text:p>-111.8564758</text:p>
              </table:table-cell>
              <table:table-cell office:value-type="float" office:value="-111.9192886">
                <text:p>-111.9192886</text:p>
              </table:table-cell>
              <table:table-cell office:value-type="float" office:value="-111.9952621">
                <text:p>-111.9952621</text:p>
              </table:table-cell>
              <table:table-cell office:value-type="float" office:value="-112.0975952">
                <text:p>-112.0975952</text:p>
              </table:table-cell>
              <table:table-cell office:value-type="float" office:value="-112.2272415">
                <text:p>-112.2272415</text:p>
              </table:table-cell>
              <table:table-cell office:value-type="float" office:value="-112.372116">
                <text:p>-112.372116</text:p>
              </table:table-cell>
              <table:table-cell office:value-type="float" office:value="-112.4790267">
                <text:p>-112.4790267</text:p>
              </table:table-cell>
              <table:table-cell office:value-type="float" office:value="-112.5872573">
                <text:p>-112.5872573</text:p>
              </table:table-cell>
              <table:table-cell office:value-type="float" office:value="-112.6830825">
                <text:p>-112.6830825</text:p>
              </table:table-cell>
              <table:table-cell office:value-type="float" office:value="-112.6555938">
                <text:p>-112.6555938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6145248">
                <text:p>-112.6145248</text:p>
              </table:table-cell>
              <table:table-cell office:value-type="float" office:value="-112.6008834">
                <text:p>-112.6008834</text:p>
              </table:table-cell>
              <table:table-cell office:value-type="float" office:value="-112.6008834">
                <text:p>-112.6008834</text:p>
              </table:table-cell>
              <table:table-cell office:value-type="float" office:value="-112.6145248">
                <text:p>-112.6145248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6555938">
                <text:p>-112.6555938</text:p>
              </table:table-cell>
              <table:table-cell office:value-type="float" office:value="-112.6830825">
                <text:p>-112.6830825</text:p>
              </table:table-cell>
              <table:table-cell office:value-type="float" office:value="-112.7106552">
                <text:p>-112.7106552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7665634">
                <text:p>-113.7665634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4.0841903">
                <text:p>-114.0841903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5661773">
                <text:p>-113.5661773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3059692">
                <text:p>-112.3059692</text:p>
              </table:table-cell>
              <table:table-cell office:value-type="float" office:value="-112.1751556">
                <text:p>-112.1751556</text:p>
              </table:table-cell>
              <table:table-cell office:value-type="float" office:value="-112.0462799">
                <text:p>-112.0462799</text:p>
              </table:table-cell>
              <table:table-cell office:value-type="float" office:value="-111.9698638">
                <text:p>-111.9698638</text:p>
              </table:table-cell>
              <table:table-cell office:value-type="float" office:value="-111.8941116">
                <text:p>-111.8941116</text:p>
              </table:table-cell>
              <table:table-cell office:value-type="float" office:value="-111.8314895">
                <text:p>-111.8314895</text:p>
              </table:table-cell>
              <table:table-cell office:value-type="float" office:value="-111.76931">
                <text:p>-111.76931</text:p>
              </table:table-cell>
              <table:table-cell office:value-type="float" office:value="-111.6952819">
                <text:p>-111.6952819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5975494">
                <text:p>-111.5975494</text:p>
              </table:table-cell>
              <table:table-cell office:value-type="float" office:value="-111.5611877">
                <text:p>-111.5611877</text:p>
              </table:table-cell>
              <table:table-cell office:value-type="float" office:value="-111.5490951">
                <text:p>-111.5490951</text:p>
              </table:table-cell>
              <table:table-cell office:value-type="float" office:value="-111.5490951">
                <text:p>-111.5490951</text:p>
              </table:table-cell>
              <table:table-cell office:value-type="float" office:value="-111.5490951">
                <text:p>-111.5490951</text:p>
              </table:table-cell>
              <table:table-cell office:value-type="float" office:value="-111.5611877">
                <text:p>-111.5611877</text:p>
              </table:table-cell>
              <table:table-cell office:value-type="float" office:value="-111.585411">
                <text:p>-111.585411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6340713">
                <text:p>-111.6340713</text:p>
              </table:table-cell>
              <table:table-cell office:value-type="float" office:value="-111.6707458">
                <text:p>-111.6707458</text:p>
              </table:table-cell>
              <table:table-cell office:value-type="float" office:value="-111.7445678">
                <text:p>-111.7445678</text:p>
              </table:table-cell>
              <table:table-cell office:value-type="float" office:value="-111.8190155">
                <text:p>-111.8190155</text:p>
              </table:table-cell>
              <table:table-cell office:value-type="float" office:value="-111.9066925">
                <text:p>-111.9066925</text:p>
              </table:table-cell>
              <table:table-cell office:value-type="float" office:value="-112.0079803">
                <text:p>-112.0079803</text:p>
              </table:table-cell>
              <table:table-cell office:value-type="float" office:value="-112.1362838">
                <text:p>-112.1362838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2079391">
                <text:p>-113.2079391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2.8498611">
                <text:p>-112.8498611</text:p>
              </table:table-cell>
              <table:table-cell office:value-type="float" office:value="-112.6555938">
                <text:p>-112.6555938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3059692">
                <text:p>-112.3059692</text:p>
              </table:table-cell>
              <table:table-cell office:value-type="float" office:value="-112.1492157">
                <text:p>-112.1492157</text:p>
              </table:table-cell>
              <table:table-cell office:value-type="float" office:value="-112.020729">
                <text:p>-112.020729</text:p>
              </table:table-cell>
              <table:table-cell office:value-type="float" office:value="-111.9445419">
                <text:p>-111.9445419</text:p>
              </table:table-cell>
              <table:table-cell office:value-type="float" office:value="-111.8690109">
                <text:p>-111.8690109</text:p>
              </table:table-cell>
              <table:table-cell office:value-type="float" office:value="-111.7941284">
                <text:p>-111.7941284</text:p>
              </table:table-cell>
              <table:table-cell office:value-type="float" office:value="-111.7445678">
                <text:p>-111.7445678</text:p>
              </table:table-cell>
              <table:table-cell office:value-type="float" office:value="-111.6585006">
                <text:p>-111.6585006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5611877">
                <text:p>-111.5611877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5611877">
                <text:p>-111.5611877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952819">
                <text:p>-111.6952819</text:p>
              </table:table-cell>
              <table:table-cell office:value-type="float" office:value="-111.7569274">
                <text:p>-111.7569274</text:p>
              </table:table-cell>
              <table:table-cell office:value-type="float" office:value="-111.8190155">
                <text:p>-111.8190155</text:p>
              </table:table-cell>
              <table:table-cell office:value-type="float" office:value="-111.9319">
                <text:p>-111.9319</text:p>
              </table:table-cell>
              <table:table-cell office:value-type="float" office:value="-112.0718994">
                <text:p>-112.0718994</text:p>
              </table:table-cell>
              <table:table-cell office:value-type="float" office:value="-112.2272415">
                <text:p>-112.2272415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6008834">
                <text:p>-112.6008834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7044143">
                <text:p>-113.7044143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38327">
                <text:p>-112.738327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7106552">
                <text:p>-112.7106552</text:p>
              </table:table-cell>
              <table:table-cell office:value-type="float" office:value="-112.6968612">
                <text:p>-112.6968612</text:p>
              </table:table-cell>
              <table:table-cell office:value-type="float" office:value="-112.7106552">
                <text:p>-112.7106552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3987197">
                <text:p>-112.3987197</text:p>
              </table:table-cell>
              <table:table-cell office:value-type="float" office:value="-112.3323669">
                <text:p>-112.3323669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1621704">
                <text:p>-112.1621704</text:p>
              </table:table-cell>
              <table:table-cell office:value-type="float" office:value="-112.0718994">
                <text:p>-112.0718994</text:p>
              </table:table-cell>
              <table:table-cell office:value-type="float" office:value="-111.9825515">
                <text:p>-111.9825515</text:p>
              </table:table-cell>
              <table:table-cell office:value-type="float" office:value="-111.9066925">
                <text:p>-111.9066925</text:p>
              </table:table-cell>
              <table:table-cell office:value-type="float" office:value="-111.8314895">
                <text:p>-111.8314895</text:p>
              </table:table-cell>
              <table:table-cell office:value-type="float" office:value="-111.7569274">
                <text:p>-111.7569274</text:p>
              </table:table-cell>
              <table:table-cell office:value-type="float" office:value="-111.6952819">
                <text:p>-111.6952819</text:p>
              </table:table-cell>
              <table:table-cell office:value-type="float" office:value="-111.646286">
                <text:p>-111.646286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5732879">
                <text:p>-111.5732879</text:p>
              </table:table-cell>
              <table:table-cell office:value-type="float" office:value="-111.5490951">
                <text:p>-111.5490951</text:p>
              </table:table-cell>
              <table:table-cell office:value-type="float" office:value="-111.5129241">
                <text:p>-111.5129241</text:p>
              </table:table-cell>
              <table:table-cell office:value-type="float" office:value="-111.4769134">
                <text:p>-111.4769134</text:p>
              </table:table-cell>
              <table:table-cell office:value-type="float" office:value="-111.4529876">
                <text:p>-111.4529876</text:p>
              </table:table-cell>
              <table:table-cell office:value-type="float" office:value="-111.44104">
                <text:p>-111.44104</text:p>
              </table:table-cell>
              <table:table-cell office:value-type="float" office:value="-111.44104">
                <text:p>-111.44104</text:p>
              </table:table-cell>
              <table:table-cell office:value-type="float" office:value="-111.44104">
                <text:p>-111.44104</text:p>
              </table:table-cell>
              <table:table-cell office:value-type="float" office:value="-111.4529876">
                <text:p>-111.4529876</text:p>
              </table:table-cell>
              <table:table-cell office:value-type="float" office:value="-111.4649429">
                <text:p>-111.4649429</text:p>
              </table:table-cell>
              <table:table-cell office:value-type="float" office:value="-111.4888992">
                <text:p>-111.4888992</text:p>
              </table:table-cell>
              <table:table-cell office:value-type="float" office:value="-111.5129241">
                <text:p>-111.5129241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5732879">
                <text:p>-111.5732879</text:p>
              </table:table-cell>
              <table:table-cell office:value-type="float" office:value="-111.6340713">
                <text:p>-111.6340713</text:p>
              </table:table-cell>
              <table:table-cell office:value-type="float" office:value="-111.7075729">
                <text:p>-111.7075729</text:p>
              </table:table-cell>
              <table:table-cell office:value-type="float" office:value="-111.7941284">
                <text:p>-111.7941284</text:p>
              </table:table-cell>
              <table:table-cell office:value-type="float" office:value="-111.8815536">
                <text:p>-111.8815536</text:p>
              </table:table-cell>
              <table:table-cell office:value-type="float" office:value="-111.9952621">
                <text:p>-111.9952621</text:p>
              </table:table-cell>
              <table:table-cell office:value-type="float" office:value="-112.1104736">
                <text:p>-112.1104736</text:p>
              </table:table-cell>
              <table:table-cell office:value-type="float" office:value="-112.2403106">
                <text:p>-112.2403106</text:p>
              </table:table-cell>
              <table:table-cell office:value-type="float" office:value="-112.3323669">
                <text:p>-112.3323669</text:p>
              </table:table-cell>
              <table:table-cell office:value-type="float" office:value="-112.4254074">
                <text:p>-112.4254074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8498611">
                <text:p>-112.8498611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628448">
                <text:p>-112.962844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6968612">
                <text:p>-112.6968612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6145248">
                <text:p>-112.6145248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5465087">
                <text:p>-112.5465087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059585">
                <text:p>-112.5059585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736541">
                <text:p>-112.5736541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6830825">
                <text:p>-112.6830825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244796">
                <text:p>-112.7244796</text:p>
              </table:table-cell>
              <table:table-cell office:value-type="float" office:value="-112.6693267">
                <text:p>-112.6693267</text:p>
              </table:table-cell>
              <table:table-cell office:value-type="float" office:value="-112.6281967">
                <text:p>-112.6281967</text:p>
              </table:table-cell>
              <table:table-cell office:value-type="float" office:value="-112.5872573">
                <text:p>-112.5872573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194473">
                <text:p>-112.5194473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5872573">
                <text:p>-112.5872573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6968612">
                <text:p>-112.6968612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1641845">
                <text:p>-113.1641845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2.9344635">
                <text:p>-112.9344635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2.9913253">
                <text:p>-112.991325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8498611">
                <text:p>-112.8498611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078613">
                <text:p>-112.8078613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485687">
                <text:p>-113.0485687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061737">
                <text:p>-112.9061737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638992">
                <text:p>-112.8638992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920593">
                <text:p>-112.8920593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9770736">
                <text:p>-112.9770736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0342178">
                <text:p>-113.0342178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629272">
                <text:p>-113.0629272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2.9486389">
                <text:p>-112.9486389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738327">
                <text:p>-112.738327</text:p>
              </table:table-cell>
              <table:table-cell office:value-type="float" office:value="-112.738327">
                <text:p>-112.738327</text:p>
              </table:table-cell>
              <table:table-cell office:value-type="float" office:value="-112.752182">
                <text:p>-112.752182</text:p>
              </table:table-cell>
              <table:table-cell office:value-type="float" office:value="-112.7660751">
                <text:p>-112.7660751</text:p>
              </table:table-cell>
              <table:table-cell office:value-type="float" office:value="-112.7939147">
                <text:p>-112.7939147</text:p>
              </table:table-cell>
              <table:table-cell office:value-type="float" office:value="-112.8358383">
                <text:p>-112.8358383</text:p>
              </table:table-cell>
              <table:table-cell office:value-type="float" office:value="-112.8779678">
                <text:p>-112.8779678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3.0055999">
                <text:p>-113.0055999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9080658">
                <text:p>-113.9080658</text:p>
              </table:table-cell>
              <table:table-cell office:value-type="float" office:value="-113.9398193">
                <text:p>-113.9398193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4.003685">
                <text:p>-114.003685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6427002">
                <text:p>-113.6427002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4903183">
                <text:p>-113.4903183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5509491">
                <text:p>-113.5509491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7665634">
                <text:p>-113.7665634</text:p>
              </table:table-cell>
              <table:table-cell office:value-type="float" office:value="-113.876419">
                <text:p>-113.876419</text:p>
              </table:table-cell>
              <table:table-cell office:value-type="float" office:value="-114.003685">
                <text:p>-114.003685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3.9239273">
                <text:p>-113.9239273</text:p>
              </table:table-cell>
              <table:table-cell office:value-type="float" office:value="-113.8134765">
                <text:p>-113.8134765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6273422">
                <text:p>-113.6273422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2225799">
                <text:p>-113.2225799</text:p>
              </table:table-cell>
              <table:table-cell office:value-type="float" office:value="-113.178749">
                <text:p>-113.178749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1061782">
                <text:p>-113.1061782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1351394">
                <text:p>-113.1351394</text:p>
              </table:table-cell>
              <table:table-cell office:value-type="float" office:value="-113.1496505">
                <text:p>-113.1496505</text:p>
              </table:table-cell>
              <table:table-cell office:value-type="float" office:value="-113.1933288">
                <text:p>-113.1933288</text:p>
              </table:table-cell>
              <table:table-cell office:value-type="float" office:value="-113.237236">
                <text:p>-113.237236</text:p>
              </table:table-cell>
              <table:table-cell office:value-type="float" office:value="-113.2961273">
                <text:p>-113.296127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5054321">
                <text:p>-113.5054321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5967025">
                <text:p>-113.5967025</text:p>
              </table:table-cell>
              <table:table-cell office:value-type="float" office:value="-113.6889495">
                <text:p>-113.6889495</text:p>
              </table:table-cell>
              <table:table-cell office:value-type="float" office:value="-113.7821807">
                <text:p>-113.7821807</text:p>
              </table:table-cell>
              <table:table-cell office:value-type="float" office:value="-113.8922271">
                <text:p>-113.8922271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5152511">
                <text:p>-114.5152511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813232">
                <text:p>-114.4813232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4.0357971">
                <text:p>-114.0357971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9716949">
                <text:p>-113.9716949</text:p>
              </table:table-cell>
              <table:table-cell office:value-type="float" office:value="-113.8291702">
                <text:p>-113.8291702</text:p>
              </table:table-cell>
              <table:table-cell office:value-type="float" office:value="-113.6735076">
                <text:p>-113.6735076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266632">
                <text:p>-113.266632</text:p>
              </table:table-cell>
              <table:table-cell office:value-type="float" office:value="-113.0917434">
                <text:p>-113.0917434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7799835">
                <text:p>-112.7799835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5329742">
                <text:p>-112.5329742</text:p>
              </table:table-cell>
              <table:table-cell office:value-type="float" office:value="-112.4655914">
                <text:p>-112.4655914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3588485">
                <text:p>-112.3588485</text:p>
              </table:table-cell>
              <table:table-cell office:value-type="float" office:value="-112.3191528">
                <text:p>-112.3191528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2272415">
                <text:p>-112.2272415</text:p>
              </table:table-cell>
              <table:table-cell office:value-type="float" office:value="-112.2141876">
                <text:p>-112.2141876</text:p>
              </table:table-cell>
              <table:table-cell office:value-type="float" office:value="-112.2141876">
                <text:p>-112.2141876</text:p>
              </table:table-cell>
              <table:table-cell office:value-type="float" office:value="-112.2272415">
                <text:p>-112.2272415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3059692">
                <text:p>-112.3059692</text:p>
              </table:table-cell>
              <table:table-cell office:value-type="float" office:value="-112.372116">
                <text:p>-112.372116</text:p>
              </table:table-cell>
              <table:table-cell office:value-type="float" office:value="-112.4254074">
                <text:p>-112.4254074</text:p>
              </table:table-cell>
              <table:table-cell office:value-type="float" office:value="-112.4924774">
                <text:p>-112.4924774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6418838">
                <text:p>-112.6418838</text:p>
              </table:table-cell>
              <table:table-cell office:value-type="float" office:value="-112.7660751">
                <text:p>-112.7660751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3.0773239">
                <text:p>-113.0773239</text:p>
              </table:table-cell>
              <table:table-cell office:value-type="float" office:value="-113.2519226">
                <text:p>-113.2519226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554153">
                <text:p>-113.3554153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405532">
                <text:p>-113.340553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601593">
                <text:p>-113.4601593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7044143">
                <text:p>-113.7044143</text:p>
              </table:table-cell>
              <table:table-cell office:value-type="float" office:value="-113.7821807">
                <text:p>-113.7821807</text:p>
              </table:table-cell>
              <table:table-cell office:value-type="float" office:value="-113.8606414">
                <text:p>-113.8606414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2145614">
                <text:p>-114.214561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47467">
                <text:p>-114.247467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3136367">
                <text:p>-114.3136367</text:p>
              </table:table-cell>
              <table:table-cell office:value-type="float" office:value="-114.3469162">
                <text:p>-114.3469162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4138641">
                <text:p>-114.4138641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3803253">
                <text:p>-114.3803253</text:p>
              </table:table-cell>
              <table:table-cell office:value-type="float" office:value="-114.2970504">
                <text:p>-114.297050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0518951">
                <text:p>-114.0518951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3.9876785">
                <text:p>-113.9876785</text:p>
              </table:table-cell>
              <table:table-cell office:value-type="float" office:value="-114.003685">
                <text:p>-114.003685</text:p>
              </table:table-cell>
              <table:table-cell office:value-type="float" office:value="-114.0197219">
                <text:p>-114.0197219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4.1003723">
                <text:p>-114.1003723</text:p>
              </table:table-cell>
              <table:table-cell office:value-type="float" office:value="-114.1491317">
                <text:p>-114.1491317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2639541">
                <text:p>-114.2639541</text:p>
              </table:table-cell>
              <table:table-cell office:value-type="float" office:value="-114.3636093">
                <text:p>-114.3636093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7390823">
                <text:p>-114.7390823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986763">
                <text:p>-114.986763</text:p>
              </table:table-cell>
              <table:table-cell office:value-type="float" office:value="-114.8974914">
                <text:p>-114.8974914</text:p>
              </table:table-cell>
              <table:table-cell office:value-type="float" office:value="-114.8267288">
                <text:p>-114.8267288</text:p>
              </table:table-cell>
              <table:table-cell office:value-type="float" office:value="-114.756546">
                <text:p>-114.756546</text:p>
              </table:table-cell>
              <table:table-cell office:value-type="float" office:value="-114.6869201">
                <text:p>-114.6869201</text:p>
              </table:table-cell>
              <table:table-cell office:value-type="float" office:value="-114.6006622">
                <text:p>-114.6006622</text:p>
              </table:table-cell>
              <table:table-cell office:value-type="float" office:value="-114.5322647">
                <text:p>-114.5322647</text:p>
              </table:table-cell>
              <table:table-cell office:value-type="float" office:value="-114.4644088">
                <text:p>-114.4644088</text:p>
              </table:table-cell>
              <table:table-cell office:value-type="float" office:value="-114.4306793">
                <text:p>-114.4306793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970794">
                <text:p>-114.3970794</text:p>
              </table:table-cell>
              <table:table-cell office:value-type="float" office:value="-114.3302688">
                <text:p>-114.3302688</text:p>
              </table:table-cell>
              <table:table-cell office:value-type="float" office:value="-114.2804794">
                <text:p>-114.2804794</text:p>
              </table:table-cell>
              <table:table-cell office:value-type="float" office:value="-114.2309951">
                <text:p>-114.2309951</text:p>
              </table:table-cell>
              <table:table-cell office:value-type="float" office:value="-114.1981506">
                <text:p>-114.1981506</text:p>
              </table:table-cell>
              <table:table-cell office:value-type="float" office:value="-114.1817855">
                <text:p>-114.1817855</text:p>
              </table:table-cell>
              <table:table-cell office:value-type="float" office:value="-114.132843">
                <text:p>-114.132843</text:p>
              </table:table-cell>
              <table:table-cell office:value-type="float" office:value="-114.0680236">
                <text:p>-114.0680236</text:p>
              </table:table-cell>
              <table:table-cell office:value-type="float" office:value="-113.9557418">
                <text:p>-113.9557418</text:p>
              </table:table-cell>
              <table:table-cell office:value-type="float" office:value="-113.8448944">
                <text:p>-113.8448944</text:p>
              </table:table-cell>
              <table:table-cell office:value-type="float" office:value="-113.7509918">
                <text:p>-113.7509918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5814285">
                <text:p>-113.5814285</text:p>
              </table:table-cell>
              <table:table-cell office:value-type="float" office:value="-113.5205764">
                <text:p>-113.5205764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151077">
                <text:p>-113.4151077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703002">
                <text:p>-113.3703002</text:p>
              </table:table-cell>
              <table:table-cell office:value-type="float" office:value="-113.3852081">
                <text:p>-113.3852081</text:p>
              </table:table-cell>
              <table:table-cell office:value-type="float" office:value="-113.4001541">
                <text:p>-113.4001541</text:p>
              </table:table-cell>
              <table:table-cell office:value-type="float" office:value="-113.4451141">
                <text:p>-113.4451141</text:p>
              </table:table-cell>
              <table:table-cell office:value-type="float" office:value="-113.4752273">
                <text:p>-113.4752273</text:p>
              </table:table-cell>
              <table:table-cell office:value-type="float" office:value="-113.5357513">
                <text:p>-113.5357513</text:p>
              </table:table-cell>
              <table:table-cell office:value-type="float" office:value="-113.6120071">
                <text:p>-113.6120071</text:p>
              </table:table-cell>
              <table:table-cell office:value-type="float" office:value="-113.6580886">
                <text:p>-113.6580886</text:p>
              </table:table-cell>
              <table:table-cell office:value-type="float" office:value="-113.7199096">
                <text:p>-113.7199096</text:p>
              </table:table-cell>
              <table:table-cell office:value-type="float" office:value="-113.5814285">
                <text:p>-113.5814285</text:p>
              </table:table-cell>
              <table:table-cell office:value-type="float" office:value="-113.4300994">
                <text:p>-113.4300994</text:p>
              </table:table-cell>
              <table:table-cell office:value-type="float" office:value="-113.2813644">
                <text:p>-113.2813644</text:p>
              </table:table-cell>
              <table:table-cell office:value-type="float" office:value="-113.1206512">
                <text:p>-113.1206512</text:p>
              </table:table-cell>
              <table:table-cell office:value-type="float" office:value="-113.0198974">
                <text:p>-113.0198974</text:p>
              </table:table-cell>
              <table:table-cell office:value-type="float" office:value="-112.9203033">
                <text:p>-112.9203033</text:p>
              </table:table-cell>
              <table:table-cell office:value-type="float" office:value="-112.8218383">
                <text:p>-112.8218383</text:p>
              </table:table-cell>
              <table:table-cell office:value-type="float" office:value="-112.7106552">
                <text:p>-112.7106552</text:p>
              </table:table-cell>
              <table:table-cell office:value-type="float" office:value="-112.5600738">
                <text:p>-112.5600738</text:p>
              </table:table-cell>
              <table:table-cell office:value-type="float" office:value="-112.4120559">
                <text:p>-112.4120559</text:p>
              </table:table-cell>
              <table:table-cell office:value-type="float" office:value="-112.26651">
                <text:p>-112.26651</text:p>
              </table:table-cell>
              <table:table-cell office:value-type="float" office:value="-112.1362838">
                <text:p>-112.1362838</text:p>
              </table:table-cell>
              <table:table-cell office:value-type="float" office:value="-111.9952621">
                <text:p>-111.9952621</text:p>
              </table:table-cell>
              <table:table-cell office:value-type="float" office:value="-111.8815536">
                <text:p>-111.8815536</text:p>
              </table:table-cell>
              <table:table-cell office:value-type="float" office:value="-111.7569274">
                <text:p>-111.7569274</text:p>
              </table:table-cell>
              <table:table-cell office:value-type="float" office:value="-111.6830062">
                <text:p>-111.6830062</text:p>
              </table:table-cell>
              <table:table-cell office:value-type="float" office:value="-111.609703">
                <text:p>-111.609703</text:p>
              </table:table-cell>
              <table:table-cell office:value-type="float" office:value="-111.5370254">
                <text:p>-111.5370254</text:p>
              </table:table-cell>
              <table:table-cell office:value-type="float" office:value="-111.4769134">
                <text:p>-111.4769134</text:p>
              </table:table-cell>
              <table:table-cell office:value-type="float" office:value="-111.3934478">
                <text:p>-111.3934478</text:p>
              </table:table-cell>
              <table:table-cell office:value-type="float" office:value="-111.3107833">
                <text:p>-111.3107833</text:p>
              </table:table-cell>
              <table:table-cell office:value-type="float" office:value="-111.2405471">
                <text:p>-111.2405471</text:p>
              </table:table-cell>
              <table:table-cell office:value-type="float" office:value="-111.1940383">
                <text:p>-111.1940383</text:p>
              </table:table-cell>
              <table:table-cell office:value-type="float" office:value="-111.1477737">
                <text:p>-111.1477737</text:p>
              </table:table-cell>
              <table:table-cell office:value-type="float" office:value="-111.1132354">
                <text:p>-111.1132354</text:p>
              </table:table-cell>
              <table:table-cell office:value-type="float" office:value="-111.1017532">
                <text:p>-111.1017532</text:p>
              </table:table-cell>
              <table:table-cell office:value-type="float" office:value="-111.0902862">
                <text:p>-111.0902862</text:p>
              </table:table-cell>
              <table:table-cell office:value-type="float" office:value="-111.0902862">
                <text:p>-111.0902862</text:p>
              </table:table-cell>
              <table:table-cell office:value-type="float" office:value="-111.0902862">
                <text:p>-111.0902862</text:p>
              </table:table-cell>
              <table:table-cell office:value-type="float" office:value="-111.1132354">
                <text:p>-111.1132354</text:p>
              </table:table-cell>
              <table:table-cell office:value-type="float" office:value="-111.1247406">
                <text:p>-111.1247406</text:p>
              </table:table-cell>
              <table:table-cell office:value-type="float" office:value="-111.1593093">
                <text:p>-111.1593093</text:p>
              </table:table-cell>
              <table:table-cell office:value-type="float" office:value="-111.2172546">
                <text:p>-111.2172546</text:p>
              </table:table-cell>
              <table:table-cell office:value-type="float" office:value="-111.2755966">
                <text:p>-111.2755966</text:p>
              </table:table-cell>
              <table:table-cell office:value-type="float" office:value="-111.3579254">
                <text:p>-111.3579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